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7.227cm"/>
    </style:style>
    <style:style style:name="co5" style:family="table-column">
      <style:table-column-properties fo:break-before="auto" style:column-width="10.659cm"/>
    </style:style>
    <style:style style:name="co6" style:family="table-column">
      <style:table-column-properties fo:break-before="auto" style:column-width="13.34cm"/>
    </style:style>
    <style:style style:name="co7" style:family="table-column">
      <style:table-column-properties fo:break-before="auto" style:column-width="7.701cm"/>
    </style:style>
    <style:style style:name="co8" style:family="table-column">
      <style:table-column-properties fo:break-before="auto" style:column-width="11.719cm"/>
    </style:style>
    <style:style style:name="co9" style:family="table-column">
      <style:table-column-properties fo:break-before="auto" style:column-width="6.585cm"/>
    </style:style>
    <style:style style:name="co10" style:family="table-column">
      <style:table-column-properties fo:break-before="auto" style:column-width="2.817cm"/>
    </style:style>
    <style:style style:name="co11" style:family="table-column">
      <style:table-column-properties fo:break-before="auto" style:column-width="10.823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8.991cm"/>
    </style:style>
    <style:style style:name="co14" style:family="table-column">
      <style:table-column-properties fo:break-before="auto" style:column-width="14.623cm"/>
    </style:style>
    <style:style style:name="co15" style:family="table-column">
      <style:table-column-properties fo:break-before="auto" style:column-width="6.6cm"/>
    </style:style>
    <style:style style:name="co16" style:family="table-column">
      <style:table-column-properties fo:break-before="auto" style:column-width="3.634cm"/>
    </style:style>
    <style:style style:name="co17" style:family="table-column">
      <style:table-column-properties fo:break-before="auto" style:column-width="2.99cm"/>
    </style:style>
    <style:style style:name="co18" style:family="table-column">
      <style:table-column-properties fo:break-before="auto" style:column-width="2.85cm"/>
    </style:style>
    <style:style style:name="co19" style:family="table-column">
      <style:table-column-properties fo:break-before="auto" style:column-width="5.054cm"/>
    </style:style>
    <style:style style:name="co20" style:family="table-column">
      <style:table-column-properties fo:break-before="auto" style:column-width="0.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2pt" fo:font-weight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ext-properties style:font-name="Arial Black1" fo:font-size="12pt" fo:font-weight="normal"/>
    </style:style>
    <style:style style:name="ce6" style:family="table-cell" style:parent-style-name="Default"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Courier New" fo:font-size="12pt" fo:font-weight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>
      <style:text-properties style:font-name="Courier New" style:font-name-asian="DejaVu Sans" style:font-name-complex="DejaVu Sans"/>
    </style:style>
    <style:style style:name="T1" style:family="text">
      <style:text-properties style:text-position="super 58%"/>
    </style:style>
  </office:automatic-styles>
  <office:body>
    <office:spreadsheet>
      <table:table table:name="The Te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5" office:value-type="string">
            <text:p>xqxqx</text:p>
          </table:table-cell>
          <table:table-cell table:style-name="ce1" table:number-columns-repeated="250"/>
        </table:table-row>
        <table:table-row table:style-name="ro2">
          <table:table-cell office:value-type="string">
            <text:p><text:a xlink:href="mailto:gordon@hypernumbers.com">gordon@hypernumbers.com</text:a></text:p>
          </table:table-cell>
          <table:table-cell office:value-type="string">
            <text:p>let!ict</text:p>
          </table:table-cell>
          <table:table-cell table:style-name="ce4" table:formula="oooc:=CONCATENATE(&quot;user=&quot;;[.$F$1];[.A2];&quot;:&quot;;[.B2];[.$F$1])" office:value-type="string" office:string-value="user=xqxqxgordon@hypernumbers.com:let!ictxqxqx">
            <text:p>user=xqxqxgordon@hypernumbers.com:let!ic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dale@hypernumbers.com">dale@hypernumbers.com</text:a></text:p>
          </table:table-cell>
          <table:table-cell office:value-type="string">
            <text:p>who!far</text:p>
          </table:table-cell>
          <table:table-cell table:style-name="ce4" table:formula="oooc:=CONCATENATE(&quot;user=&quot;;[.$F$1];[.A3];&quot;:&quot;;[.B3];[.$F$1])" office:value-type="string" office:string-value="user=xqxqxdale@hypernumbers.com:who!farxqxqx">
            <text:p>user=xqxqxdale@hypernumbers.com:who!far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hasan@hypernumbers.com">hasan@hypernumbers.com</text:a></text:p>
          </table:table-cell>
          <table:table-cell office:value-type="string">
            <text:p>now!pal</text:p>
          </table:table-cell>
          <table:table-cell table:style-name="ce4" table:formula="oooc:=CONCATENATE(&quot;user=&quot;;[.$F$1];[.A4];&quot;:&quot;;[.B4];[.$F$1])" office:value-type="string" office:string-value="user=xqxqxhasan@hypernumbers.com:now!palxqxqx">
            <text:p>user=xqxqxhasan@hypernumbers.com:now!p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ephen.mccrory@btinternet.com</text:p>
          </table:table-cell>
          <table:table-cell office:value-type="string">
            <text:p>third!dog</text:p>
          </table:table-cell>
          <table:table-cell table:style-name="ce4" table:formula="oooc:=CONCATENATE(&quot;user=&quot;;[.$F$1];[.A5];&quot;:&quot;;[.B5];[.$F$1])" office:value-type="string" office:string-value="user=xqxqxstephen.mccrory@btinternet.com:third!dogxqxqx">
            <text:p>user=xqxqxstephen.mccrory@btinternet.com:third!dog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<text:a xlink:href="mailto:saul@klein.name">saul@klein.name</text:a></text:p>
          </table:table-cell>
          <table:table-cell office:value-type="string">
            <text:p>late!home</text:p>
          </table:table-cell>
          <table:table-cell table:style-name="ce4" table:formula="oooc:=CONCATENATE(&quot;user=&quot;;[.$F$1];[.A7];&quot;:&quot;;[.B7];[.$F$1])" office:value-type="string" office:string-value="user=xqxqxsaul@klein.name:late!homexqxqx">
            <text:p>user=xqxqxsaul@klein.name:late!homexqxqx</text:p>
          </table:table-cell>
          <table:table-cell table:number-columns-repeated="253"/>
        </table:table-row>
        <table:table-row table:style-name="ro2">
          <table:table-cell office:value-type="string">
            <text:p><text:a xlink:href="mailto:reshma@seecamp.com">reshma@seecamp.com</text:a></text:p>
          </table:table-cell>
          <table:table-cell office:value-type="string">
            <text:p>kirk!here</text:p>
          </table:table-cell>
          <table:table-cell table:style-name="ce4" table:formula="oooc:=CONCATENATE(&quot;user=&quot;;[.$F$1];[.A8];&quot;:&quot;;[.B8];[.$F$1])" office:value-type="string" office:string-value="user=xqxqxreshma@seecamp.com:kirk!herexqxqx">
            <text:p>user=xqxqxreshma@seecamp.com:kirk!herexqxqx</text:p>
          </table:table-cell>
          <table:table-cell table:number-columns-repeated="253"/>
        </table:table-row>
        <table:table-row table:style-name="ro3" table:number-rows-repeated="13">
          <table:table-cell table:number-columns-repeated="256"/>
        </table:table-row>
        <table:table-row table:style-name="ro3">
          <table:table-cell/>
          <table:table-cell table:style-name="ce3"/>
          <table:table-cell table:number-columns-repeated="254"/>
        </table:table-row>
      </table:table>
      <table:table table:name="Intro" table:style-name="ta1" table:print="false">
        <office:forms form:automatic-focus="false" form:apply-design-mode="false"/>
        <table:table-column table:style-name="co4" table:default-cell-style-name="ce2"/>
        <table:table-column table:style-name="co2" table:default-cell-style-name="Default"/>
        <table:table-column table:style-name="co5" table:default-cell-style-name="ce4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xqxqx</text:p>
          </table:table-cell>
          <table:table-cell table:style-name="ce1" table:number-columns-repeated="250"/>
        </table:table-row>
        <table:table-row table:style-name="ro4">
          <table:table-cell office:value-type="string">
            <text:p>cguthrie53@hotmail.com</text:p>
          </table:table-cell>
          <table:table-cell office:value-type="string">
            <text:p>know!hide</text:p>
          </table:table-cell>
          <table:table-cell table:formula="oooc:=CONCATENATE(&quot;user=&quot;;[.$F$1];[.A2];&quot;:&quot;;[.B2];[.$F$1])" office:value-type="string" office:string-value="user=xqxqxcguthrie53@hotmail.com:know!hidexqxqx">
            <text:p>user=xqxqxcguthrie53@hotmail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Donald.Guthrie@osca.co.uk</text:p>
          </table:table-cell>
          <table:table-cell office:value-type="string">
            <text:p>tom!drone</text:p>
          </table:table-cell>
          <table:table-cell table:formula="oooc:=CONCATENATE(&quot;user=&quot;;[.$F$1];[.A3];&quot;:&quot;;[.B3];[.$F$1])" office:value-type="string" office:string-value="user=xqxqxDonald.Guthrie@osca.co.uk:tom!dronexqxqx">
            <text:p>user=xqxqxDonald.Guthrie@osca.co.uk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caroline.fraser@hazledene.co.uk</text:p>
          </table:table-cell>
          <table:table-cell office:value-type="string">
            <text:p>plx!agree</text:p>
          </table:table-cell>
          <table:table-cell table:formula="oooc:=CONCATENATE(&quot;user=&quot;;[.$F$1];[.A4];&quot;:&quot;;[.B4];[.$F$1])" office:value-type="string" office:string-value="user=xqxqxcaroline.fraser@hazledene.co.uk:plx!agreexqxqx">
            <text:p>user=xqxqxcaroline.fraser@hazledene.co.uk:plx!agre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robk@google.com</text:p>
          </table:table-cell>
          <table:table-cell office:value-type="string">
            <text:p>tin!drive</text:p>
          </table:table-cell>
          <table:table-cell table:formula="oooc:=CONCATENATE(&quot;user=&quot;;[.$F$1];[.A5];&quot;:&quot;;[.B5];[.$F$1])" office:value-type="string" office:string-value="user=xqxqxrobk@google.com:tin!drivexqxqx">
            <text:p>user=xqxqxrobk@google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guthrien@hotmail.co.uk</text:p>
          </table:table-cell>
          <table:table-cell office:value-type="string">
            <text:p>what!fail</text:p>
          </table:table-cell>
          <table:table-cell table:formula="oooc:=CONCATENATE(&quot;user=&quot;;[.$F$1];[.A6];&quot;:&quot;;[.B6];[.$F$1])" office:value-type="string" office:string-value="user=xqxqxguthrien@hotmail.co.uk:what!failxqxqx">
            <text:p>user=xqxqxguthrien@hotmail.co.uk:what!fai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shirley_guthrie@hotmail.com</text:p>
          </table:table-cell>
          <table:table-cell office:value-type="string">
            <text:p>win!field</text:p>
          </table:table-cell>
          <table:table-cell table:formula="oooc:=CONCATENATE(&quot;user=&quot;;[.$F$1];[.A7];&quot;:&quot;;[.B7];[.$F$1])" office:value-type="string" office:string-value="user=xqxqxshirley_guthrie@hotmail.com:win!fieldxqxqx">
            <text:p>user=xqxqxshirley_guthrie@hotmail.com:win!fiel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b.guthrie@chs.dundee.ac.uk</text:p>
          </table:table-cell>
          <table:table-cell office:value-type="string">
            <text:p>work!find</text:p>
          </table:table-cell>
          <table:table-cell table:formula="oooc:=CONCATENATE(&quot;user=&quot;;[.$F$1];[.A8];&quot;:&quot;;[.B8];[.$F$1])" office:value-type="string" office:string-value="user=xqxqxb.guthrie@chs.dundee.ac.uk:work!findxqxqx">
            <text:p>user=xqxqxb.guthrie@chs.dundee.ac.uk:work!fin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rachel@sparkpr.com</text:p>
          </table:table-cell>
          <table:table-cell office:value-type="string">
            <text:p>zero!fore</text:p>
          </table:table-cell>
          <table:table-cell table:formula="oooc:=CONCATENATE(&quot;user=&quot;;[.$F$1];[.A9];&quot;:&quot;;[.B9];[.$F$1])" office:value-type="string" office:string-value="user=xqxqxrachel@sparkpr.com:zero!forexqxqx">
            <text:p>user=xqxqxrachel@sparkpr.com:zero!for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donna@sparkpr.com</text:p>
          </table:table-cell>
          <table:table-cell office:value-type="string">
            <text:p>laid!hint</text:p>
          </table:table-cell>
          <table:table-cell table:formula="oooc:=CONCATENATE(&quot;user=&quot;;[.$F$1];[.A10];&quot;:&quot;;[.B10];[.$F$1])" office:value-type="string" office:string-value="user=xqxqxdonna@sparkpr.com:laid!hintxqxqx">
            <text:p>user=xqxqxdonna@sparkpr.com:laid!hi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Added evening 19<text:span text:style-name="T1">th</text:span> November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gordon.archer@carbonaccountable.com</text:p>
          </table:table-cell>
          <table:table-cell office:value-type="string">
            <text:p>kid!hence</text:p>
          </table:table-cell>
          <table:table-cell table:formula="oooc:=CONCATENATE(&quot;user=&quot;;[.$F$1];[.A13];&quot;:&quot;;[.B13];[.$F$1])" office:value-type="string" office:string-value="user=xqxqxgordon.archer@carbonaccountable.com:kid!hencexqxqx">
            <text:p>user=xqxqxgordon.archer@carbonaccountable.com:kid!hen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<text:a xlink:href="mailto:orla@orla.org.uk">orla@orla.org.uk</text:a></text:p>
          </table:table-cell>
          <table:table-cell office:value-type="string">
            <text:p>well!face</text:p>
          </table:table-cell>
          <table:table-cell table:formula="oooc:=CONCATENATE(&quot;user=&quot;;[.$F$1];[.A14];&quot;:&quot;;[.B14];[.$F$1])" office:value-type="string" office:string-value="user=xqxqxorla@orla.org.uk:well!facexqxqx">
            <text:p>user=xqxqxorla@orla.org.uk:well!fa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Not sure if added!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sirish@narureddi.net</text:p>
          </table:table-cell>
          <table:table-cell office:value-type="string">
            <text:p>takes!did</text:p>
          </table:table-cell>
          <table:table-cell table:formula="oooc:=CONCATENATE(&quot;user=&quot;;[.$F$1];[.A17];&quot;:&quot;;[.B17];[.$F$1])" office:value-type="string" office:string-value="user=xqxqxsirish@narureddi.net:takes!didxqxqx">
            <text:p>user=xqxqxsirish@narureddi.net:takes!di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 office:value-type="string">
            <text:p>karen@turningpointcon.freeserve.co.uk</text:p>
          </table:table-cell>
          <table:table-cell office:value-type="string">
            <text:p>law!horror</text:p>
          </table:table-cell>
          <table:table-cell table:style-name="Default" office:value-type="string">
            <text:p>user='karen@turningpointcon.freeserve.co.uk:law!horror'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From San Fran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 office:value-type="string">
            <text:p>user=”<text:a xlink:href="mailto:al_kovalick@avid.com">al_kovalick@avid.com</text:a>:game!form”</text:p>
          </table:table-cell>
          <table:table-cell/>
          <table:table-cell table:style-name="Default"/>
          <table:table-cell office:value-type="string">
            <text:p>Yes</text:p>
          </table:table-cell>
          <table:table-cell table:number-columns-repeated="252"/>
        </table:table-row>
      </table:table>
      <table:table table:name="Investors" table:style-name="ta1" table:print="false">
        <table:table-column table:style-name="co6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>
            <text:p>Seecamp Investors</text:p>
          </table:table-cell>
          <table:table-cell office:value-type="string">
            <text:p>Contacted</text:p>
          </table:table-cell>
          <table:table-cell office:value-type="string">
            <text:p>Present on investors day</text:p>
          </table:table-cell>
          <table:table-cell office:value-type="string">
            <text:p>Logged in</text:p>
          </table:table-cell>
          <table:table-cell office:value-type="string">
            <text:p>Responded</text:p>
          </table:table-cell>
          <table:table-cell office:value-type="string">
            <text:p>Replied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user="alex@indexventures.com:late!hom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reg@indexventures.com:kirk!her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sderycker@atlasventure.com:kurt!hig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destin@atlasventure.com:wrap!flow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mniederhofer@atlasventure.com:gogo!ful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ttias@atomicoinvestments.com:rank!bans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 table:number-columns-repeated="4"/>
        </table:table-row>
        <table:table-row table:style-name="ro3">
          <table:table-cell office:value-type="string">
            <text:p>user="ssetonrogers@balderton.com:why!faxes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bunting@balderton.com:lets!idea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nic.brisbourne@dfjesprit.com:left!http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om@dfjesprit.com:wiki!fe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Asked for a call</text:p>
          </table:table-cell>
        </table:table-row>
        <table:table-row table:style-name="ro3">
          <table:table-cell office:value-type="string">
            <text:p>user="ben.tompkins@edenventures.co.uk:pot!alon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Will speak to in New Year</text:p>
          </table:table-cell>
        </table:table-row>
        <table:table-row table:style-name="ro3">
          <table:table-cell office:value-type="string">
            <text:p>user="charles.grimsdale@edenventures.co.uk:were!fac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rk@venrex.com:var!exce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om@venrex.com:wise!fil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baker@brownrudnick.com:young!for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Will call</text:p>
          </table:table-cell>
        </table:table-row>
        <table:table-row table:style-name="ro3">
          <table:table-cell office:value-type="string">
            <text:p>user="robin@klein.name:ken!heat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rosemary@forsythgroup.com:yoke!foo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brett@forsythgroup.com:need!ough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chris.grew@hellerehrman.com:timer!drew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lex@hoye.net:stated!c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.whitehead@nesta.org.uk:gold!fully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sean@sixthparadigm.com:remote!b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oliver.beste@founderslink.com:works!fiv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fabian.hansmann@founderslink.com:sought!co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klaus@hommels.ch:police!aim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azeem@azhar.co.uk:pool!alia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To call and follow up</text:p>
          </table:table-cell>
        </table:table-row>
        <table:table-row table:style-name="ro3">
          <table:table-cell office:value-type="string">
            <text:p>user="nadim.saad@result.com:mac!indeed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hlsand@northzone.com:which!fa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Too small and too far from Scandanavia for our next funding round</text:p>
          </table:table-cell>
        </table:table-row>
        <table:table-row table:style-name="ro3">
          <table:table-cell office:value-type="string">
            <text:p>user=”WDawson@amadeuscapital.com:guff!ha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x@idegroup.com:read!batch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jfinn@boxoftricks.org:naff!organ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mullen@hcp.com:royal!clip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billdobbie@gmail.com:safe!cloud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Phoned</text:p>
          </table:table-cell>
          <table:table-cell/>
          <table:table-cell office:value-type="string">
            <text:p>To see him and Max Polyako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Default" office:value-type="string">
            <text:p>Gordon Archers Mob</text:p>
          </table:table-cell>
          <table:table-cell table:number-columns-repeated="6"/>
        </table:table-row>
        <table:table-row table:style-name="ro3">
          <table:table-cell office:value-type="string">
            <text:p>user="MODowd@hbj-gw.com:off!colour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@corporatetoolkit.co.uk:tied!drags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San Fran lot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user=”<text:a xlink:href="mailto:vish@clearstone.com">vish@clearstone.com</text:a>:just!head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justin@foundersfund.com">justin@foundersfund.com</text:a>:goals!from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oleg@dfjfrontier.com">oleg@dfjfrontier.com</text:a>:gains!for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mbogumill@clariumcapital.com">mbogumill@clariumcapital.com</text:a>:gross!hard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mike@techdirt.com">mike@techdirt.com</text:a>:gives!free”</text:p>
          </table:table-cell>
          <table:table-cell table:number-columns-repeated="6"/>
        </table:table-row>
      </table:table>
      <table:table table:name="Enterprise" table:style-name="ta1" table:print="false">
        <table:table-column table:style-name="co7" table:default-cell-style-name="ce9"/>
        <table:table-column table:style-name="co2" table:default-cell-style-name="ce9"/>
        <table:table-column table:style-name="co8" table:default-cell-style-name="ce9"/>
        <table:table-column table:style-name="co2" table:number-columns-repeated="253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5">
          <table:table-cell table:style-name="ce8" office:value-type="string">
            <text:p>jonp@media-intelligence.com</text:p>
          </table:table-cell>
          <table:table-cell office:value-type="string">
            <text:p>know!hide</text:p>
          </table:table-cell>
          <table:table-cell table:style-name="ce10" table:formula="oooc:=CONCATENATE(&quot;user=&quot;;[.$F$1];[.A2];&quot;:&quot;;[.B2];[.$F$1])" office:value-type="string" office:string-value="user=xqxqxjonp@media-intelligence.com:know!hidexqxqx">
            <text:p>user=xqxqxjonp@media-intelligence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5">
          <table:table-cell table:style-name="ce8" office:value-type="string">
            <text:p>alicegoddard@if.com</text:p>
          </table:table-cell>
          <table:table-cell office:value-type="string">
            <text:p>tom!drone</text:p>
          </table:table-cell>
          <table:table-cell table:style-name="ce10" table:formula="oooc:=CONCATENATE(&quot;user=&quot;;[.$F$1];[.A3];&quot;:&quot;;[.B3];[.$F$1])" office:value-type="string" office:string-value="user=xqxqxalicegoddard@if.com:tom!dronexqxqx">
            <text:p>user=xqxqxalicegoddard@if.com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5">
          <table:table-cell table:style-name="ce8" office:value-type="string">
            <text:p>gavin.potter@mathematicalcapital.com</text:p>
          </table:table-cell>
          <table:table-cell office:value-type="string">
            <text:p>tin!drive</text:p>
          </table:table-cell>
          <table:table-cell table:style-name="ce10" table:formula="oooc:=CONCATENATE(&quot;user=&quot;;[.$F$1];[.A4];&quot;:&quot;;[.B4];[.$F$1])" office:value-type="string" office:string-value="user=xqxqxgavin.potter@mathematicalcapital.com:tin!drivexqxqx">
            <text:p>user=xqxqxgavin.potter@mathematicalcapital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colver@operis.com</text:p>
          </table:table-cell>
          <table:table-cell office:value-type="string">
            <text:p>what!fail</text:p>
          </table:table-cell>
          <table:table-cell table:style-name="ce10" table:formula="oooc:=CONCATENATE(&quot;user=&quot;;[.$F$1];[.A5];&quot;:&quot;;[.B5];[.$F$1])" office:value-type="string" office:string-value="user=xqxqxdcolver@operis.com:what!failxqxqx">
            <text:p>user=xqxqxdcolver@operis.com:what!failxqxqx</text:p>
          </table:table-cell>
          <table:table-cell office:value-type="string">
            <text:p>Yes</text:p>
          </table:table-cell>
          <table:table-cell office:value-type="string">
            <text:p>Davi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Richard.Evans@nationwide.co.uk</text:p>
          </table:table-cell>
          <table:table-cell office:value-type="string">
            <text:p>win!field</text:p>
          </table:table-cell>
          <table:table-cell table:style-name="ce10" table:formula="oooc:=CONCATENATE(&quot;user=&quot;;[.$F$1];[.A6];&quot;:&quot;;[.B6];[.$F$1])" office:value-type="string" office:string-value="user=xqxqxRichard.Evans@nationwide.co.uk:win!fieldxqxqx">
            <text:p>user=xqxqxRichard.Evans@nationwide.co.uk:win!fieldxqxqx</text:p>
          </table:table-cell>
          <table:table-cell office:value-type="string">
            <text:p>Yes</text:p>
          </table:table-cell>
          <table:table-cell office:value-type="string">
            <text:p>Failed to log in – sent reminder</text:p>
          </table:table-cell>
          <table:table-cell table:number-columns-repeated="251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2">
          <table:table-cell table:style-name="ce8" office:value-type="string">
            <text:p>davidhduncan@hotmail.com</text:p>
          </table:table-cell>
          <table:table-cell office:value-type="string">
            <text:p>soul!cost</text:p>
          </table:table-cell>
          <table:table-cell table:style-name="ce10" table:formula="oooc:=CONCATENATE(&quot;user=&quot;;[.$F$1];[.A9];&quot;:&quot;;[.B9];[.$F$1])" office:value-type="string" office:string-value="user=xqxqxdavidhduncan@hotmail.com:soul!costxqxqx">
            <text:p>user=xqxqxdavidhduncan@hotmail.com:soul!cost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julian.turner@electricwordplc.com</text:p>
          </table:table-cell>
          <table:table-cell office:value-type="string">
            <text:p>this!dogs</text:p>
          </table:table-cell>
          <table:table-cell table:style-name="ce10" table:formula="oooc:=CONCATENATE(&quot;user=&quot;;[.$F$1];[.A10];&quot;:&quot;;[.B10];[.$F$1])" office:value-type="string" office:string-value="user=xqxqxjulian.turner@electricwordplc.com:this!dogsxqxqx">
            <text:p>user=xqxqxjulian.turner@electricwordplc.com:this!dogs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dennis.coughlin@woodmac.com</text:p>
          </table:table-cell>
          <table:table-cell office:value-type="string">
            <text:p>sake!code</text:p>
          </table:table-cell>
          <table:table-cell table:style-name="ce10" table:formula="oooc:=CONCATENATE(&quot;user=&quot;;[.$F$1];[.A11];&quot;:&quot;;[.B11];[.$F$1])" office:value-type="string" office:string-value="user=xqxqxdennis.coughlin@woodmac.com:sake!codexqxqx">
            <text:p>user=xqxqxdennis.coughlin@woodmac.com:sake!codexqxqx</text:p>
          </table:table-cell>
          <table:table-cell table:number-columns-repeated="253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Gordon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style-name="ce8" office:value-type="string">
            <text:p>WDawson@amadeuscapital.com</text:p>
          </table:table-cell>
          <table:table-cell office:value-type="string">
            <text:p>guff!has</text:p>
          </table:table-cell>
          <table:table-cell table:style-name="ce10" table:formula="oooc:=CONCATENATE(&quot;user=&quot;;[.$F$1];[.A3];&quot;:&quot;;[.B3];[.$F$1])" office:value-type="string" office:string-value="user=xqxqxWDawson@amadeuscapital.com:guff!hasxqxqx">
            <text:p>user=xqxqxWDawson@amadeuscapital.com:guff!ha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<text:a xlink:href="https://backawinner.gg/squirrelmail/src/compose.php?send_to=07973551213%40orange.net">07973551213@orange.net</text:a></text:p>
          </table:table-cell>
          <table:table-cell office:value-type="string">
            <text:p>will!few</text:p>
          </table:table-cell>
          <table:table-cell table:style-name="ce10" table:formula="oooc:=CONCATENATE(&quot;user=&quot;;[.$F$1];[.A4];&quot;:&quot;;[.B4];[.$F$1])" office:value-type="string" office:string-value="user=xqxqx07973551213@orange.net:will!fewxqxqx">
            <text:p>user=xqxqx07973551213@orange.net:will!fewxqxqx</text:p>
          </table:table-cell>
          <table:table-cell office:value-type="string">
            <text:p>yes</text:p>
          </table:table-cell>
          <table:table-cell office:value-type="string">
            <text:p>Andy McDonal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erlang@gmail.com</text:p>
          </table:table-cell>
          <table:table-cell office:value-type="string">
            <text:p>new!over</text:p>
          </table:table-cell>
          <table:table-cell table:style-name="ce10" table:formula="oooc:=CONCATENATE(&quot;user=&quot;;[.$F$1];[.A5];&quot;:&quot;;[.B5];[.$F$1])" office:value-type="string" office:string-value="user=xqxqxerlang@gmail.com:new!overxqxqx">
            <text:p>user=xqxqxerlang@gmail.com:new!overxqxqx</text:p>
          </table:table-cell>
          <table:table-cell office:value-type="string">
            <text:p>yes</text:p>
          </table:table-cell>
          <table:table-cell office:value-type="string">
            <text:p>Joe Armstron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itch@kapor.com</text:p>
          </table:table-cell>
          <table:table-cell office:value-type="string">
            <text:p>plus!ago</text:p>
          </table:table-cell>
          <table:table-cell table:style-name="ce10" table:formula="oooc:=CONCATENATE(&quot;user=&quot;;[.$F$1];[.A6];&quot;:&quot;;[.B6];[.$F$1])" office:value-type="string" office:string-value="user=xqxqxmitch@kapor.com:plus!agoxqxqx">
            <text:p>user=xqxqxmitch@kapor.com:plus!ago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shaver@mozilla.com">shaver@mozilla.com</text:a></text:p>
          </table:table-cell>
          <table:table-cell office:value-type="string">
            <text:p>widen!fed</text:p>
          </table:table-cell>
          <table:table-cell table:style-name="ce10" table:formula="oooc:=CONCATENATE(&quot;user=&quot;;[.$F$1];[.A7];&quot;:&quot;;[.B7];[.$F$1])" office:value-type="string" office:string-value="user=xqxqxshaver@mozilla.com:widen!fedxqxqx">
            <text:p>user=xqxqxshaver@mozilla.com:widen!f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Richard.Beattie@scotent.co.uk</text:p>
          </table:table-cell>
          <table:table-cell office:value-type="string">
            <text:p>notes!pack</text:p>
          </table:table-cell>
          <table:table-cell table:style-name="ce10" table:formula="oooc:=CONCATENATE(&quot;user=&quot;;[.$F$1];[.A8];&quot;:&quot;;[.B8];[.$F$1])" office:value-type="string" office:string-value="user=xqxqxRichard.Beattie@scotent.co.uk:notes!packxqxqx">
            <text:p>user=xqxqxRichard.Beattie@scotent.co.uk:notes!pack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/>
          <table:table-cell table:number-columns-repeated="255"/>
        </table:table-row>
        <table:table-row table:style-name="ro3">
          <table:table-cell table:number-columns-repeated="2"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3">
          <table:table-cell table:style-name="ce6"/>
          <table:table-cell/>
          <table:table-cell table:style-name="ce10"/>
          <table:table-cell table:number-columns-repeated="253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Hasan" table:style-name="ta1" table:print="false">
        <office:forms form:automatic-focus="false" form:apply-design-mode="false"/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2">
          <table:table-cell office:value-type="string">
            <text:p><text:a xlink:href="mailto:klacke@hyber.org">klacke@hyber.org</text:a></text:p>
          </table:table-cell>
          <table:table-cell office:value-type="string">
            <text:p>role!city</text:p>
          </table:table-cell>
          <table:table-cell table:style-name="ce10" table:formula="oooc:=CONCATENATE(&quot;user=&quot;;[.$F$1];[.A2];&quot;:&quot;;[.B2];[.$F$1])" office:value-type="string" office:string-value="user=xqxqxklacke@hyber.org:role!cityxqxqx">
            <text:p>user=xqxqxklacke@hyber.org:role!city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b@dopplr.com</text:p>
          </table:table-cell>
          <table:table-cell office:value-type="string">
            <text:p>land!his</text:p>
          </table:table-cell>
          <table:table-cell table:style-name="ce10" table:formula="oooc:=CONCATENATE(&quot;user=&quot;;[.$F$1];[.A3];&quot;:&quot;;[.B3];[.$F$1])" office:value-type="string" office:string-value="user=xqxqxmb@dopplr.com:land!hisxqxqx">
            <text:p>user=xqxqxmb@dopplr.com:land!hisxqxqx</text:p>
          </table:table-cell>
          <table:table-cell office:value-type="string">
            <text:p>yes</text:p>
          </table:table-cell>
          <table:table-cell office:value-type="string">
            <text:p>Matt Bidulph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stuart@ander.org</text:p>
          </table:table-cell>
          <table:table-cell office:value-type="string">
            <text:p>led!html</text:p>
          </table:table-cell>
          <table:table-cell table:style-name="ce10" table:formula="oooc:=CONCATENATE(&quot;user=&quot;;[.$F$1];[.A4];&quot;:&quot;;[.B4];[.$F$1])" office:value-type="string" office:string-value="user=xqxqxstuart@ander.org:led!htmlxqxqx">
            <text:p>user=xqxqxstuart@ander.org:led!htm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ian.hogarth@gmail.com</text:p>
          </table:table-cell>
          <table:table-cell office:value-type="string">
            <text:p>lay!host</text:p>
          </table:table-cell>
          <table:table-cell table:style-name="ce10" table:formula="oooc:=CONCATENATE(&quot;user=&quot;;[.$F$1];[.A5];&quot;:&quot;;[.B5];[.$F$1])" office:value-type="string" office:string-value="user=xqxqxian.hogarth@gmail.com:lay!hostxqxqx">
            <text:p>user=xqxqxian.hogarth@gmail.com:lay!hos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icke@online.no</text:p>
          </table:table-cell>
          <table:table-cell office:value-type="string">
            <text:p>use!ever</text:p>
          </table:table-cell>
          <table:table-cell table:style-name="ce10" table:formula="oooc:=CONCATENATE(&quot;user=&quot;;[.$F$1];[.A6];&quot;:&quot;;[.B6];[.$F$1])" office:value-type="string" office:string-value="user=xqxqxmicke@online.no:use!everxqxqx">
            <text:p>user=xqxqxmicke@online.no:use!everxqxqx</text:p>
          </table:table-cell>
          <table:table-cell office:value-type="string">
            <text:p>yes</text:p>
          </table:table-cell>
          <table:table-cell office:value-type="string">
            <text:p>Michael Fogeber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0x6e6562@gmail.com</text:p>
          </table:table-cell>
          <table:table-cell office:value-type="string">
            <text:p>too!drop</text:p>
          </table:table-cell>
          <table:table-cell table:style-name="ce10" table:formula="oooc:=CONCATENATE(&quot;user=&quot;;[.$F$1];[.A7];&quot;:&quot;;[.B7];[.$F$1])" office:value-type="string" office:string-value="user=xqxqx0x6e6562@gmail.com:too!dropxqxqx">
            <text:p>user=xqxqx0x6e6562@gmail.com:too!dropxqxqx</text:p>
          </table:table-cell>
          <table:table-cell office:value-type="string">
            <text:p>yes</text:p>
          </table:table-cell>
          <table:table-cell table:style-name="ce8" office:value-type="string">
            <text:p>Ben Hoo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arcus@hotprotocol.com</text:p>
          </table:table-cell>
          <table:table-cell office:value-type="string">
            <text:p>gui!have</text:p>
          </table:table-cell>
          <table:table-cell table:style-name="ce10" table:formula="oooc:=CONCATENATE(&quot;user=&quot;;[.$F$1];[.A8];&quot;:&quot;;[.B8];[.$F$1])" office:value-type="string" office:string-value="user=xqxqxmarcus@hotprotocol.com:gui!havexqxqx">
            <text:p>user=xqxqxmarcus@hotprotocol.com:gui!ha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francesco@erlang-consulting.com</text:p>
          </table:table-cell>
          <table:table-cell office:value-type="string">
            <text:p>get!fowl</text:p>
          </table:table-cell>
          <table:table-cell table:style-name="ce10" table:formula="oooc:=CONCATENATE(&quot;user=&quot;;[.$F$1];[.A9];&quot;:&quot;;[.B9];[.$F$1])" office:value-type="string" office:string-value="user=xqxqxfrancesco@erlang-consulting.com:get!fowlxqxqx">
            <text:p>user=xqxqxfrancesco@erlang-consulting.com:get!fow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K.L.Ho@sms.ed.ac.uk</text:p>
          </table:table-cell>
          <table:table-cell office:value-type="string">
            <text:p>yet!font</text:p>
          </table:table-cell>
          <table:table-cell table:style-name="ce10" table:formula="oooc:=CONCATENATE(&quot;user=&quot;;[.$F$1];[.A10];&quot;:&quot;;[.B10];[.$F$1])" office:value-type="string" office:string-value="user=xqxqxK.L.Ho@sms.ed.ac.uk:yet!fontxqxqx">
            <text:p>user=xqxqxK.L.Ho@sms.ed.ac.uk:yet!fo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eter@ibbotson.co.uk</text:p>
          </table:table-cell>
          <table:table-cell office:value-type="string">
            <text:p>view!exp</text:p>
          </table:table-cell>
          <table:table-cell table:style-name="ce10" table:formula="oooc:=CONCATENATE(&quot;user=&quot;;[.$F$1];[.A11];&quot;:&quot;;[.B11];[.$F$1])" office:value-type="string" office:string-value="user=xqxqxpeter@ibbotson.co.uk:view!expxqxqx">
            <text:p>user=xqxqxpeter@ibbotson.co.uk:view!exp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emory.taylor@gmail.com">emory.taylor@gmail.com</text:a></text:p>
          </table:table-cell>
          <table:table-cell office:value-type="string">
            <text:p>mode!its</text:p>
          </table:table-cell>
          <table:table-cell table:style-name="ce10" table:formula="oooc:=CONCATENATE(&quot;user=&quot;;[.$F$1];[.A12];&quot;:&quot;;[.B12];[.$F$1])" office:value-type="string" office:string-value="user=xqxqxemory.taylor@gmail.com:mode!itsxqxqx">
            <text:p>user=xqxqxemory.taylor@gmail.com:mode!it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avie.gow@gmail.com</text:p>
          </table:table-cell>
          <table:table-cell office:value-type="string">
            <text:p>keys!hell</text:p>
          </table:table-cell>
          <table:table-cell table:style-name="ce10" table:formula="oooc:=CONCATENATE(&quot;user=&quot;;[.$F$1];[.A13];&quot;:&quot;;[.B13];[.$F$1])" office:value-type="string" office:string-value="user=xqxqxdavie.gow@gmail.com:keys!hellxqxqx">
            <text:p>user=xqxqxdavie.gow@gmail.com:keys!hel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greg.plumbly@gmail.com</text:p>
          </table:table-cell>
          <table:table-cell office:value-type="string">
            <text:p>mmm!items</text:p>
          </table:table-cell>
          <table:table-cell table:style-name="ce10" table:formula="oooc:=CONCATENATE(&quot;user=&quot;;[.$F$1];[.A14];&quot;:&quot;;[.B14];[.$F$1])" office:value-type="string" office:string-value="user=xqxqxgreg.plumbly@gmail.com:mmm!itemsxqxqx">
            <text:p>user=xqxqxgreg.plumbly@gmail.com:mmm!item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evening of 19<text:span text:style-name="T1">th</text:span> November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rob@theyworkforyou.co.nz</text:p>
          </table:table-cell>
          <table:table-cell office:value-type="string">
            <text:p>stop!deal</text:p>
          </table:table-cell>
          <table:table-cell table:style-name="ce10" table:formula="oooc:=CONCATENATE(&quot;user=&quot;;[.$F$1];[.A17];&quot;:&quot;;[.B17];[.$F$1])" office:value-type="string" office:string-value="user=xqxqxrob@theyworkforyou.co.nz:stop!dealxqxqx">
            <text:p>user=xqxqxrob@theyworkforyou.co.nz:stop!de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aul@cominded.com</text:p>
          </table:table-cell>
          <table:table-cell office:value-type="string">
            <text:p>step!date</text:p>
          </table:table-cell>
          <table:table-cell table:style-name="ce10" table:formula="oooc:=CONCATENATE(&quot;user=&quot;;[.$F$1];[.A18];&quot;:&quot;;[.B18];[.$F$1])" office:value-type="string" office:string-value="user=xqxqxpaul@cominded.com:step!datexqxqx">
            <text:p>user=xqxqxpaul@cominded.com:step!dat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6">
          <table:table-cell table:style-name="ce8" office:value-type="string">
            <text:p>Added 20<text:span text:style-name="T1">th</text:span> November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tonyg@lshift.net">tonyg@lshift.net</text:a></text:p>
          </table:table-cell>
          <table:table-cell office:value-type="string">
            <text:p>soul!cost</text:p>
          </table:table-cell>
          <table:table-cell table:style-name="ce10" table:formula="oooc:=CONCATENATE(&quot;user=&quot;;[.$F$1];[.A21];&quot;:&quot;;[.B21];[.$F$1])" office:value-type="string" office:string-value="user=xqxqxtonyg@lshift.net:soul!costxqxqx">
            <text:p>user=xqxqxtonyg@lshift.net:soul!costxqxqx</text:p>
          </table:table-cell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8" office:value-type="string">
            <text:p>Niels.Buhl@buhlam.com</text:p>
          </table:table-cell>
          <table:table-cell office:value-type="string">
            <text:p>takes!did</text:p>
          </table:table-cell>
          <table:table-cell table:style-name="ce10" table:formula="oooc:=CONCATENATE(&quot;user=&quot;;[.$F$1];[.A24];&quot;:&quot;;[.B24];[.$F$1])" office:value-type="string" office:string-value="user=xqxqxNiels.Buhl@buhlam.com:takes!didxqxqx">
            <text:p>user=xqxqxNiels.Buhl@buhlam.com:takes!did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<text:a xlink:href="https://backawinner.gg/squirrelmail/src/compose.php?send_to=hypernumbers%40metafeather.com">hypernumbers@metafeather.com</text:a></text:p>
          </table:table-cell>
          <table:table-cell office:value-type="string">
            <text:p>odd!olden</text:p>
          </table:table-cell>
          <table:table-cell table:style-name="ce10" table:formula="oooc:=CONCATENATE(&quot;user=&quot;;[.$F$1];[.A25];&quot;:&quot;;[.B25];[.$F$1])" office:value-type="string" office:string-value="user=xqxqxhypernumbers@metafeather.com:odd!oldenxqxqx">
            <text:p>user=xqxqxhypernumbers@metafeather.com:odd!oldenxqxqx</text:p>
          </table:table-cell>
          <table:table-cell office:value-type="string">
            <text:p>yes</text:p>
          </table:table-cell>
          <table:table-cell office:value-type="string">
            <text:p>Greg's mate Liam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6<text:span text:style-name="T1">th</text:span> December</text:p>
          </table:table-cell>
          <table:table-cell table:number-columns-repeated="255"/>
        </table:table-row>
        <table:table-row table:style-name="ro2">
          <table:table-cell table:style-name="ce6" office:value-type="string">
            <text:p><text:a xlink:href="mailto:williamson.adrian@googlemail.com">williamson.adrian@googlemail.com</text:a></text:p>
          </table:table-cell>
          <table:table-cell office:value-type="string">
            <text:p>weight!fab</text:p>
          </table:table-cell>
          <table:table-cell table:style-name="ce10" table:formula="oooc:=CONCATENATE(&quot;user=&quot;;[.$F$1];[.A28];&quot;:&quot;;[.B28];[.$F$1])" office:value-type="string" office:string-value="user=xqxqxwilliamson.adrian@googlemail.com:weight!fabxqxqx">
            <text:p>user=xqxqxwilliamson.adrian@googlemail.com:weight!fab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geoff.hogg@gmail.com">geoff.hogg@gmail.com</text:a></text:p>
          </table:table-cell>
          <table:table-cell office:value-type="string">
            <text:p>radial!bad</text:p>
          </table:table-cell>
          <table:table-cell table:style-name="ce10" table:formula="oooc:=CONCATENATE(&quot;user=&quot;;[.$F$1];[.A29];&quot;:&quot;;[.B29];[.$F$1])" office:value-type="string" office:string-value="user=xqxqxgeoff.hogg@gmail.com:radial!badxqxqx">
            <text:p>user=xqxqxgeoff.hogg@gmail.com:radial!ba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bauer@mmmultiworks.com">bauer@mmmultiworks.com</text:a></text:p>
          </table:table-cell>
          <table:table-cell office:value-type="string">
            <text:p>rots!clear</text:p>
          </table:table-cell>
          <table:table-cell table:style-name="ce10" table:formula="oooc:=CONCATENATE(&quot;user=&quot;;[.$F$1];[.A30];&quot;:&quot;;[.B30];[.$F$1])" office:value-type="string" office:string-value="user=xqxqxbauer@mmmultiworks.com:rots!clearxqxqx">
            <text:p>user=xqxqxbauer@mmmultiworks.com:rots!clear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10<text:span text:style-name="T1">th</text:span> January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max@idegroup.com">max@idegroup.com</text:a></text:p>
          </table:table-cell>
          <table:table-cell office:value-type="string">
            <text:p>read!batch</text:p>
          </table:table-cell>
          <table:table-cell table:style-name="ce10" table:formula="oooc:=CONCATENATE(&quot;user=&quot;;[.$F$1];[.A33];&quot;:&quot;;[.B33];[.$F$1])" office:value-type="string" office:string-value="user=xqxqxmax@idegroup.com:read!batchxqxqx">
            <text:p>user=xqxqxmax@idegroup.com:read!batch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letser@idegroup.com</text:p>
          </table:table-cell>
          <table:table-cell office:value-type="string">
            <text:p>range!bank</text:p>
          </table:table-cell>
          <table:table-cell table:style-name="ce10" table:formula="oooc:=CONCATENATE(&quot;user=&quot;;[.$F$1];[.A34];&quot;:&quot;;[.B34];[.$F$1])" office:value-type="string" office:string-value="user=xqxqxletser@idegroup.com:range!bankxqxqx">
            <text:p>user=xqxqxletser@idegroup.com:range!bank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table:style-name="ce8" office:value-type="string">
            <text:p><text:a xlink:href="mailto:chuckpettigrew@bellsidedesigns.co.uk">chuckpettigrew@bellsidedesigns.co.uk</text:a></text:p>
          </table:table-cell>
          <table:table-cell office:value-type="string">
            <text:p>got!funded</text:p>
          </table:table-cell>
          <table:table-cell table:style-name="ce10" table:formula="oooc:=CONCATENATE(&quot;user=&quot;;[.$F$1];[.A35];&quot;:&quot;;[.B35];[.$F$1])" office:value-type="string" office:string-value="user=xqxqxchuckpettigrew@bellsidedesigns.co.uk:got!fundedxqxqx">
            <text:p>user=xqxqxchuckpettigrew@bellsidedesigns.co.uk:got!fund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obsInFP" table:style-name="ta1" table:print="false">
        <office:forms form:automatic-focus="false" form:apply-design-mode="false"/>
        <table:table-column table:style-name="co15" table:default-cell-style-name="ce9"/>
        <table:table-column table:style-name="co16" table:default-cell-style-name="ce9"/>
        <table:table-column table:style-name="co2" table:number-columns-repeated="254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john.hughes@quviq.com</text:p>
          </table:table-cell>
          <table:table-cell office:value-type="string">
            <text:p>used!every</text:p>
          </table:table-cell>
          <table:table-cell table:number-columns-repeated="254"/>
        </table:table-row>
        <table:table-row table:style-name="ro3" table:number-rows-repeated="655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sion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row table:style-name="ro2">
          <table:table-cell table:number-columns-repeated="5"/>
          <table:table-cell office:value-type="string">
            <text:p>xqxqx</text:p>
          </table:table-cell>
        </table:table-row>
        <table:table-row table:style-name="ro2">
          <table:table-cell office:value-type="string">
            <text:p><text:a xlink:href="mailto:gerald@vision.com">gerald@vision.com</text:a></text:p>
          </table:table-cell>
          <table:table-cell office:value-type="string">
            <text:p>needed!our</text:p>
          </table:table-cell>
          <table:table-cell table:formula="oooc:=CONCATENATE(&quot;user=&quot;;[.$F$1];[.A2];&quot;:&quot;;[.B2];[.$F$1])" office:value-type="string" office:string-value="user=xqxqxgerald@vision.com:needed!ourxqxqx">
            <text:p>user=xqxqxgerald@vision.com:needed!ourxqxqx</text:p>
          </table:table-cell>
          <table:table-cell table:number-columns-repeated="3"/>
        </table:table-row>
        <table:table-row table:style-name="ro2">
          <table:table-cell office:value-type="string">
            <text:p><text:a xlink:href="mailto:bglennon@vision.com">bglennon@vision.com</text:a></text:p>
          </table:table-cell>
          <table:table-cell office:value-type="string">
            <text:p>many!input</text:p>
          </table:table-cell>
          <table:table-cell table:formula="oooc:=CONCATENATE(&quot;user=&quot;;[.$F$1];[.A3];&quot;:&quot;;[.B3];[.$F$1])" office:value-type="string" office:string-value="user=xqxqxbglennon@vision.com:many!inputxqxqx">
            <text:p>user=xqxqxbglennon@vision.com:many!inputxqxqx</text:p>
          </table:table-cell>
          <table:table-cell table:number-columns-repeated="3"/>
        </table:table-row>
      </table:table>
      <table:table table:name="password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3">
          <table:table-cell office:value-type="string">
            <text:p>leap</text:p>
          </table:table-cell>
          <table:table-cell office:value-type="string">
            <text:p>house</text:p>
          </table:table-cell>
          <table:table-cell office:value-type="string">
            <text:p>leap!ho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ed</text:p>
          </table:table-cell>
          <table:table-cell office:value-type="string">
            <text:p>owns</text:p>
          </table:table-cell>
          <table:table-cell office:value-type="string">
            <text:p>noted!ow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ondon</text:p>
          </table:table-cell>
          <table:table-cell office:value-type="string">
            <text:p>in…</text:p>
          </table:table-cell>
          <table:table-cell office:value-type="string">
            <text:p>london!in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ves</text:p>
          </table:table-cell>
          <table:table-cell office:value-type="string">
            <text:p>how</text:p>
          </table:table-cell>
          <table:table-cell office:value-type="string">
            <text:p>leaves!how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ad</text:p>
          </table:table-cell>
          <table:table-cell office:value-type="string">
            <text:p>hosts</text:p>
          </table:table-cell>
          <table:table-cell office:value-type="string">
            <text:p>lead!host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t</text:p>
          </table:table-cell>
          <table:table-cell office:value-type="string">
            <text:p>icons</text:p>
          </table:table-cell>
          <table:table-cell office:value-type="string">
            <text:p>lest!ico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ser</text:p>
          </table:table-cell>
          <table:table-cell office:value-type="string">
            <text:p>ian</text:p>
          </table:table-cell>
          <table:table-cell office:value-type="string">
            <text:p>lesser!ia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lks</text:p>
          </table:table-cell>
          <table:table-cell office:value-type="string">
            <text:p>died</text:p>
          </table:table-cell>
          <table:table-cell office:value-type="string">
            <text:p>talks!di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king</text:p>
          </table:table-cell>
          <table:table-cell office:value-type="string">
            <text:p>die</text:p>
          </table:table-cell>
          <table:table-cell office:value-type="string">
            <text:p>taking!di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me</text:p>
          </table:table-cell>
          <table:table-cell office:value-type="string">
            <text:p>draws</text:p>
          </table:table-cell>
          <table:table-cell office:value-type="string">
            <text:p>time!draw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yself</text:p>
          </table:table-cell>
          <table:table-cell office:value-type="string">
            <text:p>org</text:p>
          </table:table-cell>
          <table:table-cell office:value-type="string">
            <text:p>myself!org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le</text:p>
          </table:table-cell>
          <table:table-cell office:value-type="string">
            <text:p>drawn</text:p>
          </table:table-cell>
          <table:table-cell office:value-type="string">
            <text:p>tile!draw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s</text:p>
          </table:table-cell>
          <table:table-cell office:value-type="string">
            <text:p>aged</text:p>
          </table:table-cell>
          <table:table-cell office:value-type="string">
            <text:p>plans!ag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</text:p>
          </table:table-cell>
          <table:table-cell office:value-type="string">
            <text:p>owners</text:p>
          </table:table-cell>
          <table:table-cell office:value-type="string">
            <text:p>not!owner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eep</text:p>
          </table:table-cell>
          <table:table-cell office:value-type="string">
            <text:p>heard</text:p>
          </table:table-cell>
          <table:table-cell office:value-type="string">
            <text:p>keep!hear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iven</text:p>
          </table:table-cell>
          <table:table-cell office:value-type="string">
            <text:p>fred</text:p>
          </table:table-cell>
          <table:table-cell office:value-type="string">
            <text:p>given!fr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ish</text:p>
          </table:table-cell>
          <table:table-cell office:value-type="string">
            <text:p>file…</text:p>
          </table:table-cell>
          <table:table-cell office:value-type="string">
            <text:p>wish!file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as</text:p>
          </table:table-cell>
          <table:table-cell office:value-type="string">
            <text:p>extend</text:p>
          </table:table-cell>
          <table:table-cell office:value-type="string">
            <text:p>was!exten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rite</text:p>
          </table:table-cell>
          <table:table-cell office:value-type="string">
            <text:p>flux</text:p>
          </table:table-cell>
          <table:table-cell office:value-type="string">
            <text:p>write!flux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month!ope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very</text:p>
          </table:table-cell>
          <table:table-cell office:value-type="string">
            <text:p>exist</text:p>
          </table:table-cell>
          <table:table-cell office:value-type="string">
            <text:p>very!exis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drops</text:p>
          </table:table-cell>
          <table:table-cell office:value-type="string">
            <text:p>tool!drop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race</text:p>
          </table:table-cell>
          <table:table-cell office:value-type="string">
            <text:p>dyad</text:p>
          </table:table-cell>
          <table:table-cell office:value-type="string">
            <text:p>trace!dya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it</text:p>
          </table:table-cell>
          <table:table-cell office:value-type="string">
            <text:p>entry</text:p>
          </table:table-cell>
          <table:table-cell office:value-type="string">
            <text:p>unit!entry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do</text:p>
          </table:table-cell>
          <table:table-cell office:value-type="string">
            <text:p>enter</text:p>
          </table:table-cell>
          <table:table-cell office:value-type="string">
            <text:p>undo!ent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</text:p>
          </table:table-cell>
          <table:table-cell office:value-type="string">
            <text:p>again</text:p>
          </table:table-cell>
          <table:table-cell office:value-type="string">
            <text:p>plan!agai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indly</text:p>
          </table:table-cell>
          <table:table-cell office:value-type="string">
            <text:p>her</text:p>
          </table:table-cell>
          <table:table-cell office:value-type="string">
            <text:p>kindly!h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dern</text:p>
          </table:table-cell>
          <table:table-cell office:value-type="string">
            <text:p>job</text:p>
          </table:table-cell>
          <table:table-cell office:value-type="string">
            <text:p>modern!job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ely</text:p>
          </table:table-cell>
          <table:table-cell office:value-type="string">
            <text:p>built</text:p>
          </table:table-cell>
          <table:table-cell office:value-type="string">
            <text:p>rely!buil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ass</text:p>
          </table:table-cell>
          <table:table-cell office:value-type="string">
            <text:p>abuse</text:p>
          </table:table-cell>
          <table:table-cell office:value-type="string">
            <text:p>pass!ab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an</text:p>
          </table:table-cell>
          <table:table-cell office:value-type="string">
            <text:p>balance</text:p>
          </table:table-cell>
          <table:table-cell office:value-type="string">
            <text:p>ran!balan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tain</text:p>
          </table:table-cell>
          <table:table-cell office:value-type="string">
            <text:p>char</text:p>
          </table:table-cell>
          <table:table-cell office:value-type="string">
            <text:p>retain!ch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ddle</text:p>
          </table:table-cell>
          <table:table-cell office:value-type="string">
            <text:p>into</text:p>
          </table:table-cell>
          <table:table-cell office:value-type="string">
            <text:p>middle!int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rth</text:p>
          </table:table-cell>
          <table:table-cell office:value-type="string">
            <text:p>owned</text:p>
          </table:table-cell>
          <table:table-cell office:value-type="string">
            <text:p>north!own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rant</text:p>
          </table:table-cell>
          <table:table-cell office:value-type="string">
            <text:p>ext</text:p>
          </table:table-cell>
          <table:table-cell office:value-type="string">
            <text:p>warrant!ex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uld</text:p>
          </table:table-cell>
          <table:table-cell office:value-type="string">
            <text:p>flood</text:p>
          </table:table-cell>
          <table:table-cell office:value-type="string">
            <text:p>would!floo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licy</text:p>
          </table:table-cell>
          <table:table-cell office:value-type="string">
            <text:p>akin</text:p>
          </table:table-cell>
          <table:table-cell office:value-type="string">
            <text:p>policy!aki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vice</text:p>
          </table:table-cell>
          <table:table-cell office:value-type="string">
            <text:p>exists</text:p>
          </table:table-cell>
          <table:table-cell office:value-type="string">
            <text:p>vice!exi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tals</text:p>
          </table:table-cell>
          <table:table-cell office:value-type="string">
            <text:p>duty</text:p>
          </table:table-cell>
          <table:table-cell office:value-type="string">
            <text:p>totals!du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fter</text:p>
          </table:table-cell>
          <table:table-cell office:value-type="string">
            <text:p>copy</text:p>
          </table:table-cell>
          <table:table-cell office:value-type="string">
            <text:p>softer!cop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rked</text:p>
          </table:table-cell>
          <table:table-cell office:value-type="string">
            <text:p>fine</text:p>
          </table:table-cell>
          <table:table-cell office:value-type="string">
            <text:p>worked!fi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n</text:p>
          </table:table-cell>
          <table:table-cell office:value-type="string">
            <text:p>finally</text:p>
          </table:table-cell>
          <table:table-cell office:value-type="string">
            <text:p>won!final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lay</text:p>
          </table:table-cell>
          <table:table-cell office:value-type="string">
            <text:p>agents</text:p>
          </table:table-cell>
          <table:table-cell office:value-type="string">
            <text:p>play!ag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ave</text:p>
          </table:table-cell>
          <table:table-cell office:value-type="string">
            <text:p>format</text:p>
          </table:table-cell>
          <table:table-cell office:value-type="string">
            <text:p>gave!forma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dest</text:p>
          </table:table-cell>
          <table:table-cell office:value-type="string">
            <text:p>feed</text:p>
          </table:table-cell>
          <table:table-cell office:value-type="string">
            <text:p>widest!f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st</text:p>
          </table:table-cell>
          <table:table-cell office:value-type="string">
            <text:p>factor</text:p>
          </table:table-cell>
          <table:table-cell office:value-type="string">
            <text:p>west!facto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nt</text:p>
          </table:table-cell>
          <table:table-cell office:value-type="string">
            <text:p>facing</text:p>
          </table:table-cell>
          <table:table-cell office:value-type="string">
            <text:p>went!fac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dical</text:p>
          </table:table-cell>
          <table:table-cell office:value-type="string">
            <text:p>bag</text:p>
          </table:table-cell>
          <table:table-cell office:value-type="string">
            <text:p>radical!b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lls</text:p>
          </table:table-cell>
          <table:table-cell office:value-type="string">
            <text:p>faced</text:p>
          </table:table-cell>
          <table:table-cell office:value-type="string">
            <text:p>wells!fa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les</text:p>
          </table:table-cell>
          <table:table-cell office:value-type="string">
            <text:p>codes</text:p>
          </table:table-cell>
          <table:table-cell office:value-type="string">
            <text:p>sales!cod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me</text:p>
          </table:table-cell>
          <table:table-cell office:value-type="string">
            <text:p>codify</text:p>
          </table:table-cell>
          <table:table-cell office:value-type="string">
            <text:p>same!codif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ime</text:p>
          </table:table-cell>
          <table:table-cell office:value-type="string">
            <text:p>apply</text:p>
          </table:table-cell>
          <table:table-cell office:value-type="string">
            <text:p>prime!ap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ecify</text:p>
          </table:table-cell>
          <table:table-cell office:value-type="string">
            <text:p>cpd</text:p>
          </table:table-cell>
          <table:table-cell office:value-type="string">
            <text:p>specify!cp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jo</text:p>
          </table:table-cell>
          <table:table-cell office:value-type="string">
            <text:p>judged</text:p>
          </table:table-cell>
          <table:table-cell office:value-type="string">
            <text:p>mojo!judg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</text:p>
          </table:table-cell>
          <table:table-cell office:value-type="string">
            <text:p>doers</text:p>
          </table:table-cell>
          <table:table-cell office:value-type="string">
            <text:p>think!doe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ney</text:p>
          </table:table-cell>
          <table:table-cell office:value-type="string">
            <text:p>omits</text:p>
          </table:table-cell>
          <table:table-cell office:value-type="string">
            <text:p>money!omi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ims</text:p>
          </table:table-cell>
          <table:table-cell office:value-type="string">
            <text:p>emacs</text:p>
          </table:table-cell>
          <table:table-cell office:value-type="string">
            <text:p>trims!emac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urns</text:p>
          </table:table-cell>
          <table:table-cell office:value-type="string">
            <text:p>empty</text:p>
          </table:table-cell>
          <table:table-cell office:value-type="string">
            <text:p>turns!emp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ads</text:p>
          </table:table-cell>
          <table:table-cell office:value-type="string">
            <text:p>cited</text:p>
          </table:table-cell>
          <table:table-cell office:value-type="string">
            <text:p>roads!cit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gal</text:p>
          </table:table-cell>
          <table:table-cell office:value-type="string">
            <text:p>human</text:p>
          </table:table-cell>
          <table:table-cell office:value-type="string">
            <text:p>legal!huma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ght</text:p>
          </table:table-cell>
          <table:table-cell office:value-type="string">
            <text:p>chose</text:p>
          </table:table-cell>
          <table:table-cell office:value-type="string">
            <text:p>right!cho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ther</text:p>
          </table:table-cell>
          <table:table-cell office:value-type="string">
            <text:p>base</text:p>
          </table:table-cell>
          <table:table-cell office:value-type="string">
            <text:p>rather!ba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ot</text:p>
          </table:table-cell>
          <table:table-cell office:value-type="string">
            <text:p>clause</text:p>
          </table:table-cell>
          <table:table-cell office:value-type="string">
            <text:p>root!clau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w</text:p>
          </table:table-cell>
          <table:table-cell office:value-type="string">
            <text:p>clients</text:p>
          </table:table-cell>
          <table:table-cell office:value-type="string">
            <text:p>row!cli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led</text:p>
          </table:table-cell>
          <table:table-cell office:value-type="string">
            <text:p>clone</text:p>
          </table:table-cell>
          <table:table-cell office:value-type="string">
            <text:p>ruled!clo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t</text:p>
          </table:table-cell>
          <table:table-cell office:value-type="string">
            <text:p>outside</text:p>
          </table:table-cell>
          <table:table-cell office:value-type="string">
            <text:p>net!out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le</text:p>
          </table:table-cell>
          <table:table-cell office:value-type="string">
            <text:p>advice</text:p>
          </table:table-cell>
          <table:table-cell office:value-type="string">
            <text:p>pile!advi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ery</text:p>
          </table:table-cell>
          <table:table-cell office:value-type="string">
            <text:p>aware</text:p>
          </table:table-cell>
          <table:table-cell office:value-type="string">
            <text:p>query!awar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new</text:p>
          </table:table-cell>
          <table:table-cell office:value-type="string">
            <text:p>hidden</text:p>
          </table:table-cell>
          <table:table-cell office:value-type="string">
            <text:p>knew!hidde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hone</text:p>
          </table:table-cell>
          <table:table-cell office:value-type="string">
            <text:p>adopt</text:p>
          </table:table-cell>
          <table:table-cell office:value-type="string">
            <text:p>phone!adop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ed</text:p>
          </table:table-cell>
          <table:table-cell office:value-type="string">
            <text:p>hill</text:p>
          </table:table-cell>
          <table:table-cell office:value-type="string">
            <text:p>lacked!hil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</text:p>
          </table:table-cell>
          <table:table-cell office:value-type="string">
            <text:p>highly</text:p>
          </table:table-cell>
          <table:table-cell office:value-type="string">
            <text:p>lack!high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me</text:p>
          </table:table-cell>
          <table:table-cell office:value-type="string">
            <text:p>corpus</text:p>
          </table:table-cell>
          <table:table-cell office:value-type="string">
            <text:p>some!corp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er</text:p>
          </table:table-cell>
          <table:table-cell office:value-type="string">
            <text:p>acronym</text:p>
          </table:table-cell>
          <table:table-cell office:value-type="string">
            <text:p>per!acrony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ved</text:p>
          </table:table-cell>
          <table:table-cell office:value-type="string">
            <text:p>imply</text:p>
          </table:table-cell>
          <table:table-cell office:value-type="string">
            <text:p>lived!im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ne</text:p>
          </table:table-cell>
          <table:table-cell office:value-type="string">
            <text:p>affair</text:p>
          </table:table-cell>
          <table:table-cell office:value-type="string">
            <text:p>pine!affai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ey</text:p>
          </table:table-cell>
          <table:table-cell office:value-type="string">
            <text:p>heinous</text:p>
          </table:table-cell>
          <table:table-cell office:value-type="string">
            <text:p>key!heino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ws</text:p>
          </table:table-cell>
          <table:table-cell office:value-type="string">
            <text:p>horses</text:p>
          </table:table-cell>
          <table:table-cell office:value-type="string">
            <text:p>laws!hors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eding</text:p>
          </table:table-cell>
          <table:table-cell office:value-type="string">
            <text:p>out</text:p>
          </table:table-cell>
          <table:table-cell office:value-type="string">
            <text:p>needing!ou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o</text:p>
          </table:table-cell>
          <table:table-cell office:value-type="string">
            <text:p>backlog</text:p>
          </table:table-cell>
          <table:table-cell office:value-type="string">
            <text:p>quo!back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ads</text:p>
          </table:table-cell>
          <table:table-cell office:value-type="string">
            <text:p>hours</text:p>
          </table:table-cell>
          <table:table-cell office:value-type="string">
            <text:p>leads!hou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ter</text:p>
          </table:table-cell>
          <table:table-cell office:value-type="string">
            <text:p>homes</text:p>
          </table:table-cell>
          <table:table-cell office:value-type="string">
            <text:p>later!h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ptop</text:p>
          </table:table-cell>
          <table:table-cell office:value-type="string">
            <text:p>hold</text:p>
          </table:table-cell>
          <table:table-cell office:value-type="string">
            <text:p>laptop!h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ne</text:p>
          </table:table-cell>
          <table:table-cell office:value-type="string">
            <text:p>impact</text:p>
          </table:table-cell>
          <table:table-cell office:value-type="string">
            <text:p>line!impac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ch</text:p>
          </table:table-cell>
          <table:table-cell office:value-type="string">
            <text:p>basic</text:p>
          </table:table-cell>
          <table:table-cell office:value-type="string">
            <text:p>reach!basic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der</text:p>
          </table:table-cell>
          <table:table-cell office:value-type="string">
            <text:p>bats</text:p>
          </table:table-cell>
          <table:table-cell office:value-type="string">
            <text:p>reader!ba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july</text:p>
          </table:table-cell>
          <table:table-cell office:value-type="string">
            <text:p>header</text:p>
          </table:table-cell>
          <table:table-cell office:value-type="string">
            <text:p>july!heade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hose</text:p>
          </table:table-cell>
          <table:table-cell office:value-type="string">
            <text:p>faxed</text:p>
          </table:table-cell>
          <table:table-cell office:value-type="string">
            <text:p>whose!fax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</text:p>
          </table:table-cell>
          <table:table-cell office:value-type="string">
            <text:p>footer…</text:p>
          </table:table-cell>
          <table:table-cell office:value-type="string">
            <text:p>you!foot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r</text:p>
          </table:table-cell>
          <table:table-cell office:value-type="string">
            <text:p>forced</text:p>
          </table:table-cell>
          <table:table-cell office:value-type="string">
            <text:p>your!for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ain</text:p>
          </table:table-cell>
          <table:table-cell office:value-type="string">
            <text:p>bulk</text:p>
          </table:table-cell>
          <table:table-cell office:value-type="string">
            <text:p>remain!bul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s</text:p>
          </table:table-cell>
          <table:table-cell office:value-type="string">
            <text:p>follows</text:p>
          </table:table-cell>
          <table:table-cell office:value-type="string">
            <text:p>yes!follow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dux</text:p>
          </table:table-cell>
          <table:table-cell office:value-type="string">
            <text:p>blank</text:p>
          </table:table-cell>
          <table:table-cell office:value-type="string">
            <text:p>redux!blan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mote</text:p>
          </table:table-cell>
          <table:table-cell office:value-type="string">
            <text:p>ask</text:p>
          </table:table-cell>
          <table:table-cell office:value-type="string">
            <text:p>promote!as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ar</text:p>
          </table:table-cell>
          <table:table-cell office:value-type="string">
            <text:p>follow</text:p>
          </table:table-cell>
          <table:table-cell office:value-type="string">
            <text:p>year!follow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oves</text:p>
          </table:table-cell>
          <table:table-cell office:value-type="string">
            <text:p>buy</text:p>
          </table:table-cell>
          <table:table-cell office:value-type="string">
            <text:p>removes!bu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overns</text:p>
          </table:table-cell>
          <table:table-cell office:value-type="string">
            <text:p>gun</text:p>
          </table:table-cell>
          <table:table-cell office:value-type="string">
            <text:p>governs!gu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</text:p>
          </table:table-cell>
          <table:table-cell office:value-type="string">
            <text:p>bleed</text:p>
          </table:table-cell>
          <table:table-cell office:value-type="string">
            <text:p>refer!bl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roup…</text:p>
          </table:table-cell>
          <table:table-cell office:value-type="string">
            <text:p>harm</text:p>
          </table:table-cell>
          <table:table-cell office:value-type="string">
            <text:p>group…!h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ing</text:p>
          </table:table-cell>
          <table:table-cell office:value-type="string">
            <text:p>him</text:p>
          </table:table-cell>
          <table:table-cell office:value-type="string">
            <text:p>lacking!hi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um</text:p>
          </table:table-cell>
          <table:table-cell office:value-type="string">
            <text:p>options</text:p>
          </table:table-cell>
          <table:table-cell office:value-type="string">
            <text:p>mum!option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in</text:p>
          </table:table-cell>
          <table:table-cell office:value-type="string">
            <text:p>credit</text:p>
          </table:table-cell>
          <table:table-cell office:value-type="string">
            <text:p>spin!credi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wo</text:p>
          </table:table-cell>
          <table:table-cell office:value-type="string">
            <text:p>enables</text:p>
          </table:table-cell>
          <table:table-cell office:value-type="string">
            <text:p>two!enabl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ute</text:p>
          </table:table-cell>
          <table:table-cell office:value-type="string">
            <text:p>click</text:p>
          </table:table-cell>
          <table:table-cell office:value-type="string">
            <text:p>route!clic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th</text:p>
          </table:table-cell>
          <table:table-cell office:value-type="string">
            <text:p>filing</text:p>
          </table:table-cell>
          <table:table-cell office:value-type="string">
            <text:p>with!fil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box</text:p>
          </table:table-cell>
          <table:table-cell office:value-type="string">
            <text:p>due</text:p>
          </table:table-cell>
          <table:table-cell office:value-type="string">
            <text:p>toolbox!du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icked</text:p>
          </table:table-cell>
          <table:table-cell office:value-type="string">
            <text:p>drag</text:p>
          </table:table-cell>
          <table:table-cell office:value-type="string">
            <text:p>ticked!dr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xml</text:p>
          </table:table-cell>
          <table:table-cell office:value-type="string">
            <text:p>folder…</text:p>
          </table:table-cell>
          <table:table-cell office:value-type="string">
            <text:p>xml!fold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…</text:p>
          </table:table-cell>
          <table:table-cell office:value-type="string">
            <text:p>does</text:p>
          </table:table-cell>
          <table:table-cell office:value-type="string">
            <text:p>think…!do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own</text:p>
          </table:table-cell>
          <table:table-cell office:value-type="string">
            <text:p>down</text:p>
          </table:table-cell>
          <table:table-cell office:value-type="string">
            <text:p>thrown!dow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arly</text:p>
          </table:table-cell>
          <table:table-cell office:value-type="string">
            <text:p>orla</text:p>
          </table:table-cell>
          <table:table-cell office:value-type="string">
            <text:p>nearly!orla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ace</text:p>
          </table:table-cell>
          <table:table-cell office:value-type="string">
            <text:p>costs</text:p>
          </table:table-cell>
          <table:table-cell office:value-type="string">
            <text:p>space!co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s</text:p>
          </table:table-cell>
          <table:table-cell office:value-type="string">
            <text:p>extant</text:p>
          </table:table-cell>
          <table:table-cell office:value-type="string">
            <text:p>wars!extan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ass</text:p>
          </table:table-cell>
          <table:table-cell office:value-type="string">
            <text:p>inside</text:p>
          </table:table-cell>
          <table:table-cell office:value-type="string">
            <text:p>mass!in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s</text:p>
          </table:table-cell>
          <table:table-cell office:value-type="string">
            <text:p>dumps</text:p>
          </table:table-cell>
          <table:table-cell office:value-type="string">
            <text:p>tools!dump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ne</text:p>
          </table:table-cell>
          <table:table-cell office:value-type="string">
            <text:p>drones</text:p>
          </table:table-cell>
          <table:table-cell office:value-type="string">
            <text:p>tone!dron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ores</text:p>
          </table:table-cell>
          <table:table-cell office:value-type="string">
            <text:p>dear</text:p>
          </table:table-cell>
          <table:table-cell office:value-type="string">
            <text:p>stores!de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nor</text:p>
          </table:table-cell>
          <table:table-cell office:value-type="string">
            <text:p>irish</text:p>
          </table:table-cell>
          <table:table-cell office:value-type="string">
            <text:p>minor!iris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t</text:p>
          </table:table-cell>
          <table:table-cell office:value-type="string">
            <text:p>cleanly</text:p>
          </table:table-cell>
          <table:table-cell office:value-type="string">
            <text:p>rot!clean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ice</text:p>
          </table:table-cell>
          <table:table-cell office:value-type="string">
            <text:p>page</text:p>
          </table:table-cell>
          <table:table-cell office:value-type="string">
            <text:p>notice!pag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st</text:p>
          </table:table-cell>
          <table:table-cell office:value-type="string">
            <text:p>almost</text:p>
          </table:table-cell>
          <table:table-cell office:value-type="string">
            <text:p>post!almos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ose</text:p>
          </table:table-cell>
          <table:table-cell office:value-type="string">
            <text:p>doing</text:p>
          </table:table-cell>
          <table:table-cell office:value-type="string">
            <text:p>those!do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e</text:p>
          </table:table-cell>
          <table:table-cell office:value-type="string">
            <text:p>owning</text:p>
          </table:table-cell>
          <table:table-cell office:value-type="string">
            <text:p>note!ow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se</text:p>
          </table:table-cell>
          <table:table-cell office:value-type="string">
            <text:p>circle</text:p>
          </table:table-cell>
          <table:table-cell office:value-type="string">
            <text:p>rise!circl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ifle</text:p>
          </table:table-cell>
          <table:table-cell office:value-type="string">
            <text:p>days</text:p>
          </table:table-cell>
          <table:table-cell office:value-type="string">
            <text:p>stifle!day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eps</text:p>
          </table:table-cell>
          <table:table-cell office:value-type="string">
            <text:p>dates</text:p>
          </table:table-cell>
          <table:table-cell office:value-type="string">
            <text:p>steps!dat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yle…</text:p>
          </table:table-cell>
          <table:table-cell office:value-type="string">
            <text:p>deed</text:p>
          </table:table-cell>
          <table:table-cell office:value-type="string">
            <text:p>style…!d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men</text:p>
          </table:table-cell>
          <table:table-cell office:value-type="string">
            <text:p>final</text:p>
          </table:table-cell>
          <table:table-cell office:value-type="string">
            <text:p>women!fina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k</text:p>
          </table:table-cell>
          <table:table-cell office:value-type="string">
            <text:p>early</text:p>
          </table:table-cell>
          <table:table-cell office:value-type="string">
            <text:p>track!ear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ffic</text:p>
          </table:table-cell>
          <table:table-cell office:value-type="string">
            <text:p>ebb</text:p>
          </table:table-cell>
          <table:table-cell office:value-type="string">
            <text:p>traffic!ebb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string">
            <text:p>arm</text:p>
          </table:table-cell>
          <table:table-cell office:value-type="string">
            <text:p>product!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october</text:p>
          </table:table-cell>
          <table:table-cell office:value-type="string">
            <text:p>old</text:p>
          </table:table-cell>
          <table:table-cell office:value-type="string">
            <text:p>october!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ags</text:p>
          </table:table-cell>
          <table:table-cell office:value-type="string">
            <text:p>dialog</text:p>
          </table:table-cell>
          <table:table-cell office:value-type="string">
            <text:p>tags!dia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unds</text:p>
          </table:table-cell>
          <table:table-cell office:value-type="string">
            <text:p>also</text:p>
          </table:table-cell>
          <table:table-cell office:value-type="string">
            <text:p>pounds!als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ee</text:p>
          </table:table-cell>
          <table:table-cell office:value-type="string">
            <text:p>done…</text:p>
          </table:table-cell>
          <table:table-cell office:value-type="string">
            <text:p>three!done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ed</text:p>
          </table:table-cell>
          <table:table-cell office:value-type="string">
            <text:p>each</text:p>
          </table:table-cell>
          <table:table-cell office:value-type="string">
            <text:p>traced!eac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coop</text:p>
          </table:table-cell>
          <table:table-cell office:value-type="string">
            <text:p>comes</text:p>
          </table:table-cell>
          <table:table-cell office:value-type="string">
            <text:p>scoop!c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pak</text:p>
          </table:table-cell>
          <table:table-cell office:value-type="string">
            <text:p>dug</text:p>
          </table:table-cell>
          <table:table-cell office:value-type="string">
            <text:p>toolpak!du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n</text:p>
          </table:table-cell>
          <table:table-cell office:value-type="string">
            <text:p>cloning</text:p>
          </table:table-cell>
          <table:table-cell office:value-type="string">
            <text:p>run!clo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e</text:p>
          </table:table-cell>
          <table:table-cell office:value-type="string">
            <text:p>ignored</text:p>
          </table:table-cell>
          <table:table-cell office:value-type="string">
            <text:p>lie!ignor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hs</text:p>
          </table:table-cell>
          <table:table-cell office:value-type="string">
            <text:p>overflow</text:p>
          </table:table-cell>
          <table:table-cell office:value-type="string">
            <text:p>nhs!overflo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rmane</text:p>
          </table:table-cell>
          <table:table-cell office:value-type="string">
            <text:p>four</text:p>
          </table:table-cell>
          <table:table-cell office:value-type="string">
            <text:p>germane!f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</text:p>
          </table:table-cell>
          <table:table-cell office:value-type="string">
            <text:p>boundary</text:p>
          </table:table-cell>
          <table:table-cell office:value-type="string">
            <text:p>reg!bounda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course</text:p>
          </table:table-cell>
          <table:table-cell office:value-type="string">
            <text:p>big</text:p>
          </table:table-cell>
          <table:table-cell office:value-type="string">
            <text:p>recourse!b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st</text:p>
          </table:table-cell>
          <table:table-cell office:value-type="string">
            <text:p>houses</text:p>
          </table:table-cell>
          <table:table-cell office:value-type="string">
            <text:p>least!hou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lip</text:p>
          </table:table-cell>
          <table:table-cell office:value-type="string">
            <text:p>control</text:p>
          </table:table-cell>
          <table:table-cell office:value-type="string">
            <text:p>slip!contro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ces</text:p>
          </table:table-cell>
          <table:table-cell office:value-type="string">
            <text:p>after</text:p>
          </table:table-cell>
          <table:table-cell office:value-type="string">
            <text:p>places!af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ee</text:p>
          </table:table-cell>
          <table:table-cell office:value-type="string">
            <text:p>compiler</text:p>
          </table:table-cell>
          <table:table-cell office:value-type="string">
            <text:p>see!compil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dging</text:p>
          </table:table-cell>
          <table:table-cell office:value-type="string">
            <text:p>head</text:p>
          </table:table-cell>
          <table:table-cell office:value-type="string">
            <text:p>judging!he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ze</text:p>
          </table:table-cell>
          <table:table-cell office:value-type="string">
            <text:p>context</text:p>
          </table:table-cell>
          <table:table-cell office:value-type="string">
            <text:p>size!contex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orge</text:p>
          </table:table-cell>
          <table:table-cell office:value-type="string">
            <text:p>found</text:p>
          </table:table-cell>
          <table:table-cell office:value-type="string">
            <text:p>george!foun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irls</text:p>
          </table:table-cell>
          <table:table-cell office:value-type="string">
            <text:p>framed</text:p>
          </table:table-cell>
          <table:table-cell office:value-type="string">
            <text:p>girls!fram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pt</text:p>
          </table:table-cell>
          <table:table-cell office:value-type="string">
            <text:p>heavily</text:p>
          </table:table-cell>
          <table:table-cell office:value-type="string">
            <text:p>kept!heavil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aining</text:p>
          </table:table-cell>
          <table:table-cell office:value-type="string">
            <text:p>eco</text:p>
          </table:table-cell>
          <table:table-cell office:value-type="string">
            <text:p>training!eco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w</text:p>
          </table:table-cell>
          <table:table-cell office:value-type="string">
            <text:p>baseline</text:p>
          </table:table-cell>
          <table:table-cell office:value-type="string">
            <text:p>raw!baseli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d</text:p>
          </table:table-cell>
          <table:table-cell office:value-type="string">
            <text:p>binaries</text:p>
          </table:table-cell>
          <table:table-cell office:value-type="string">
            <text:p>red!binar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ime</text:p>
          </table:table-cell>
          <table:table-cell office:value-type="string">
            <text:p>boxes</text:p>
          </table:table-cell>
          <table:table-cell office:value-type="string">
            <text:p>regime!box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yields</text:p>
          </table:table-cell>
          <table:table-cell office:value-type="string">
            <text:p>fonts</text:p>
          </table:table-cell>
          <table:table-cell office:value-type="string">
            <text:p>yields!fo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k</text:p>
          </table:table-cell>
          <table:table-cell office:value-type="string">
            <text:p>dropped</text:p>
          </table:table-cell>
          <table:table-cell office:value-type="string">
            <text:p>took!dr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mp</text:p>
          </table:table-cell>
          <table:table-cell office:value-type="string">
            <text:p>headers</text:p>
          </table:table-cell>
          <table:table-cell office:value-type="string">
            <text:p>jump!head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word</text:p>
          </table:table-cell>
          <table:table-cell office:value-type="string">
            <text:p>desire</text:p>
          </table:table-cell>
          <table:table-cell office:value-type="string">
            <text:p>sword!des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pes</text:p>
          </table:table-cell>
          <table:table-cell office:value-type="string">
            <text:p>barred</text:p>
          </table:table-cell>
          <table:table-cell office:value-type="string">
            <text:p>rapes!bar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tter</text:p>
          </table:table-cell>
          <table:table-cell office:value-type="string">
            <text:p>horns</text:p>
          </table:table-cell>
          <table:table-cell office:value-type="string">
            <text:p>latter!hor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ces</text:p>
          </table:table-cell>
          <table:table-cell office:value-type="string">
            <text:p>could</text:p>
          </table:table-cell>
          <table:table-cell office:value-type="string">
            <text:p>spaces!coul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nguish</text:p>
          </table:table-cell>
          <table:table-cell office:value-type="string">
            <text:p>hit</text:p>
          </table:table-cell>
          <table:table-cell office:value-type="string">
            <text:p>languish!h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</text:p>
          </table:table-cell>
          <table:table-cell office:value-type="string">
            <text:p>dale</text:p>
          </table:table-cell>
          <table:table-cell office:value-type="string">
            <text:p>station!da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es</text:p>
          </table:table-cell>
          <table:table-cell office:value-type="string">
            <text:p>cycle</text:p>
          </table:table-cell>
          <table:table-cell office:value-type="string">
            <text:p>states!cyc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ctive</text:p>
          </table:table-cell>
          <table:table-cell office:value-type="string">
            <text:p>bat</text:p>
          </table:table-cell>
          <table:table-cell office:value-type="string">
            <text:p>reactive!ba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irit</text:p>
          </table:table-cell>
          <table:table-cell office:value-type="string">
            <text:p>crime</text:p>
          </table:table-cell>
          <table:table-cell office:value-type="string">
            <text:p>spirit!crim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ve</text:p>
          </table:table-cell>
          <table:table-cell office:value-type="string">
            <text:p>hovers</text:p>
          </table:table-cell>
          <table:table-cell office:value-type="string">
            <text:p>leave!hov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ckly</text:p>
          </table:table-cell>
          <table:table-cell office:value-type="string">
            <text:p>back</text:p>
          </table:table-cell>
          <table:table-cell office:value-type="string">
            <text:p>quickly!ba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ion</text:p>
          </table:table-cell>
          <table:table-cell office:value-type="string">
            <text:p>entity</text:p>
          </table:table-cell>
          <table:table-cell office:value-type="string">
            <text:p>union!ent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ste</text:p>
          </table:table-cell>
          <table:table-cell office:value-type="string">
            <text:p>accept</text:p>
          </table:table-cell>
          <table:table-cell office:value-type="string">
            <text:p>paste!accep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n</text:p>
          </table:table-cell>
          <table:table-cell office:value-type="string">
            <text:p>council</text:p>
          </table:table-cell>
          <table:table-cell office:value-type="string">
            <text:p>span!counc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inbow</text:p>
          </table:table-cell>
          <table:table-cell office:value-type="string">
            <text:p>bail</text:p>
          </table:table-cell>
          <table:table-cell office:value-type="string">
            <text:p>rainbow!ba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ding</text:p>
          </table:table-cell>
          <table:table-cell office:value-type="string">
            <text:p>hour</text:p>
          </table:table-cell>
          <table:table-cell office:value-type="string">
            <text:p>leading!h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ic</text:p>
          </table:table-cell>
          <table:table-cell office:value-type="string">
            <text:p>order…</text:p>
          </table:table-cell>
          <table:table-cell office:value-type="string">
            <text:p>music!order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ed</text:p>
          </table:table-cell>
          <table:table-cell office:value-type="string">
            <text:p>dealt</text:p>
          </table:table-cell>
          <table:table-cell office:value-type="string">
            <text:p>stored!deal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vin</text:p>
          </table:table-cell>
          <table:table-cell office:value-type="string">
            <text:p>height</text:p>
          </table:table-cell>
          <table:table-cell office:value-type="string">
            <text:p>kevin!heigh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icking</text:p>
          </table:table-cell>
          <table:table-cell office:value-type="string">
            <text:p>day</text:p>
          </table:table-cell>
          <table:table-cell office:value-type="string">
            <text:p>sticking!d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ne</text:p>
          </table:table-cell>
          <table:table-cell office:value-type="string">
            <text:p>heading</text:p>
          </table:table-cell>
          <table:table-cell office:value-type="string">
            <text:p>june!hea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</text:p>
          </table:table-cell>
          <table:table-cell office:value-type="string">
            <text:p>accepts</text:p>
          </table:table-cell>
          <table:table-cell office:value-type="string">
            <text:p>path!accep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eam</text:p>
          </table:table-cell>
          <table:table-cell office:value-type="string">
            <text:p>decay</text:p>
          </table:table-cell>
          <table:table-cell office:value-type="string">
            <text:p>stream!dec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lly</text:p>
          </table:table-cell>
          <table:table-cell office:value-type="string">
            <text:p>heated</text:p>
          </table:table-cell>
          <table:table-cell office:value-type="string">
            <text:p>kelly!hea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th…</text:p>
          </table:table-cell>
          <table:table-cell office:value-type="string">
            <text:p>feeds</text:p>
          </table:table-cell>
          <table:table-cell office:value-type="string">
            <text:p>width…!fee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bel</text:p>
          </table:table-cell>
          <table:table-cell office:value-type="string">
            <text:p>higher</text:p>
          </table:table-cell>
          <table:table-cell office:value-type="string">
            <text:p>label!high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s</text:p>
          </table:table-cell>
          <table:table-cell office:value-type="string">
            <text:p>dam</text:p>
          </table:table-cell>
          <table:table-cell office:value-type="string">
            <text:p>stations!d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ap</text:p>
          </table:table-cell>
          <table:table-cell office:value-type="string">
            <text:p>cookies</text:p>
          </table:table-cell>
          <table:table-cell office:value-type="string">
            <text:p>soap!cook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oto</text:p>
          </table:table-cell>
          <table:table-cell office:value-type="string">
            <text:p>funding</text:p>
          </table:table-cell>
          <table:table-cell office:value-type="string">
            <text:p>goto!fun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us</text:p>
          </table:table-cell>
          <table:table-cell office:value-type="string">
            <text:p>data…</text:p>
          </table:table-cell>
          <table:table-cell office:value-type="string">
            <text:p>status!data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rrain</text:p>
          </table:table-cell>
          <table:table-cell office:value-type="string">
            <text:p>dish</text:p>
          </table:table-cell>
          <table:table-cell office:value-type="string">
            <text:p>terrain!d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ingdom</text:p>
          </table:table-cell>
          <table:table-cell office:value-type="string">
            <text:p>herd</text:p>
          </table:table-cell>
          <table:table-cell office:value-type="string">
            <text:p>kingdom!he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rgeted</text:p>
          </table:table-cell>
          <table:table-cell office:value-type="string">
            <text:p>dig</text:p>
          </table:table-cell>
          <table:table-cell office:value-type="string">
            <text:p>targeted!d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per</text:p>
          </table:table-cell>
          <table:table-cell office:value-type="string">
            <text:p>europe</text:p>
          </table:table-cell>
          <table:table-cell office:value-type="string">
            <text:p>upper!europ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ghter</text:p>
          </table:table-cell>
          <table:table-cell office:value-type="string">
            <text:p>draw</text:p>
          </table:table-cell>
          <table:table-cell office:value-type="string">
            <text:p>tighter!dra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age</text:p>
          </table:table-cell>
          <table:table-cell office:value-type="string">
            <text:p>events</text:p>
          </table:table-cell>
          <table:table-cell office:value-type="string">
            <text:p>usage!eve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e</text:p>
          </table:table-cell>
          <table:table-cell office:value-type="string">
            <text:p>dragging</text:p>
          </table:table-cell>
          <table:table-cell office:value-type="string">
            <text:p>tie!drag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late</text:p>
          </table:table-cell>
          <table:table-cell office:value-type="string">
            <text:p>brief</text:p>
          </table:table-cell>
          <table:table-cell office:value-type="string">
            <text:p>relate!brie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mber</text:p>
          </table:table-cell>
          <table:table-cell office:value-type="string">
            <text:p>panes</text:p>
          </table:table-cell>
          <table:table-cell office:value-type="string">
            <text:p>number!pan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day</text:p>
          </table:table-cell>
          <table:table-cell office:value-type="string">
            <text:p>driven</text:p>
          </table:table-cell>
          <table:table-cell office:value-type="string">
            <text:p>today!driv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dating</text:p>
          </table:table-cell>
          <table:table-cell office:value-type="string">
            <text:p>etc</text:p>
          </table:table-cell>
          <table:table-cell office:value-type="string">
            <text:p>updating!et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erb</text:p>
          </table:table-cell>
          <table:table-cell office:value-type="string">
            <text:p>execute</text:p>
          </table:table-cell>
          <table:table-cell office:value-type="string">
            <text:p>verb!execu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view</text:p>
          </table:table-cell>
          <table:table-cell office:value-type="string">
            <text:p>chews</text:p>
          </table:table-cell>
          <table:table-cell office:value-type="string">
            <text:p>review!chew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de</text:p>
          </table:table-cell>
          <table:table-cell office:value-type="string">
            <text:p>oversee</text:p>
          </table:table-cell>
          <table:table-cell office:value-type="string">
            <text:p>node!overse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sons</text:p>
          </table:table-cell>
          <table:table-cell office:value-type="string">
            <text:p>adds</text:p>
          </table:table-cell>
          <table:table-cell office:value-type="string">
            <text:p>persons!ad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postes</text:p>
          </table:table-cell>
          <table:table-cell office:value-type="string">
            <text:p>cid</text:p>
          </table:table-cell>
          <table:table-cell office:value-type="string">
            <text:p>ripostes!c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rust</text:p>
          </table:table-cell>
          <table:table-cell office:value-type="string">
            <text:p>draft</text:p>
          </table:table-cell>
          <table:table-cell office:value-type="string">
            <text:p>thrust!draf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ing</text:p>
          </table:table-cell>
          <table:table-cell office:value-type="string">
            <text:p>evolve</text:p>
          </table:table-cell>
          <table:table-cell office:value-type="string">
            <text:p>using!evolv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es</text:p>
          </table:table-cell>
          <table:table-cell office:value-type="string">
            <text:p>evident</text:p>
          </table:table-cell>
          <table:table-cell office:value-type="string">
            <text:p>uses!evid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haps</text:p>
          </table:table-cell>
          <table:table-cell office:value-type="string">
            <text:p>acts</text:p>
          </table:table-cell>
          <table:table-cell office:value-type="string">
            <text:p>perhaps!ac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ture</text:p>
          </table:table-cell>
          <table:table-cell office:value-type="string">
            <text:p>item</text:p>
          </table:table-cell>
          <table:table-cell office:value-type="string">
            <text:p>mixture!ite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ers</text:p>
          </table:table-cell>
          <table:table-cell office:value-type="string">
            <text:p>fire</text:p>
          </table:table-cell>
          <table:table-cell office:value-type="string">
            <text:p>workers!f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ves</text:p>
          </table:table-cell>
          <table:table-cell office:value-type="string">
            <text:p>collar</text:p>
          </table:table-cell>
          <table:table-cell office:value-type="string">
            <text:p>saves!coll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ictims</text:p>
          </table:table-cell>
          <table:table-cell office:value-type="string">
            <text:p>exit</text:p>
          </table:table-cell>
          <table:table-cell office:value-type="string">
            <text:p>victims!ex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nning</text:p>
          </table:table-cell>
          <table:table-cell office:value-type="string">
            <text:p>age</text:p>
          </table:table-cell>
          <table:table-cell office:value-type="string">
            <text:p>planning!ag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e</text:p>
          </table:table-cell>
          <table:table-cell office:value-type="string">
            <text:p>distinct</text:p>
          </table:table-cell>
          <table:table-cell office:value-type="string">
            <text:p>the!distin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quire</text:p>
          </table:table-cell>
          <table:table-cell office:value-type="string">
            <text:p>cars</text:p>
          </table:table-cell>
          <table:table-cell office:value-type="string">
            <text:p>require!c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und</text:p>
          </table:table-cell>
          <table:table-cell office:value-type="string">
            <text:p>costed</text:p>
          </table:table-cell>
          <table:table-cell office:value-type="string">
            <text:p>sound!cos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s</text:p>
          </table:table-cell>
          <table:table-cell office:value-type="string">
            <text:p>dry</text:p>
          </table:table-cell>
          <table:table-cell office:value-type="string">
            <text:p>toolbars!d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y</text:p>
          </table:table-cell>
          <table:table-cell office:value-type="string">
            <text:p>debate</text:p>
          </table:table-cell>
          <table:table-cell office:value-type="string">
            <text:p>story!deb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</text:p>
          </table:table-cell>
          <table:table-cell office:value-type="string">
            <text:p>drug</text:p>
          </table:table-cell>
          <table:table-cell office:value-type="string">
            <text:p>toolbar!dru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id</text:p>
          </table:table-cell>
          <table:table-cell office:value-type="string">
            <text:p>cluster</text:p>
          </table:table-cell>
          <table:table-cell office:value-type="string">
            <text:p>said!clus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reat</text:p>
          </table:table-cell>
          <table:table-cell office:value-type="string">
            <text:p>handed</text:p>
          </table:table-cell>
          <table:table-cell office:value-type="string">
            <text:p>great!hand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les</text:p>
          </table:table-cell>
          <table:table-cell office:value-type="string">
            <text:p>cloned</text:p>
          </table:table-cell>
          <table:table-cell office:value-type="string">
            <text:p>rules!clo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ral</text:p>
          </table:table-cell>
          <table:table-cell office:value-type="string">
            <text:p>closes</text:p>
          </table:table-cell>
          <table:table-cell office:value-type="string">
            <text:p>rural!clo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ing</text:p>
          </table:table-cell>
          <table:table-cell office:value-type="string">
            <text:p>fish</text:p>
          </table:table-cell>
          <table:table-cell office:value-type="string">
            <text:p>working!f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</text:p>
          </table:table-cell>
          <table:table-cell office:value-type="string">
            <text:p>dilemma</text:p>
          </table:table-cell>
          <table:table-cell office:value-type="string">
            <text:p>task!dilemm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lise</text:p>
          </table:table-cell>
          <table:table-cell office:value-type="string">
            <text:p>bear</text:p>
          </table:table-cell>
          <table:table-cell office:value-type="string">
            <text:p>realise!be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ld</text:p>
          </table:table-cell>
          <table:table-cell office:value-type="string">
            <text:p>flawed</text:p>
          </table:table-cell>
          <table:table-cell office:value-type="string">
            <text:p>world!flaw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olve</text:p>
          </table:table-cell>
          <table:table-cell office:value-type="string">
            <text:p>cell</text:p>
          </table:table-cell>
          <table:table-cell office:value-type="string">
            <text:p>resolve!ce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e</text:p>
          </table:table-cell>
          <table:table-cell office:value-type="string">
            <text:p>feature</text:p>
          </table:table-cell>
          <table:table-cell office:value-type="string">
            <text:p>wide!featu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places</text:p>
          </table:table-cell>
          <table:table-cell office:value-type="string">
            <text:p>can</text:p>
          </table:table-cell>
          <table:table-cell office:value-type="string">
            <text:p>replaces!ca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s</text:p>
          </table:table-cell>
          <table:table-cell office:value-type="string">
            <text:p>direct</text:p>
          </table:table-cell>
          <table:table-cell office:value-type="string">
            <text:p>tasks!dire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te</text:p>
          </table:table-cell>
          <table:table-cell office:value-type="string">
            <text:p>content</text:p>
          </table:table-cell>
          <table:table-cell office:value-type="string">
            <text:p>site!cont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rites</text:p>
          </table:table-cell>
          <table:table-cell office:value-type="string">
            <text:p>focus</text:p>
          </table:table-cell>
          <table:table-cell office:value-type="string">
            <text:p>writes!focu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tions</text:p>
          </table:table-cell>
          <table:table-cell office:value-type="string">
            <text:p>pain</text:p>
          </table:table-cell>
          <table:table-cell office:value-type="string">
            <text:p>notions!pai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nd</text:p>
          </table:table-cell>
          <table:table-cell office:value-type="string">
            <text:p>invalid</text:p>
          </table:table-cell>
          <table:table-cell office:value-type="string">
            <text:p>mind!inval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ops</text:p>
          </table:table-cell>
          <table:table-cell office:value-type="string">
            <text:p>conrad</text:p>
          </table:table-cell>
          <table:table-cell office:value-type="string">
            <text:p>shops!conr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sons</text:p>
          </table:table-cell>
          <table:table-cell office:value-type="string">
            <text:p>been</text:p>
          </table:table-cell>
          <table:table-cell office:value-type="string">
            <text:p>reasons!be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om</text:p>
          </table:table-cell>
          <table:table-cell office:value-type="string">
            <text:p>classes</text:p>
          </table:table-cell>
          <table:table-cell office:value-type="string">
            <text:p>room!clas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llify</text:p>
          </table:table-cell>
          <table:table-cell office:value-type="string">
            <text:p>pane</text:p>
          </table:table-cell>
          <table:table-cell office:value-type="string">
            <text:p>nullify!pa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eded</text:p>
          </table:table-cell>
          <table:table-cell office:value-type="string">
            <text:p>extra</text:p>
          </table:table-cell>
          <table:table-cell office:value-type="string">
            <text:p>weeded!extr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b</text:p>
          </table:table-cell>
          <table:table-cell office:value-type="string">
            <text:p>external</text:p>
          </table:table-cell>
          <table:table-cell office:value-type="string">
            <text:p>web!extern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ll</text:p>
          </table:table-cell>
          <table:table-cell office:value-type="string">
            <text:p>discern</text:p>
          </table:table-cell>
          <table:table-cell office:value-type="string">
            <text:p>tell!discer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t</text:p>
          </table:table-cell>
          <table:table-cell office:value-type="string">
            <text:p>chained</text:p>
          </table:table-cell>
          <table:table-cell office:value-type="string">
            <text:p>rest!chai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ats</text:p>
          </table:table-cell>
          <table:table-cell office:value-type="string">
            <text:p>distil</text:p>
          </table:table-cell>
          <table:table-cell office:value-type="string">
            <text:p>thats!dist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g</text:p>
          </table:table-cell>
          <table:table-cell office:value-type="string">
            <text:p>diagrams</text:p>
          </table:table-cell>
          <table:table-cell office:value-type="string">
            <text:p>tag!diagra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lly</text:p>
          </table:table-cell>
          <table:table-cell office:value-type="string">
            <text:p>differ</text:p>
          </table:table-cell>
          <table:table-cell office:value-type="string">
            <text:p>tally!diff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like</text:p>
          </table:table-cell>
          <table:table-cell office:value-type="string">
            <text:p>equal</text:p>
          </table:table-cell>
          <table:table-cell office:value-type="string">
            <text:p>unlike!equ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td</text:p>
          </table:table-cell>
          <table:table-cell office:value-type="string">
            <text:p>indecent</text:p>
          </table:table-cell>
          <table:table-cell office:value-type="string">
            <text:p>ltd!indec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ilst</text:p>
          </table:table-cell>
          <table:table-cell office:value-type="string">
            <text:p>falls</text:p>
          </table:table-cell>
          <table:table-cell office:value-type="string">
            <text:p>whilst!fall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x</text:p>
          </table:table-cell>
          <table:table-cell office:value-type="string">
            <text:p>directed</text:p>
          </table:table-cell>
          <table:table-cell office:value-type="string">
            <text:p>tax!direc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lit</text:p>
          </table:table-cell>
          <table:table-cell office:value-type="string">
            <text:p>crimes</text:p>
          </table:table-cell>
          <table:table-cell office:value-type="string">
            <text:p>split!crim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ird</text:p>
          </table:table-cell>
          <table:table-cell office:value-type="string">
            <text:p>fabric</text:p>
          </table:table-cell>
          <table:table-cell office:value-type="string">
            <text:p>weird!fabr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barrier</text:p>
          </table:table-cell>
          <table:table-cell office:value-type="string">
            <text:p>rate!barri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en</text:p>
          </table:table-cell>
          <table:table-cell office:value-type="string">
            <text:p>failing</text:p>
          </table:table-cell>
          <table:table-cell office:value-type="string">
            <text:p>when!fail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tter</text:p>
          </table:table-cell>
          <table:table-cell office:value-type="string">
            <text:p>ideal</text:p>
          </table:table-cell>
          <table:table-cell office:value-type="string">
            <text:p>letter!ide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cene</text:p>
          </table:table-cell>
          <table:table-cell office:value-type="string">
            <text:p>colour</text:p>
          </table:table-cell>
          <table:table-cell office:value-type="string">
            <text:p>scene!col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okes</text:p>
          </table:table-cell>
          <table:table-cell office:value-type="string">
            <text:p>deck</text:p>
          </table:table-cell>
          <table:table-cell office:value-type="string">
            <text:p>strokes!de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ll</text:p>
          </table:table-cell>
          <table:table-cell office:value-type="string">
            <text:p>clarity</text:p>
          </table:table-cell>
          <table:table-cell office:value-type="string">
            <text:p>roll!clar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ject</text:p>
          </table:table-cell>
          <table:table-cell office:value-type="string">
            <text:p>art…</text:p>
          </table:table-cell>
          <table:table-cell office:value-type="string">
            <text:p>project!art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nually</text:p>
          </table:table-cell>
          <table:table-cell office:value-type="string">
            <text:p>ink</text:p>
          </table:table-cell>
          <table:table-cell office:value-type="string">
            <text:p>manually!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ming</text:p>
          </table:table-cell>
          <table:table-cell office:value-type="string">
            <text:p>drink</text:p>
          </table:table-cell>
          <table:table-cell office:value-type="string">
            <text:p>timing!dr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tect</text:p>
          </table:table-cell>
          <table:table-cell office:value-type="string">
            <text:p>atom</text:p>
          </table:table-cell>
          <table:table-cell office:value-type="string">
            <text:p>protect!ato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y</text:p>
          </table:table-cell>
          <table:table-cell office:value-type="string">
            <text:p>emphasis</text:p>
          </table:table-cell>
          <table:table-cell office:value-type="string">
            <text:p>try!emphasi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bs</text:p>
          </table:table-cell>
          <table:table-cell office:value-type="string">
            <text:p>diagram</text:p>
          </table:table-cell>
          <table:table-cell office:value-type="string">
            <text:p>tabs!diagr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ke</text:p>
          </table:table-cell>
          <table:table-cell office:value-type="string">
            <text:p>imaging</text:p>
          </table:table-cell>
          <table:table-cell office:value-type="string">
            <text:p>like!ima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ve</text:p>
          </table:table-cell>
          <table:table-cell office:value-type="string">
            <text:p>implies</text:p>
          </table:table-cell>
          <table:table-cell office:value-type="string">
            <text:p>live!impl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cal</text:p>
          </table:table-cell>
          <table:table-cell office:value-type="string">
            <text:p>impose</text:p>
          </table:table-cell>
          <table:table-cell office:value-type="string">
            <text:p>local!impos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ssons</text:p>
          </table:table-cell>
          <table:table-cell office:value-type="string">
            <text:p>icon</text:p>
          </table:table-cell>
          <table:table-cell office:value-type="string">
            <text:p>lessons!ico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ps</text:p>
          </table:table-cell>
          <table:table-cell office:value-type="string">
            <text:p>inquiry</text:p>
          </table:table-cell>
          <table:table-cell office:value-type="string">
            <text:p>maps!inqui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ch</text:p>
          </table:table-cell>
          <table:table-cell office:value-type="string">
            <text:p>chopped</text:p>
          </table:table-cell>
          <table:table-cell office:value-type="string">
            <text:p>rich!ch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cro…</text:p>
          </table:table-cell>
          <table:table-cell office:value-type="string">
            <text:p>index</text:p>
          </table:table-cell>
          <table:table-cell office:value-type="string">
            <text:p>macro…!index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ds</text:p>
          </table:table-cell>
          <table:table-cell office:value-type="string">
            <text:p>backed</text:p>
          </table:table-cell>
          <table:table-cell office:value-type="string">
            <text:p>quids!back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us</text:p>
          </table:table-cell>
          <table:table-cell office:value-type="string">
            <text:p>drafted</text:p>
          </table:table-cell>
          <table:table-cell office:value-type="string">
            <text:p>thus!draf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rmally</text:p>
          </table:table-cell>
          <table:table-cell office:value-type="string">
            <text:p>own</text:p>
          </table:table-cell>
          <table:table-cell office:value-type="string">
            <text:p>normally!ow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</text:p>
          </table:table-cell>
          <table:table-cell office:value-type="string">
            <text:p>ability</text:p>
          </table:table-cell>
          <table:table-cell office:value-type="string">
            <text:p>part!abil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yer</text:p>
          </table:table-cell>
          <table:table-cell office:value-type="string">
            <text:p>accord</text:p>
          </table:table-cell>
          <table:table-cell office:value-type="string">
            <text:p>payer!acco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il</text:p>
          </table:table-cell>
          <table:table-cell office:value-type="string">
            <text:p>overlaps</text:p>
          </table:table-cell>
          <table:table-cell office:value-type="string">
            <text:p>nil!overlap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e</text:p>
          </table:table-cell>
          <table:table-cell office:value-type="string">
            <text:p>confirms</text:p>
          </table:table-cell>
          <table:table-cell office:value-type="string">
            <text:p>she!confir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string">
            <text:p>agreed</text:p>
          </table:table-cell>
          <table:table-cell office:value-type="string">
            <text:p>point!agre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or</text:p>
          </table:table-cell>
          <table:table-cell office:value-type="string">
            <text:p>aligned</text:p>
          </table:table-cell>
          <table:table-cell office:value-type="string">
            <text:p>poor!alig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licing</text:p>
          </table:table-cell>
          <table:table-cell office:value-type="string">
            <text:p>aka</text:p>
          </table:table-cell>
          <table:table-cell office:value-type="string">
            <text:p>policing!ak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g</text:p>
          </table:table-cell>
          <table:table-cell office:value-type="string">
            <text:p>improper</text:p>
          </table:table-cell>
          <table:table-cell office:value-type="string">
            <text:p>log!improp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ths</text:p>
          </table:table-cell>
          <table:table-cell office:value-type="string">
            <text:p>opens</text:p>
          </table:table-cell>
          <table:table-cell office:value-type="string">
            <text:p>months!ope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re</text:p>
          </table:table-cell>
          <table:table-cell office:value-type="string">
            <text:p>operate</text:p>
          </table:table-cell>
          <table:table-cell office:value-type="string">
            <text:p>more!oper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ed</text:p>
          </table:table-cell>
          <table:table-cell office:value-type="string">
            <text:p>italic</text:p>
          </table:table-cell>
          <table:table-cell office:value-type="string">
            <text:p>mixed!ital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itor</text:p>
          </table:table-cell>
          <table:table-cell office:value-type="string">
            <text:p>once</text:p>
          </table:table-cell>
          <table:table-cell office:value-type="string">
            <text:p>monitor!onc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ame</text:p>
          </table:table-cell>
          <table:table-cell office:value-type="string">
            <text:p>organic</text:p>
          </table:table-cell>
          <table:table-cell office:value-type="string">
            <text:p>name!organ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ews</text:p>
          </table:table-cell>
          <table:table-cell office:value-type="string">
            <text:p>overall</text:p>
          </table:table-cell>
          <table:table-cell office:value-type="string">
            <text:p>news!overa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ial</text:p>
          </table:table-cell>
          <table:table-cell office:value-type="string">
            <text:p>able</text:p>
          </table:table-cell>
          <table:table-cell office:value-type="string">
            <text:p>partial!ab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t</text:p>
          </table:table-cell>
          <table:table-cell office:value-type="string">
            <text:p>ordered</text:p>
          </table:table-cell>
          <table:table-cell office:value-type="string">
            <text:p>must!orde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nt</text:p>
          </table:table-cell>
          <table:table-cell office:value-type="string">
            <text:p>caesars</text:p>
          </table:table-cell>
          <table:table-cell office:value-type="string">
            <text:p>rent!caes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s</text:p>
          </table:table-cell>
          <table:table-cell office:value-type="string">
            <text:p>access</text:p>
          </table:table-cell>
          <table:table-cell office:value-type="string">
            <text:p>paths!acces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del</text:p>
          </table:table-cell>
          <table:table-cell office:value-type="string">
            <text:p>itself</text:p>
          </table:table-cell>
          <table:table-cell office:value-type="string">
            <text:p>model!itsel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cial</text:p>
          </table:table-cell>
          <table:table-cell office:value-type="string">
            <text:p>copied</text:p>
          </table:table-cell>
          <table:table-cell office:value-type="string">
            <text:p>social!copi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in</text:p>
          </table:table-cell>
          <table:table-cell office:value-type="string">
            <text:p>filter</text:p>
          </table:table-cell>
          <table:table-cell office:value-type="string">
            <text:p>within!fil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string">
            <text:p>handled</text:p>
          </table:table-cell>
          <table:table-cell office:value-type="string">
            <text:p>green!hand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ools</text:p>
          </table:table-cell>
          <table:table-cell office:value-type="string">
            <text:p>combo</text:p>
          </table:table-cell>
          <table:table-cell office:value-type="string">
            <text:p>schools!comb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inner</text:p>
          </table:table-cell>
          <table:table-cell office:value-type="string">
            <text:p>creep</text:p>
          </table:table-cell>
          <table:table-cell office:value-type="string">
            <text:p>spinner!creep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oling</text:p>
          </table:table-cell>
          <table:table-cell office:value-type="string">
            <text:p>align</text:p>
          </table:table-cell>
          <table:table-cell office:value-type="string">
            <text:p>pooling!al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gion</text:p>
          </table:table-cell>
          <table:table-cell office:value-type="string">
            <text:p>humans</text:p>
          </table:table-cell>
          <table:table-cell office:value-type="string">
            <text:p>legion!huma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lly</text:p>
          </table:table-cell>
          <table:table-cell office:value-type="string">
            <text:p>become</text:p>
          </table:table-cell>
          <table:table-cell office:value-type="string">
            <text:p>really!beco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lled</text:p>
          </table:table-cell>
          <table:table-cell office:value-type="string">
            <text:p>author</text:p>
          </table:table-cell>
          <table:table-cell office:value-type="string">
            <text:p>pulled!auth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ope</text:p>
          </table:table-cell>
          <table:table-cell office:value-type="string">
            <text:p>comfort</text:p>
          </table:table-cell>
          <table:table-cell office:value-type="string">
            <text:p>scope!comf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nt</text:p>
          </table:table-cell>
          <table:table-cell office:value-type="string">
            <text:p>finances</text:p>
          </table:table-cell>
          <table:table-cell office:value-type="string">
            <text:p>wont!financ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uns</text:p>
          </table:table-cell>
          <table:table-cell office:value-type="string">
            <text:p>painter</text:p>
          </table:table-cell>
          <table:table-cell office:value-type="string">
            <text:p>nouns!pain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election</text:p>
          </table:table-cell>
          <table:table-cell office:value-type="string">
            <text:p>tree!ele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…</text:p>
          </table:table-cell>
          <table:table-cell office:value-type="string">
            <text:p>filings</text:p>
          </table:table-cell>
          <table:table-cell office:value-type="string">
            <text:p>with…!filin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lling</text:p>
          </table:table-cell>
          <table:table-cell office:value-type="string">
            <text:p>clash</text:p>
          </table:table-cell>
          <table:table-cell office:value-type="string">
            <text:p>rolling!clas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ove</text:p>
          </table:table-cell>
          <table:table-cell office:value-type="string">
            <text:p>emerges</text:p>
          </table:table-cell>
          <table:table-cell office:value-type="string">
            <text:p>trove!emer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ase</text:p>
          </table:table-cell>
          <table:table-cell office:value-type="string">
            <text:p>adjusts</text:p>
          </table:table-cell>
          <table:table-cell office:value-type="string">
            <text:p>phase!adju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und</text:p>
          </table:table-cell>
          <table:table-cell office:value-type="string">
            <text:p>clearer</text:p>
          </table:table-cell>
          <table:table-cell office:value-type="string">
            <text:p>round!clear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quired</text:p>
          </table:table-cell>
          <table:table-cell office:value-type="string">
            <text:p>case</text:p>
          </table:table-cell>
          <table:table-cell office:value-type="string">
            <text:p>required!ca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dom</text:p>
          </table:table-cell>
          <table:table-cell office:value-type="string">
            <text:p>ballot</text:p>
          </table:table-cell>
          <table:table-cell office:value-type="string">
            <text:p>random!ballo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p</text:p>
          </table:table-cell>
          <table:table-cell office:value-type="string">
            <text:p>harking</text:p>
          </table:table-cell>
          <table:table-cell office:value-type="string">
            <text:p>group!har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ging</text:p>
          </table:table-cell>
          <table:table-cell office:value-type="string">
            <text:p>fight</text:p>
          </table:table-cell>
          <table:table-cell office:value-type="string">
            <text:p>winging!figh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shing</text:p>
          </table:table-cell>
          <table:table-cell office:value-type="string">
            <text:p>files</text:p>
          </table:table-cell>
          <table:table-cell office:value-type="string">
            <text:p>wishing!fil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ts</text:p>
          </table:table-cell>
          <table:table-cell office:value-type="string">
            <text:p>concrete</text:p>
          </table:table-cell>
          <table:table-cell office:value-type="string">
            <text:p>sets!concre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al</text:p>
          </table:table-cell>
          <table:table-cell office:value-type="string">
            <text:p>friendly</text:p>
          </table:table-cell>
          <table:table-cell office:value-type="string">
            <text:p>goal!frien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…</text:p>
          </table:table-cell>
          <table:table-cell office:value-type="string">
            <text:p>console</text:p>
          </table:table-cell>
          <table:table-cell office:value-type="string">
            <text:p>sign…!conso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onal</text:p>
          </table:table-cell>
          <table:table-cell office:value-type="string">
            <text:p>paid</text:p>
          </table:table-cell>
          <table:table-cell office:value-type="string">
            <text:p>notional!pai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ematic</text:p>
          </table:table-cell>
          <table:table-cell office:value-type="string">
            <text:p>com</text:p>
          </table:table-cell>
          <table:table-cell office:value-type="string">
            <text:p>schematic!c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des</text:p>
          </table:table-cell>
          <table:table-cell office:value-type="string">
            <text:p>consist</text:p>
          </table:table-cell>
          <table:table-cell office:value-type="string">
            <text:p>sides!consi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ceive</text:p>
          </table:table-cell>
          <table:table-cell office:value-type="string">
            <text:p>begun</text:p>
          </table:table-cell>
          <table:table-cell office:value-type="string">
            <text:p>receive!begu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sheet</text:p>
          </table:table-cell>
          <table:table-cell office:value-type="string">
            <text:p>fix</text:p>
          </table:table-cell>
          <table:table-cell office:value-type="string">
            <text:p>worksheet!fi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t</text:p>
          </table:table-cell>
          <table:table-cell office:value-type="string">
            <text:p>automated</text:p>
          </table:table-cell>
          <table:table-cell office:value-type="string">
            <text:p>put!automa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grade</text:p>
          </table:table-cell>
          <table:table-cell office:value-type="string">
            <text:p>ethos</text:p>
          </table:table-cell>
          <table:table-cell office:value-type="string">
            <text:p>upgrade!etho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ch</text:p>
          </table:table-cell>
          <table:table-cell office:value-type="string">
            <text:p>opposite</text:p>
          </table:table-cell>
          <table:table-cell office:value-type="string">
            <text:p>much!oppos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rt</text:p>
          </table:table-cell>
          <table:table-cell office:value-type="string">
            <text:p>custody</text:p>
          </table:table-cell>
          <table:table-cell office:value-type="string">
            <text:p>start!cust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ies</text:p>
          </table:table-cell>
          <table:table-cell office:value-type="string">
            <text:p>about</text:p>
          </table:table-cell>
          <table:table-cell office:value-type="string">
            <text:p>parties!abou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ained</text:p>
          </table:table-cell>
          <table:table-cell office:value-type="string">
            <text:p>forget</text:p>
          </table:table-cell>
          <table:table-cell office:value-type="string">
            <text:p>gained!forge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do</text:p>
          </table:table-cell>
          <table:table-cell office:value-type="string">
            <text:p>birthday</text:p>
          </table:table-cell>
          <table:table-cell office:value-type="string">
            <text:p>redo!birthd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cking</text:p>
          </table:table-cell>
          <table:table-cell office:value-type="string">
            <text:p>earn</text:p>
          </table:table-cell>
          <table:table-cell office:value-type="string">
            <text:p>tracking!ear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nger</text:p>
          </table:table-cell>
          <table:table-cell office:value-type="string">
            <text:p>force</text:p>
          </table:table-cell>
          <table:table-cell office:value-type="string">
            <text:p>younger!for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ature</text:p>
          </table:table-cell>
          <table:table-cell office:value-type="string">
            <text:p>origin</text:p>
          </table:table-cell>
          <table:table-cell office:value-type="string">
            <text:p>nature!origi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ed</text:p>
          </table:table-cell>
          <table:table-cell office:value-type="string">
            <text:p>oral</text:p>
          </table:table-cell>
          <table:table-cell office:value-type="string">
            <text:p>murdered!or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jects</text:p>
          </table:table-cell>
          <table:table-cell office:value-type="string">
            <text:p>arts</text:p>
          </table:table-cell>
          <table:table-cell office:value-type="string">
            <text:p>projects!ar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unded</text:p>
          </table:table-cell>
          <table:table-cell office:value-type="string">
            <text:p>floor</text:p>
          </table:table-cell>
          <table:table-cell office:value-type="string">
            <text:p>wounded!flo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</text:p>
          </table:table-cell>
          <table:table-cell office:value-type="string">
            <text:p>chart…</text:p>
          </table:table-cell>
          <table:table-cell office:value-type="string">
            <text:p>return!chart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ges…</text:p>
          </table:table-cell>
          <table:table-cell office:value-type="string">
            <text:p>banks</text:p>
          </table:table-cell>
          <table:table-cell office:value-type="string">
            <text:p>ranges…!bank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place</text:p>
          </table:table-cell>
          <table:table-cell office:value-type="string">
            <text:p>fit</text:p>
          </table:table-cell>
          <table:table-cell office:value-type="string">
            <text:p>workplace!f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nt</text:p>
          </table:table-cell>
          <table:table-cell office:value-type="string">
            <text:p>gunnery</text:p>
          </table:table-cell>
          <table:table-cell office:value-type="string">
            <text:p>grant!gunner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ying</text:p>
          </table:table-cell>
          <table:table-cell office:value-type="string">
            <text:p>flex</text:p>
          </table:table-cell>
          <table:table-cell office:value-type="string">
            <text:p>worrying!fle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otos</text:p>
          </table:table-cell>
          <table:table-cell office:value-type="string">
            <text:p>adults</text:p>
          </table:table-cell>
          <table:table-cell office:value-type="string">
            <text:p>photos!adul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move</text:p>
          </table:table-cell>
          <table:table-cell office:value-type="string">
            <text:p>button</text:p>
          </table:table-cell>
          <table:table-cell office:value-type="string">
            <text:p>remove!butt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lution</text:p>
          </table:table-cell>
          <table:table-cell office:value-type="string">
            <text:p>core</text:p>
          </table:table-cell>
          <table:table-cell office:value-type="string">
            <text:p>solution!co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ne</text:p>
          </table:table-cell>
          <table:table-cell office:value-type="string">
            <text:p>aspects</text:p>
          </table:table-cell>
          <table:table-cell office:value-type="string">
            <text:p>prone!asp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r</text:p>
          </table:table-cell>
          <table:table-cell office:value-type="string">
            <text:p>overwrite</text:p>
          </table:table-cell>
          <table:table-cell office:value-type="string">
            <text:p>nor!overwr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asure</text:p>
          </table:table-cell>
          <table:table-cell office:value-type="string">
            <text:p>eggs</text:p>
          </table:table-cell>
          <table:table-cell office:value-type="string">
            <text:p>treasure!eg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rge</text:p>
          </table:table-cell>
          <table:table-cell office:value-type="string">
            <text:p>interim</text:p>
          </table:table-cell>
          <table:table-cell office:value-type="string">
            <text:p>merge!interi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s</text:p>
          </table:table-cell>
          <table:table-cell office:value-type="string">
            <text:p>chasm</text:p>
          </table:table-cell>
          <table:table-cell office:value-type="string">
            <text:p>returns!chas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down</text:p>
          </table:table-cell>
          <table:table-cell office:value-type="string">
            <text:p>ethnic</text:p>
          </table:table-cell>
          <table:table-cell office:value-type="string">
            <text:p>updown!ethni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are</text:p>
          </table:table-cell>
          <table:table-cell office:value-type="string">
            <text:p>counsel</text:p>
          </table:table-cell>
          <table:table-cell office:value-type="string">
            <text:p>spare!counse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n</text:p>
          </table:table-cell>
          <table:table-cell office:value-type="string">
            <text:p>contacted</text:p>
          </table:table-cell>
          <table:table-cell office:value-type="string">
            <text:p>sin!contac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ising</text:p>
          </table:table-cell>
          <table:table-cell office:value-type="string">
            <text:p>baked</text:p>
          </table:table-cell>
          <table:table-cell office:value-type="string">
            <text:p>raising!bak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nowing</text:p>
          </table:table-cell>
          <table:table-cell office:value-type="string">
            <text:p>hides</text:p>
          </table:table-cell>
          <table:table-cell office:value-type="string">
            <text:p>knowing!hi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ws</text:p>
          </table:table-cell>
          <table:table-cell office:value-type="string">
            <text:p>clinical</text:p>
          </table:table-cell>
          <table:table-cell office:value-type="string">
            <text:p>rows!clinic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und</text:p>
          </table:table-cell>
          <table:table-cell office:value-type="string">
            <text:p>already</text:p>
          </table:table-cell>
          <table:table-cell office:value-type="string">
            <text:p>pound!alrea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sk</text:p>
          </table:table-cell>
          <table:table-cell office:value-type="string">
            <text:p>circular</text:p>
          </table:table-cell>
          <table:table-cell office:value-type="string">
            <text:p>risk!circu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cessed</text:p>
          </table:table-cell>
          <table:table-cell office:value-type="string">
            <text:p>are</text:p>
          </table:table-cell>
          <table:table-cell office:value-type="string">
            <text:p>processed!a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setta</text:p>
          </table:table-cell>
          <table:table-cell office:value-type="string">
            <text:p>clean</text:p>
          </table:table-cell>
          <table:table-cell office:value-type="string">
            <text:p>rosetta!clea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</text:p>
          </table:table-cell>
          <table:table-cell office:value-type="string">
            <text:p>exposure</text:p>
          </table:table-cell>
          <table:table-cell office:value-type="string">
            <text:p>walk!expos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s</text:p>
          </table:table-cell>
          <table:table-cell office:value-type="string">
            <text:p>express</text:p>
          </table:table-cell>
          <table:table-cell office:value-type="string">
            <text:p>walks!expre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egnancy</text:p>
          </table:table-cell>
          <table:table-cell office:value-type="string">
            <text:p>and</text:p>
          </table:table-cell>
          <table:table-cell office:value-type="string">
            <text:p>pregnancy!a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ly</text:p>
          </table:table-cell>
          <table:table-cell office:value-type="string">
            <text:p>holds</text:p>
          </table:table-cell>
          <table:table-cell office:value-type="string">
            <text:p>largely!ho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ward</text:p>
          </table:table-cell>
          <table:table-cell office:value-type="string">
            <text:p>choose</text:p>
          </table:table-cell>
          <table:table-cell office:value-type="string">
            <text:p>reward!cho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dow</text:p>
          </table:table-cell>
          <table:table-cell office:value-type="string">
            <text:p>fields</text:p>
          </table:table-cell>
          <table:table-cell office:value-type="string">
            <text:p>window!fie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manent</text:p>
          </table:table-cell>
          <table:table-cell office:value-type="string">
            <text:p>add</text:p>
          </table:table-cell>
          <table:table-cell office:value-type="string">
            <text:p>permanent!ad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s</text:p>
          </table:table-cell>
          <table:table-cell office:value-type="string">
            <text:p>church</text:p>
          </table:table-cell>
          <table:table-cell office:value-type="string">
            <text:p>rights!chur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…</text:p>
          </table:table-cell>
          <table:table-cell office:value-type="string">
            <text:p>chosen</text:p>
          </table:table-cell>
          <table:table-cell office:value-type="string">
            <text:p>right…!chose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alth</text:p>
          </table:table-cell>
          <table:table-cell office:value-type="string">
            <text:p>extent</text:p>
          </table:table-cell>
          <table:table-cell office:value-type="string">
            <text:p>wealth!ex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blems</text:p>
          </table:table-cell>
          <table:table-cell office:value-type="string">
            <text:p>apps</text:p>
          </table:table-cell>
          <table:table-cell office:value-type="string">
            <text:p>problems!app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view…</text:p>
          </table:table-cell>
          <table:table-cell office:value-type="string">
            <text:p>chief</text:p>
          </table:table-cell>
          <table:table-cell office:value-type="string">
            <text:p>review…!chie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ry</text:p>
          </table:table-cell>
          <table:table-cell office:value-type="string">
            <text:p>exchange</text:p>
          </table:table-cell>
          <table:table-cell office:value-type="string">
            <text:p>vary!exchan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sually</text:p>
          </table:table-cell>
          <table:table-cell office:value-type="string">
            <text:p>exact</text:p>
          </table:table-cell>
          <table:table-cell office:value-type="string">
            <text:p>usually!exac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y</text:p>
          </table:table-cell>
          <table:table-cell office:value-type="string">
            <text:p>integrate</text:p>
          </table:table-cell>
          <table:table-cell office:value-type="string">
            <text:p>may!integr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ia</text:p>
          </table:table-cell>
          <table:table-cell office:value-type="string">
            <text:p>existence</text:p>
          </table:table-cell>
          <table:table-cell office:value-type="string">
            <text:p>via!existen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wice</text:p>
          </table:table-cell>
          <table:table-cell office:value-type="string">
            <text:p>enabled</text:p>
          </table:table-cell>
          <table:table-cell office:value-type="string">
            <text:p>twice!enab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chies</text:p>
          </table:table-cell>
          <table:table-cell office:value-type="string">
            <text:p>dirty</text:p>
          </table:table-cell>
          <table:table-cell office:value-type="string">
            <text:p>techies!dirt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nbounded</text:p>
          </table:table-cell>
          <table:table-cell office:value-type="string">
            <text:p>end</text:p>
          </table:table-cell>
          <table:table-cell office:value-type="string">
            <text:p>unbounded!e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ces</text:p>
          </table:table-cell>
          <table:table-cell office:value-type="string">
            <text:p>page…</text:p>
          </table:table-cell>
          <table:table-cell office:value-type="string">
            <text:p>notices!page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enabling</text:p>
          </table:table-cell>
          <table:table-cell office:value-type="string">
            <text:p>type!enab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question</text:p>
          </table:table-cell>
          <table:table-cell office:value-type="string">
            <text:p>away</text:p>
          </table:table-cell>
          <table:table-cell office:value-type="string">
            <text:p>question!aw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ftmost</text:p>
          </table:table-cell>
          <table:table-cell office:value-type="string">
            <text:p>huge</text:p>
          </table:table-cell>
          <table:table-cell office:value-type="string">
            <text:p>leftmost!hu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asking</text:p>
          </table:table-cell>
          <table:table-cell office:value-type="string">
            <text:p>prompt!as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ile</text:p>
          </table:table-cell>
          <table:table-cell office:value-type="string">
            <text:p>falling</text:p>
          </table:table-cell>
          <table:table-cell office:value-type="string">
            <text:p>while!fal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de</text:p>
          </table:table-cell>
          <table:table-cell office:value-type="string">
            <text:p>easiest</text:p>
          </table:table-cell>
          <table:table-cell office:value-type="string">
            <text:p>trade!easie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itors</text:p>
          </table:table-cell>
          <table:table-cell office:value-type="string">
            <text:p>ones</text:p>
          </table:table-cell>
          <table:table-cell office:value-type="string">
            <text:p>monitors!on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rked</text:p>
          </table:table-cell>
          <table:table-cell office:value-type="string">
            <text:p>insert</text:p>
          </table:table-cell>
          <table:table-cell office:value-type="string">
            <text:p>marked!inse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ps</text:p>
          </table:table-cell>
          <table:table-cell office:value-type="string">
            <text:p>dealing</text:p>
          </table:table-cell>
          <table:table-cell office:value-type="string">
            <text:p>stops!dea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longed</text:p>
          </table:table-cell>
          <table:table-cell office:value-type="string">
            <text:p>asc</text:p>
          </table:table-cell>
          <table:table-cell office:value-type="string">
            <text:p>prolonged!as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dians</text:p>
          </table:table-cell>
          <table:table-cell office:value-type="string">
            <text:p>badly</text:p>
          </table:table-cell>
          <table:table-cell office:value-type="string">
            <text:p>radians!ba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olly</text:p>
          </table:table-cell>
          <table:table-cell office:value-type="string">
            <text:p>father</text:p>
          </table:table-cell>
          <table:table-cell office:value-type="string">
            <text:p>wholly!fath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ves</text:p>
          </table:table-cell>
          <table:table-cell office:value-type="string">
            <text:p>extends</text:p>
          </table:table-cell>
          <table:table-cell office:value-type="string">
            <text:p>waves!exten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vot</text:p>
          </table:table-cell>
          <table:table-cell office:value-type="string">
            <text:p>affairs</text:p>
          </table:table-cell>
          <table:table-cell office:value-type="string">
            <text:p>pivot!affair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ubsume</text:p>
          </table:table-cell>
          <table:table-cell office:value-type="string">
            <text:p>delay</text:p>
          </table:table-cell>
          <table:table-cell office:value-type="string">
            <text:p>subsume!del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ssed</text:p>
          </table:table-cell>
          <table:table-cell office:value-type="string">
            <text:p>abused</text:p>
          </table:table-cell>
          <table:table-cell office:value-type="string">
            <text:p>passed!abu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easing</text:p>
          </table:table-cell>
          <table:table-cell office:value-type="string">
            <text:p>bug</text:p>
          </table:table-cell>
          <table:table-cell office:value-type="string">
            <text:p>releasing!bu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lid</text:p>
          </table:table-cell>
          <table:table-cell office:value-type="string">
            <text:p>examine</text:p>
          </table:table-cell>
          <table:table-cell office:value-type="string">
            <text:p>valid!examin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</text:p>
          </table:table-cell>
          <table:table-cell office:value-type="string">
            <text:p>iterative</text:p>
          </table:table-cell>
          <table:table-cell office:value-type="string">
            <text:p>mod!iterativ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us</text:p>
          </table:table-cell>
          <table:table-cell office:value-type="string">
            <text:p>journey</text:p>
          </table:table-cell>
          <table:table-cell office:value-type="string">
            <text:p>modus!journe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zoom</text:p>
          </table:table-cell>
          <table:table-cell office:value-type="string">
            <text:p>forecast</text:p>
          </table:table-cell>
          <table:table-cell office:value-type="string">
            <text:p>zoom!foreca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ched</text:p>
          </table:table-cell>
          <table:table-cell office:value-type="string">
            <text:p>basis</text:p>
          </table:table-cell>
          <table:table-cell office:value-type="string">
            <text:p>reached!basi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unning</text:p>
          </table:table-cell>
          <table:table-cell office:value-type="string">
            <text:p>close</text:p>
          </table:table-cell>
          <table:table-cell office:value-type="string">
            <text:p>running!cl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ries</text:p>
          </table:table-cell>
          <table:table-cell office:value-type="string">
            <text:p>death</text:p>
          </table:table-cell>
          <table:table-cell office:value-type="string">
            <text:p>stories!dea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ights</text:p>
          </table:table-cell>
          <table:table-cell office:value-type="string">
            <text:p>fable</text:p>
          </table:table-cell>
          <table:table-cell office:value-type="string">
            <text:p>weights!fab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nd</text:p>
          </table:table-cell>
          <table:table-cell office:value-type="string">
            <text:p>happens</text:p>
          </table:table-cell>
          <table:table-cell office:value-type="string">
            <text:p>grind!happ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nd</text:p>
          </table:table-cell>
          <table:table-cell office:value-type="string">
            <text:p>harder</text:p>
          </table:table-cell>
          <table:table-cell office:value-type="string">
            <text:p>ground!ha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witch</text:p>
          </table:table-cell>
          <table:table-cell office:value-type="string">
            <text:p>design</text:p>
          </table:table-cell>
          <table:table-cell office:value-type="string">
            <text:p>switch!des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re</text:p>
          </table:table-cell>
          <table:table-cell office:value-type="string">
            <text:p>divided</text:p>
          </table:table-cell>
          <table:table-cell office:value-type="string">
            <text:p>there!divid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ges</text:p>
          </table:table-cell>
          <table:table-cell office:value-type="string">
            <text:p>exposed</text:p>
          </table:table-cell>
          <table:table-cell office:value-type="string">
            <text:p>wages!ex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th</text:p>
          </table:table-cell>
          <table:table-cell office:value-type="string">
            <text:p>forcing</text:p>
          </table:table-cell>
          <table:table-cell office:value-type="string">
            <text:p>youth!forc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fted</text:p>
          </table:table-cell>
          <table:table-cell office:value-type="string">
            <text:p>images</text:p>
          </table:table-cell>
          <table:table-cell office:value-type="string">
            <text:p>lifted!ima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ving</text:p>
          </table:table-cell>
          <table:table-cell office:value-type="string">
            <text:p>import</text:p>
          </table:table-cell>
          <table:table-cell office:value-type="string">
            <text:p>living!imp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yers</text:p>
          </table:table-cell>
          <table:table-cell office:value-type="string">
            <text:p>hosted</text:p>
          </table:table-cell>
          <table:table-cell office:value-type="string">
            <text:p>layers!hos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t</text:p>
          </table:table-cell>
          <table:table-cell office:value-type="string">
            <text:p>disputes</text:p>
          </table:table-cell>
          <table:table-cell office:value-type="string">
            <text:p>that!disput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ck</text:p>
          </table:table-cell>
          <table:table-cell office:value-type="string">
            <text:p>advanced</text:p>
          </table:table-cell>
          <table:table-cell office:value-type="string">
            <text:p>pick!advanc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ory</text:p>
          </table:table-cell>
          <table:table-cell office:value-type="string">
            <text:p>divide</text:p>
          </table:table-cell>
          <table:table-cell office:value-type="string">
            <text:p>theory!divid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dian</text:p>
          </table:table-cell>
          <table:table-cell office:value-type="string">
            <text:p>intent</text:p>
          </table:table-cell>
          <table:table-cell office:value-type="string">
            <text:p>median!in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consists</text:p>
          </table:table-cell>
          <table:table-cell office:value-type="string">
            <text:p>sign!consi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gs</text:p>
          </table:table-cell>
          <table:table-cell office:value-type="string">
            <text:p>improves</text:p>
          </table:table-cell>
          <table:table-cell office:value-type="string">
            <text:p>logs!improv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lf</text:p>
          </table:table-cell>
          <table:table-cell office:value-type="string">
            <text:p>composed</text:p>
          </table:table-cell>
          <table:table-cell office:value-type="string">
            <text:p>self!com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eated</text:p>
          </table:table-cell>
          <table:table-cell office:value-type="string">
            <text:p>call</text:p>
          </table:table-cell>
          <table:table-cell office:value-type="string">
            <text:p>repeated!ca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ne</text:p>
          </table:table-cell>
          <table:table-cell office:value-type="string">
            <text:p>function</text:p>
          </table:table-cell>
          <table:table-cell office:value-type="string">
            <text:p>gone!fun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ws</text:p>
          </table:table-cell>
          <table:table-cell office:value-type="string">
            <text:p>dozens</text:p>
          </table:table-cell>
          <table:table-cell office:value-type="string">
            <text:p>throws!doz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ugh</text:p>
          </table:table-cell>
          <table:table-cell office:value-type="string">
            <text:p>doubt</text:p>
          </table:table-cell>
          <table:table-cell office:value-type="string">
            <text:p>through!doub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ks</text:p>
          </table:table-cell>
          <table:table-cell office:value-type="string">
            <text:p>himself</text:p>
          </table:table-cell>
          <table:table-cell office:value-type="string">
            <text:p>lacks!himsel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d</text:p>
          </table:table-cell>
          <table:table-cell office:value-type="string">
            <text:p>handsets</text:p>
          </table:table-cell>
          <table:table-cell office:value-type="string">
            <text:p>grid!handse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wards</text:p>
          </table:table-cell>
          <table:table-cell office:value-type="string">
            <text:p>dwell</text:p>
          </table:table-cell>
          <table:table-cell office:value-type="string">
            <text:p>towards!dwe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ough</text:p>
          </table:table-cell>
          <table:table-cell office:value-type="string">
            <text:p>dollar</text:p>
          </table:table-cell>
          <table:table-cell office:value-type="string">
            <text:p>though!dol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phical</text:p>
          </table:table-cell>
          <table:table-cell office:value-type="string">
            <text:p>had</text:p>
          </table:table-cell>
          <table:table-cell office:value-type="string">
            <text:p>graphical!ha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ill</text:p>
          </table:table-cell>
          <table:table-cell office:value-type="string">
            <text:p>dcounta</text:p>
          </table:table-cell>
          <table:table-cell office:value-type="string">
            <text:p>still!dcounta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ine</text:p>
          </table:table-cell>
          <table:table-cell office:value-type="string">
            <text:p>overleaf</text:p>
          </table:table-cell>
          <table:table-cell office:value-type="string">
            <text:p>nine!overlea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nage</text:p>
          </table:table-cell>
          <table:table-cell office:value-type="string">
            <text:p>inform</text:p>
          </table:table-cell>
          <table:table-cell office:value-type="string">
            <text:p>manage!infor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una</text:p>
          </table:table-cell>
          <table:table-cell office:value-type="string">
            <text:p>hinder</text:p>
          </table:table-cell>
          <table:table-cell office:value-type="string">
            <text:p>lacuna!hin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rgets</text:p>
          </table:table-cell>
          <table:table-cell office:value-type="string">
            <text:p>digit</text:p>
          </table:table-cell>
          <table:table-cell office:value-type="string">
            <text:p>targets!dig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x</text:p>
          </table:table-cell>
          <table:table-cell office:value-type="string">
            <text:p>conferred</text:p>
          </table:table-cell>
          <table:table-cell office:value-type="string">
            <text:p>sex!conferr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de</text:p>
          </table:table-cell>
          <table:table-cell office:value-type="string">
            <text:p>indexing</text:p>
          </table:table-cell>
          <table:table-cell office:value-type="string">
            <text:p>made!index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ied</text:p>
          </table:table-cell>
          <table:table-cell office:value-type="string">
            <text:p>flaws</text:p>
          </table:table-cell>
          <table:table-cell office:value-type="string">
            <text:p>worried!flaw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nse</text:p>
          </table:table-cell>
          <table:table-cell office:value-type="string">
            <text:p>compute</text:p>
          </table:table-cell>
          <table:table-cell office:value-type="string">
            <text:p>sense!compu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licies</text:p>
          </table:table-cell>
          <table:table-cell office:value-type="string">
            <text:p>aims</text:p>
          </table:table-cell>
          <table:table-cell office:value-type="string">
            <text:p>policies!aim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st</text:p>
          </table:table-cell>
          <table:table-cell office:value-type="string">
            <text:p>holly</text:p>
          </table:table-cell>
          <table:table-cell office:value-type="string">
            <text:p>largest!hol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n</text:p>
          </table:table-cell>
          <table:table-cell office:value-type="string">
            <text:p>different</text:p>
          </table:table-cell>
          <table:table-cell office:value-type="string">
            <text:p>tan!differ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</text:p>
          </table:table-cell>
          <table:table-cell office:value-type="string">
            <text:p>holding</text:p>
          </table:table-cell>
          <table:table-cell office:value-type="string">
            <text:p>large!hold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ner</text:p>
          </table:table-cell>
          <table:table-cell office:value-type="string">
            <text:p>figure</text:p>
          </table:table-cell>
          <table:table-cell office:value-type="string">
            <text:p>winner!fig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n</text:p>
          </table:table-cell>
          <table:table-cell office:value-type="string">
            <text:p>displays</text:p>
          </table:table-cell>
          <table:table-cell office:value-type="string">
            <text:p>than!display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viso</text:p>
          </table:table-cell>
          <table:table-cell office:value-type="string">
            <text:p>audit</text:p>
          </table:table-cell>
          <table:table-cell office:value-type="string">
            <text:p>proviso!aud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opoly</text:p>
          </table:table-cell>
          <table:table-cell office:value-type="string">
            <text:p>onto</text:p>
          </table:table-cell>
          <table:table-cell office:value-type="string">
            <text:p>monopoly!ont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ved</text:p>
          </table:table-cell>
          <table:table-cell office:value-type="string">
            <text:p>opinion</text:p>
          </table:table-cell>
          <table:table-cell office:value-type="string">
            <text:p>moved!opin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st</text:p>
          </table:table-cell>
          <table:table-cell office:value-type="string">
            <text:p>holyrood</text:p>
          </table:table-cell>
          <table:table-cell office:value-type="string">
            <text:p>last!holyroo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nority</text:p>
          </table:table-cell>
          <table:table-cell office:value-type="string">
            <text:p>iron</text:p>
          </table:table-cell>
          <table:table-cell office:value-type="string">
            <text:p>minority!ir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host</text:p>
          </table:table-cell>
          <table:table-cell office:value-type="string">
            <text:p>fragile</text:p>
          </table:table-cell>
          <table:table-cell office:value-type="string">
            <text:p>ghost!fragi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funds</text:p>
          </table:table-cell>
          <table:table-cell office:value-type="string">
            <text:p>foreign</text:p>
          </table:table-cell>
          <table:table-cell office:value-type="string">
            <text:p>funds!fore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lace…</text:p>
          </table:table-cell>
          <table:table-cell office:value-type="string">
            <text:p>came</text:p>
          </table:table-cell>
          <table:table-cell office:value-type="string">
            <text:p>replace…!ca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ere</text:p>
          </table:table-cell>
          <table:table-cell office:value-type="string">
            <text:p>failure</text:p>
          </table:table-cell>
          <table:table-cell office:value-type="string">
            <text:p>where!fail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ever</text:p>
          </table:table-cell>
          <table:table-cell office:value-type="string">
            <text:p>outwith</text:p>
          </table:table-cell>
          <table:table-cell office:value-type="string">
            <text:p>never!outwi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eyboard</text:p>
          </table:table-cell>
          <table:table-cell office:value-type="string">
            <text:p>held</text:p>
          </table:table-cell>
          <table:table-cell office:value-type="string">
            <text:p>keyboard!hel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hyperlink</text:p>
          </table:table-cell>
          <table:table-cell office:value-type="string">
            <text:p>len!hyperlin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resh</text:p>
          </table:table-cell>
          <table:table-cell office:value-type="string">
            <text:p>bound</text:p>
          </table:table-cell>
          <table:table-cell office:value-type="string">
            <text:p>refresh!bou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am</text:p>
          </table:table-cell>
          <table:table-cell office:value-type="string">
            <text:p>directly</text:p>
          </table:table-cell>
          <table:table-cell office:value-type="string">
            <text:p>team!direct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oltips</text:p>
          </table:table-cell>
          <table:table-cell office:value-type="string">
            <text:p>duns</text:p>
          </table:table-cell>
          <table:table-cell office:value-type="string">
            <text:p>tooltips!du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ts</text:p>
          </table:table-cell>
          <table:table-cell office:value-type="string">
            <text:p>fraction</text:p>
          </table:table-cell>
          <table:table-cell office:value-type="string">
            <text:p>gets!fra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ated</text:p>
          </table:table-cell>
          <table:table-cell office:value-type="string">
            <text:p>bring</text:p>
          </table:table-cell>
          <table:table-cell office:value-type="string">
            <text:p>related!br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quirts</text:p>
          </table:table-cell>
          <table:table-cell office:value-type="string">
            <text:p>cross</text:p>
          </table:table-cell>
          <table:table-cell office:value-type="string">
            <text:p>squirts!cro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p</text:p>
          </table:table-cell>
          <table:table-cell office:value-type="string">
            <text:p>duplicate</text:p>
          </table:table-cell>
          <table:table-cell office:value-type="string">
            <text:p>top!duplic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orm</text:p>
          </table:table-cell>
          <table:table-cell office:value-type="string">
            <text:p>bottom</text:p>
          </table:table-cell>
          <table:table-cell office:value-type="string">
            <text:p>reform!bott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ly</text:p>
          </table:table-cell>
          <table:table-cell office:value-type="string">
            <text:p>absorb</text:p>
          </table:table-cell>
          <table:table-cell office:value-type="string">
            <text:p>partly!absorb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nder</text:p>
          </table:table-cell>
          <table:table-cell office:value-type="string">
            <text:p>formed</text:p>
          </table:table-cell>
          <table:table-cell office:value-type="string">
            <text:p>gender!for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gion</text:p>
          </table:table-cell>
          <table:table-cell office:value-type="string">
            <text:p>branch</text:p>
          </table:table-cell>
          <table:table-cell office:value-type="string">
            <text:p>region!bran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ss</text:p>
          </table:table-cell>
          <table:table-cell office:value-type="string">
            <text:p>includes</text:p>
          </table:table-cell>
          <table:table-cell office:value-type="string">
            <text:p>loss!inclu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iod</text:p>
          </table:table-cell>
          <table:table-cell office:value-type="string">
            <text:p>actual</text:p>
          </table:table-cell>
          <table:table-cell office:value-type="string">
            <text:p>period!actu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ffed</text:p>
          </table:table-cell>
          <table:table-cell office:value-type="string">
            <text:p>crown</text:p>
          </table:table-cell>
          <table:table-cell office:value-type="string">
            <text:p>staffed!crow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t</text:p>
          </table:table-cell>
          <table:table-cell office:value-type="string">
            <text:p>inclusion</text:p>
          </table:table-cell>
          <table:table-cell office:value-type="string">
            <text:p>lot!inclus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ximized</text:p>
          </table:table-cell>
          <table:table-cell office:value-type="string">
            <text:p>int</text:p>
          </table:table-cell>
          <table:table-cell office:value-type="string">
            <text:p>maximized!i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ook</text:p>
          </table:table-cell>
          <table:table-cell office:value-type="string">
            <text:p>referred!boo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s</text:p>
          </table:table-cell>
          <table:table-cell office:value-type="string">
            <text:p>order</text:p>
          </table:table-cell>
          <table:table-cell office:value-type="string">
            <text:p>murders!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s</text:p>
          </table:table-cell>
          <table:table-cell office:value-type="string">
            <text:p>border</text:p>
          </table:table-cell>
          <table:table-cell office:value-type="string">
            <text:p>refers!b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rt</text:p>
          </table:table-cell>
          <table:table-cell office:value-type="string">
            <text:p>corrects</text:p>
          </table:table-cell>
          <table:table-cell office:value-type="string">
            <text:p>sort!corr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al</text:p>
          </table:table-cell>
          <table:table-cell office:value-type="string">
            <text:p>body</text:p>
          </table:table-cell>
          <table:table-cell office:value-type="string">
            <text:p>referral!b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lticell</text:p>
          </table:table-cell>
          <table:table-cell office:value-type="string">
            <text:p>opt</text:p>
          </table:table-cell>
          <table:table-cell office:value-type="string">
            <text:p>multicell!op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yles</text:p>
          </table:table-cell>
          <table:table-cell office:value-type="string">
            <text:p>deemed</text:p>
          </table:table-cell>
          <table:table-cell office:value-type="string">
            <text:p>styles!dee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stake</text:p>
          </table:table-cell>
          <table:table-cell office:value-type="string">
            <text:p>issued</text:p>
          </table:table-cell>
          <table:table-cell office:value-type="string">
            <text:p>mistake!issu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assing</text:p>
          </table:table-cell>
          <table:table-cell office:value-type="string">
            <text:p>abuser</text:p>
          </table:table-cell>
          <table:table-cell office:value-type="string">
            <text:p>passing!abus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ciety</text:p>
          </table:table-cell>
          <table:table-cell office:value-type="string">
            <text:p>copies</text:p>
          </table:table-cell>
          <table:table-cell office:value-type="string">
            <text:p>society!cop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…</text:p>
          </table:table-cell>
          <table:table-cell office:value-type="string">
            <text:p>expects</text:p>
          </table:table-cell>
          <table:table-cell office:value-type="string">
            <text:p>views…!expe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uth</text:p>
          </table:table-cell>
          <table:table-cell office:value-type="string">
            <text:p>operator</text:p>
          </table:table-cell>
          <table:table-cell office:value-type="string">
            <text:p>mouth!opera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ting</text:p>
          </table:table-cell>
          <table:table-cell office:value-type="string">
            <text:p>client</text:p>
          </table:table-cell>
          <table:table-cell office:value-type="string">
            <text:p>routing!cli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bject</text:p>
          </table:table-cell>
          <table:table-cell office:value-type="string">
            <text:p>deeply</text:p>
          </table:table-cell>
          <table:table-cell office:value-type="string">
            <text:p>subject!deep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s</text:p>
          </table:table-cell>
          <table:table-cell office:value-type="string">
            <text:p>extension</text:p>
          </table:table-cell>
          <table:table-cell office:value-type="string">
            <text:p>ways!extens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oo</text:p>
          </table:table-cell>
          <table:table-cell office:value-type="string">
            <text:p>diagonal</text:p>
          </table:table-cell>
          <table:table-cell office:value-type="string">
            <text:p>taboo!diago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roughly</text:p>
          </table:table-cell>
          <table:table-cell office:value-type="string">
            <text:p>doh</text:p>
          </table:table-cell>
          <table:table-cell office:value-type="string">
            <text:p>thoroughly!do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mises</text:p>
          </table:table-cell>
          <table:table-cell office:value-type="string">
            <text:p>annex</text:p>
          </table:table-cell>
          <table:table-cell office:value-type="string">
            <text:p>premises!anne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nce</text:p>
          </table:table-cell>
          <table:table-cell office:value-type="string">
            <text:p>contacts</text:p>
          </table:table-cell>
          <table:table-cell office:value-type="string">
            <text:p>since!cont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olchain</text:p>
          </table:table-cell>
          <table:table-cell office:value-type="string">
            <text:p>duff</text:p>
          </table:table-cell>
          <table:table-cell office:value-type="string">
            <text:p>toolchain!duff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ift</text:p>
          </table:table-cell>
          <table:table-cell office:value-type="string">
            <text:p>conjured</text:p>
          </table:table-cell>
          <table:table-cell office:value-type="string">
            <text:p>shift!conju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sseau</text:p>
          </table:table-cell>
          <table:table-cell office:value-type="string">
            <text:p>clerk</text:p>
          </table:table-cell>
          <table:table-cell office:value-type="string">
            <text:p>rousseau!cle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ndup</text:p>
          </table:table-cell>
          <table:table-cell office:value-type="string">
            <text:p>clears</text:p>
          </table:table-cell>
          <table:table-cell office:value-type="string">
            <text:p>roundup!clea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ows</text:p>
          </table:table-cell>
          <table:table-cell office:value-type="string">
            <text:p>consider</text:p>
          </table:table-cell>
          <table:table-cell office:value-type="string">
            <text:p>shows!consid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h</text:p>
          </table:table-cell>
          <table:table-cell office:value-type="string">
            <text:p>delivered</text:p>
          </table:table-cell>
          <table:table-cell office:value-type="string">
            <text:p>such!deliv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gue</text:p>
          </table:table-cell>
          <table:table-cell office:value-type="string">
            <text:p>citizens</text:p>
          </table:table-cell>
          <table:table-cell office:value-type="string">
            <text:p>rogue!citize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</text:p>
          </table:table-cell>
          <table:table-cell office:value-type="string">
            <text:p>developers</text:p>
          </table:table-cell>
          <table:table-cell office:value-type="string">
            <text:p>tab!develop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rl</text:p>
          </table:table-cell>
          <table:table-cell office:value-type="string">
            <text:p>evaluation</text:p>
          </table:table-cell>
          <table:table-cell office:value-type="string">
            <text:p>url!evalu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nalty</text:p>
          </table:table-cell>
          <table:table-cell office:value-type="string">
            <text:p>accrue</text:p>
          </table:table-cell>
          <table:table-cell office:value-type="string">
            <text:p>penalty!accru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tan</text:p>
          </table:table-cell>
          <table:table-cell office:value-type="string">
            <text:p>digital</text:p>
          </table:table-cell>
          <table:table-cell office:value-type="string">
            <text:p>tartan!digi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wap</text:p>
          </table:table-cell>
          <table:table-cell office:value-type="string">
            <text:p>described</text:p>
          </table:table-cell>
          <table:table-cell office:value-type="string">
            <text:p>swap!descri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estions</text:p>
          </table:table-cell>
          <table:table-cell office:value-type="string">
            <text:p>baby</text:p>
          </table:table-cell>
          <table:table-cell office:value-type="string">
            <text:p>questions!bab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et</text:p>
          </table:table-cell>
          <table:table-cell office:value-type="string">
            <text:p>decided</text:p>
          </table:table-cell>
          <table:table-cell office:value-type="string">
            <text:p>street!deci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yping</text:p>
          </table:table-cell>
          <table:table-cell office:value-type="string">
            <text:p>cheap</text:p>
          </table:table-cell>
          <table:table-cell office:value-type="string">
            <text:p>retyping!cheap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rapping</text:p>
          </table:table-cell>
          <table:table-cell office:value-type="string">
            <text:p>flows</text:p>
          </table:table-cell>
          <table:table-cell office:value-type="string">
            <text:p>wrapping!flow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veyard</text:p>
          </table:table-cell>
          <table:table-cell office:value-type="string">
            <text:p>hand</text:p>
          </table:table-cell>
          <table:table-cell office:value-type="string">
            <text:p>graveyard!han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rd</text:p>
          </table:table-cell>
          <table:table-cell office:value-type="string">
            <text:p>betwixt</text:p>
          </table:table-cell>
          <table:table-cell office:value-type="string">
            <text:p>record!betwix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pon</text:p>
          </table:table-cell>
          <table:table-cell office:value-type="string">
            <text:p>euclidean</text:p>
          </table:table-cell>
          <table:table-cell office:value-type="string">
            <text:p>upon!euclide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ght</text:p>
          </table:table-cell>
          <table:table-cell office:value-type="string">
            <text:p>overhead</text:p>
          </table:table-cell>
          <table:table-cell office:value-type="string">
            <text:p>night!overh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ting</text:p>
          </table:table-cell>
          <table:table-cell office:value-type="string">
            <text:p>cycles</text:p>
          </table:table-cell>
          <table:table-cell office:value-type="string">
            <text:p>stating!cyc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los</text:p>
          </table:table-cell>
          <table:table-cell office:value-type="string">
            <text:p>constant</text:p>
          </table:table-cell>
          <table:table-cell office:value-type="string">
            <text:p>silos!cons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uped</text:p>
          </table:table-cell>
          <table:table-cell office:value-type="string">
            <text:p>harmed</text:p>
          </table:table-cell>
          <table:table-cell office:value-type="string">
            <text:p>grouped!harm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gress</text:p>
          </table:table-cell>
          <table:table-cell office:value-type="string">
            <text:p>arrow</text:p>
          </table:table-cell>
          <table:table-cell office:value-type="string">
            <text:p>progress!arr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ired</text:p>
          </table:table-cell>
          <table:table-cell office:value-type="string">
            <text:p>charge</text:p>
          </table:table-cell>
          <table:table-cell office:value-type="string">
            <text:p>retired!char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weaked</text:p>
          </table:table-cell>
          <table:table-cell office:value-type="string">
            <text:p>enable</text:p>
          </table:table-cell>
          <table:table-cell office:value-type="string">
            <text:p>tweaked!ena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eds</text:p>
          </table:table-cell>
          <table:table-cell office:value-type="string">
            <text:p>outcomes</text:p>
          </table:table-cell>
          <table:table-cell office:value-type="string">
            <text:p>needs!out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r</text:p>
          </table:table-cell>
          <table:table-cell office:value-type="string">
            <text:p>containing</text:p>
          </table:table-cell>
          <table:table-cell office:value-type="string">
            <text:p>sir!contain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een</text:p>
          </table:table-cell>
          <table:table-cell office:value-type="string">
            <text:p>completes</text:p>
          </table:table-cell>
          <table:table-cell office:value-type="string">
            <text:p>seen!comple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enario</text:p>
          </table:table-cell>
          <table:table-cell office:value-type="string">
            <text:p>colon</text:p>
          </table:table-cell>
          <table:table-cell office:value-type="string">
            <text:p>scenario!col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sting</text:p>
          </table:table-cell>
          <table:table-cell office:value-type="string">
            <text:p>outset</text:p>
          </table:table-cell>
          <table:table-cell office:value-type="string">
            <text:p>nesting!outs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ople</text:p>
          </table:table-cell>
          <table:table-cell office:value-type="string">
            <text:p>acquire</text:p>
          </table:table-cell>
          <table:table-cell office:value-type="string">
            <text:p>people!acqu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s</text:p>
          </table:table-cell>
          <table:table-cell office:value-type="string">
            <text:p>costly</text:p>
          </table:table-cell>
          <table:table-cell office:value-type="string">
            <text:p>sources!cos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gate</text:p>
          </table:table-cell>
          <table:table-cell office:value-type="string">
            <text:p>outline</text:p>
          </table:table-cell>
          <table:table-cell office:value-type="string">
            <text:p>negate!outl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y</text:p>
          </table:table-cell>
          <table:table-cell office:value-type="string">
            <text:p>collection</text:p>
          </table:table-cell>
          <table:table-cell office:value-type="string">
            <text:p>say!collec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w</text:p>
          </table:table-cell>
          <table:table-cell office:value-type="string">
            <text:p>collecting</text:p>
          </table:table-cell>
          <table:table-cell office:value-type="string">
            <text:p>saw!collec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urvey</text:p>
          </table:table-cell>
          <table:table-cell office:value-type="string">
            <text:p>chaos</text:p>
          </table:table-cell>
          <table:table-cell office:value-type="string">
            <text:p>resurvey!chao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im</text:p>
          </table:table-cell>
          <table:table-cell office:value-type="string">
            <text:p>elsewhere</text:p>
          </table:table-cell>
          <table:table-cell office:value-type="string">
            <text:p>trim!else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d</text:p>
          </table:table-cell>
          <table:table-cell office:value-type="string">
            <text:p>financial</text:p>
          </table:table-cell>
          <table:table-cell office:value-type="string">
            <text:p>word!financi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atural</text:p>
          </table:table-cell>
          <table:table-cell office:value-type="string">
            <text:p>organs</text:p>
          </table:table-cell>
          <table:table-cell office:value-type="string">
            <text:p>natural!orga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re…</text:p>
          </table:table-cell>
          <table:table-cell office:value-type="string">
            <text:p>operated</text:p>
          </table:table-cell>
          <table:table-cell office:value-type="string">
            <text:p>more…!oper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mised</text:p>
          </table:table-cell>
          <table:table-cell office:value-type="string">
            <text:p>aside</text:p>
          </table:table-cell>
          <table:table-cell office:value-type="string">
            <text:p>promised!as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</text:p>
          </table:table-cell>
          <table:table-cell office:value-type="string">
            <text:p>operators</text:p>
          </table:table-cell>
          <table:table-cell office:value-type="string">
            <text:p>move!operato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es</text:p>
          </table:table-cell>
          <table:table-cell office:value-type="string">
            <text:p>fulfilled</text:p>
          </table:table-cell>
          <table:table-cell office:value-type="string">
            <text:p>goes!fulfi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ar</text:p>
          </table:table-cell>
          <table:table-cell office:value-type="string">
            <text:p>impacts</text:p>
          </table:table-cell>
          <table:table-cell office:value-type="string">
            <text:p>linear!imp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age</text:p>
          </table:table-cell>
          <table:table-cell office:value-type="string">
            <text:p>act</text:p>
          </table:table-cell>
          <table:table-cell office:value-type="string">
            <text:p>percentage!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rashing</text:p>
          </table:table-cell>
          <table:table-cell office:value-type="string">
            <text:p>done</text:p>
          </table:table-cell>
          <table:table-cell office:value-type="string">
            <text:p>thrashing!d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prises</text:p>
          </table:table-cell>
          <table:table-cell office:value-type="string">
            <text:p>dept</text:p>
          </table:table-cell>
          <table:table-cell office:value-type="string">
            <text:p>surprises!dep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ique</text:p>
          </table:table-cell>
          <table:table-cell office:value-type="string">
            <text:p>entries</text:p>
          </table:table-cell>
          <table:table-cell office:value-type="string">
            <text:p>unique!entr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errals</text:p>
          </table:table-cell>
          <table:table-cell office:value-type="string">
            <text:p>bold</text:p>
          </table:table-cell>
          <table:table-cell office:value-type="string">
            <text:p>referrals!bo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ntax</text:p>
          </table:table-cell>
          <table:table-cell office:value-type="string">
            <text:p>details</text:p>
          </table:table-cell>
          <table:table-cell office:value-type="string">
            <text:p>syntax!det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</text:p>
          </table:table-cell>
          <table:table-cell office:value-type="string">
            <text:p>confined</text:p>
          </table:table-cell>
          <table:table-cell office:value-type="string">
            <text:p>share!confi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ing</text:p>
          </table:table-cell>
          <table:table-cell office:value-type="string">
            <text:p>fullness</text:p>
          </table:table-cell>
          <table:table-cell office:value-type="string">
            <text:p>going!full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ule</text:p>
          </table:table-cell>
          <table:table-cell office:value-type="string">
            <text:p>clockwise</text:p>
          </table:table-cell>
          <table:table-cell office:value-type="string">
            <text:p>rule!clockw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date</text:p>
          </table:table-cell>
          <table:table-cell office:value-type="string">
            <text:p>amount</text:p>
          </table:table-cell>
          <table:table-cell office:value-type="string">
            <text:p>predate!am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heme</text:p>
          </table:table-cell>
          <table:table-cell office:value-type="string">
            <text:p>combine</text:p>
          </table:table-cell>
          <table:table-cell office:value-type="string">
            <text:p>scheme!comb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tion</text:p>
          </table:table-cell>
          <table:table-cell office:value-type="string">
            <text:p>east</text:p>
          </table:table-cell>
          <table:table-cell office:value-type="string">
            <text:p>tradition!ea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est</text:p>
          </table:table-cell>
          <table:table-cell office:value-type="string">
            <text:p>dismissed</text:p>
          </table:table-cell>
          <table:table-cell office:value-type="string">
            <text:p>test!dismi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ling</text:p>
          </table:table-cell>
          <table:table-cell office:value-type="string">
            <text:p>java</text:p>
          </table:table-cell>
          <table:table-cell office:value-type="string">
            <text:p>modelling!jav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ut</text:p>
          </table:table-cell>
          <table:table-cell office:value-type="string">
            <text:p>commands</text:p>
          </table:table-cell>
          <table:table-cell office:value-type="string">
            <text:p>scout!command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it</text:p>
          </table:table-cell>
          <table:table-cell office:value-type="string">
            <text:p>business</text:p>
          </table:table-cell>
          <table:table-cell office:value-type="string">
            <text:p>remit!busi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ng</text:p>
          </table:table-cell>
          <table:table-cell office:value-type="string">
            <text:p>inability</text:p>
          </table:table-cell>
          <table:table-cell office:value-type="string">
            <text:p>long!inab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imeline</text:p>
          </table:table-cell>
          <table:table-cell office:value-type="string">
            <text:p>dread</text:p>
          </table:table-cell>
          <table:table-cell office:value-type="string">
            <text:p>timeline!dr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tland</text:p>
          </table:table-cell>
          <table:table-cell office:value-type="string">
            <text:p>comma</text:p>
          </table:table-cell>
          <table:table-cell office:value-type="string">
            <text:p>scotland!comm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vey</text:p>
          </table:table-cell>
          <table:table-cell office:value-type="string">
            <text:p>derived</text:p>
          </table:table-cell>
          <table:table-cell office:value-type="string">
            <text:p>survey!deri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hides</text:p>
          </table:table-cell>
          <table:table-cell office:value-type="string">
            <text:p>entire</text:p>
          </table:table-cell>
          <table:table-cell office:value-type="string">
            <text:p>unhides!ent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ggle</text:p>
          </table:table-cell>
          <table:table-cell office:value-type="string">
            <text:p>drivers</text:p>
          </table:table-cell>
          <table:table-cell office:value-type="string">
            <text:p>toggle!driv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ite</text:p>
          </table:table-cell>
          <table:table-cell office:value-type="string">
            <text:p>famously</text:p>
          </table:table-cell>
          <table:table-cell office:value-type="string">
            <text:p>white!famous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sers</text:p>
          </table:table-cell>
          <table:table-cell office:value-type="string">
            <text:p>evidence</text:p>
          </table:table-cell>
          <table:table-cell office:value-type="string">
            <text:p>users!evide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qrt</text:p>
          </table:table-cell>
          <table:table-cell office:value-type="string">
            <text:p>criticism</text:p>
          </table:table-cell>
          <table:table-cell office:value-type="string">
            <text:p>sqrt!criticis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less</text:p>
          </table:table-cell>
          <table:table-cell office:value-type="string">
            <text:p>box</text:p>
          </table:table-cell>
          <table:table-cell office:value-type="string">
            <text:p>regardless!bo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e</text:p>
          </table:table-cell>
          <table:table-cell office:value-type="string">
            <text:p>framework</text:p>
          </table:table-cell>
          <table:table-cell office:value-type="string">
            <text:p>give!framewo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st</text:p>
          </table:table-cell>
          <table:table-cell office:value-type="string">
            <text:p>including</text:p>
          </table:table-cell>
          <table:table-cell office:value-type="string">
            <text:p>lost!inclu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s</text:p>
          </table:table-cell>
          <table:table-cell office:value-type="string">
            <text:p>boxes-</text:p>
          </table:table-cell>
          <table:table-cell office:value-type="string">
            <text:p>regards!boxes-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s</text:p>
          </table:table-cell>
          <table:table-cell office:value-type="string">
            <text:p>impaired</text:p>
          </table:table-cell>
          <table:table-cell office:value-type="string">
            <text:p>lines!impa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ges</text:p>
          </table:table-cell>
          <table:table-cell office:value-type="string">
            <text:p>culture</text:p>
          </table:table-cell>
          <table:table-cell office:value-type="string">
            <text:p>stages!cultu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imes</text:p>
          </table:table-cell>
          <table:table-cell office:value-type="string">
            <text:p>braces</text:p>
          </table:table-cell>
          <table:table-cell office:value-type="string">
            <text:p>regimes!brac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ke</text:p>
          </table:table-cell>
          <table:table-cell office:value-type="string">
            <text:p>cumulate</text:p>
          </table:table-cell>
          <table:table-cell office:value-type="string">
            <text:p>stake!cumula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hearse</text:p>
          </table:table-cell>
          <table:table-cell office:value-type="string">
            <text:p>bride</text:p>
          </table:table-cell>
          <table:table-cell office:value-type="string">
            <text:p>rehearse!b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eneral</text:p>
          </table:table-cell>
          <table:table-cell office:value-type="string">
            <text:p>former</text:p>
          </table:table-cell>
          <table:table-cell office:value-type="string">
            <text:p>general!for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s</text:p>
          </table:table-cell>
          <table:table-cell office:value-type="string">
            <text:p>crashing</text:p>
          </table:table-cell>
          <table:table-cell office:value-type="string">
            <text:p>specs!crash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lects</text:p>
          </table:table-cell>
          <table:table-cell office:value-type="string">
            <text:p>borne</text:p>
          </table:table-cell>
          <table:table-cell office:value-type="string">
            <text:p>reflects!bor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asing</text:p>
          </table:table-cell>
          <table:table-cell office:value-type="string">
            <text:p>admins</text:p>
          </table:table-cell>
          <table:table-cell office:value-type="string">
            <text:p>phasing!admi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string">
            <text:p>costing</text:p>
          </table:table-cell>
          <table:table-cell office:value-type="string">
            <text:p>source!cos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ges</text:p>
          </table:table-cell>
          <table:table-cell office:value-type="string">
            <text:p>banking</text:p>
          </table:table-cell>
          <table:table-cell office:value-type="string">
            <text:p>ranges!bank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orms</text:p>
          </table:table-cell>
          <table:table-cell office:value-type="string">
            <text:p>bought</text:p>
          </table:table-cell>
          <table:table-cell office:value-type="string">
            <text:p>reforms!bou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ing</text:p>
          </table:table-cell>
          <table:table-cell office:value-type="string">
            <text:p>freedom</text:p>
          </table:table-cell>
          <table:table-cell office:value-type="string">
            <text:p>giving!freed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ick</text:p>
          </table:table-cell>
          <table:table-cell office:value-type="string">
            <text:p>datetime</text:p>
          </table:table-cell>
          <table:table-cell office:value-type="string">
            <text:p>stick!datetim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lamour</text:p>
          </table:table-cell>
          <table:table-cell office:value-type="string">
            <text:p>freeze</text:p>
          </table:table-cell>
          <table:table-cell office:value-type="string">
            <text:p>glamour!freez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</text:p>
          </table:table-cell>
          <table:table-cell office:value-type="string">
            <text:p>bounded</text:p>
          </table:table-cell>
          <table:table-cell office:value-type="string">
            <text:p>regard!bou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les</text:p>
          </table:table-cell>
          <table:table-cell office:value-type="string">
            <text:p>devoted</text:p>
          </table:table-cell>
          <table:table-cell office:value-type="string">
            <text:p>tables!devo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rted</text:p>
          </table:table-cell>
          <table:table-cell office:value-type="string">
            <text:p>custom</text:p>
          </table:table-cell>
          <table:table-cell office:value-type="string">
            <text:p>started!cust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oval</text:p>
          </table:table-cell>
          <table:table-cell office:value-type="string">
            <text:p>butter</text:p>
          </table:table-cell>
          <table:table-cell office:value-type="string">
            <text:p>removal!but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verned</text:p>
          </table:table-cell>
          <table:table-cell office:value-type="string">
            <text:p>guide</text:p>
          </table:table-cell>
          <table:table-cell office:value-type="string">
            <text:p>governed!gu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ught</text:p>
          </table:table-cell>
          <table:table-cell office:value-type="string">
            <text:p>domain</text:p>
          </table:table-cell>
          <table:table-cell office:value-type="string">
            <text:p>thought!domai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nder</text:p>
          </table:table-cell>
          <table:table-cell office:value-type="string">
            <text:p>cabinet</text:p>
          </table:table-cell>
          <table:table-cell office:value-type="string">
            <text:p>render!cabin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eats</text:p>
          </table:table-cell>
          <table:table-cell office:value-type="string">
            <text:p>called</text:p>
          </table:table-cell>
          <table:table-cell office:value-type="string">
            <text:p>repeats!ca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tty</text:p>
          </table:table-cell>
          <table:table-cell office:value-type="string">
            <text:p>parallel</text:p>
          </table:table-cell>
          <table:table-cell office:value-type="string">
            <text:p>nutty!paralle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il</text:p>
          </table:table-cell>
          <table:table-cell office:value-type="string">
            <text:p>indicates</text:p>
          </table:table-cell>
          <table:table-cell office:value-type="string">
            <text:p>mail!indic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th</text:p>
          </table:table-cell>
          <table:table-cell office:value-type="string">
            <text:p>floating</text:p>
          </table:table-cell>
          <table:table-cell office:value-type="string">
            <text:p>worth!floa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ore</text:p>
          </table:table-cell>
          <table:table-cell office:value-type="string">
            <text:p>dealings</text:p>
          </table:table-cell>
          <table:table-cell office:value-type="string">
            <text:p>store!dealin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on</text:p>
          </table:table-cell>
          <table:table-cell office:value-type="string">
            <text:p>correctly</text:p>
          </table:table-cell>
          <table:table-cell office:value-type="string">
            <text:p>soon!correc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ase</text:p>
          </table:table-cell>
          <table:table-cell office:value-type="string">
            <text:p>brutal</text:p>
          </table:table-cell>
          <table:table-cell office:value-type="string">
            <text:p>release!bru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arnish</text:p>
          </table:table-cell>
          <table:table-cell office:value-type="string">
            <text:p>formal</text:p>
          </table:table-cell>
          <table:table-cell office:value-type="string">
            <text:p>garnish!form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rl</text:p>
          </table:table-cell>
          <table:table-cell office:value-type="string">
            <text:p>fragility</text:p>
          </table:table-cell>
          <table:table-cell office:value-type="string">
            <text:p>girl!frag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oled</text:p>
          </table:table-cell>
          <table:table-cell office:value-type="string">
            <text:p>aliases</text:p>
          </table:table-cell>
          <table:table-cell office:value-type="string">
            <text:p>pooled!alia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iably</text:p>
          </table:table-cell>
          <table:table-cell office:value-type="string">
            <text:p>build</text:p>
          </table:table-cell>
          <table:table-cell office:value-type="string">
            <text:p>reliably!bu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cess</text:p>
          </table:table-cell>
          <table:table-cell office:value-type="string">
            <text:p>delist</text:p>
          </table:table-cell>
          <table:table-cell office:value-type="string">
            <text:p>success!deli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vance</text:p>
          </table:table-cell>
          <table:table-cell office:value-type="string">
            <text:p>bugs</text:p>
          </table:table-cell>
          <table:table-cell office:value-type="string">
            <text:p>relevance!bu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ones</text:p>
          </table:table-cell>
          <table:table-cell office:value-type="string">
            <text:p>adopted</text:p>
          </table:table-cell>
          <table:table-cell office:value-type="string">
            <text:p>phones!adop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ublic</text:p>
          </table:table-cell>
          <table:table-cell office:value-type="string">
            <text:p>auditor</text:p>
          </table:table-cell>
          <table:table-cell office:value-type="string">
            <text:p>public!audi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ech</text:p>
          </table:table-cell>
          <table:table-cell office:value-type="string">
            <text:p>creates</text:p>
          </table:table-cell>
          <table:table-cell office:value-type="string">
            <text:p>speech!cre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ncile</text:p>
          </table:table-cell>
          <table:table-cell office:value-type="string">
            <text:p>best</text:p>
          </table:table-cell>
          <table:table-cell office:value-type="string">
            <text:p>reconcile!be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s…</text:p>
          </table:table-cell>
          <table:table-cell office:value-type="string">
            <text:p>hammer</text:p>
          </table:table-cell>
          <table:table-cell office:value-type="string">
            <text:p>graphs…!ham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ify</text:p>
          </table:table-cell>
          <table:table-cell office:value-type="string">
            <text:p>journal</text:p>
          </table:table-cell>
          <table:table-cell office:value-type="string">
            <text:p>modify!jour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keeping</text:p>
          </table:table-cell>
          <table:table-cell office:value-type="string">
            <text:p>hearts</text:p>
          </table:table-cell>
          <table:table-cell office:value-type="string">
            <text:p>keeping!hear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ttle</text:p>
          </table:table-cell>
          <table:table-cell office:value-type="string">
            <text:p>implied</text:p>
          </table:table-cell>
          <table:table-cell office:value-type="string">
            <text:p>little!impli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xon</text:p>
          </table:table-cell>
          <table:table-cell office:value-type="string">
            <text:p>override</text:p>
          </table:table-cell>
          <table:table-cell office:value-type="string">
            <text:p>nixon!over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sts</text:p>
          </table:table-cell>
          <table:table-cell office:value-type="string">
            <text:p>implicit</text:p>
          </table:table-cell>
          <table:table-cell office:value-type="string">
            <text:p>lists!im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e</text:p>
          </table:table-cell>
          <table:table-cell office:value-type="string">
            <text:p>allocated</text:p>
          </table:table-cell>
          <table:table-cell office:value-type="string">
            <text:p>pose!alloc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ional</text:p>
          </table:table-cell>
          <table:table-cell office:value-type="string">
            <text:p>based</text:p>
          </table:table-cell>
          <table:table-cell office:value-type="string">
            <text:p>rational!ba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ight</text:p>
          </table:table-cell>
          <table:table-cell office:value-type="string">
            <text:p>intrepid</text:p>
          </table:table-cell>
          <table:table-cell office:value-type="string">
            <text:p>might!intrep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cesses</text:p>
          </table:table-cell>
          <table:table-cell office:value-type="string">
            <text:p>area</text:p>
          </table:table-cell>
          <table:table-cell office:value-type="string">
            <text:p>processes!are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d</text:p>
          </table:table-cell>
          <table:table-cell office:value-type="string">
            <text:p>confirm</text:p>
          </table:table-cell>
          <table:table-cell office:value-type="string">
            <text:p>shared!confir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get</text:p>
          </table:table-cell>
          <table:table-cell office:value-type="string">
            <text:p>diffuse</text:p>
          </table:table-cell>
          <table:table-cell office:value-type="string">
            <text:p>target!diffu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able</text:p>
          </table:table-cell>
          <table:table-cell office:value-type="string">
            <text:p>bed</text:p>
          </table:table-cell>
          <table:table-cell office:value-type="string">
            <text:p>reasonable!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mbered</text:p>
          </table:table-cell>
          <table:table-cell office:value-type="string">
            <text:p>paper</text:p>
          </table:table-cell>
          <table:table-cell office:value-type="string">
            <text:p>numbered!pap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course</text:p>
          </table:table-cell>
          <table:table-cell office:value-type="string">
            <text:p>species!cour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</text:p>
          </table:table-cell>
          <table:table-cell office:value-type="string">
            <text:p>becomes</text:p>
          </table:table-cell>
          <table:table-cell office:value-type="string">
            <text:p>reason!be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e</text:p>
          </table:table-cell>
          <table:table-cell office:value-type="string">
            <text:p>biscuit</text:p>
          </table:table-cell>
          <table:table-cell office:value-type="string">
            <text:p>reduce!biscu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ged</text:p>
          </table:table-cell>
          <table:table-cell office:value-type="string">
            <text:p>improve</text:p>
          </table:table-cell>
          <table:table-cell office:value-type="string">
            <text:p>logged!improv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ic</text:p>
          </table:table-cell>
          <table:table-cell office:value-type="string">
            <text:p>improved</text:p>
          </table:table-cell>
          <table:table-cell office:value-type="string">
            <text:p>logic!impro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</text:p>
          </table:table-cell>
          <table:table-cell office:value-type="string">
            <text:p>habitats</text:p>
          </table:table-cell>
          <table:table-cell office:value-type="string">
            <text:p>graph!habita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ten</text:p>
          </table:table-cell>
          <table:table-cell office:value-type="string">
            <text:p>occurred!oft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fetime</text:p>
          </table:table-cell>
          <table:table-cell office:value-type="string">
            <text:p>image</text:p>
          </table:table-cell>
          <table:table-cell office:value-type="string">
            <text:p>lifetime!ima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btain</text:p>
          </table:table-cell>
          <table:table-cell office:value-type="string">
            <text:p>officer</text:p>
          </table:table-cell>
          <table:table-cell office:value-type="string">
            <text:p>obtain!offic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s</text:p>
          </table:table-cell>
          <table:table-cell office:value-type="string">
            <text:p>opponent</text:p>
          </table:table-cell>
          <table:table-cell office:value-type="string">
            <text:p>moves!oppon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erwick</text:p>
          </table:table-cell>
          <table:table-cell office:value-type="string">
            <text:p>hyphen</text:p>
          </table:table-cell>
          <table:table-cell office:value-type="string">
            <text:p>lerwick!hyph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es</text:p>
          </table:table-cell>
          <table:table-cell office:value-type="string">
            <text:p>illusions</text:p>
          </table:table-cell>
          <table:table-cell office:value-type="string">
            <text:p>lies!illusio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justice</text:p>
          </table:table-cell>
          <table:table-cell office:value-type="string">
            <text:p>health</text:p>
          </table:table-cell>
          <table:table-cell office:value-type="string">
            <text:p>justice!healt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kes</text:p>
          </table:table-cell>
          <table:table-cell office:value-type="string">
            <text:p>infinite</text:p>
          </table:table-cell>
          <table:table-cell office:value-type="string">
            <text:p>makes!infini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th</text:p>
          </table:table-cell>
          <table:table-cell office:value-type="string">
            <text:p>harsher</text:p>
          </table:table-cell>
          <table:table-cell office:value-type="string">
            <text:p>growth!hars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erbs</text:p>
          </table:table-cell>
          <table:table-cell office:value-type="string">
            <text:p>executed</text:p>
          </table:table-cell>
          <table:table-cell office:value-type="string">
            <text:p>verbs!execu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bust</text:p>
          </table:table-cell>
          <table:table-cell office:value-type="string">
            <text:p>citizen</text:p>
          </table:table-cell>
          <table:table-cell office:value-type="string">
            <text:p>robust!citiz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ak</text:p>
          </table:table-cell>
          <table:table-cell office:value-type="string">
            <text:p>counting</text:p>
          </table:table-cell>
          <table:table-cell office:value-type="string">
            <text:p>speak!coun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ble</text:p>
          </table:table-cell>
          <table:table-cell office:value-type="string">
            <text:p>crosses</text:p>
          </table:table-cell>
          <table:table-cell office:value-type="string">
            <text:p>stable!cros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eater</text:p>
          </table:table-cell>
          <table:table-cell office:value-type="string">
            <text:p>handle</text:p>
          </table:table-cell>
          <table:table-cell office:value-type="string">
            <text:p>greater!hand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avined</text:p>
          </table:table-cell>
          <table:table-cell office:value-type="string">
            <text:p>count</text:p>
          </table:table-cell>
          <table:table-cell office:value-type="string">
            <text:p>spavined!c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string">
            <text:p>bill</text:p>
          </table:table-cell>
          <table:table-cell office:value-type="string">
            <text:p>rectangle!bil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at</text:p>
          </table:table-cell>
          <table:table-cell office:value-type="string">
            <text:p>intending</text:p>
          </table:table-cell>
          <table:table-cell office:value-type="string">
            <text:p>meat!in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</text:p>
          </table:table-cell>
          <table:table-cell office:value-type="string">
            <text:p>extensible</text:p>
          </table:table-cell>
          <table:table-cell office:value-type="string">
            <text:p>way!extensi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ve</text:p>
          </table:table-cell>
          <table:table-cell office:value-type="string">
            <text:p>extending</text:p>
          </table:table-cell>
          <table:table-cell office:value-type="string">
            <text:p>wave!ex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ange</text:p>
          </table:table-cell>
          <table:table-cell office:value-type="string">
            <text:p>debits</text:p>
          </table:table-cell>
          <table:table-cell office:value-type="string">
            <text:p>strange!debi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ew</text:p>
          </table:table-cell>
          <table:table-cell office:value-type="string">
            <text:p>continues</text:p>
          </table:table-cell>
          <table:table-cell office:value-type="string">
            <text:p>skew!continu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tch</text:p>
          </table:table-cell>
          <table:table-cell office:value-type="string">
            <text:p>extended</text:p>
          </table:table-cell>
          <table:table-cell office:value-type="string">
            <text:p>watch!exte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ets</text:p>
          </table:table-cell>
          <table:table-cell office:value-type="string">
            <text:p>interact</text:p>
          </table:table-cell>
          <table:table-cell office:value-type="string">
            <text:p>meets!inte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ealed</text:p>
          </table:table-cell>
          <table:table-cell office:value-type="string">
            <text:p>check</text:p>
          </table:table-cell>
          <table:table-cell office:value-type="string">
            <text:p>revealed!che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ail</text:p>
          </table:table-cell>
          <table:table-cell office:value-type="string">
            <text:p>chapter</text:p>
          </table:table-cell>
          <table:table-cell office:value-type="string">
            <text:p>retail!chap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udy</text:p>
          </table:table-cell>
          <table:table-cell office:value-type="string">
            <text:p>decrease</text:p>
          </table:table-cell>
          <table:table-cell office:value-type="string">
            <text:p>study!de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d</text:p>
          </table:table-cell>
          <table:table-cell office:value-type="string">
            <text:p>balancing</text:p>
          </table:table-cell>
          <table:table-cell office:value-type="string">
            <text:p>rand!balanc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ng</text:p>
          </table:table-cell>
          <table:table-cell office:value-type="string">
            <text:p>easily</text:p>
          </table:table-cell>
          <table:table-cell office:value-type="string">
            <text:p>trading!easi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eated</text:p>
          </table:table-cell>
          <table:table-cell office:value-type="string">
            <text:p>either</text:p>
          </table:table-cell>
          <table:table-cell office:value-type="string">
            <text:p>treated!eit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ve</text:p>
          </table:table-cell>
          <table:table-cell office:value-type="string">
            <text:p>attacker</text:p>
          </table:table-cell>
          <table:table-cell office:value-type="string">
            <text:p>prove!attack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x</text:p>
          </table:table-cell>
          <table:table-cell office:value-type="string">
            <text:p>instrument</text:p>
          </table:table-cell>
          <table:table-cell office:value-type="string">
            <text:p>max!instrum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irl</text:p>
          </table:table-cell>
          <table:table-cell office:value-type="string">
            <text:p>contract</text:p>
          </table:table-cell>
          <table:table-cell office:value-type="string">
            <text:p>skirl!cont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an</text:p>
          </table:table-cell>
          <table:table-cell office:value-type="string">
            <text:p>important</text:p>
          </table:table-cell>
          <table:table-cell office:value-type="string">
            <text:p>loan!impor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es</text:p>
          </table:table-cell>
          <table:table-cell office:value-type="string">
            <text:p>barriers</text:p>
          </table:table-cell>
          <table:table-cell office:value-type="string">
            <text:p>rates!barri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eek</text:p>
          </table:table-cell>
          <table:table-cell office:value-type="string">
            <text:p>extracted</text:p>
          </table:table-cell>
          <table:table-cell office:value-type="string">
            <text:p>week!extra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ss</text:p>
          </table:table-cell>
          <table:table-cell office:value-type="string">
            <text:p>anywhere</text:p>
          </table:table-cell>
          <table:table-cell office:value-type="string">
            <text:p>press!any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ves</text:p>
          </table:table-cell>
          <table:table-cell office:value-type="string">
            <text:p>implying</text:p>
          </table:table-cell>
          <table:table-cell office:value-type="string">
            <text:p>lives!imply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riant</text:p>
          </table:table-cell>
          <table:table-cell office:value-type="string">
            <text:p>excels</text:p>
          </table:table-cell>
          <table:table-cell office:value-type="string">
            <text:p>variant!exce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ict</text:p>
          </table:table-cell>
          <table:table-cell office:value-type="string">
            <text:p>decides</text:p>
          </table:table-cell>
          <table:table-cell office:value-type="string">
            <text:p>strict!decid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tes</text:p>
          </table:table-cell>
          <table:table-cell office:value-type="string">
            <text:p>contents</text:p>
          </table:table-cell>
          <table:table-cell office:value-type="string">
            <text:p>sites!conten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lue</text:p>
          </table:table-cell>
          <table:table-cell office:value-type="string">
            <text:p>examples</text:p>
          </table:table-cell>
          <table:table-cell office:value-type="string">
            <text:p>value!examp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nitoring</text:p>
          </table:table-cell>
          <table:table-cell office:value-type="string">
            <text:p>one</text:p>
          </table:table-cell>
          <table:table-cell office:value-type="string">
            <text:p>monitoring!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les</text:p>
          </table:table-cell>
          <table:table-cell office:value-type="string">
            <text:p>civilian</text:p>
          </table:table-cell>
          <table:table-cell office:value-type="string">
            <text:p>roles!civili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</text:p>
          </table:table-cell>
          <table:table-cell office:value-type="string">
            <text:p>expected</text:p>
          </table:table-cell>
          <table:table-cell office:value-type="string">
            <text:p>views!expe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wer</text:p>
          </table:table-cell>
          <table:table-cell office:value-type="string">
            <text:p>increase</text:p>
          </table:table-cell>
          <table:table-cell office:value-type="string">
            <text:p>lower!in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s</text:p>
          </table:table-cell>
          <table:table-cell office:value-type="string">
            <text:p>jessica</text:p>
          </table:table-cell>
          <table:table-cell office:value-type="string">
            <text:p>models!jessic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rofit</text:p>
          </table:table-cell>
          <table:table-cell office:value-type="string">
            <text:p>chart</text:p>
          </table:table-cell>
          <table:table-cell office:value-type="string">
            <text:p>retrofit!cha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orthern</text:p>
          </table:table-cell>
          <table:table-cell office:value-type="string">
            <text:p>owner</text:p>
          </table:table-cell>
          <table:table-cell office:value-type="string">
            <text:p>northern!own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ll</text:p>
          </table:table-cell>
          <table:table-cell office:value-type="string">
            <text:p>creation</text:p>
          </table:table-cell>
          <table:table-cell office:value-type="string">
            <text:p>spell!cre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ams</text:p>
          </table:table-cell>
          <table:table-cell office:value-type="string">
            <text:p>decide</text:p>
          </table:table-cell>
          <table:table-cell office:value-type="string">
            <text:p>streams!dec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sor</text:p>
          </table:table-cell>
          <table:table-cell office:value-type="string">
            <text:p>explicit</text:p>
          </table:table-cell>
          <table:table-cell office:value-type="string">
            <text:p>visor!ex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mbol</text:p>
          </table:table-cell>
          <table:table-cell office:value-type="string">
            <text:p>desired</text:p>
          </table:table-cell>
          <table:table-cell office:value-type="string">
            <text:p>symbol!des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nt</text:p>
          </table:table-cell>
          <table:table-cell office:value-type="string">
            <text:p>expressed</text:p>
          </table:table-cell>
          <table:table-cell office:value-type="string">
            <text:p>want!expre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itive</text:p>
          </table:table-cell>
          <table:table-cell office:value-type="string">
            <text:p>allow</text:p>
          </table:table-cell>
          <table:table-cell office:value-type="string">
            <text:p>positive!all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d</text:p>
          </table:table-cell>
          <table:table-cell office:value-type="string">
            <text:p>considered</text:p>
          </table:table-cell>
          <table:table-cell office:value-type="string">
            <text:p>sid!consid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iewed</text:p>
          </table:table-cell>
          <table:table-cell office:value-type="string">
            <text:p>child</text:p>
          </table:table-cell>
          <table:table-cell office:value-type="string">
            <text:p>reviewed!ch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msoever</text:p>
          </table:table-cell>
          <table:table-cell office:value-type="string">
            <text:p>fax</text:p>
          </table:table-cell>
          <table:table-cell office:value-type="string">
            <text:p>whomsoever!fa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t</text:p>
          </table:table-cell>
          <table:table-cell office:value-type="string">
            <text:p>filesystem</text:p>
          </table:table-cell>
          <table:table-cell office:value-type="string">
            <text:p>wit!filesyste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olved</text:p>
          </table:table-cell>
          <table:table-cell office:value-type="string">
            <text:p>cells</text:p>
          </table:table-cell>
          <table:table-cell office:value-type="string">
            <text:p>resolved!cel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zard</text:p>
          </table:table-cell>
          <table:table-cell office:value-type="string">
            <text:p>filters</text:p>
          </table:table-cell>
          <table:table-cell office:value-type="string">
            <text:p>wizard!filt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mooth</text:p>
          </table:table-cell>
          <table:table-cell office:value-type="string">
            <text:p>convert</text:p>
          </table:table-cell>
          <table:table-cell office:value-type="string">
            <text:p>smooth!conve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found</text:p>
          </table:table-cell>
          <table:table-cell office:value-type="string">
            <text:p>array</text:p>
          </table:table-cell>
          <table:table-cell office:value-type="string">
            <text:p>profound!arra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tally</text:p>
          </table:table-cell>
          <table:table-cell office:value-type="string">
            <text:p>during</text:p>
          </table:table-cell>
          <table:table-cell office:value-type="string">
            <text:p>totally!dur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dth</text:p>
          </table:table-cell>
          <table:table-cell office:value-type="string">
            <text:p>feedback</text:p>
          </table:table-cell>
          <table:table-cell office:value-type="string">
            <text:p>width!feedb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ope</text:p>
          </table:table-cell>
          <table:table-cell office:value-type="string">
            <text:p>convened</text:p>
          </table:table-cell>
          <table:table-cell office:value-type="string">
            <text:p>slope!conve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artile</text:p>
          </table:table-cell>
          <table:table-cell office:value-type="string">
            <text:p>avoid</text:p>
          </table:table-cell>
          <table:table-cell office:value-type="string">
            <text:p>quartile!avo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</text:p>
          </table:table-cell>
          <table:table-cell office:value-type="string">
            <text:p>harmonise</text:p>
          </table:table-cell>
          <table:table-cell office:value-type="string">
            <text:p>grow!harmon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ster</text:p>
          </table:table-cell>
          <table:table-cell office:value-type="string">
            <text:p>insight</text:p>
          </table:table-cell>
          <table:table-cell office:value-type="string">
            <text:p>master!insi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ips</text:p>
          </table:table-cell>
          <table:table-cell office:value-type="string">
            <text:p>controls</text:p>
          </table:table-cell>
          <table:table-cell office:value-type="string">
            <text:p>slips!contro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quests</text:p>
          </table:table-cell>
          <table:table-cell office:value-type="string">
            <text:p>carry</text:p>
          </table:table-cell>
          <table:table-cell office:value-type="string">
            <text:p>requests!carr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kable</text:p>
          </table:table-cell>
          <table:table-cell office:value-type="string">
            <text:p>find…</text:p>
          </table:table-cell>
          <table:table-cell office:value-type="string">
            <text:p>workable!find…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reby</text:p>
          </table:table-cell>
          <table:table-cell office:value-type="string">
            <text:p>fairly</text:p>
          </table:table-cell>
          <table:table-cell office:value-type="string">
            <text:p>whereby!fair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nsfer</text:p>
          </table:table-cell>
          <table:table-cell office:value-type="string">
            <text:p>eddie</text:p>
          </table:table-cell>
          <table:table-cell office:value-type="string">
            <text:p>transfer!eddi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nder</text:p>
          </table:table-cell>
          <table:table-cell office:value-type="string">
            <text:p>finance</text:p>
          </table:table-cell>
          <table:table-cell office:value-type="string">
            <text:p>wonder!fina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ing</text:p>
          </table:table-cell>
          <table:table-cell office:value-type="string">
            <text:p>black</text:p>
          </table:table-cell>
          <table:table-cell office:value-type="string">
            <text:p>reducing!bl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fying</text:p>
          </table:table-cell>
          <table:table-cell office:value-type="string">
            <text:p>cps</text:p>
          </table:table-cell>
          <table:table-cell office:value-type="string">
            <text:p>specifying!cp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never</text:p>
          </table:table-cell>
          <table:table-cell office:value-type="string">
            <text:p>fails</text:p>
          </table:table-cell>
          <table:table-cell office:value-type="string">
            <text:p>whenever!f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</text:p>
          </table:table-cell>
          <table:table-cell office:value-type="string">
            <text:p>across</text:p>
          </table:table-cell>
          <table:table-cell office:value-type="string">
            <text:p>percent!acro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tch</text:p>
          </table:table-cell>
          <table:table-cell office:value-type="string">
            <text:p>insights</text:p>
          </table:table-cell>
          <table:table-cell office:value-type="string">
            <text:p>match!insigh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le</text:p>
          </table:table-cell>
          <table:table-cell office:value-type="string">
            <text:p>farcical</text:p>
          </table:table-cell>
          <table:table-cell office:value-type="string">
            <text:p>whole!farcic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feguard</text:p>
          </table:table-cell>
          <table:table-cell office:value-type="string">
            <text:p>club</text:p>
          </table:table-cell>
          <table:table-cell office:value-type="string">
            <text:p>safeguard!club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rise</text:p>
          </table:table-cell>
          <table:table-cell office:value-type="string">
            <text:p>careful</text:p>
          </table:table-cell>
          <table:table-cell office:value-type="string">
            <text:p>reprise!care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ation</text:p>
          </table:table-cell>
          <table:table-cell office:value-type="string">
            <text:p>park</text:p>
          </table:table-cell>
          <table:table-cell office:value-type="string">
            <text:p>obligation!p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y</text:p>
          </table:table-cell>
          <table:table-cell office:value-type="string">
            <text:p>paginate</text:p>
          </table:table-cell>
          <table:table-cell office:value-type="string">
            <text:p>notify!pagin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ong</text:p>
          </table:table-cell>
          <table:table-cell office:value-type="string">
            <text:p>declared</text:p>
          </table:table-cell>
          <table:table-cell office:value-type="string">
            <text:p>strong!decl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pside</text:p>
          </table:table-cell>
          <table:table-cell office:value-type="string">
            <text:p>evaluate</text:p>
          </table:table-cell>
          <table:table-cell office:value-type="string">
            <text:p>upside!evalu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untime</text:p>
          </table:table-cell>
          <table:table-cell office:value-type="string">
            <text:p>closely</text:p>
          </table:table-cell>
          <table:table-cell office:value-type="string">
            <text:p>runtime!clos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ements</text:p>
          </table:table-cell>
          <table:table-cell office:value-type="string">
            <text:p>cuts</text:p>
          </table:table-cell>
          <table:table-cell office:value-type="string">
            <text:p>statements!c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atever</text:p>
          </table:table-cell>
          <table:table-cell office:value-type="string">
            <text:p>failed</text:p>
          </table:table-cell>
          <table:table-cell office:value-type="string">
            <text:p>whatever!fai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jection</text:p>
          </table:table-cell>
          <table:table-cell office:value-type="string">
            <text:p>pared</text:p>
          </table:table-cell>
          <table:table-cell office:value-type="string">
            <text:p>objection!p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ymbol…</text:p>
          </table:table-cell>
          <table:table-cell office:value-type="string">
            <text:p>desktop</text:p>
          </table:table-cell>
          <table:table-cell office:value-type="string">
            <text:p>symbol…!deskto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rs</text:p>
          </table:table-cell>
          <table:table-cell office:value-type="string">
            <text:p>opportunity</text:p>
          </table:table-cell>
          <table:table-cell office:value-type="string">
            <text:p>mrs!opportu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chasing</text:p>
          </table:table-cell>
          <table:table-cell office:value-type="string">
            <text:p>auto</text:p>
          </table:table-cell>
          <table:table-cell office:value-type="string">
            <text:p>purchasing!auto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ing</text:p>
          </table:table-cell>
          <table:table-cell office:value-type="string">
            <text:p>critical</text:p>
          </table:table-cell>
          <table:table-cell office:value-type="string">
            <text:p>spring!cri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it</text:p>
          </table:table-cell>
          <table:table-cell office:value-type="string">
            <text:p>defaults</text:p>
          </table:table-cell>
          <table:table-cell office:value-type="string">
            <text:p>submit!defaul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w</text:p>
          </table:table-cell>
          <table:table-cell office:value-type="string">
            <text:p>consequent</text:p>
          </table:table-cell>
          <table:table-cell office:value-type="string">
            <text:p>show!consequ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hing</text:p>
          </table:table-cell>
          <table:table-cell office:value-type="string">
            <text:p>package</text:p>
          </table:table-cell>
          <table:table-cell office:value-type="string">
            <text:p>nothing!pack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ed</text:p>
          </table:table-cell>
          <table:table-cell office:value-type="string">
            <text:p>abs</text:p>
          </table:table-cell>
          <table:table-cell office:value-type="string">
            <text:p>partitioned!ab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otal</text:p>
          </table:table-cell>
          <table:table-cell office:value-type="string">
            <text:p>delete</text:p>
          </table:table-cell>
          <table:table-cell office:value-type="string">
            <text:p>subtotal!de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ing</text:p>
          </table:table-cell>
          <table:table-cell office:value-type="string">
            <text:p>decimals</text:p>
          </table:table-cell>
          <table:table-cell office:value-type="string">
            <text:p>string!decim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le</text:p>
          </table:table-cell>
          <table:table-cell office:value-type="string">
            <text:p>delegate</text:p>
          </table:table-cell>
          <table:table-cell office:value-type="string">
            <text:p>subtle!deleg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nce</text:p>
          </table:table-cell>
          <table:table-cell office:value-type="string">
            <text:p>oversight</text:p>
          </table:table-cell>
          <table:table-cell office:value-type="string">
            <text:p>nonce!oversigh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oved</text:p>
          </table:table-cell>
          <table:table-cell office:value-type="string">
            <text:p>buttons</text:p>
          </table:table-cell>
          <table:table-cell office:value-type="string">
            <text:p>removed!butt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e</text:p>
          </table:table-cell>
          <table:table-cell office:value-type="string">
            <text:p>demerging</text:p>
          </table:table-cell>
          <table:table-cell office:value-type="string">
            <text:p>suite!demer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ighs</text:p>
          </table:table-cell>
          <table:table-cell office:value-type="string">
            <text:p>extremes</text:p>
          </table:table-cell>
          <table:table-cell office:value-type="string">
            <text:p>weighs!extrem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ed</text:p>
          </table:table-cell>
          <table:table-cell office:value-type="string">
            <text:p>offence</text:p>
          </table:table-cell>
          <table:table-cell office:value-type="string">
            <text:p>obliged!off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m</text:p>
          </table:table-cell>
          <table:table-cell office:value-type="string">
            <text:p>experienced</text:p>
          </table:table-cell>
          <table:table-cell office:value-type="string">
            <text:p>vim!experienc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enu</text:p>
          </table:table-cell>
          <table:table-cell office:value-type="string">
            <text:p>default</text:p>
          </table:table-cell>
          <table:table-cell office:value-type="string">
            <text:p>submenu!defa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</text:p>
          </table:table-cell>
          <table:table-cell office:value-type="string">
            <text:p>adhered</text:p>
          </table:table-cell>
          <table:table-cell office:value-type="string">
            <text:p>pertain!adhe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one</text:p>
          </table:table-cell>
          <table:table-cell office:value-type="string">
            <text:p>deadlines</text:p>
          </table:table-cell>
          <table:table-cell office:value-type="string">
            <text:p>stone!deadlin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d</text:p>
          </table:table-cell>
          <table:table-cell office:value-type="string">
            <text:p>devolved</text:p>
          </table:table-cell>
          <table:table-cell office:value-type="string">
            <text:p>tabled!devolv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ranted</text:p>
          </table:table-cell>
          <table:table-cell office:value-type="string">
            <text:p>guthrie</text:p>
          </table:table-cell>
          <table:table-cell office:value-type="string">
            <text:p>granted!guthr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orce</text:p>
          </table:table-cell>
          <table:table-cell office:value-type="string">
            <text:p>first</text:p>
          </table:table-cell>
          <table:table-cell office:value-type="string">
            <text:p>workforce!fir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ge</text:p>
          </table:table-cell>
          <table:table-cell office:value-type="string">
            <text:p>crucially</text:p>
          </table:table-cell>
          <table:table-cell office:value-type="string">
            <text:p>stage!cruci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apped</text:p>
          </table:table-cell>
          <table:table-cell office:value-type="string">
            <text:p>flowing</text:p>
          </table:table-cell>
          <table:table-cell office:value-type="string">
            <text:p>wrapped!f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ds</text:p>
          </table:table-cell>
          <table:table-cell office:value-type="string">
            <text:p>financing</text:p>
          </table:table-cell>
          <table:table-cell office:value-type="string">
            <text:p>words!fin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s</text:p>
          </table:table-cell>
          <table:table-cell office:value-type="string">
            <text:p>following</text:p>
          </table:table-cell>
          <table:table-cell office:value-type="string">
            <text:p>years!fol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books</text:p>
          </table:table-cell>
          <table:table-cell office:value-type="string">
            <text:p>finds</text:p>
          </table:table-cell>
          <table:table-cell office:value-type="string">
            <text:p>workbooks!fi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ariants</text:p>
          </table:table-cell>
          <table:table-cell office:value-type="string">
            <text:p>except</text:p>
          </table:table-cell>
          <table:table-cell office:value-type="string">
            <text:p>variants!exce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ek</text:p>
          </table:table-cell>
          <table:table-cell office:value-type="string">
            <text:p>accounting</text:p>
          </table:table-cell>
          <table:table-cell office:value-type="string">
            <text:p>peek!accoun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hines</text:p>
          </table:table-cell>
          <table:table-cell office:value-type="string">
            <text:p>indent</text:p>
          </table:table-cell>
          <table:table-cell office:value-type="string">
            <text:p>machines!ind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ocusing</text:p>
          </table:table-cell>
          <table:table-cell office:value-type="string">
            <text:p>both</text:p>
          </table:table-cell>
          <table:table-cell office:value-type="string">
            <text:p>refocusing!bot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ourself</text:p>
          </table:table-cell>
          <table:table-cell office:value-type="string">
            <text:p>forces</text:p>
          </table:table-cell>
          <table:table-cell office:value-type="string">
            <text:p>yourself!forc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gna</text:p>
          </table:table-cell>
          <table:table-cell office:value-type="string">
            <text:p>indicated</text:p>
          </table:table-cell>
          <table:table-cell office:value-type="string">
            <text:p>magna!in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iting</text:p>
          </table:table-cell>
          <table:table-cell office:value-type="string">
            <text:p>focuses</text:p>
          </table:table-cell>
          <table:table-cell office:value-type="string">
            <text:p>writing!focu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ros…</text:p>
          </table:table-cell>
          <table:table-cell office:value-type="string">
            <text:p>indexes</text:p>
          </table:table-cell>
          <table:table-cell office:value-type="string">
            <text:p>macros…!index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ong</text:p>
          </table:table-cell>
          <table:table-cell office:value-type="string">
            <text:p>focussing</text:p>
          </table:table-cell>
          <table:table-cell office:value-type="string">
            <text:p>wrong!fo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nce</text:p>
          </table:table-cell>
          <table:table-cell office:value-type="string">
            <text:p>failings</text:p>
          </table:table-cell>
          <table:table-cell office:value-type="string">
            <text:p>whence!fail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tters</text:p>
          </table:table-cell>
          <table:table-cell office:value-type="string">
            <text:p>ideally</text:p>
          </table:table-cell>
          <table:table-cell office:value-type="string">
            <text:p>letters!ide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itehall</text:p>
          </table:table-cell>
          <table:table-cell office:value-type="string">
            <text:p>fancy</text:p>
          </table:table-cell>
          <table:table-cell office:value-type="string">
            <text:p>whitehall!fa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om</text:p>
          </table:table-cell>
          <table:table-cell office:value-type="string">
            <text:p>favourable</text:p>
          </table:table-cell>
          <table:table-cell office:value-type="string">
            <text:p>whom!favour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s</text:p>
          </table:table-cell>
          <table:table-cell office:value-type="string">
            <text:p>integrity</text:p>
          </table:table-cell>
          <table:table-cell office:value-type="string">
            <text:p>means!integr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ks</text:p>
          </table:table-cell>
          <table:table-cell office:value-type="string">
            <text:p>extremely</text:p>
          </table:table-cell>
          <table:table-cell office:value-type="string">
            <text:p>weeks!extrem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soletes</text:p>
          </table:table-cell>
          <table:table-cell office:value-type="string">
            <text:p>offer</text:p>
          </table:table-cell>
          <table:table-cell office:value-type="string">
            <text:p>obsoletes!off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ximum</text:p>
          </table:table-cell>
          <table:table-cell office:value-type="string">
            <text:p>integer</text:p>
          </table:table-cell>
          <table:table-cell office:value-type="string">
            <text:p>maximum!integ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…</text:p>
          </table:table-cell>
          <table:table-cell office:value-type="string">
            <text:p>develops</text:p>
          </table:table-cell>
          <table:table-cell office:value-type="string">
            <text:p>table…!develop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er</text:p>
          </table:table-cell>
          <table:table-cell office:value-type="string">
            <text:p>finished</text:p>
          </table:table-cell>
          <table:table-cell office:value-type="string">
            <text:p>worker!finish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al</text:p>
          </table:table-cell>
          <table:table-cell office:value-type="string">
            <text:p>fill</text:p>
          </table:table-cell>
          <table:table-cell office:value-type="string">
            <text:p>withdrawal!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out</text:p>
          </table:table-cell>
          <table:table-cell office:value-type="string">
            <text:p>filter…</text:p>
          </table:table-cell>
          <table:table-cell office:value-type="string">
            <text:p>without!filter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dely</text:p>
          </table:table-cell>
          <table:table-cell office:value-type="string">
            <text:p>features</text:p>
          </table:table-cell>
          <table:table-cell office:value-type="string">
            <text:p>widely!feat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aving</text:p>
          </table:table-cell>
          <table:table-cell office:value-type="string">
            <text:p>however</text:p>
          </table:table-cell>
          <table:table-cell office:value-type="string">
            <text:p>leaving!howe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uff</text:p>
          </table:table-cell>
          <table:table-cell office:value-type="string">
            <text:p>detective</text:p>
          </table:table-cell>
          <table:table-cell office:value-type="string">
            <text:p>stuff!dete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ners</text:p>
          </table:table-cell>
          <table:table-cell office:value-type="string">
            <text:p>figures</text:p>
          </table:table-cell>
          <table:table-cell office:value-type="string">
            <text:p>winners!fig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ding</text:p>
          </table:table-cell>
          <table:table-cell office:value-type="string">
            <text:p>extract</text:p>
          </table:table-cell>
          <table:table-cell office:value-type="string">
            <text:p>weeding!extra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mits</text:p>
          </table:table-cell>
          <table:table-cell office:value-type="string">
            <text:p>immortal</text:p>
          </table:table-cell>
          <table:table-cell office:value-type="string">
            <text:p>limits!immort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d</text:p>
          </table:table-cell>
          <table:table-cell office:value-type="string">
            <text:p>importance</text:p>
          </table:table-cell>
          <table:table-cell office:value-type="string">
            <text:p>load!import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ema</text:p>
          </table:table-cell>
          <table:table-cell office:value-type="string">
            <text:p>columns…</text:p>
          </table:table-cell>
          <table:table-cell office:value-type="string">
            <text:p>schema!colum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od</text:p>
          </table:table-cell>
          <table:table-cell office:value-type="string">
            <text:p>functional</text:p>
          </table:table-cell>
          <table:table-cell office:value-type="string">
            <text:p>good!functio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vern</text:p>
          </table:table-cell>
          <table:table-cell office:value-type="string">
            <text:p>guidance</text:p>
          </table:table-cell>
          <table:table-cell office:value-type="string">
            <text:p>govern!gui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kers</text:p>
          </table:table-cell>
          <table:table-cell office:value-type="string">
            <text:p>inferred</text:p>
          </table:table-cell>
          <table:table-cell office:value-type="string">
            <text:p>makers!infer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cally</text:p>
          </table:table-cell>
          <table:table-cell office:value-type="string">
            <text:p>imposes</text:p>
          </table:table-cell>
          <table:table-cell office:value-type="string">
            <text:p>locally!im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alculate</text:p>
          </table:table-cell>
          <table:table-cell office:value-type="string">
            <text:p>beg</text:p>
          </table:table-cell>
          <table:table-cell office:value-type="string">
            <text:p>recalculate!be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ied</text:p>
          </table:table-cell>
          <table:table-cell office:value-type="string">
            <text:p>pages…</text:p>
          </table:table-cell>
          <table:table-cell office:value-type="string">
            <text:p>notified!page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arger</text:p>
          </table:table-cell>
          <table:table-cell office:value-type="string">
            <text:p>holistic</text:p>
          </table:table-cell>
          <table:table-cell office:value-type="string">
            <text:p>larger!holisti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ly</text:p>
          </table:table-cell>
          <table:table-cell office:value-type="string">
            <text:p>imagine</text:p>
          </table:table-cell>
          <table:table-cell office:value-type="string">
            <text:p>lightly!imagi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eystrokes</text:p>
          </table:table-cell>
          <table:table-cell office:value-type="string">
            <text:p>help</text:p>
          </table:table-cell>
          <table:table-cell office:value-type="string">
            <text:p>keystrokes!hel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icking</text:p>
          </table:table-cell>
          <table:table-cell office:value-type="string">
            <text:p>helpful</text:p>
          </table:table-cell>
          <table:table-cell office:value-type="string">
            <text:p>kicking!help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stes</text:p>
          </table:table-cell>
          <table:table-cell office:value-type="string">
            <text:p>accepted</text:p>
          </table:table-cell>
          <table:table-cell office:value-type="string">
            <text:p>pastes!accep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</text:p>
          </table:table-cell>
          <table:table-cell office:value-type="string">
            <text:p>impairment</text:p>
          </table:table-cell>
          <table:table-cell office:value-type="string">
            <text:p>link!impair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azette</text:p>
          </table:table-cell>
          <table:table-cell office:value-type="string">
            <text:p>format…</text:p>
          </table:table-cell>
          <table:table-cell office:value-type="string">
            <text:p>gazette!format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ead</text:p>
          </table:table-cell>
          <table:table-cell office:value-type="string">
            <text:p>criminal</text:p>
          </table:table-cell>
          <table:table-cell office:value-type="string">
            <text:p>spread!crimi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yle</text:p>
          </table:table-cell>
          <table:table-cell office:value-type="string">
            <text:p>dedicated</text:p>
          </table:table-cell>
          <table:table-cell office:value-type="string">
            <text:p>style!de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in</text:p>
          </table:table-cell>
          <table:table-cell office:value-type="string">
            <text:p>indicators</text:p>
          </table:table-cell>
          <table:table-cell office:value-type="string">
            <text:p>main!indica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zooms</text:p>
          </table:table-cell>
          <table:table-cell office:value-type="string">
            <text:p>foregoing</text:p>
          </table:table-cell>
          <table:table-cell office:value-type="string">
            <text:p>zooms!forego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s</text:p>
          </table:table-cell>
          <table:table-cell office:value-type="string">
            <text:p>implement</text:p>
          </table:table-cell>
          <table:table-cell office:value-type="string">
            <text:p>links!impl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future</text:p>
          </table:table-cell>
          <table:table-cell office:value-type="string">
            <text:p>foreword</text:p>
          </table:table-cell>
          <table:table-cell office:value-type="string">
            <text:p>future!forewo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low</text:p>
          </table:table-cell>
          <table:table-cell office:value-type="string">
            <text:p>firmly</text:p>
          </table:table-cell>
          <table:table-cell office:value-type="string">
            <text:p>workflow!firm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s</text:p>
          </table:table-cell>
          <table:table-cell office:value-type="string">
            <text:p>capture</text:p>
          </table:table-cell>
          <table:table-cell office:value-type="string">
            <text:p>reports!capt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</text:p>
          </table:table-cell>
          <table:table-cell office:value-type="string">
            <text:p>incidents</text:p>
          </table:table-cell>
          <table:table-cell office:value-type="string">
            <text:p>loose!incid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</text:p>
          </table:table-cell>
          <table:table-cell office:value-type="string">
            <text:p>accompanies</text:p>
          </table:table-cell>
          <table:table-cell office:value-type="string">
            <text:p>pay!accompan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nger</text:p>
          </table:table-cell>
          <table:table-cell office:value-type="string">
            <text:p>inactive</text:p>
          </table:table-cell>
          <table:table-cell office:value-type="string">
            <text:p>longer!ina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eometry</text:p>
          </table:table-cell>
          <table:table-cell office:value-type="string">
            <text:p>foster</text:p>
          </table:table-cell>
          <table:table-cell office:value-type="string">
            <text:p>geometry!fost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impsed</text:p>
          </table:table-cell>
          <table:table-cell office:value-type="string">
            <text:p>french</text:p>
          </table:table-cell>
          <table:table-cell office:value-type="string">
            <text:p>glimpsed!frenc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ly</text:p>
          </table:table-cell>
          <table:table-cell office:value-type="string">
            <text:p>include</text:p>
          </table:table-cell>
          <table:table-cell office:value-type="string">
            <text:p>loosely!includ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obally</text:p>
          </table:table-cell>
          <table:table-cell office:value-type="string">
            <text:p>friend</text:p>
          </table:table-cell>
          <table:table-cell office:value-type="string">
            <text:p>globally!frie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ing</text:p>
          </table:table-cell>
          <table:table-cell office:value-type="string">
            <text:p>earlier</text:p>
          </table:table-cell>
          <table:table-cell office:value-type="string">
            <text:p>tracing!earl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rder</text:p>
          </table:table-cell>
          <table:table-cell office:value-type="string">
            <text:p>options…</text:p>
          </table:table-cell>
          <table:table-cell office:value-type="string">
            <text:p>murder!optio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tential</text:p>
          </table:table-cell>
          <table:table-cell office:value-type="string">
            <text:p>along</text:p>
          </table:table-cell>
          <table:table-cell office:value-type="string">
            <text:p>potential!alo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ther</text:p>
          </table:table-cell>
          <table:table-cell office:value-type="string">
            <text:p>falkirk</text:p>
          </table:table-cell>
          <table:table-cell office:value-type="string">
            <text:p>whether!falki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ing</text:p>
          </table:table-cell>
          <table:table-cell office:value-type="string">
            <text:p>bayonet</text:p>
          </table:table-cell>
          <table:table-cell office:value-type="string">
            <text:p>reading!bayon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</text:p>
          </table:table-cell>
          <table:table-cell office:value-type="string">
            <text:p>bliss</text:p>
          </table:table-cell>
          <table:table-cell office:value-type="string">
            <text:p>reference!bli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tate</text:p>
          </table:table-cell>
          <table:table-cell office:value-type="string">
            <text:p>ordering</text:p>
          </table:table-cell>
          <table:table-cell office:value-type="string">
            <text:p>mutate!order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en</text:p>
          </table:table-cell>
          <table:table-cell office:value-type="string">
            <text:p>divergence</text:p>
          </table:table-cell>
          <table:table-cell office:value-type="string">
            <text:p>then!diverg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xt</text:p>
          </table:table-cell>
          <table:table-cell office:value-type="string">
            <text:p>displaying</text:p>
          </table:table-cell>
          <table:table-cell office:value-type="string">
            <text:p>text!display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ivial</text:p>
          </table:table-cell>
          <table:table-cell office:value-type="string">
            <text:p>emerged</text:p>
          </table:table-cell>
          <table:table-cell office:value-type="string">
            <text:p>trivial!emer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ust</text:p>
          </table:table-cell>
          <table:table-cell office:value-type="string">
            <text:p>eminently</text:p>
          </table:table-cell>
          <table:table-cell office:value-type="string">
            <text:p>trust!eminent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mble</text:p>
          </table:table-cell>
          <table:table-cell office:value-type="string">
            <text:p>employee</text:p>
          </table:table-cell>
          <table:table-cell office:value-type="string">
            <text:p>tumble!employ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configure</text:p>
          </table:table-cell>
          <table:table-cell office:value-type="string">
            <text:p>shape!config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wling</text:p>
          </table:table-cell>
          <table:table-cell office:value-type="string">
            <text:p>effort</text:p>
          </table:table-cell>
          <table:table-cell office:value-type="string">
            <text:p>trawling!effo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nction</text:p>
          </table:table-cell>
          <table:table-cell office:value-type="string">
            <text:p>coffee</text:p>
          </table:table-cell>
          <table:table-cell office:value-type="string">
            <text:p>sanction!coff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elections</text:p>
          </table:table-cell>
          <table:table-cell office:value-type="string">
            <text:p>trees!elect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anks</text:p>
          </table:table-cell>
          <table:table-cell office:value-type="string">
            <text:p>disposes</text:p>
          </table:table-cell>
          <table:table-cell office:value-type="string">
            <text:p>thanks!dis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umes</text:p>
          </table:table-cell>
          <table:table-cell office:value-type="string">
            <text:p>appeal</text:p>
          </table:table-cell>
          <table:table-cell office:value-type="string">
            <text:p>presumes!appe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nor</text:p>
          </table:table-cell>
          <table:table-cell office:value-type="string">
            <text:p>discussed</text:p>
          </table:table-cell>
          <table:table-cell office:value-type="string">
            <text:p>tenor!discuss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ams</text:p>
          </table:table-cell>
          <table:table-cell office:value-type="string">
            <text:p>directory</text:p>
          </table:table-cell>
          <table:table-cell office:value-type="string">
            <text:p>teams!directo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trict</text:p>
          </table:table-cell>
          <table:table-cell office:value-type="string">
            <text:p>change</text:p>
          </table:table-cell>
          <table:table-cell office:value-type="string">
            <text:p>restrict!chan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ghtly</text:p>
          </table:table-cell>
          <table:table-cell office:value-type="string">
            <text:p>drawing</text:p>
          </table:table-cell>
          <table:table-cell office:value-type="string">
            <text:p>tightly!dra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gistry</text:p>
          </table:table-cell>
          <table:table-cell office:value-type="string">
            <text:p>brands</text:p>
          </table:table-cell>
          <table:table-cell office:value-type="string">
            <text:p>registry!bra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xes</text:p>
          </table:table-cell>
          <table:table-cell office:value-type="string">
            <text:p>direction</text:p>
          </table:table-cell>
          <table:table-cell office:value-type="string">
            <text:p>taxes!dir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</text:p>
          </table:table-cell>
          <table:table-cell office:value-type="string">
            <text:p>integrates</text:p>
          </table:table-cell>
          <table:table-cell office:value-type="string">
            <text:p>mean!integrat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ar</text:p>
          </table:table-cell>
          <table:table-cell office:value-type="string">
            <text:p>originally</text:p>
          </table:table-cell>
          <table:table-cell office:value-type="string">
            <text:p>near!origin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mes</text:p>
          </table:table-cell>
          <table:table-cell office:value-type="string">
            <text:p>driftwood</text:p>
          </table:table-cell>
          <table:table-cell office:value-type="string">
            <text:p>times!driftwoo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gether</text:p>
          </table:table-cell>
          <table:table-cell office:value-type="string">
            <text:p>driver</text:p>
          </table:table-cell>
          <table:table-cell office:value-type="string">
            <text:p>together!dri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yped</text:p>
          </table:table-cell>
          <table:table-cell office:value-type="string">
            <text:p>enactment</text:p>
          </table:table-cell>
          <table:table-cell office:value-type="string">
            <text:p>typed!enact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ither</text:p>
          </table:table-cell>
          <table:table-cell office:value-type="string">
            <text:p>outputs</text:p>
          </table:table-cell>
          <table:table-cell office:value-type="string">
            <text:p>neither!outp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anging</text:p>
          </table:table-cell>
          <table:table-cell office:value-type="string">
            <text:p>banquet</text:p>
          </table:table-cell>
          <table:table-cell office:value-type="string">
            <text:p>ranging!banqu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ly</text:p>
          </table:table-cell>
          <table:table-cell office:value-type="string">
            <text:p>followed</text:p>
          </table:table-cell>
          <table:table-cell office:value-type="string">
            <text:p>yearly!follo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ful</text:p>
          </table:table-cell>
          <table:table-cell office:value-type="string">
            <text:p>everyone</text:p>
          </table:table-cell>
          <table:table-cell office:value-type="string">
            <text:p>useful!everyo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r</text:p>
          </table:table-cell>
          <table:table-cell office:value-type="string">
            <text:p>everything</text:p>
          </table:table-cell>
          <table:table-cell office:value-type="string">
            <text:p>user!everyth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d</text:p>
          </table:table-cell>
          <table:table-cell office:value-type="string">
            <text:p>interviewed</text:p>
          </table:table-cell>
          <table:table-cell office:value-type="string">
            <text:p>mid!intervie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fe</text:p>
          </table:table-cell>
          <table:table-cell office:value-type="string">
            <text:p>illustrate</text:p>
          </table:table-cell>
          <table:table-cell office:value-type="string">
            <text:p>life!illustr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nows</text:p>
          </table:table-cell>
          <table:table-cell office:value-type="string">
            <text:p>hierarchy</text:p>
          </table:table-cell>
          <table:table-cell office:value-type="string">
            <text:p>knows!hierarch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lds</text:p>
          </table:table-cell>
          <table:table-cell office:value-type="string">
            <text:p>judgement</text:p>
          </table:table-cell>
          <table:table-cell office:value-type="string">
            <text:p>molds!judg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re</text:p>
          </table:table-cell>
          <table:table-cell office:value-type="string">
            <text:p>deployment</text:p>
          </table:table-cell>
          <table:table-cell office:value-type="string">
            <text:p>sure!de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ied</text:p>
          </table:table-cell>
          <table:table-cell office:value-type="string">
            <text:p>building</text:p>
          </table:table-cell>
          <table:table-cell office:value-type="string">
            <text:p>relied!build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space</text:p>
          </table:table-cell>
          <table:table-cell office:value-type="string">
            <text:p>flash</text:p>
          </table:table-cell>
          <table:table-cell office:value-type="string">
            <text:p>workspace!flas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ientific</text:p>
          </table:table-cell>
          <table:table-cell office:value-type="string">
            <text:p>come</text:p>
          </table:table-cell>
          <table:table-cell office:value-type="string">
            <text:p>scientific!com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nging</text:p>
          </table:table-cell>
          <table:table-cell office:value-type="string">
            <text:p>contain</text:p>
          </table:table-cell>
          <table:table-cell office:value-type="string">
            <text:p>singing!con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</text:p>
          </table:table-cell>
          <table:table-cell office:value-type="string">
            <text:p>above</text:p>
          </table:table-cell>
          <table:table-cell office:value-type="string">
            <text:p>partition!ab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able</text:p>
          </table:table-cell>
          <table:table-cell office:value-type="string">
            <text:p>existing</text:p>
          </table:table-cell>
          <table:table-cell office:value-type="string">
            <text:p>viable!exis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nus</text:p>
          </table:table-cell>
          <table:table-cell office:value-type="string">
            <text:p>interests</text:p>
          </table:table-cell>
          <table:table-cell office:value-type="string">
            <text:p>menus!interes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ewed</text:p>
          </table:table-cell>
          <table:table-cell office:value-type="string">
            <text:p>expanded</text:p>
          </table:table-cell>
          <table:table-cell office:value-type="string">
            <text:p>viewed!expand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olume</text:p>
          </table:table-cell>
          <table:table-cell office:value-type="string">
            <text:p>explored</text:p>
          </table:table-cell>
          <table:table-cell office:value-type="string">
            <text:p>volume!explo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etting</text:p>
          </table:table-cell>
          <table:table-cell office:value-type="string">
            <text:p>existed</text:p>
          </table:table-cell>
          <table:table-cell office:value-type="string">
            <text:p>vetting!exi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ently</text:p>
          </table:table-cell>
          <table:table-cell office:value-type="string">
            <text:p>behind</text:p>
          </table:table-cell>
          <table:table-cell office:value-type="string">
            <text:p>recently!behi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forms</text:p>
          </table:table-cell>
          <table:table-cell office:value-type="string">
            <text:p>actors</text:p>
          </table:table-cell>
          <table:table-cell office:value-type="string">
            <text:p>performs!ac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dernising</text:p>
          </table:table-cell>
          <table:table-cell office:value-type="string">
            <text:p>jon</text:p>
          </table:table-cell>
          <table:table-cell office:value-type="string">
            <text:p>modernising!j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vel</text:p>
          </table:table-cell>
          <table:table-cell office:value-type="string">
            <text:p>identical</text:p>
          </table:table-cell>
          <table:table-cell office:value-type="string">
            <text:p>level!iden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tion</text:p>
          </table:table-cell>
          <table:table-cell office:value-type="string">
            <text:p>easier</text:p>
          </table:table-cell>
          <table:table-cell office:value-type="string">
            <text:p>traction!eas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</text:p>
          </table:table-cell>
          <table:table-cell office:value-type="string">
            <text:p>endlessly</text:p>
          </table:table-cell>
          <table:table-cell office:value-type="string">
            <text:p>under!endless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s</text:p>
          </table:table-cell>
          <table:table-cell office:value-type="string">
            <text:p>adjust</text:p>
          </table:table-cell>
          <table:table-cell office:value-type="string">
            <text:p>pertains!adju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omeone</text:p>
          </table:table-cell>
          <table:table-cell office:value-type="string">
            <text:p>correct</text:p>
          </table:table-cell>
          <table:table-cell office:value-type="string">
            <text:p>someone!corr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wary</text:p>
          </table:table-cell>
          <table:table-cell office:value-type="string">
            <text:p>estimate</text:p>
          </table:table-cell>
          <table:table-cell office:value-type="string">
            <text:p>unwary!esti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xt</text:p>
          </table:table-cell>
          <table:table-cell office:value-type="string">
            <text:p>overcoming</text:p>
          </table:table-cell>
          <table:table-cell office:value-type="string">
            <text:p>next!overcom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nitel</text:p>
          </table:table-cell>
          <table:table-cell office:value-type="string">
            <text:p>ireland</text:p>
          </table:table-cell>
          <table:table-cell office:value-type="string">
            <text:p>minitel!ire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ited</text:p>
          </table:table-cell>
          <table:table-cell office:value-type="string">
            <text:p>entwined</text:p>
          </table:table-cell>
          <table:table-cell office:value-type="string">
            <text:p>united!entw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roll</text:p>
          </table:table-cell>
          <table:table-cell office:value-type="string">
            <text:p>account</text:p>
          </table:table-cell>
          <table:table-cell office:value-type="string">
            <text:p>payroll!accou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kely</text:p>
          </table:table-cell>
          <table:table-cell office:value-type="string">
            <text:p>equals</text:p>
          </table:table-cell>
          <table:table-cell office:value-type="string">
            <text:p>unlikely!equ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reachable</text:p>
          </table:table-cell>
          <table:table-cell office:value-type="string">
            <text:p>esc</text:p>
          </table:table-cell>
          <table:table-cell office:value-type="string">
            <text:p>unreachable!es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istics</text:p>
          </table:table-cell>
          <table:table-cell office:value-type="string">
            <text:p>data</text:p>
          </table:table-cell>
          <table:table-cell office:value-type="string">
            <text:p>statistics!dat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ond</text:p>
          </table:table-cell>
          <table:table-cell office:value-type="string">
            <text:p>certain</text:p>
          </table:table-cell>
          <table:table-cell office:value-type="string">
            <text:p>respond!cer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changing</text:p>
          </table:table-cell>
          <table:table-cell office:value-type="string">
            <text:p>result!chan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s</text:p>
          </table:table-cell>
          <table:table-cell office:value-type="string">
            <text:p>channel</text:p>
          </table:table-cell>
          <table:table-cell office:value-type="string">
            <text:p>results!channe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ident</text:p>
          </table:table-cell>
          <table:table-cell office:value-type="string">
            <text:p>causal</text:p>
          </table:table-cell>
          <table:table-cell office:value-type="string">
            <text:p>resident!caus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ource</text:p>
          </table:table-cell>
          <table:table-cell office:value-type="string">
            <text:p>cells…</text:p>
          </table:table-cell>
          <table:table-cell office:value-type="string">
            <text:p>resource!cell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ect</text:p>
          </table:table-cell>
          <table:table-cell office:value-type="string">
            <text:p>centres</text:p>
          </table:table-cell>
          <table:table-cell office:value-type="string">
            <text:p>respect!cent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</text:p>
          </table:table-cell>
          <table:table-cell office:value-type="string">
            <text:p>cheapest</text:p>
          </table:table-cell>
          <table:table-cell office:value-type="string">
            <text:p>reveal!cheape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</text:p>
          </table:table-cell>
          <table:table-cell office:value-type="string">
            <text:p>affecting</text:p>
          </table:table-cell>
          <table:table-cell office:value-type="string">
            <text:p>place!affec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ifted</text:p>
          </table:table-cell>
          <table:table-cell office:value-type="string">
            <text:p>connect</text:p>
          </table:table-cell>
          <table:table-cell office:value-type="string">
            <text:p>shifted!conn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llovers</text:p>
          </table:table-cell>
          <table:table-cell office:value-type="string">
            <text:p>class</text:p>
          </table:table-cell>
          <table:table-cell office:value-type="string">
            <text:p>rollovers!cla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ns</text:p>
          </table:table-cell>
          <table:table-cell office:value-type="string">
            <text:p>importing</text:p>
          </table:table-cell>
          <table:table-cell office:value-type="string">
            <text:p>loans!impor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s</text:p>
          </table:table-cell>
          <table:table-cell office:value-type="string">
            <text:p>checker</text:p>
          </table:table-cell>
          <table:table-cell office:value-type="string">
            <text:p>reveals!check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ion</text:p>
          </table:table-cell>
          <table:table-cell office:value-type="string">
            <text:p>born</text:p>
          </table:table-cell>
          <table:table-cell office:value-type="string">
            <text:p>reflection!bor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ons</text:p>
          </table:table-cell>
          <table:table-cell office:value-type="string">
            <text:p>broad</text:p>
          </table:table-cell>
          <table:table-cell office:value-type="string">
            <text:p>relations!bro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newals</text:p>
          </table:table-cell>
          <table:table-cell office:value-type="string">
            <text:p>caesar</text:p>
          </table:table-cell>
          <table:table-cell office:value-type="string">
            <text:p>renewals!caesa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ision</text:p>
          </table:table-cell>
          <table:table-cell office:value-type="string">
            <text:p>choice</text:p>
          </table:table-cell>
          <table:table-cell office:value-type="string">
            <text:p>revision!choi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able</text:p>
          </table:table-cell>
          <table:table-cell office:value-type="string">
            <text:p>demand</text:p>
          </table:table-cell>
          <table:table-cell office:value-type="string">
            <text:p>suitable!dem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ng</text:p>
          </table:table-cell>
          <table:table-cell office:value-type="string">
            <text:p>brings</text:p>
          </table:table-cell>
          <table:table-cell office:value-type="string">
            <text:p>relating!br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set</text:p>
          </table:table-cell>
          <table:table-cell office:value-type="string">
            <text:p>defining</text:p>
          </table:table-cell>
          <table:table-cell office:value-type="string">
            <text:p>subset!defi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d</text:p>
          </table:table-cell>
          <table:table-cell office:value-type="string">
            <text:p>affinity</text:p>
          </table:table-cell>
          <table:table-cell office:value-type="string">
            <text:p>placed!affi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…</text:p>
          </table:table-cell>
          <table:table-cell office:value-type="string">
            <text:p>capable</text:p>
          </table:table-cell>
          <table:table-cell office:value-type="string">
            <text:p>report…!cap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resents</text:p>
          </table:table-cell>
          <table:table-cell office:value-type="string">
            <text:p>care</text:p>
          </table:table-cell>
          <table:table-cell office:value-type="string">
            <text:p>represents!c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quired…</text:p>
          </table:table-cell>
          <table:table-cell office:value-type="string">
            <text:p>cases</text:p>
          </table:table-cell>
          <table:table-cell office:value-type="string">
            <text:p>required…!ca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aced</text:p>
          </table:table-cell>
          <table:table-cell office:value-type="string">
            <text:p>camera</text:p>
          </table:table-cell>
          <table:table-cell office:value-type="string">
            <text:p>replaced!camer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</text:p>
          </table:table-cell>
          <table:table-cell office:value-type="string">
            <text:p>cancels</text:p>
          </table:table-cell>
          <table:table-cell office:value-type="string">
            <text:p>replica!cance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ted</text:p>
          </table:table-cell>
          <table:table-cell office:value-type="string">
            <text:p>cant</text:p>
          </table:table-cell>
          <table:table-cell office:value-type="string">
            <text:p>replicated!ca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line</text:p>
          </table:table-cell>
          <table:table-cell office:value-type="string">
            <text:p>enemy</text:p>
          </table:table-cell>
          <table:table-cell office:value-type="string">
            <text:p>underline!enem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rver</text:p>
          </table:table-cell>
          <table:table-cell office:value-type="string">
            <text:p>concerns</text:p>
          </table:table-cell>
          <table:table-cell office:value-type="string">
            <text:p>server!concer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olsets</text:p>
          </table:table-cell>
          <table:table-cell office:value-type="string">
            <text:p>dundee</text:p>
          </table:table-cell>
          <table:table-cell office:value-type="string">
            <text:p>toolsets!dund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ys</text:p>
          </table:table-cell>
          <table:table-cell office:value-type="string">
            <text:p>datasheet</text:p>
          </table:table-cell>
          <table:table-cell office:value-type="string">
            <text:p>stays!datashe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ker</text:p>
          </table:table-cell>
          <table:table-cell office:value-type="string">
            <text:p>complete</text:p>
          </table:table-cell>
          <table:table-cell office:value-type="string">
            <text:p>seeker!comp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s</text:p>
          </table:table-cell>
          <table:table-cell office:value-type="string">
            <text:p>completion</text:p>
          </table:table-cell>
          <table:table-cell office:value-type="string">
            <text:p>sees!comple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veral</text:p>
          </table:table-cell>
          <table:table-cell office:value-type="string">
            <text:p>conduct</text:p>
          </table:table-cell>
          <table:table-cell office:value-type="string">
            <text:p>several!condu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arter</text:p>
          </table:table-cell>
          <table:table-cell office:value-type="string">
            <text:p>average</text:p>
          </table:table-cell>
          <table:table-cell office:value-type="string">
            <text:p>quarter!aver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nk</text:p>
          </table:table-cell>
          <table:table-cell office:value-type="string">
            <text:p>equation</text:p>
          </table:table-cell>
          <table:table-cell office:value-type="string">
            <text:p>unlink!equa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ing</text:p>
          </table:table-cell>
          <table:table-cell office:value-type="string">
            <text:p>display</text:p>
          </table:table-cell>
          <table:table-cell office:value-type="string">
            <text:p>testing!displa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eer</text:p>
          </table:table-cell>
          <table:table-cell office:value-type="string">
            <text:p>congested</text:p>
          </table:table-cell>
          <table:table-cell office:value-type="string">
            <text:p>sheer!conge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e</text:p>
          </table:table-cell>
          <table:table-cell office:value-type="string">
            <text:p>connection</text:p>
          </table:table-cell>
          <table:table-cell office:value-type="string">
            <text:p>shoe!conn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t</text:p>
          </table:table-cell>
          <table:table-cell office:value-type="string">
            <text:p>concordance</text:p>
          </table:table-cell>
          <table:table-cell office:value-type="string">
            <text:p>set!concor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iece</text:p>
          </table:table-cell>
          <table:table-cell office:value-type="string">
            <text:p>advancing</text:p>
          </table:table-cell>
          <table:table-cell office:value-type="string">
            <text:p>piece!adv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gment</text:p>
          </table:table-cell>
          <table:table-cell office:value-type="string">
            <text:p>complex</text:p>
          </table:table-cell>
          <table:table-cell office:value-type="string">
            <text:p>segment!complex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e</text:p>
          </table:table-cell>
          <table:table-cell office:value-type="string">
            <text:p>collapsing</text:p>
          </table:table-cell>
          <table:table-cell office:value-type="string">
            <text:p>save!collap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rm</text:p>
          </table:table-cell>
          <table:table-cell office:value-type="string">
            <text:p>discussing</text:p>
          </table:table-cell>
          <table:table-cell office:value-type="string">
            <text:p>term!dis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hecks</text:p>
          </table:table-cell>
          <table:table-cell office:value-type="string">
            <text:p>beings</text:p>
          </table:table-cell>
          <table:table-cell office:value-type="string">
            <text:p>rechecks!be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unded</text:p>
          </table:table-cell>
          <table:table-cell office:value-type="string">
            <text:p>clearly</text:p>
          </table:table-cell>
          <table:table-cell office:value-type="string">
            <text:p>rounded!clear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ing</text:p>
          </table:table-cell>
          <table:table-cell office:value-type="string">
            <text:p>collated</text:p>
          </table:table-cell>
          <table:table-cell office:value-type="string">
            <text:p>saving!coll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een</text:p>
          </table:table-cell>
          <table:table-cell office:value-type="string">
            <text:p>comments</text:p>
          </table:table-cell>
          <table:table-cell office:value-type="string">
            <text:p>screen!comm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</text:p>
          </table:table-cell>
          <table:table-cell office:value-type="string">
            <text:p>country</text:p>
          </table:table-cell>
          <table:table-cell office:value-type="string">
            <text:p>special!count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crets</text:p>
          </table:table-cell>
          <table:table-cell office:value-type="string">
            <text:p>compare</text:p>
          </table:table-cell>
          <table:table-cell office:value-type="string">
            <text:p>secrets!comp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anner</text:p>
          </table:table-cell>
          <table:table-cell office:value-type="string">
            <text:p>college</text:p>
          </table:table-cell>
          <table:table-cell office:value-type="string">
            <text:p>scanner!colle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ool</text:p>
          </table:table-cell>
          <table:table-cell office:value-type="string">
            <text:p>combined</text:p>
          </table:table-cell>
          <table:table-cell office:value-type="string">
            <text:p>school!comb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ar</text:p>
          </table:table-cell>
          <table:table-cell office:value-type="string">
            <text:p>expressions</text:p>
          </table:table-cell>
          <table:table-cell office:value-type="string">
            <text:p>war!express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oopers</text:p>
          </table:table-cell>
          <table:table-cell office:value-type="string">
            <text:p>cookie</text:p>
          </table:table-cell>
          <table:table-cell office:value-type="string">
            <text:p>snoopers!cook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hibition</text:p>
          </table:table-cell>
          <table:table-cell office:value-type="string">
            <text:p>art</text:p>
          </table:table-cell>
          <table:table-cell office:value-type="string">
            <text:p>prohibition!a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ains</text:p>
          </table:table-cell>
          <table:table-cell office:value-type="string">
            <text:p>bundled</text:p>
          </table:table-cell>
          <table:table-cell office:value-type="string">
            <text:p>remains!bund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mary</text:p>
          </table:table-cell>
          <table:table-cell office:value-type="string">
            <text:p>applies</text:p>
          </table:table-cell>
          <table:table-cell office:value-type="string">
            <text:p>primary!appl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nopolies</text:p>
          </table:table-cell>
          <table:table-cell office:value-type="string">
            <text:p>only</text:p>
          </table:table-cell>
          <table:table-cell office:value-type="string">
            <text:p>monopolies!on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vate</text:p>
          </table:table-cell>
          <table:table-cell office:value-type="string">
            <text:p>approve</text:p>
          </table:table-cell>
          <table:table-cell office:value-type="string">
            <text:p>private!appr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s</text:p>
          </table:table-cell>
          <table:table-cell office:value-type="string">
            <text:p>fills</text:p>
          </table:table-cell>
          <table:table-cell office:value-type="string">
            <text:p>withdraws!fil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vide</text:p>
          </table:table-cell>
          <table:table-cell office:value-type="string">
            <text:p>attempt</text:p>
          </table:table-cell>
          <table:table-cell office:value-type="string">
            <text:p>provide!attem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tters</text:p>
          </table:table-cell>
          <table:table-cell office:value-type="string">
            <text:p>instead</text:p>
          </table:table-cell>
          <table:table-cell office:value-type="string">
            <text:p>matters!inste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tform</text:p>
          </table:table-cell>
          <table:table-cell office:value-type="string">
            <text:p>agency</text:p>
          </table:table-cell>
          <table:table-cell office:value-type="string">
            <text:p>platform!age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posal</text:p>
          </table:table-cell>
          <table:table-cell office:value-type="string">
            <text:p>assess</text:p>
          </table:table-cell>
          <table:table-cell office:value-type="string">
            <text:p>proposal!asse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tle</text:p>
          </table:table-cell>
          <table:table-cell office:value-type="string">
            <text:p>driveable</text:p>
          </table:table-cell>
          <table:table-cell office:value-type="string">
            <text:p>title!drive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tected</text:p>
          </table:table-cell>
          <table:table-cell office:value-type="string">
            <text:p>atoms</text:p>
          </table:table-cell>
          <table:table-cell office:value-type="string">
            <text:p>protected!ato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pulations</text:p>
          </table:table-cell>
          <table:table-cell office:value-type="string">
            <text:p>all</text:p>
          </table:table-cell>
          <table:table-cell office:value-type="string">
            <text:p>populations!a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rtion</text:p>
          </table:table-cell>
          <table:table-cell office:value-type="string">
            <text:p>alleged</text:p>
          </table:table-cell>
          <table:table-cell office:value-type="string">
            <text:p>portion!alle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ssibly</text:p>
          </table:table-cell>
          <table:table-cell office:value-type="string">
            <text:p>allows</text:p>
          </table:table-cell>
          <table:table-cell office:value-type="string">
            <text:p>possibly!allow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icemen</text:p>
          </table:table-cell>
          <table:table-cell office:value-type="string">
            <text:p>aimed</text:p>
          </table:table-cell>
          <table:table-cell office:value-type="string">
            <text:p>policemen!aim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l</text:p>
          </table:table-cell>
          <table:table-cell office:value-type="string">
            <text:p>algorithms</text:p>
          </table:table-cell>
          <table:table-cell office:value-type="string">
            <text:p>poll!algorith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orly</text:p>
          </table:table-cell>
          <table:table-cell office:value-type="string">
            <text:p>aligning</text:p>
          </table:table-cell>
          <table:table-cell office:value-type="string">
            <text:p>poorly!alig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rsed</text:p>
          </table:table-cell>
          <table:table-cell office:value-type="string">
            <text:p>checks</text:p>
          </table:table-cell>
          <table:table-cell office:value-type="string">
            <text:p>reversed!chec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sing</text:p>
          </table:table-cell>
          <table:table-cell office:value-type="string">
            <text:p>apache</text:p>
          </table:table-cell>
          <table:table-cell office:value-type="string">
            <text:p>pressing!apach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ent</text:p>
          </table:table-cell>
          <table:table-cell office:value-type="string">
            <text:p>appeals</text:p>
          </table:table-cell>
          <table:table-cell office:value-type="string">
            <text:p>prevent!appe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iew</text:p>
          </table:table-cell>
          <table:table-cell office:value-type="string">
            <text:p>appears</text:p>
          </table:table-cell>
          <table:table-cell office:value-type="string">
            <text:p>preview!app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load</text:p>
          </table:table-cell>
          <table:table-cell office:value-type="string">
            <text:p>fisher</text:p>
          </table:table-cell>
          <table:table-cell office:value-type="string">
            <text:p>workload!fish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cribed</text:p>
          </table:table-cell>
          <table:table-cell office:value-type="string">
            <text:p>ante</text:p>
          </table:table-cell>
          <table:table-cell office:value-type="string">
            <text:p>prescribed!an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dows</text:p>
          </table:table-cell>
          <table:table-cell office:value-type="string">
            <text:p>fields…</text:p>
          </table:table-cell>
          <table:table-cell office:value-type="string">
            <text:p>windows!field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ing</text:p>
          </table:table-cell>
          <table:table-cell office:value-type="string">
            <text:p>bible</text:p>
          </table:table-cell>
          <table:table-cell office:value-type="string">
            <text:p>recording!bi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s</text:p>
          </table:table-cell>
          <table:table-cell office:value-type="string">
            <text:p>bichard</text:p>
          </table:table-cell>
          <table:table-cell office:value-type="string">
            <text:p>records!bicha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urring</text:p>
          </table:table-cell>
          <table:table-cell office:value-type="string">
            <text:p>billy</text:p>
          </table:table-cell>
          <table:table-cell office:value-type="string">
            <text:p>recurring!bi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ssign</text:p>
          </table:table-cell>
          <table:table-cell office:value-type="string">
            <text:p>before</text:p>
          </table:table-cell>
          <table:table-cell office:value-type="string">
            <text:p>reassign!befo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oms</text:p>
          </table:table-cell>
          <table:table-cell office:value-type="string">
            <text:p>classical</text:p>
          </table:table-cell>
          <table:table-cell office:value-type="string">
            <text:p>rooms!class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ed</text:p>
          </table:table-cell>
          <table:table-cell office:value-type="string">
            <text:p>beyond</text:p>
          </table:table-cell>
          <table:table-cell office:value-type="string">
            <text:p>recorded!beyo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m</text:p>
          </table:table-cell>
          <table:table-cell office:value-type="string">
            <text:p>completely</text:p>
          </table:table-cell>
          <table:table-cell office:value-type="string">
            <text:p>seem!complet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s</text:p>
          </table:table-cell>
          <table:table-cell office:value-type="string">
            <text:p>displayed</text:p>
          </table:table-cell>
          <table:table-cell office:value-type="string">
            <text:p>tests!display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ring</text:p>
          </table:table-cell>
          <table:table-cell office:value-type="string">
            <text:p>books</text:p>
          </table:table-cell>
          <table:table-cell office:value-type="string">
            <text:p>referring!boo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stakes</text:p>
          </table:table-cell>
          <table:table-cell office:value-type="string">
            <text:p>issues</text:p>
          </table:table-cell>
          <table:table-cell office:value-type="string">
            <text:p>mistakes!issu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tion</text:p>
          </table:table-cell>
          <table:table-cell office:value-type="string">
            <text:p>bland</text:p>
          </table:table-cell>
          <table:table-cell office:value-type="string">
            <text:p>reduction!b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moting</text:p>
          </table:table-cell>
          <table:table-cell office:value-type="string">
            <text:p>asked</text:p>
          </table:table-cell>
          <table:table-cell office:value-type="string">
            <text:p>promoting!ask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s</text:p>
          </table:table-cell>
          <table:table-cell office:value-type="string">
            <text:p>blue</text:p>
          </table:table-cell>
          <table:table-cell office:value-type="string">
            <text:p>references!blu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sue</text:p>
          </table:table-cell>
          <table:table-cell office:value-type="string">
            <text:p>autofill</text:p>
          </table:table-cell>
          <table:table-cell office:value-type="string">
            <text:p>pursue!auto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shed</text:p>
          </table:table-cell>
          <table:table-cell office:value-type="string">
            <text:p>automate</text:p>
          </table:table-cell>
          <table:table-cell office:value-type="string">
            <text:p>pushed!auto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ote</text:p>
          </table:table-cell>
          <table:table-cell office:value-type="string">
            <text:p>backspace</text:p>
          </table:table-cell>
          <table:table-cell office:value-type="string">
            <text:p>quote!backspa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seudo</text:p>
          </table:table-cell>
          <table:table-cell office:value-type="string">
            <text:p>auditing</text:p>
          </table:table-cell>
          <table:table-cell office:value-type="string">
            <text:p>pseudo!audi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atch</text:p>
          </table:table-cell>
          <table:table-cell office:value-type="string">
            <text:p>comment</text:p>
          </table:table-cell>
          <table:table-cell office:value-type="string">
            <text:p>scratch!com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</text:p>
          </table:table-cell>
          <table:table-cell office:value-type="string">
            <text:p>borders</text:p>
          </table:table-cell>
          <table:table-cell office:value-type="string">
            <text:p>reflect!borde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hotocopy</text:p>
          </table:table-cell>
          <table:table-cell office:value-type="string">
            <text:p>adult</text:p>
          </table:table-cell>
          <table:table-cell office:value-type="string">
            <text:p>photocopy!ad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</text:p>
          </table:table-cell>
          <table:table-cell office:value-type="string">
            <text:p>bayoneting</text:p>
          </table:table-cell>
          <table:table-cell office:value-type="string">
            <text:p>real!bayone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stic</text:p>
          </table:table-cell>
          <table:table-cell office:value-type="string">
            <text:p>bears</text:p>
          </table:table-cell>
          <table:table-cell office:value-type="string">
            <text:p>realistic!b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ty</text:p>
          </table:table-cell>
          <table:table-cell office:value-type="string">
            <text:p>because</text:p>
          </table:table-cell>
          <table:table-cell office:value-type="string">
            <text:p>reality!becaus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nned</text:p>
          </table:table-cell>
          <table:table-cell office:value-type="string">
            <text:p>against</text:p>
          </table:table-cell>
          <table:table-cell office:value-type="string">
            <text:p>planned!again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duce</text:p>
          </table:table-cell>
          <table:table-cell office:value-type="string">
            <text:p>arguing</text:p>
          </table:table-cell>
          <table:table-cell office:value-type="string">
            <text:p>produce!argu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s</text:p>
          </table:table-cell>
          <table:table-cell office:value-type="string">
            <text:p>bayoneted</text:p>
          </table:table-cell>
          <table:table-cell office:value-type="string">
            <text:p>reads!bayone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ed</text:p>
          </table:table-cell>
          <table:table-cell office:value-type="string">
            <text:p>bismark</text:p>
          </table:table-cell>
          <table:table-cell office:value-type="string">
            <text:p>reduced!bism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laves</text:p>
          </table:table-cell>
          <table:table-cell office:value-type="string">
            <text:p>contrast</text:p>
          </table:table-cell>
          <table:table-cell office:value-type="string">
            <text:p>slaves!contra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…</text:p>
          </table:table-cell>
          <table:table-cell office:value-type="string">
            <text:p>county</text:p>
          </table:table-cell>
          <table:table-cell office:value-type="string">
            <text:p>special…!coun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rn</text:p>
          </table:table-cell>
          <table:table-cell office:value-type="string">
            <text:p>employment</text:p>
          </table:table-cell>
          <table:table-cell office:value-type="string">
            <text:p>turn!em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ster</text:p>
          </table:table-cell>
          <table:table-cell office:value-type="string">
            <text:p>contains</text:p>
          </table:table-cell>
          <table:table-cell office:value-type="string">
            <text:p>sister!contai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eak</text:p>
          </table:table-cell>
          <table:table-cell office:value-type="string">
            <text:p>convicted</text:p>
          </table:table-cell>
          <table:table-cell office:value-type="string">
            <text:p>sneak!convic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</text:p>
          </table:table-cell>
          <table:table-cell office:value-type="string">
            <text:p>imaginary</text:p>
          </table:table-cell>
          <table:table-cell office:value-type="string">
            <text:p>light!imagina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rt</text:p>
          </table:table-cell>
          <table:table-cell office:value-type="string">
            <text:p>consensual</text:p>
          </table:table-cell>
          <table:table-cell office:value-type="string">
            <text:p>short!consens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</text:p>
          </table:table-cell>
          <table:table-cell office:value-type="string">
            <text:p>colours</text:p>
          </table:table-cell>
          <table:table-cell office:value-type="string">
            <text:p>schedule!colou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pdate</text:p>
          </table:table-cell>
          <table:table-cell office:value-type="string">
            <text:p>estimated</text:p>
          </table:table-cell>
          <table:table-cell office:value-type="string">
            <text:p>update!estim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dium</text:p>
          </table:table-cell>
          <table:table-cell office:value-type="string">
            <text:p>intention</text:p>
          </table:table-cell>
          <table:table-cell office:value-type="string">
            <text:p>medium!int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ery…</text:p>
          </table:table-cell>
          <table:table-cell office:value-type="string">
            <text:p>awareness</text:p>
          </table:table-cell>
          <table:table-cell office:value-type="string">
            <text:p>query…!awaren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et</text:p>
          </table:table-cell>
          <table:table-cell office:value-type="string">
            <text:p>intentional</text:p>
          </table:table-cell>
          <table:table-cell office:value-type="string">
            <text:p>meet!inten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mber</text:p>
          </table:table-cell>
          <table:table-cell office:value-type="string">
            <text:p>intercept</text:p>
          </table:table-cell>
          <table:table-cell office:value-type="string">
            <text:p>member!intercep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shold</text:p>
          </table:table-cell>
          <table:table-cell office:value-type="string">
            <text:p>doubly</text:p>
          </table:table-cell>
          <table:table-cell office:value-type="string">
            <text:p>threshold!doub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efold</text:p>
          </table:table-cell>
          <table:table-cell office:value-type="string">
            <text:p>double</text:p>
          </table:table-cell>
          <table:table-cell office:value-type="string">
            <text:p>threefold!dou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compliant</text:p>
          </table:table-cell>
          <table:table-cell office:value-type="string">
            <text:p>select!compli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es</text:p>
          </table:table-cell>
          <table:table-cell office:value-type="string">
            <text:p>bringing</text:p>
          </table:table-cell>
          <table:table-cell office:value-type="string">
            <text:p>relates!bring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m</text:p>
          </table:table-cell>
          <table:table-cell office:value-type="string">
            <text:p>demonstrable</text:p>
          </table:table-cell>
          <table:table-cell office:value-type="string">
            <text:p>sum!demonstr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azetted</text:p>
          </table:table-cell>
          <table:table-cell office:value-type="string">
            <text:p>formats</text:p>
          </table:table-cell>
          <table:table-cell office:value-type="string">
            <text:p>gazetted!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ducing</text:p>
          </table:table-cell>
          <table:table-cell office:value-type="string">
            <text:p>arises</text:p>
          </table:table-cell>
          <table:table-cell office:value-type="string">
            <text:p>producing!ari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esigning</text:p>
          </table:table-cell>
          <table:table-cell office:value-type="string">
            <text:p>bins</text:p>
          </table:table-cell>
          <table:table-cell office:value-type="string">
            <text:p>redesigning!b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derpins</text:p>
          </table:table-cell>
          <table:table-cell office:value-type="string">
            <text:p>enough</text:p>
          </table:table-cell>
          <table:table-cell office:value-type="string">
            <text:p>underpins!enoug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ybe</text:p>
          </table:table-cell>
          <table:table-cell office:value-type="string">
            <text:p>integrated</text:p>
          </table:table-cell>
          <table:table-cell office:value-type="string">
            <text:p>maybe!integ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tate</text:p>
          </table:table-cell>
          <table:table-cell office:value-type="string">
            <text:p>cleansing</text:p>
          </table:table-cell>
          <table:table-cell office:value-type="string">
            <text:p>rotate!clean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edents</text:p>
          </table:table-cell>
          <table:table-cell office:value-type="string">
            <text:p>amend</text:p>
          </table:table-cell>
          <table:table-cell office:value-type="string">
            <text:p>precedents!am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elsh</text:p>
          </table:table-cell>
          <table:table-cell office:value-type="string">
            <text:p>facilitate</text:p>
          </table:table-cell>
          <table:table-cell office:value-type="string">
            <text:p>welsh!facili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etch</text:p>
          </table:table-cell>
          <table:table-cell office:value-type="string">
            <text:p>continual</text:p>
          </table:table-cell>
          <table:table-cell office:value-type="string">
            <text:p>sketch!contin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cture</text:p>
          </table:table-cell>
          <table:table-cell office:value-type="string">
            <text:p>advances</text:p>
          </table:table-cell>
          <table:table-cell office:value-type="string">
            <text:p>picture!adv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ssing</text:p>
          </table:table-cell>
          <table:table-cell office:value-type="string">
            <text:p>areas</text:p>
          </table:table-cell>
          <table:table-cell office:value-type="string">
            <text:p>processing!are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utions</text:p>
          </table:table-cell>
          <table:table-cell office:value-type="string">
            <text:p>corner</text:p>
          </table:table-cell>
          <table:table-cell office:value-type="string">
            <text:p>solutions!corn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asure</text:p>
          </table:table-cell>
          <table:table-cell office:value-type="string">
            <text:p>intended</text:p>
          </table:table-cell>
          <table:table-cell office:value-type="string">
            <text:p>measure!inten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imeliness</text:p>
          </table:table-cell>
          <table:table-cell office:value-type="string">
            <text:p>dress</text:p>
          </table:table-cell>
          <table:table-cell office:value-type="string">
            <text:p>timeliness!dr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kely</text:p>
          </table:table-cell>
          <table:table-cell office:value-type="string">
            <text:p>immediate</text:p>
          </table:table-cell>
          <table:table-cell office:value-type="string">
            <text:p>likely!immedi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roduced</text:p>
          </table:table-cell>
          <table:table-cell office:value-type="string">
            <text:p>cares</text:p>
          </table:table-cell>
          <table:table-cell office:value-type="string">
            <text:p>reproduced!ca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ortcut</text:p>
          </table:table-cell>
          <table:table-cell office:value-type="string">
            <text:p>consent</text:p>
          </table:table-cell>
          <table:table-cell office:value-type="string">
            <text:p>shortcut!cons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mission</text:p>
          </table:table-cell>
          <table:table-cell office:value-type="string">
            <text:p>added</text:p>
          </table:table-cell>
          <table:table-cell office:value-type="string">
            <text:p>permission!ad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usually</text:p>
          </table:table-cell>
          <table:table-cell office:value-type="string">
            <text:p>estate</text:p>
          </table:table-cell>
          <table:table-cell office:value-type="string">
            <text:p>unusually!es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ies…</text:p>
          </table:table-cell>
          <table:table-cell office:value-type="string">
            <text:p>concepts</text:p>
          </table:table-cell>
          <table:table-cell office:value-type="string">
            <text:p>series…!concep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ken</text:p>
          </table:table-cell>
          <table:table-cell office:value-type="string">
            <text:p>dictionary</text:p>
          </table:table-cell>
          <table:table-cell office:value-type="string">
            <text:p>taken!diction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le</text:p>
          </table:table-cell>
          <table:table-cell office:value-type="string">
            <text:p>cumulative</text:p>
          </table:table-cell>
          <table:table-cell office:value-type="string">
            <text:p>stale!cumula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ight</text:p>
          </table:table-cell>
          <table:table-cell office:value-type="string">
            <text:p>debates</text:p>
          </table:table-cell>
          <table:table-cell office:value-type="string">
            <text:p>straight!deb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vacy</text:p>
          </table:table-cell>
          <table:table-cell office:value-type="string">
            <text:p>approval</text:p>
          </table:table-cell>
          <table:table-cell office:value-type="string">
            <text:p>privacy!approv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utes</text:p>
          </table:table-cell>
          <table:table-cell office:value-type="string">
            <text:p>dataset</text:p>
          </table:table-cell>
          <table:table-cell office:value-type="string">
            <text:p>statutes!data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istical</text:p>
          </table:table-cell>
          <table:table-cell office:value-type="string">
            <text:p>dark</text:p>
          </table:table-cell>
          <table:table-cell office:value-type="string">
            <text:p>statistical!dark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nish</text:p>
          </table:table-cell>
          <table:table-cell office:value-type="string">
            <text:p>councils</text:p>
          </table:table-cell>
          <table:table-cell office:value-type="string">
            <text:p>spanish!counci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mselves</text:p>
          </table:table-cell>
          <table:table-cell office:value-type="string">
            <text:p>ditto</text:p>
          </table:table-cell>
          <table:table-cell office:value-type="string">
            <text:p>themselves!ditto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ve</text:p>
          </table:table-cell>
          <table:table-cell office:value-type="string">
            <text:p>brought</text:p>
          </table:table-cell>
          <table:table-cell office:value-type="string">
            <text:p>relative!brou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tegy</text:p>
          </table:table-cell>
          <table:table-cell office:value-type="string">
            <text:p>decades</text:p>
          </table:table-cell>
          <table:table-cell office:value-type="string">
            <text:p>strategy!decad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sconduct</text:p>
          </table:table-cell>
          <table:table-cell office:value-type="string">
            <text:p>issue</text:p>
          </table:table-cell>
          <table:table-cell office:value-type="string">
            <text:p>misconduct!issu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bile</text:p>
          </table:table-cell>
          <table:table-cell office:value-type="string">
            <text:p>iteration</text:p>
          </table:table-cell>
          <table:table-cell office:value-type="string">
            <text:p>mobile!i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idity</text:p>
          </table:table-cell>
          <table:table-cell office:value-type="string">
            <text:p>example</text:p>
          </table:table-cell>
          <table:table-cell office:value-type="string">
            <text:p>validity!examp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ants</text:p>
          </table:table-cell>
          <table:table-cell office:value-type="string">
            <text:p>concern</text:p>
          </table:table-cell>
          <table:table-cell office:value-type="string">
            <text:p>servants!concer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us</text:p>
          </table:table-cell>
          <table:table-cell office:value-type="string">
            <text:p>irrational</text:p>
          </table:table-cell>
          <table:table-cell office:value-type="string">
            <text:p>minus!ir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dum</text:p>
          </table:table-cell>
          <table:table-cell office:value-type="string">
            <text:p>board</text:p>
          </table:table-cell>
          <table:table-cell office:value-type="string">
            <text:p>referendum!boar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sks</text:p>
          </table:table-cell>
          <table:table-cell office:value-type="string">
            <text:p>circulated</text:p>
          </table:table-cell>
          <table:table-cell office:value-type="string">
            <text:p>risks!circul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licate</text:p>
          </table:table-cell>
          <table:table-cell office:value-type="string">
            <text:p>cannot</text:p>
          </table:table-cell>
          <table:table-cell office:value-type="string">
            <text:p>replicate!canno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rged</text:p>
          </table:table-cell>
          <table:table-cell office:value-type="string">
            <text:p>interiors</text:p>
          </table:table-cell>
          <table:table-cell office:value-type="string">
            <text:p>merged!interio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jor</text:p>
          </table:table-cell>
          <table:table-cell office:value-type="string">
            <text:p>industrial</text:p>
          </table:table-cell>
          <table:table-cell office:value-type="string">
            <text:p>major!industr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pply</text:p>
          </table:table-cell>
          <table:table-cell office:value-type="string">
            <text:p>dependent</text:p>
          </table:table-cell>
          <table:table-cell office:value-type="string">
            <text:p>supply!depend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gned</text:p>
          </table:table-cell>
          <table:table-cell office:value-type="string">
            <text:p>caution</text:p>
          </table:table-cell>
          <table:table-cell office:value-type="string">
            <text:p>resigned!cau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eds</text:p>
          </table:table-cell>
          <table:table-cell office:value-type="string">
            <text:p>archive</text:p>
          </table:table-cell>
          <table:table-cell office:value-type="string">
            <text:p>proceeds!arch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rts</text:p>
          </table:table-cell>
          <table:table-cell office:value-type="string">
            <text:p>customers</text:p>
          </table:table-cell>
          <table:table-cell office:value-type="string">
            <text:p>starts!custom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nu</text:p>
          </table:table-cell>
          <table:table-cell office:value-type="string">
            <text:p>interesting</text:p>
          </table:table-cell>
          <table:table-cell office:value-type="string">
            <text:p>menu!interes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</text:p>
          </table:table-cell>
          <table:table-cell office:value-type="string">
            <text:p>introductory</text:p>
          </table:table-cell>
          <table:table-cell office:value-type="string">
            <text:p>min!introduc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necessary!oth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usages</text:p>
          </table:table-cell>
          <table:table-cell office:value-type="string">
            <text:p>collage</text:p>
          </table:table-cell>
          <table:table-cell office:value-type="string">
            <text:p>sausages!coll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s</text:p>
          </table:table-cell>
          <table:table-cell office:value-type="string">
            <text:p>enumerated</text:p>
          </table:table-cell>
          <table:table-cell office:value-type="string">
            <text:p>units!enume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ousand</text:p>
          </table:table-cell>
          <table:table-cell office:value-type="string">
            <text:p>domains</text:p>
          </table:table-cell>
          <table:table-cell office:value-type="string">
            <text:p>thousand!doma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tion</text:p>
          </table:table-cell>
          <table:table-cell office:value-type="string">
            <text:p>compared</text:p>
          </table:table-cell>
          <table:table-cell office:value-type="string">
            <text:p>section!compa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ing</text:p>
          </table:table-cell>
          <table:table-cell office:value-type="string">
            <text:p>documented</text:p>
          </table:table-cell>
          <table:table-cell office:value-type="string">
            <text:p>thing!docu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rein</text:p>
          </table:table-cell>
          <table:table-cell office:value-type="string">
            <text:p>document</text:p>
          </table:table-cell>
          <table:table-cell office:value-type="string">
            <text:p>therein!docu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dural</text:p>
          </table:table-cell>
          <table:table-cell office:value-type="string">
            <text:p>april</text:p>
          </table:table-cell>
          <table:table-cell office:value-type="string">
            <text:p>procedural!apri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nerating</text:p>
          </table:table-cell>
          <table:table-cell office:value-type="string">
            <text:p>forth</text:p>
          </table:table-cell>
          <table:table-cell office:value-type="string">
            <text:p>generating!fo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mplify</text:p>
          </table:table-cell>
          <table:table-cell office:value-type="string">
            <text:p>consult</text:p>
          </table:table-cell>
          <table:table-cell office:value-type="string">
            <text:p>simplify!consu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es</text:p>
          </table:table-cell>
          <table:table-cell office:value-type="string">
            <text:p>allocating</text:p>
          </table:table-cell>
          <table:table-cell office:value-type="string">
            <text:p>poses!alloca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gulation</text:p>
          </table:table-cell>
          <table:table-cell office:value-type="string">
            <text:p>bread</text:p>
          </table:table-cell>
          <table:table-cell office:value-type="string">
            <text:p>regulation!brea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w</text:p>
          </table:table-cell>
          <table:table-cell office:value-type="string">
            <text:p>inconsistent</text:p>
          </table:table-cell>
          <table:table-cell office:value-type="string">
            <text:p>low!inconsist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ks</text:p>
          </table:table-cell>
          <table:table-cell office:value-type="string">
            <text:p>incentives</text:p>
          </table:table-cell>
          <table:table-cell office:value-type="string">
            <text:p>looks!incentiv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fsite</text:p>
          </table:table-cell>
          <table:table-cell office:value-type="string">
            <text:p>occurred!offsi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mited</text:p>
          </table:table-cell>
          <table:table-cell office:value-type="string">
            <text:p>imminent</text:p>
          </table:table-cell>
          <table:table-cell office:value-type="string">
            <text:p>limited!immin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d</text:p>
          </table:table-cell>
          <table:table-cell office:value-type="string">
            <text:p>column</text:p>
          </table:table-cell>
          <table:table-cell office:value-type="string">
            <text:p>scheduled!colum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rambled</text:p>
          </table:table-cell>
          <table:table-cell office:value-type="string">
            <text:p>commas</text:p>
          </table:table-cell>
          <table:table-cell office:value-type="string">
            <text:p>scrambled!comm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dness</text:p>
          </table:table-cell>
          <table:table-cell office:value-type="string">
            <text:p>indicate</text:p>
          </table:table-cell>
          <table:table-cell office:value-type="string">
            <text:p>madness!indic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cros</text:p>
          </table:table-cell>
          <table:table-cell office:value-type="string">
            <text:p>indexable</text:p>
          </table:table-cell>
          <table:table-cell office:value-type="string">
            <text:p>macros!index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ottish</text:p>
          </table:table-cell>
          <table:table-cell office:value-type="string">
            <text:p>command</text:p>
          </table:table-cell>
          <table:table-cell office:value-type="string">
            <text:p>scottish!comma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ngs</text:p>
          </table:table-cell>
          <table:table-cell office:value-type="string">
            <text:p>decipher</text:p>
          </table:table-cell>
          <table:table-cell office:value-type="string">
            <text:p>strings!deciph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ried</text:p>
          </table:table-cell>
          <table:table-cell office:value-type="string">
            <text:p>exception</text:p>
          </table:table-cell>
          <table:table-cell office:value-type="string">
            <text:p>varied!exce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vious</text:p>
          </table:table-cell>
          <table:table-cell office:value-type="string">
            <text:p>officers</text:p>
          </table:table-cell>
          <table:table-cell office:value-type="string">
            <text:p>obvious!offic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form</text:p>
          </table:table-cell>
          <table:table-cell office:value-type="string">
            <text:p>entirety</text:p>
          </table:table-cell>
          <table:table-cell office:value-type="string">
            <text:p>uniform!entire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end</text:p>
          </table:table-cell>
          <table:table-cell office:value-type="string">
            <text:p>electronic</text:p>
          </table:table-cell>
          <table:table-cell office:value-type="string">
            <text:p>trend!electronic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mulgated</text:p>
          </table:table-cell>
          <table:table-cell office:value-type="string">
            <text:p>asks</text:p>
          </table:table-cell>
          <table:table-cell office:value-type="string">
            <text:p>promulgated!as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tforms</text:p>
          </table:table-cell>
          <table:table-cell office:value-type="string">
            <text:p>agenda</text:p>
          </table:table-cell>
          <table:table-cell office:value-type="string">
            <text:p>platforms!agenda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ills</text:p>
          </table:table-cell>
          <table:table-cell office:value-type="string">
            <text:p>continuum</text:p>
          </table:table-cell>
          <table:table-cell office:value-type="string">
            <text:p>skills!continuu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st</text:p>
          </table:table-cell>
          <table:table-cell office:value-type="string">
            <text:p>implemented</text:p>
          </table:table-cell>
          <table:table-cell office:value-type="string">
            <text:p>list!imple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umeric</text:p>
          </table:table-cell>
          <table:table-cell office:value-type="string">
            <text:p>paradigm</text:p>
          </table:table-cell>
          <table:table-cell office:value-type="string">
            <text:p>numeric!paradig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tain</text:p>
          </table:table-cell>
          <table:table-cell office:value-type="string">
            <text:p>describe</text:p>
          </table:table-cell>
          <table:table-cell office:value-type="string">
            <text:p>sustain!describ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quare</text:p>
          </table:table-cell>
          <table:table-cell office:value-type="string">
            <text:p>critiques</text:p>
          </table:table-cell>
          <table:table-cell office:value-type="string">
            <text:p>square!critiqu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ople…</text:p>
          </table:table-cell>
          <table:table-cell office:value-type="string">
            <text:p>acquires</text:p>
          </table:table-cell>
          <table:table-cell office:value-type="string">
            <text:p>people…!acqui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bels</text:p>
          </table:table-cell>
          <table:table-cell office:value-type="string">
            <text:p>highlight</text:p>
          </table:table-cell>
          <table:table-cell office:value-type="string">
            <text:p>labels!highl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ying</text:p>
          </table:table-cell>
          <table:table-cell office:value-type="string">
            <text:p>empirical</text:p>
          </table:table-cell>
          <table:table-cell office:value-type="string">
            <text:p>trying!empiric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hysical</text:p>
          </table:table-cell>
          <table:table-cell office:value-type="string">
            <text:p>advance</text:p>
          </table:table-cell>
          <table:table-cell office:value-type="string">
            <text:p>physical!adva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ys</text:p>
          </table:table-cell>
          <table:table-cell office:value-type="string">
            <text:p>collections</text:p>
          </table:table-cell>
          <table:table-cell office:value-type="string">
            <text:p>says!colle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ition</text:p>
          </table:table-cell>
          <table:table-cell office:value-type="string">
            <text:p>employed</text:p>
          </table:table-cell>
          <table:table-cell office:value-type="string">
            <text:p>tuition!employ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rned</text:p>
          </table:table-cell>
          <table:table-cell office:value-type="string">
            <text:p>empowered</text:p>
          </table:table-cell>
          <table:table-cell office:value-type="string">
            <text:p>turned!empowe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ints</text:p>
          </table:table-cell>
          <table:table-cell office:value-type="string">
            <text:p>agreement</text:p>
          </table:table-cell>
          <table:table-cell office:value-type="string">
            <text:p>points!agre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blished</text:p>
          </table:table-cell>
          <table:table-cell office:value-type="string">
            <text:p>august</text:p>
          </table:table-cell>
          <table:table-cell office:value-type="string">
            <text:p>published!augu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further</text:p>
          </table:table-cell>
          <table:table-cell office:value-type="string">
            <text:p>forestry</text:p>
          </table:table-cell>
          <table:table-cell office:value-type="string">
            <text:p>further!forest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ibunal</text:p>
          </table:table-cell>
          <table:table-cell office:value-type="string">
            <text:p>element</text:p>
          </table:table-cell>
          <table:table-cell office:value-type="string">
            <text:p>tribunal!el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utine</text:p>
          </table:table-cell>
          <table:table-cell office:value-type="string">
            <text:p>clicking</text:p>
          </table:table-cell>
          <table:table-cell office:value-type="string">
            <text:p>routine!click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imums</text:p>
          </table:table-cell>
          <table:table-cell office:value-type="string">
            <text:p>involve</text:p>
          </table:table-cell>
          <table:table-cell office:value-type="string">
            <text:p>minimums!invol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ps</text:p>
          </table:table-cell>
          <table:table-cell office:value-type="string">
            <text:p>decisions</text:p>
          </table:table-cell>
          <table:table-cell office:value-type="string">
            <text:p>strips!decis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ewer</text:p>
          </table:table-cell>
          <table:table-cell office:value-type="string">
            <text:p>expanding</text:p>
          </table:table-cell>
          <table:table-cell office:value-type="string">
            <text:p>viewer!expa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gramme</text:p>
          </table:table-cell>
          <table:table-cell office:value-type="string">
            <text:p>arrest</text:p>
          </table:table-cell>
          <table:table-cell office:value-type="string">
            <text:p>programme!arre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ws…</text:p>
          </table:table-cell>
          <table:table-cell office:value-type="string">
            <text:p>clinicians</text:p>
          </table:table-cell>
          <table:table-cell office:value-type="string">
            <text:p>rows…!clinicia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ghtmost</text:p>
          </table:table-cell>
          <table:table-cell office:value-type="string">
            <text:p>chunks</text:p>
          </table:table-cell>
          <table:table-cell office:value-type="string">
            <text:p>rightmost!chun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lick</text:p>
          </table:table-cell>
          <table:table-cell office:value-type="string">
            <text:p>contribute</text:p>
          </table:table-cell>
          <table:table-cell office:value-type="string">
            <text:p>slick!contribu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et</text:p>
          </table:table-cell>
          <table:table-cell office:value-type="string">
            <text:p>insertion</text:p>
          </table:table-cell>
          <table:table-cell office:value-type="string">
            <text:p>market!inser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asting</text:p>
          </table:table-cell>
          <table:table-cell office:value-type="string">
            <text:p>begins</text:p>
          </table:table-cell>
          <table:table-cell office:value-type="string">
            <text:p>recasting!beg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obal</text:p>
          </table:table-cell>
          <table:table-cell office:value-type="string">
            <text:p>frequency</text:p>
          </table:table-cell>
          <table:table-cell office:value-type="string">
            <text:p>global!frequenc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ret</text:p>
          </table:table-cell>
          <table:table-cell office:value-type="string">
            <text:p>companies</text:p>
          </table:table-cell>
          <table:table-cell office:value-type="string">
            <text:p>secret!compani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office:value-type="string">
            <text:p>instances</text:p>
          </table:table-cell>
          <table:table-cell office:value-type="string">
            <text:p>matrix!inst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s</text:p>
          </table:table-cell>
          <table:table-cell office:value-type="string">
            <text:p>abstracted</text:p>
          </table:table-cell>
          <table:table-cell office:value-type="string">
            <text:p>parts!abstrac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dlines</text:p>
          </table:table-cell>
          <table:table-cell office:value-type="string">
            <text:p>happen</text:p>
          </table:table-cell>
          <table:table-cell office:value-type="string">
            <text:p>gridlines!happe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iods</text:p>
          </table:table-cell>
          <table:table-cell office:value-type="string">
            <text:p>actually</text:p>
          </table:table-cell>
          <table:table-cell office:value-type="string">
            <text:p>periods!actual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fusely</text:p>
          </table:table-cell>
          <table:table-cell office:value-type="string">
            <text:p>arrays</text:p>
          </table:table-cell>
          <table:table-cell office:value-type="string">
            <text:p>profusely!arr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erial</text:p>
          </table:table-cell>
          <table:table-cell office:value-type="string">
            <text:p>install</text:p>
          </table:table-cell>
          <table:table-cell office:value-type="string">
            <text:p>material!instal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y</text:p>
          </table:table-cell>
          <table:table-cell office:value-type="string">
            <text:p>enumerates</text:p>
          </table:table-cell>
          <table:table-cell office:value-type="string">
            <text:p>unity!enumer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brary</text:p>
          </table:table-cell>
          <table:table-cell office:value-type="string">
            <text:p>identify</text:p>
          </table:table-cell>
          <table:table-cell office:value-type="string">
            <text:p>library!identif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quirement</text:p>
          </table:table-cell>
          <table:table-cell office:value-type="string">
            <text:p>cash</text:p>
          </table:table-cell>
          <table:table-cell office:value-type="string">
            <text:p>requirement!ca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e</text:p>
          </table:table-cell>
          <table:table-cell office:value-type="string">
            <text:p>identity</text:p>
          </table:table-cell>
          <table:table-cell office:value-type="string">
            <text:p>license!identi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ar</text:p>
          </table:table-cell>
          <table:table-cell office:value-type="string">
            <text:p>formatting…</text:p>
          </table:table-cell>
          <table:table-cell office:value-type="string">
            <text:p>gear!formatting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es</text:p>
          </table:table-cell>
          <table:table-cell office:value-type="string">
            <text:p>covers</text:p>
          </table:table-cell>
          <table:table-cell office:value-type="string">
            <text:p>specifies!cov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se</text:p>
          </table:table-cell>
          <table:table-cell office:value-type="string">
            <text:p>assumption</text:p>
          </table:table-cell>
          <table:table-cell office:value-type="string">
            <text:p>prose!assum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ne</text:p>
          </table:table-cell>
          <table:table-cell office:value-type="string">
            <text:p>overwhelmed</text:p>
          </table:table-cell>
          <table:table-cell office:value-type="string">
            <text:p>none!overwhel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wn</text:p>
          </table:table-cell>
          <table:table-cell office:value-type="string">
            <text:p>harmonised</text:p>
          </table:table-cell>
          <table:table-cell office:value-type="string">
            <text:p>grown!harmoni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iners</text:p>
          </table:table-cell>
          <table:table-cell office:value-type="string">
            <text:p>eclipse</text:p>
          </table:table-cell>
          <table:table-cell office:value-type="string">
            <text:p>trainers!eclip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nsferred</text:p>
          </table:table-cell>
          <table:table-cell office:value-type="string">
            <text:p>edge</text:p>
          </table:table-cell>
          <table:table-cell office:value-type="string">
            <text:p>transferred!ed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ases</text:p>
          </table:table-cell>
          <table:table-cell office:value-type="string">
            <text:p>budgets</text:p>
          </table:table-cell>
          <table:table-cell office:value-type="string">
            <text:p>releases!budge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eces</text:p>
          </table:table-cell>
          <table:table-cell office:value-type="string">
            <text:p>advantage</text:p>
          </table:table-cell>
          <table:table-cell office:value-type="string">
            <text:p>pieces!advant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ner</text:p>
          </table:table-cell>
          <table:table-cell office:value-type="string">
            <text:p>injecting</text:p>
          </table:table-cell>
          <table:table-cell office:value-type="string">
            <text:p>manner!injec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s</text:p>
          </table:table-cell>
          <table:table-cell office:value-type="string">
            <text:p>informs</text:p>
          </table:table-cell>
          <table:table-cell office:value-type="string">
            <text:p>managers!inform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</text:p>
          </table:table-cell>
          <table:table-cell office:value-type="string">
            <text:p>informed</text:p>
          </table:table-cell>
          <table:table-cell office:value-type="string">
            <text:p>manager!infor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sh</text:p>
          </table:table-cell>
          <table:table-cell office:value-type="string">
            <text:p>autoformats</text:p>
          </table:table-cell>
          <table:table-cell office:value-type="string">
            <text:p>push!auto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s</text:p>
          </table:table-cell>
          <table:table-cell office:value-type="string">
            <text:p>hardware</text:p>
          </table:table-cell>
          <table:table-cell office:value-type="string">
            <text:p>grounds!hardwa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actices</text:p>
          </table:table-cell>
          <table:table-cell office:value-type="string">
            <text:p>always</text:p>
          </table:table-cell>
          <table:table-cell office:value-type="string">
            <text:p>practices!alw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book</text:p>
          </table:table-cell>
          <table:table-cell office:value-type="string">
            <text:p>finding</text:p>
          </table:table-cell>
          <table:table-cell office:value-type="string">
            <text:p>workbook!fi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oogle</text:p>
          </table:table-cell>
          <table:table-cell office:value-type="string">
            <text:p>functions</text:p>
          </table:table-cell>
          <table:table-cell office:value-type="string">
            <text:p>google!fun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oluntary</text:p>
          </table:table-cell>
          <table:table-cell office:value-type="string">
            <text:p>export</text:p>
          </table:table-cell>
          <table:table-cell office:value-type="string">
            <text:p>voluntary!expor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nce</text:p>
          </table:table-cell>
          <table:table-cell office:value-type="string">
            <text:p>divergent</text:p>
          </table:table-cell>
          <table:table-cell office:value-type="string">
            <text:p>thence!diverg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ision</text:p>
          </table:table-cell>
          <table:table-cell office:value-type="string">
            <text:p>amends</text:p>
          </table:table-cell>
          <table:table-cell office:value-type="string">
            <text:p>precision!ame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ite</text:p>
          </table:table-cell>
          <table:table-cell office:value-type="string">
            <text:p>background</text:p>
          </table:table-cell>
          <table:table-cell office:value-type="string">
            <text:p>quite!backgrou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weat</text:p>
          </table:table-cell>
          <table:table-cell office:value-type="string">
            <text:p>describing</text:p>
          </table:table-cell>
          <table:table-cell office:value-type="string">
            <text:p>sweat!describ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iding</text:p>
          </table:table-cell>
          <table:table-cell office:value-type="string">
            <text:p>anyone</text:p>
          </table:table-cell>
          <table:table-cell office:value-type="string">
            <text:p>presiding!anyon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ved</text:p>
          </table:table-cell>
          <table:table-cell office:value-type="string">
            <text:p>corporate</text:p>
          </table:table-cell>
          <table:table-cell office:value-type="string">
            <text:p>solved!corpor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</text:p>
          </table:table-cell>
          <table:table-cell office:value-type="string">
            <text:p>paramount</text:p>
          </table:table-cell>
          <table:table-cell office:value-type="string">
            <text:p>object!paramou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cebar</text:p>
          </table:table-cell>
          <table:table-cell office:value-type="string">
            <text:p>couched</text:p>
          </table:table-cell>
          <table:table-cell office:value-type="string">
            <text:p>spacebar!couch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fect</text:p>
          </table:table-cell>
          <table:table-cell office:value-type="string">
            <text:p>activate</text:p>
          </table:table-cell>
          <table:table-cell office:value-type="string">
            <text:p>perfect!activ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des</text:p>
          </table:table-cell>
          <table:table-cell office:value-type="string">
            <text:p>overseeing</text:p>
          </table:table-cell>
          <table:table-cell office:value-type="string">
            <text:p>nodes!oversee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ales</text:p>
          </table:table-cell>
          <table:table-cell office:value-type="string">
            <text:p>expository</text:p>
          </table:table-cell>
          <table:table-cell office:value-type="string">
            <text:p>wales!exposi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mall</text:p>
          </table:table-cell>
          <table:table-cell office:value-type="string">
            <text:p>convention</text:p>
          </table:table-cell>
          <table:table-cell office:value-type="string">
            <text:p>small!conv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ritten</text:p>
          </table:table-cell>
          <table:table-cell office:value-type="string">
            <text:p>focussed</text:p>
          </table:table-cell>
          <table:table-cell office:value-type="string">
            <text:p>written!focu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olated</text:p>
          </table:table-cell>
          <table:table-cell office:value-type="string">
            <text:p>experts</text:p>
          </table:table-cell>
          <table:table-cell office:value-type="string">
            <text:p>violated!expe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edless</text:p>
          </table:table-cell>
          <table:table-cell office:value-type="string">
            <text:p>outcome</text:p>
          </table:table-cell>
          <table:table-cell office:value-type="string">
            <text:p>needless!outcom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er</text:p>
          </table:table-cell>
          <table:table-cell office:value-type="string">
            <text:p>analysing</text:p>
          </table:table-cell>
          <table:table-cell office:value-type="string">
            <text:p>prefer!analy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ember</text:p>
          </table:table-cell>
          <table:table-cell office:value-type="string">
            <text:p>burdens</text:p>
          </table:table-cell>
          <table:table-cell office:value-type="string">
            <text:p>remember!burde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turning</text:p>
          </table:table-cell>
          <table:table-cell office:value-type="string">
            <text:p>charts</text:p>
          </table:table-cell>
          <table:table-cell office:value-type="string">
            <text:p>returning!cha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bpages</text:p>
          </table:table-cell>
          <table:table-cell office:value-type="string">
            <text:p>defence</text:p>
          </table:table-cell>
          <table:table-cell office:value-type="string">
            <text:p>subpages!defe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ixed</text:p>
          </table:table-cell>
          <table:table-cell office:value-type="string">
            <text:p>analyse</text:p>
          </table:table-cell>
          <table:table-cell office:value-type="string">
            <text:p>prefixed!analy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…</text:p>
          </table:table-cell>
          <table:table-cell office:value-type="string">
            <text:p>flag</text:p>
          </table:table-cell>
          <table:table-cell office:value-type="string">
            <text:p>worksheets…!fla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</text:p>
          </table:table-cell>
          <table:table-cell office:value-type="string">
            <text:p>fixed</text:p>
          </table:table-cell>
          <table:table-cell office:value-type="string">
            <text:p>worksheets!fix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lude</text:p>
          </table:table-cell>
          <table:table-cell office:value-type="string">
            <text:p>amongst</text:p>
          </table:table-cell>
          <table:table-cell office:value-type="string">
            <text:p>preclude!among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ognise</text:p>
          </table:table-cell>
          <table:table-cell office:value-type="string">
            <text:p>belong</text:p>
          </table:table-cell>
          <table:table-cell office:value-type="string">
            <text:p>recognise!belo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mbols</text:p>
          </table:table-cell>
          <table:table-cell office:value-type="string">
            <text:p>desktops</text:p>
          </table:table-cell>
          <table:table-cell office:value-type="string">
            <text:p>symbols!desktop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d</text:p>
          </table:table-cell>
          <table:table-cell office:value-type="string">
            <text:p>concerned</text:p>
          </table:table-cell>
          <table:table-cell office:value-type="string">
            <text:p>served!concer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ereas</text:p>
          </table:table-cell>
          <table:table-cell office:value-type="string">
            <text:p>failures</text:p>
          </table:table-cell>
          <table:table-cell office:value-type="string">
            <text:p>whereas!failu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s</text:p>
          </table:table-cell>
          <table:table-cell office:value-type="string">
            <text:p>congruent</text:p>
          </table:table-cell>
          <table:table-cell office:value-type="string">
            <text:p>sheets!congru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ssport</text:p>
          </table:table-cell>
          <table:table-cell office:value-type="string">
            <text:p>abusers</text:p>
          </table:table-cell>
          <table:table-cell office:value-type="string">
            <text:p>passport!abus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ive</text:p>
          </table:table-cell>
          <table:table-cell office:value-type="string">
            <text:p>parent</text:p>
          </table:table-cell>
          <table:table-cell office:value-type="string">
            <text:p>objective!par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cceed</text:p>
          </table:table-cell>
          <table:table-cell office:value-type="string">
            <text:p>deletion</text:p>
          </table:table-cell>
          <table:table-cell office:value-type="string">
            <text:p>succeed!dele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</text:p>
          </table:table-cell>
          <table:table-cell office:value-type="string">
            <text:p>insensitive</text:p>
          </table:table-cell>
          <table:table-cell office:value-type="string">
            <text:p>mark!insensi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aining</text:p>
          </table:table-cell>
          <table:table-cell office:value-type="string">
            <text:p>bullet</text:p>
          </table:table-cell>
          <table:table-cell office:value-type="string">
            <text:p>remaining!bull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sible</text:p>
          </table:table-cell>
          <table:table-cell office:value-type="string">
            <text:p>allowed</text:p>
          </table:table-cell>
          <table:table-cell office:value-type="string">
            <text:p>possible!allow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irected</text:p>
          </table:table-cell>
          <table:table-cell office:value-type="string">
            <text:p>birth</text:p>
          </table:table-cell>
          <table:table-cell office:value-type="string">
            <text:p>redirected!bi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customize…</text:p>
          </table:table-cell>
          <table:table-cell office:value-type="string">
            <text:p>state!customize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aphically</text:p>
          </table:table-cell>
          <table:table-cell office:value-type="string">
            <text:p>halt</text:p>
          </table:table-cell>
          <table:table-cell office:value-type="string">
            <text:p>graphically!ha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litical</text:p>
          </table:table-cell>
          <table:table-cell office:value-type="string">
            <text:p>albeit</text:p>
          </table:table-cell>
          <table:table-cell office:value-type="string">
            <text:p>political!albei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d</text:p>
          </table:table-cell>
          <table:table-cell office:value-type="string">
            <text:p>applicant</text:p>
          </table:table-cell>
          <table:table-cell office:value-type="string">
            <text:p>priced!applic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ylor</text:p>
          </table:table-cell>
          <table:table-cell office:value-type="string">
            <text:p>directive</text:p>
          </table:table-cell>
          <table:table-cell office:value-type="string">
            <text:p>taylor!direc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asion</text:p>
          </table:table-cell>
          <table:table-cell office:value-type="string">
            <text:p>offices</text:p>
          </table:table-cell>
          <table:table-cell office:value-type="string">
            <text:p>occasion!offi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y</text:p>
          </table:table-cell>
          <table:table-cell office:value-type="string">
            <text:p>abundantly</text:p>
          </table:table-cell>
          <table:table-cell office:value-type="string">
            <text:p>party!abundant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ter</text:p>
          </table:table-cell>
          <table:table-cell office:value-type="string">
            <text:p>adjustment</text:p>
          </table:table-cell>
          <table:table-cell office:value-type="string">
            <text:p>peter!adjust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on</text:p>
          </table:table-cell>
          <table:table-cell office:value-type="string">
            <text:p>british</text:p>
          </table:table-cell>
          <table:table-cell office:value-type="string">
            <text:p>relation!briti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ed</text:p>
          </table:table-cell>
          <table:table-cell office:value-type="string">
            <text:p>allegation</text:p>
          </table:table-cell>
          <table:table-cell office:value-type="string">
            <text:p>pored!alleg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c</text:p>
          </table:table-cell>
          <table:table-cell office:value-type="string">
            <text:p>courses</text:p>
          </table:table-cell>
          <table:table-cell office:value-type="string">
            <text:p>specific!cour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msby</text:p>
          </table:table-cell>
          <table:table-cell office:value-type="string">
            <text:p>happened</text:p>
          </table:table-cell>
          <table:table-cell office:value-type="string">
            <text:p>grimsby!happe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wer</text:p>
          </table:table-cell>
          <table:table-cell office:value-type="string">
            <text:p>alteration</text:p>
          </table:table-cell>
          <table:table-cell office:value-type="string">
            <text:p>power!al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sing</text:p>
          </table:table-cell>
          <table:table-cell office:value-type="string">
            <text:p>included</text:p>
          </table:table-cell>
          <table:table-cell office:value-type="string">
            <text:p>loosing!in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ed</text:p>
          </table:table-cell>
          <table:table-cell office:value-type="string">
            <text:p>harding</text:p>
          </table:table-cell>
          <table:table-cell office:value-type="string">
            <text:p>grounded!har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de</text:p>
          </table:table-cell>
          <table:table-cell office:value-type="string">
            <text:p>considering</text:p>
          </table:table-cell>
          <table:table-cell office:value-type="string">
            <text:p>side!conside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ffing</text:p>
          </table:table-cell>
          <table:table-cell office:value-type="string">
            <text:p>crucial</text:p>
          </table:table-cell>
          <table:table-cell office:value-type="string">
            <text:p>staffing!cruc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cement</text:p>
          </table:table-cell>
          <table:table-cell office:value-type="string">
            <text:p>afraid</text:p>
          </table:table-cell>
          <table:table-cell office:value-type="string">
            <text:p>placement!afra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itably</text:p>
          </table:table-cell>
          <table:table-cell office:value-type="string">
            <text:p>demands</text:p>
          </table:table-cell>
          <table:table-cell office:value-type="string">
            <text:p>suitably!dema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pulation</text:p>
          </table:table-cell>
          <table:table-cell office:value-type="string">
            <text:p>alive</text:p>
          </table:table-cell>
          <table:table-cell office:value-type="string">
            <text:p>population!al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ggest</text:p>
          </table:table-cell>
          <table:table-cell office:value-type="string">
            <text:p>delivery</text:p>
          </table:table-cell>
          <table:table-cell office:value-type="string">
            <text:p>suggest!delive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ing</text:p>
          </table:table-cell>
          <table:table-cell office:value-type="string">
            <text:p>comply</text:p>
          </table:table-cell>
          <table:table-cell office:value-type="string">
            <text:p>selecting!comp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uthless</text:p>
          </table:table-cell>
          <table:table-cell office:value-type="string">
            <text:p>closing</text:p>
          </table:table-cell>
          <table:table-cell office:value-type="string">
            <text:p>ruthless!clo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</text:p>
          </table:table-cell>
          <table:table-cell office:value-type="string">
            <text:p>applicable</text:p>
          </table:table-cell>
          <table:table-cell office:value-type="string">
            <text:p>price!applic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nding</text:p>
          </table:table-cell>
          <table:table-cell office:value-type="string">
            <text:p>happily</text:p>
          </table:table-cell>
          <table:table-cell office:value-type="string">
            <text:p>grinding!happ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enades</text:p>
          </table:table-cell>
          <table:table-cell office:value-type="string">
            <text:p>handset</text:p>
          </table:table-cell>
          <table:table-cell office:value-type="string">
            <text:p>grenades!hand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pect</text:p>
          </table:table-cell>
          <table:table-cell office:value-type="string">
            <text:p>derogate</text:p>
          </table:table-cell>
          <table:table-cell office:value-type="string">
            <text:p>suspect!derog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asgow</text:p>
          </table:table-cell>
          <table:table-cell office:value-type="string">
            <text:p>freezing</text:p>
          </table:table-cell>
          <table:table-cell office:value-type="string">
            <text:p>glasgow!freez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vant</text:p>
          </table:table-cell>
          <table:table-cell office:value-type="string">
            <text:p>bugtraq</text:p>
          </table:table-cell>
          <table:table-cell office:value-type="string">
            <text:p>relevant!bugtraq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dents</text:p>
          </table:table-cell>
          <table:table-cell office:value-type="string">
            <text:p>caused</text:p>
          </table:table-cell>
          <table:table-cell office:value-type="string">
            <text:p>residents!cau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udatory</text:p>
          </table:table-cell>
          <table:table-cell office:value-type="string">
            <text:p>horrid</text:p>
          </table:table-cell>
          <table:table-cell office:value-type="string">
            <text:p>laudatory!horr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ertoire</text:p>
          </table:table-cell>
          <table:table-cell office:value-type="string">
            <text:p>calls</text:p>
          </table:table-cell>
          <table:table-cell office:value-type="string">
            <text:p>repertoire!cal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ual</text:p>
          </table:table-cell>
          <table:table-cell office:value-type="string">
            <text:p>injection</text:p>
          </table:table-cell>
          <table:table-cell office:value-type="string">
            <text:p>manual!injec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knowledge</text:p>
          </table:table-cell>
          <table:table-cell office:value-type="string">
            <text:p>hiding</text:p>
          </table:table-cell>
          <table:table-cell office:value-type="string">
            <text:p>knowledge!hi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ment</text:p>
          </table:table-cell>
          <table:table-cell office:value-type="string">
            <text:p>ombudsman</text:p>
          </table:table-cell>
          <table:table-cell office:value-type="string">
            <text:p>moment!ombudsma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code</text:p>
          </table:table-cell>
          <table:table-cell office:value-type="string">
            <text:p>entirely</text:p>
          </table:table-cell>
          <table:table-cell office:value-type="string">
            <text:p>unicode!entire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t</text:p>
          </table:table-cell>
          <table:table-cell office:value-type="string">
            <text:p>allegations</text:p>
          </table:table-cell>
          <table:table-cell office:value-type="string">
            <text:p>port!allega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dder</text:p>
          </table:table-cell>
          <table:table-cell office:value-type="string">
            <text:p>hindsight</text:p>
          </table:table-cell>
          <table:table-cell office:value-type="string">
            <text:p>ladder!hinds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mp</text:p>
          </table:table-cell>
          <table:table-cell office:value-type="string">
            <text:p>differences</text:p>
          </table:table-cell>
          <table:table-cell office:value-type="string">
            <text:p>tamp!differe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ndor</text:p>
          </table:table-cell>
          <table:table-cell office:value-type="string">
            <text:p>exclusion</text:p>
          </table:table-cell>
          <table:table-cell office:value-type="string">
            <text:p>vendor!exclus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station</text:p>
          </table:table-cell>
          <table:table-cell office:value-type="string">
            <text:p>fourth</text:p>
          </table:table-cell>
          <table:table-cell office:value-type="string">
            <text:p>gestation!fou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viders</text:p>
          </table:table-cell>
          <table:table-cell office:value-type="string">
            <text:p>attend</text:p>
          </table:table-cell>
          <table:table-cell office:value-type="string">
            <text:p>providers!att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ing</text:p>
          </table:table-cell>
          <table:table-cell office:value-type="string">
            <text:p>ignore</text:p>
          </table:table-cell>
          <table:table-cell office:value-type="string">
            <text:p>licensing!igno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rs</text:p>
          </table:table-cell>
          <table:table-cell office:value-type="string">
            <text:p>conclude</text:p>
          </table:table-cell>
          <table:table-cell office:value-type="string">
            <text:p>servers!conclud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imsical</text:p>
          </table:table-cell>
          <table:table-cell office:value-type="string">
            <text:p>family</text:p>
          </table:table-cell>
          <table:table-cell office:value-type="string">
            <text:p>whimsical!fam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st</text:p>
          </table:table-cell>
          <table:table-cell office:value-type="string">
            <text:p>operational</text:p>
          </table:table-cell>
          <table:table-cell office:value-type="string">
            <text:p>most!ope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hicle</text:p>
          </table:table-cell>
          <table:table-cell office:value-type="string">
            <text:p>excluded</text:p>
          </table:table-cell>
          <table:table-cell office:value-type="string">
            <text:p>vehicle!ex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xual</text:p>
          </table:table-cell>
          <table:table-cell office:value-type="string">
            <text:p>confessed</text:p>
          </table:table-cell>
          <table:table-cell office:value-type="string">
            <text:p>sexual!confe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ven</text:p>
          </table:table-cell>
          <table:table-cell office:value-type="string">
            <text:p>conditions</text:p>
          </table:table-cell>
          <table:table-cell office:value-type="string">
            <text:p>seven!condi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ngle</text:p>
          </table:table-cell>
          <table:table-cell office:value-type="string">
            <text:p>contained</text:p>
          </table:table-cell>
          <table:table-cell office:value-type="string">
            <text:p>single!contai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ultitude</text:p>
          </table:table-cell>
          <table:table-cell office:value-type="string">
            <text:p>option</text:p>
          </table:table-cell>
          <table:table-cell office:value-type="string">
            <text:p>multitude!o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ues</text:p>
          </table:table-cell>
          <table:table-cell office:value-type="string">
            <text:p>exceeding</text:p>
          </table:table-cell>
          <table:table-cell office:value-type="string">
            <text:p>values!excee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deller</text:p>
          </table:table-cell>
          <table:table-cell office:value-type="string">
            <text:p>january</text:p>
          </table:table-cell>
          <table:table-cell office:value-type="string">
            <text:p>modeller!janu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trum</text:p>
          </table:table-cell>
          <table:table-cell office:value-type="string">
            <text:p>created</text:p>
          </table:table-cell>
          <table:table-cell office:value-type="string">
            <text:p>spectrum!cre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nguage</text:p>
          </table:table-cell>
          <table:table-cell office:value-type="string">
            <text:p>history</text:p>
          </table:table-cell>
          <table:table-cell office:value-type="string">
            <text:p>language!his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alised</text:p>
          </table:table-cell>
          <table:table-cell office:value-type="string">
            <text:p>bearing</text:p>
          </table:table-cell>
          <table:table-cell office:value-type="string">
            <text:p>realised!bea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viewing</text:p>
          </table:table-cell>
          <table:table-cell office:value-type="string">
            <text:p>childs</text:p>
          </table:table-cell>
          <table:table-cell office:value-type="string">
            <text:p>reviewing!chil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</text:p>
          </table:table-cell>
          <table:table-cell office:value-type="string">
            <text:p>congestion</text:p>
          </table:table-cell>
          <table:table-cell office:value-type="string">
            <text:p>sheet!conges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x</text:p>
          </table:table-cell>
          <table:table-cell office:value-type="string">
            <text:p>environment</text:p>
          </table:table-cell>
          <table:table-cell office:value-type="string">
            <text:p>unix!environ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endency</text:p>
          </table:table-cell>
          <table:table-cell office:value-type="string">
            <text:p>discuss</text:p>
          </table:table-cell>
          <table:table-cell office:value-type="string">
            <text:p>tendency!discu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ftware</text:p>
          </table:table-cell>
          <table:table-cell office:value-type="string">
            <text:p>copying</text:p>
          </table:table-cell>
          <table:table-cell office:value-type="string">
            <text:p>software!copy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stemic</text:p>
          </table:table-cell>
          <table:table-cell office:value-type="string">
            <text:p>develop</text:p>
          </table:table-cell>
          <table:table-cell office:value-type="string">
            <text:p>systemic!develop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ced</text:p>
          </table:table-cell>
          <table:table-cell office:value-type="string">
            <text:p>blown</text:p>
          </table:table-cell>
          <table:table-cell office:value-type="string">
            <text:p>referenced!blow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entation</text:p>
          </table:table-cell>
          <table:table-cell office:value-type="string">
            <text:p>any</text:p>
          </table:table-cell>
          <table:table-cell office:value-type="string">
            <text:p>presentation!an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ypes</text:p>
          </table:table-cell>
          <table:table-cell office:value-type="string">
            <text:p>enactments</text:p>
          </table:table-cell>
          <table:table-cell office:value-type="string">
            <text:p>types!enactmen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nt…</text:p>
          </table:table-cell>
          <table:table-cell office:value-type="string">
            <text:p>appraisal</text:p>
          </table:table-cell>
          <table:table-cell office:value-type="string">
            <text:p>print…!apprais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ength</text:p>
          </table:table-cell>
          <table:table-cell office:value-type="string">
            <text:p>hyperlinks</text:p>
          </table:table-cell>
          <table:table-cell office:value-type="string">
            <text:p>length!hyperlink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take</text:p>
          </table:table-cell>
          <table:table-cell office:value-type="string">
            <text:p>ensured</text:p>
          </table:table-cell>
          <table:table-cell office:value-type="string">
            <text:p>undertake!ens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lter</text:p>
          </table:table-cell>
          <table:table-cell office:value-type="string">
            <text:p>facilities</text:p>
          </table:table-cell>
          <table:table-cell office:value-type="string">
            <text:p>welter!facili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liticians</text:p>
          </table:table-cell>
          <table:table-cell office:value-type="string">
            <text:p>alert</text:p>
          </table:table-cell>
          <table:table-cell office:value-type="string">
            <text:p>politicians!aler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s</text:p>
          </table:table-cell>
          <table:table-cell office:value-type="string">
            <text:p>attended</text:p>
          </table:table-cell>
          <table:table-cell office:value-type="string">
            <text:p>provides!att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stminster</text:p>
          </table:table-cell>
          <table:table-cell office:value-type="string">
            <text:p>facts</text:p>
          </table:table-cell>
          <table:table-cell office:value-type="string">
            <text:p>westminster!fac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rgency</text:p>
          </table:table-cell>
          <table:table-cell office:value-type="string">
            <text:p>evaluated</text:p>
          </table:table-cell>
          <table:table-cell office:value-type="string">
            <text:p>urgency!evalu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caretaker</text:p>
          </table:table-cell>
          <table:table-cell office:value-type="string">
            <text:p>request!caretak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lied</text:p>
          </table:table-cell>
          <table:table-cell office:value-type="string">
            <text:p>depended</text:p>
          </table:table-cell>
          <table:table-cell office:value-type="string">
            <text:p>supplied!dep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rdable</text:p>
          </table:table-cell>
          <table:table-cell office:value-type="string">
            <text:p>beware</text:p>
          </table:table-cell>
          <table:table-cell office:value-type="string">
            <text:p>recordable!bewa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s</text:p>
          </table:table-cell>
          <table:table-cell office:value-type="string">
            <text:p>guise</text:p>
          </table:table-cell>
          <table:table-cell office:value-type="string">
            <text:p>governments!gu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tangular</text:p>
          </table:table-cell>
          <table:table-cell office:value-type="string">
            <text:p>bills</text:p>
          </table:table-cell>
          <table:table-cell office:value-type="string">
            <text:p>rectangular!bill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t</text:p>
          </table:table-cell>
          <table:table-cell office:value-type="string">
            <text:p>cheerfully</text:p>
          </table:table-cell>
          <table:table-cell office:value-type="string">
            <text:p>revert!cheerfu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te</text:p>
          </table:table-cell>
          <table:table-cell office:value-type="string">
            <text:p>databases</text:p>
          </table:table-cell>
          <table:table-cell office:value-type="string">
            <text:p>statute!databa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ject</text:p>
          </table:table-cell>
          <table:table-cell office:value-type="string">
            <text:p>bridesmaid</text:p>
          </table:table-cell>
          <table:table-cell office:value-type="string">
            <text:p>reject!bridesmai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ise</text:p>
          </table:table-cell>
          <table:table-cell office:value-type="string">
            <text:p>explore</text:p>
          </table:table-cell>
          <table:table-cell office:value-type="string">
            <text:p>visualise!explo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tor</text:p>
          </table:table-cell>
          <table:table-cell office:value-type="string">
            <text:p>compatible</text:p>
          </table:table-cell>
          <table:table-cell office:value-type="string">
            <text:p>sector!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neath</text:p>
          </table:table-cell>
          <table:table-cell office:value-type="string">
            <text:p>engine</text:p>
          </table:table-cell>
          <table:table-cell office:value-type="string">
            <text:p>underneath!eng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actice</text:p>
          </table:table-cell>
          <table:table-cell office:value-type="string">
            <text:p>although</text:p>
          </table:table-cell>
          <table:table-cell office:value-type="string">
            <text:p>practice!althoug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ed</text:p>
          </table:table-cell>
          <table:table-cell office:value-type="string">
            <text:p>attainment</text:p>
          </table:table-cell>
          <table:table-cell office:value-type="string">
            <text:p>proved!attain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et</text:p>
          </table:table-cell>
          <table:table-cell office:value-type="string">
            <text:p>categorises</text:p>
          </table:table-cell>
          <table:table-cell office:value-type="string">
            <text:p>reset!categori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reenock</text:p>
          </table:table-cell>
          <table:table-cell office:value-type="string">
            <text:p>handling</text:p>
          </table:table-cell>
          <table:table-cell office:value-type="string">
            <text:p>greenock!hand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idential</text:p>
          </table:table-cell>
          <table:table-cell office:value-type="string">
            <text:p>cause</text:p>
          </table:table-cell>
          <table:table-cell office:value-type="string">
            <text:p>residential!cau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eet…</text:p>
          </table:table-cell>
          <table:table-cell office:value-type="string">
            <text:p>congruence</text:p>
          </table:table-cell>
          <table:table-cell office:value-type="string">
            <text:p>sheet…!congru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ked</text:p>
          </table:table-cell>
          <table:table-cell office:value-type="string">
            <text:p>delivering</text:p>
          </table:table-cell>
          <table:table-cell office:value-type="string">
            <text:p>sucked!deliver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ipt</text:p>
          </table:table-cell>
          <table:table-cell office:value-type="string">
            <text:p>commercial</text:p>
          </table:table-cell>
          <table:table-cell office:value-type="string">
            <text:p>script!commerci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ection</text:p>
          </table:table-cell>
          <table:table-cell office:value-type="string">
            <text:p>define</text:p>
          </table:table-cell>
          <table:table-cell office:value-type="string">
            <text:p>subsection!def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…</text:p>
          </table:table-cell>
          <table:table-cell office:value-type="string">
            <text:p>correlation</text:p>
          </table:table-cell>
          <table:table-cell office:value-type="string">
            <text:p>sort…!correl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alified</text:p>
          </table:table-cell>
          <table:table-cell office:value-type="string">
            <text:p>autosum</text:p>
          </table:table-cell>
          <table:table-cell office:value-type="string">
            <text:p>qualified!autosum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turned</text:p>
          </table:table-cell>
          <table:table-cell office:value-type="string">
            <text:p>charting</text:p>
          </table:table-cell>
          <table:table-cell office:value-type="string">
            <text:p>returned!cha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</text:p>
          </table:table-cell>
          <table:table-cell office:value-type="string">
            <text:p>explicitly</text:p>
          </table:table-cell>
          <table:table-cell office:value-type="string">
            <text:p>visual!explici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mise</text:p>
          </table:table-cell>
          <table:table-cell office:value-type="string">
            <text:p>animation</text:p>
          </table:table-cell>
          <table:table-cell office:value-type="string">
            <text:p>premise!anim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ed</text:p>
          </table:table-cell>
          <table:table-cell office:value-type="string">
            <text:p>correspond</text:p>
          </table:table-cell>
          <table:table-cell office:value-type="string">
            <text:p>sorted!correspo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ss</text:p>
          </table:table-cell>
          <table:table-cell office:value-type="string">
            <text:p>hypothetical</text:p>
          </table:table-cell>
          <table:table-cell office:value-type="string">
            <text:p>less!hypotheti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d</text:p>
          </table:table-cell>
          <table:table-cell office:value-type="string">
            <text:p>acceptance</text:p>
          </table:table-cell>
          <table:table-cell office:value-type="string">
            <text:p>pasted!accep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gnition</text:p>
          </table:table-cell>
          <table:table-cell office:value-type="string">
            <text:p>below</text:p>
          </table:table-cell>
          <table:table-cell office:value-type="string">
            <text:p>recognition!below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less</text:p>
          </table:table-cell>
          <table:table-cell office:value-type="string">
            <text:p>epaulettes</text:p>
          </table:table-cell>
          <table:table-cell office:value-type="string">
            <text:p>unless!epaulet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aling</text:p>
          </table:table-cell>
          <table:table-cell office:value-type="string">
            <text:p>checked</text:p>
          </table:table-cell>
          <table:table-cell office:value-type="string">
            <text:p>revealing!check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zzling</text:p>
          </table:table-cell>
          <table:table-cell office:value-type="string">
            <text:p>autonomy</text:p>
          </table:table-cell>
          <table:table-cell office:value-type="string">
            <text:p>puzzling!autonom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centile</text:p>
          </table:table-cell>
          <table:table-cell office:value-type="string">
            <text:p>action</text:p>
          </table:table-cell>
          <table:table-cell office:value-type="string">
            <text:p>percentile!a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eep</text:p>
          </table:table-cell>
          <table:table-cell office:value-type="string">
            <text:p>description</text:p>
          </table:table-cell>
          <table:table-cell office:value-type="string">
            <text:p>sweep!de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gislature</text:p>
          </table:table-cell>
          <table:table-cell office:value-type="string">
            <text:p>hyper</text:p>
          </table:table-cell>
          <table:table-cell office:value-type="string">
            <text:p>legislature!hyp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ent</text:p>
          </table:table-cell>
          <table:table-cell office:value-type="string">
            <text:p>behaviours</text:p>
          </table:table-cell>
          <table:table-cell office:value-type="string">
            <text:p>recent!behaviou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ck</text:p>
          </table:table-cell>
          <table:table-cell office:value-type="string">
            <text:p>intersection</text:p>
          </table:table-cell>
          <table:table-cell office:value-type="string">
            <text:p>mick!interse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oughly</text:p>
          </table:table-cell>
          <table:table-cell office:value-type="string">
            <text:p>clearable</text:p>
          </table:table-cell>
          <table:table-cell office:value-type="string">
            <text:p>roughly!clear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…</text:p>
          </table:table-cell>
          <table:table-cell office:value-type="string">
            <text:p>acceptable</text:p>
          </table:table-cell>
          <table:table-cell office:value-type="string">
            <text:p>paste…!accept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eatment</text:p>
          </table:table-cell>
          <table:table-cell office:value-type="string">
            <text:p>elected</text:p>
          </table:table-cell>
          <table:table-cell office:value-type="string">
            <text:p>treatment!e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ps</text:p>
          </table:table-cell>
          <table:table-cell office:value-type="string">
            <text:p>efficiently</text:p>
          </table:table-cell>
          <table:table-cell office:value-type="string">
            <text:p>traps!efficien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ivotchart</text:p>
          </table:table-cell>
          <table:table-cell office:value-type="string">
            <text:p>affect</text:p>
          </table:table-cell>
          <table:table-cell office:value-type="string">
            <text:p>pivotchart!aff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ed</text:p>
          </table:table-cell>
          <table:table-cell office:value-type="string">
            <text:p>capacity</text:p>
          </table:table-cell>
          <table:table-cell office:value-type="string">
            <text:p>reported!capac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string">
            <text:p>guilty</text:p>
          </table:table-cell>
          <table:table-cell office:value-type="string">
            <text:p>government!guil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bs</text:p>
          </table:table-cell>
          <table:table-cell office:value-type="string">
            <text:p>highlighting</text:p>
          </table:table-cell>
          <table:table-cell office:value-type="string">
            <text:p>labs!highligh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</text:p>
          </table:table-cell>
          <table:table-cell office:value-type="string">
            <text:p>accelerators</text:p>
          </table:table-cell>
          <table:table-cell office:value-type="string">
            <text:p>past!accelerato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al</text:p>
          </table:table-cell>
          <table:table-cell office:value-type="string">
            <text:p>checking</text:p>
          </table:table-cell>
          <table:table-cell office:value-type="string">
            <text:p>reversal!check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ldly</text:p>
          </table:table-cell>
          <table:table-cell office:value-type="string">
            <text:p>introduced</text:p>
          </table:table-cell>
          <table:table-cell office:value-type="string">
            <text:p>mildly!introduc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lasters</text:p>
          </table:table-cell>
          <table:table-cell office:value-type="string">
            <text:p>agencies</text:p>
          </table:table-cell>
          <table:table-cell office:value-type="string">
            <text:p>plasters!agenc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kforces</text:p>
          </table:table-cell>
          <table:table-cell office:value-type="string">
            <text:p>fiscal</text:p>
          </table:table-cell>
          <table:table-cell office:value-type="string">
            <text:p>workforces!fis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e</text:p>
          </table:table-cell>
          <table:table-cell office:value-type="string">
            <text:p>checking…</text:p>
          </table:table-cell>
          <table:table-cell office:value-type="string">
            <text:p>reverse!checking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oking</text:p>
          </table:table-cell>
          <table:table-cell office:value-type="string">
            <text:p>incapable</text:p>
          </table:table-cell>
          <table:table-cell office:value-type="string">
            <text:p>looking!incap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s</text:p>
          </table:table-cell>
          <table:table-cell office:value-type="string">
            <text:p>incompatible</text:p>
          </table:table-cell>
          <table:table-cell office:value-type="string">
            <text:p>lots!in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ilman</text:p>
          </table:table-cell>
          <table:table-cell office:value-type="string">
            <text:p>indicator</text:p>
          </table:table-cell>
          <table:table-cell office:value-type="string">
            <text:p>mailman!indic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yments</text:p>
          </table:table-cell>
          <table:table-cell office:value-type="string">
            <text:p>accorded</text:p>
          </table:table-cell>
          <table:table-cell office:value-type="string">
            <text:p>payments!accor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necessary</text:p>
          </table:table-cell>
          <table:table-cell office:value-type="string">
            <text:p>erase</text:p>
          </table:table-cell>
          <table:table-cell office:value-type="string">
            <text:p>unnecessary!er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ir</text:p>
          </table:table-cell>
          <table:table-cell office:value-type="string">
            <text:p>distinction</text:p>
          </table:table-cell>
          <table:table-cell office:value-type="string">
            <text:p>their!distin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ed</text:p>
          </table:table-cell>
          <table:table-cell office:value-type="string">
            <text:p>carried</text:p>
          </table:table-cell>
          <table:table-cell office:value-type="string">
            <text:p>requested!carr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mpose</text:p>
          </table:table-cell>
          <table:table-cell office:value-type="string">
            <text:p>bespoke</text:p>
          </table:table-cell>
          <table:table-cell office:value-type="string">
            <text:p>recompose!bespok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oting</text:p>
          </table:table-cell>
          <table:table-cell office:value-type="string">
            <text:p>backwater</text:p>
          </table:table-cell>
          <table:table-cell office:value-type="string">
            <text:p>quoting!backwat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ed</text:p>
          </table:table-cell>
          <table:table-cell office:value-type="string">
            <text:p>central</text:p>
          </table:table-cell>
          <table:table-cell office:value-type="string">
            <text:p>resourced!centr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form</text:p>
          </table:table-cell>
          <table:table-cell office:value-type="string">
            <text:p>activated</text:p>
          </table:table-cell>
          <table:table-cell office:value-type="string">
            <text:p>perform!activ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bish</text:p>
          </table:table-cell>
          <table:table-cell office:value-type="string">
            <text:p>clipboard</text:p>
          </table:table-cell>
          <table:table-cell office:value-type="string">
            <text:p>rubbish!clipboar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ulture</text:p>
          </table:table-cell>
          <table:table-cell office:value-type="string">
            <text:p>exporting</text:p>
          </table:table-cell>
          <table:table-cell office:value-type="string">
            <text:p>vulture!expo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adically</text:p>
          </table:table-cell>
          <table:table-cell office:value-type="string">
            <text:p>bagpipe</text:p>
          </table:table-cell>
          <table:table-cell office:value-type="string">
            <text:p>radically!bagpi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arded</text:p>
          </table:table-cell>
          <table:table-cell office:value-type="string">
            <text:p>bounding</text:p>
          </table:table-cell>
          <table:table-cell office:value-type="string">
            <text:p>regarded!boun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ke</text:p>
          </table:table-cell>
          <table:table-cell office:value-type="string">
            <text:p>dictionaries</text:p>
          </table:table-cell>
          <table:table-cell office:value-type="string">
            <text:p>take!dictionar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marily</text:p>
          </table:table-cell>
          <table:table-cell office:value-type="string">
            <text:p>applied</text:p>
          </table:table-cell>
          <table:table-cell office:value-type="string">
            <text:p>primarily!ap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nuous</text:p>
          </table:table-cell>
          <table:table-cell office:value-type="string">
            <text:p>discusses</text:p>
          </table:table-cell>
          <table:table-cell office:value-type="string">
            <text:p>tenuous!discu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amed</text:p>
          </table:table-cell>
          <table:table-cell office:value-type="string">
            <text:p>organically</text:p>
          </table:table-cell>
          <table:table-cell office:value-type="string">
            <text:p>named!organic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ly</text:p>
          </table:table-cell>
          <table:table-cell office:value-type="string">
            <text:p>delegation</text:p>
          </table:table-cell>
          <table:table-cell office:value-type="string">
            <text:p>subtly!deleg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rely</text:p>
          </table:table-cell>
          <table:table-cell office:value-type="string">
            <text:p>interfaces</text:p>
          </table:table-cell>
          <table:table-cell office:value-type="string">
            <text:p>merely!interfac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eding</text:p>
          </table:table-cell>
          <table:table-cell office:value-type="string">
            <text:p>creating</text:p>
          </table:table-cell>
          <table:table-cell office:value-type="string">
            <text:p>speeding!cre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vement</text:p>
          </table:table-cell>
          <table:table-cell office:value-type="string">
            <text:p>opinions</text:p>
          </table:table-cell>
          <table:table-cell office:value-type="string">
            <text:p>movement!opin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location</text:p>
          </table:table-cell>
          <table:table-cell office:value-type="string">
            <text:p>builds</text:p>
          </table:table-cell>
          <table:table-cell office:value-type="string">
            <text:p>relocation!buil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sented</text:p>
          </table:table-cell>
          <table:table-cell office:value-type="string">
            <text:p>anybody</text:p>
          </table:table-cell>
          <table:table-cell office:value-type="string">
            <text:p>presented!anybod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aped</text:p>
          </table:table-cell>
          <table:table-cell office:value-type="string">
            <text:p>configured</text:p>
          </table:table-cell>
          <table:table-cell office:value-type="string">
            <text:p>shaped!config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eat</text:p>
          </table:table-cell>
          <table:table-cell office:value-type="string">
            <text:p>calculator</text:p>
          </table:table-cell>
          <table:table-cell office:value-type="string">
            <text:p>repeat!calcul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le</text:p>
          </table:table-cell>
          <table:table-cell office:value-type="string">
            <text:p>development</text:p>
          </table:table-cell>
          <table:table-cell office:value-type="string">
            <text:p>table!develop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dom</text:p>
          </table:table-cell>
          <table:table-cell office:value-type="string">
            <text:p>compliance</text:p>
          </table:table-cell>
          <table:table-cell office:value-type="string">
            <text:p>seldom!compli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ulations</text:p>
          </table:table-cell>
          <table:table-cell office:value-type="string">
            <text:p>break</text:p>
          </table:table-cell>
          <table:table-cell office:value-type="string">
            <text:p>regulations!break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gative</text:p>
          </table:table-cell>
          <table:table-cell office:value-type="string">
            <text:p>outlined</text:p>
          </table:table-cell>
          <table:table-cell office:value-type="string">
            <text:p>negative!outli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cesses</text:p>
          </table:table-cell>
          <table:table-cell office:value-type="string">
            <text:p>deliver</text:p>
          </table:table-cell>
          <table:table-cell office:value-type="string">
            <text:p>successes!deliv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paring</text:p>
          </table:table-cell>
          <table:table-cell office:value-type="string">
            <text:p>another</text:p>
          </table:table-cell>
          <table:table-cell office:value-type="string">
            <text:p>preparing!an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liminary</text:p>
          </table:table-cell>
          <table:table-cell office:value-type="string">
            <text:p>angle</text:p>
          </table:table-cell>
          <table:table-cell office:value-type="string">
            <text:p>preliminary!ang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unts</text:p>
          </table:table-cell>
          <table:table-cell office:value-type="string">
            <text:p>bichards</text:p>
          </table:table-cell>
          <table:table-cell office:value-type="string">
            <text:p>recounts!bich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bed</text:p>
          </table:table-cell>
          <table:table-cell office:value-type="string">
            <text:p>developing</text:p>
          </table:table-cell>
          <table:table-cell office:value-type="string">
            <text:p>tabbed!develop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minals</text:p>
          </table:table-cell>
          <table:table-cell office:value-type="string">
            <text:p>overseen</text:p>
          </table:table-cell>
          <table:table-cell office:value-type="string">
            <text:p>nominals!oversee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ed</text:p>
          </table:table-cell>
          <table:table-cell office:value-type="string">
            <text:p>illuminating</text:p>
          </table:table-cell>
          <table:table-cell office:value-type="string">
            <text:p>lied!illumin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ollbars</text:p>
          </table:table-cell>
          <table:table-cell office:value-type="string">
            <text:p>commit</text:p>
          </table:table-cell>
          <table:table-cell office:value-type="string">
            <text:p>scrollbars!commi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lling</text:p>
          </table:table-cell>
          <table:table-cell office:value-type="string">
            <text:p>creative</text:p>
          </table:table-cell>
          <table:table-cell office:value-type="string">
            <text:p>spelling!creat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dule</text:p>
          </table:table-cell>
          <table:table-cell office:value-type="string">
            <text:p>journaling</text:p>
          </table:table-cell>
          <table:table-cell office:value-type="string">
            <text:p>module!journa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rustean</text:p>
          </table:table-cell>
          <table:table-cell office:value-type="string">
            <text:p>argue</text:p>
          </table:table-cell>
          <table:table-cell office:value-type="string">
            <text:p>procrustean!arg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ute</text:p>
          </table:table-cell>
          <table:table-cell office:value-type="string">
            <text:p>irrelevant</text:p>
          </table:table-cell>
          <table:table-cell office:value-type="string">
            <text:p>minute!irrelev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or</text:p>
          </table:table-cell>
          <table:table-cell office:value-type="string">
            <text:p>appreciated</text:p>
          </table:table-cell>
          <table:table-cell office:value-type="string">
            <text:p>prior!appreci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tuation</text:p>
          </table:table-cell>
          <table:table-cell office:value-type="string">
            <text:p>contest</text:p>
          </table:table-cell>
          <table:table-cell office:value-type="string">
            <text:p>situation!cont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nch</text:p>
          </table:table-cell>
          <table:table-cell office:value-type="string">
            <text:p>destination</text:p>
          </table:table-cell>
          <table:table-cell office:value-type="string">
            <text:p>synch!destin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sted</text:p>
          </table:table-cell>
          <table:table-cell office:value-type="string">
            <text:p>dismissing</text:p>
          </table:table-cell>
          <table:table-cell office:value-type="string">
            <text:p>tested!dismis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hod</text:p>
          </table:table-cell>
          <table:table-cell office:value-type="string">
            <text:p>internally</text:p>
          </table:table-cell>
          <table:table-cell office:value-type="string">
            <text:p>method!intern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blish</text:p>
          </table:table-cell>
          <table:table-cell office:value-type="string">
            <text:p>augmented</text:p>
          </table:table-cell>
          <table:table-cell office:value-type="string">
            <text:p>publish!augmen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nk</text:p>
          </table:table-cell>
          <table:table-cell office:value-type="string">
            <text:p>difficulties</text:p>
          </table:table-cell>
          <table:table-cell office:value-type="string">
            <text:p>tank!difficul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ric</text:p>
          </table:table-cell>
          <table:table-cell office:value-type="string">
            <text:p>clipboard…</text:p>
          </table:table-cell>
          <table:table-cell office:value-type="string">
            <text:p>rubric!clipboard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tting</text:p>
          </table:table-cell>
          <table:table-cell office:value-type="string">
            <text:p>condition</text:p>
          </table:table-cell>
          <table:table-cell office:value-type="string">
            <text:p>setting!condi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honetic</text:p>
          </table:table-cell>
          <table:table-cell office:value-type="string">
            <text:p>adoption</text:p>
          </table:table-cell>
          <table:table-cell office:value-type="string">
            <text:p>phonetic!ado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ious</text:p>
          </table:table-cell>
          <table:table-cell office:value-type="string">
            <text:p>appendix</text:p>
          </table:table-cell>
          <table:table-cell office:value-type="string">
            <text:p>previous!appendix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chnical</text:p>
          </table:table-cell>
          <table:table-cell office:value-type="string">
            <text:p>disable</text:p>
          </table:table-cell>
          <table:table-cell office:value-type="string">
            <text:p>technical!dis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nolithic</text:p>
          </table:table-cell>
          <table:table-cell office:value-type="string">
            <text:p>online</text:p>
          </table:table-cell>
          <table:table-cell office:value-type="string">
            <text:p>monolithic!onl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vice</text:p>
          </table:table-cell>
          <table:table-cell office:value-type="string">
            <text:p>concludes</text:p>
          </table:table-cell>
          <table:table-cell office:value-type="string">
            <text:p>service!conclud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ise</text:p>
          </table:table-cell>
          <table:table-cell office:value-type="string">
            <text:p>amendment</text:p>
          </table:table-cell>
          <table:table-cell office:value-type="string">
            <text:p>precise!amend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ited</text:p>
          </table:table-cell>
          <table:table-cell office:value-type="string">
            <text:p>democratic</text:p>
          </table:table-cell>
          <table:table-cell office:value-type="string">
            <text:p>suited!democrat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ketched</text:p>
          </table:table-cell>
          <table:table-cell office:value-type="string">
            <text:p>continue</text:p>
          </table:table-cell>
          <table:table-cell office:value-type="string">
            <text:p>sketched!contin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opens</text:p>
          </table:table-cell>
          <table:table-cell office:value-type="string">
            <text:p>calculate</text:p>
          </table:table-cell>
          <table:table-cell office:value-type="string">
            <text:p>reopens!calcul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pdated</text:p>
          </table:table-cell>
          <table:table-cell office:value-type="string">
            <text:p>estimates</text:p>
          </table:table-cell>
          <table:table-cell office:value-type="string">
            <text:p>updated!estima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orts</text:p>
          </table:table-cell>
          <table:table-cell office:value-type="string">
            <text:p>deployed</text:p>
          </table:table-cell>
          <table:table-cell office:value-type="string">
            <text:p>supports!deploy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rtions</text:p>
          </table:table-cell>
          <table:table-cell office:value-type="string">
            <text:p>allocate</text:p>
          </table:table-cell>
          <table:table-cell office:value-type="string">
            <text:p>portions!alloc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lk</text:p>
          </table:table-cell>
          <table:table-cell office:value-type="string">
            <text:p>constabulary</text:p>
          </table:table-cell>
          <table:table-cell office:value-type="string">
            <text:p>silk!constabul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ggested</text:p>
          </table:table-cell>
          <table:table-cell office:value-type="string">
            <text:p>delving</text:p>
          </table:table-cell>
          <table:table-cell office:value-type="string">
            <text:p>suggested!del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vember</text:p>
          </table:table-cell>
          <table:table-cell office:value-type="string">
            <text:p>painting</text:p>
          </table:table-cell>
          <table:table-cell office:value-type="string">
            <text:p>november!pain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titute</text:p>
          </table:table-cell>
          <table:table-cell office:value-type="string">
            <text:p>degree</text:p>
          </table:table-cell>
          <table:table-cell office:value-type="string">
            <text:p>substitute!degre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otals</text:p>
          </table:table-cell>
          <table:table-cell office:value-type="string">
            <text:p>deleted</text:p>
          </table:table-cell>
          <table:table-cell office:value-type="string">
            <text:p>subtotals!de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cified</text:p>
          </table:table-cell>
          <table:table-cell office:value-type="string">
            <text:p>covered</text:p>
          </table:table-cell>
          <table:table-cell office:value-type="string">
            <text:p>specified!cov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ccluded</text:p>
          </table:table-cell>
          <table:table-cell office:value-type="string">
            <text:p>offsheet</text:p>
          </table:table-cell>
          <table:table-cell office:value-type="string">
            <text:p>occluded!offshee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tacles</text:p>
          </table:table-cell>
          <table:table-cell office:value-type="string">
            <text:p>offered</text:p>
          </table:table-cell>
          <table:table-cell office:value-type="string">
            <text:p>obstacles!off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laris</text:p>
          </table:table-cell>
          <table:table-cell office:value-type="string">
            <text:p>copyright</text:p>
          </table:table-cell>
          <table:table-cell office:value-type="string">
            <text:p>solaris!copyrigh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rting</text:p>
          </table:table-cell>
          <table:table-cell office:value-type="string">
            <text:p>customer</text:p>
          </table:table-cell>
          <table:table-cell office:value-type="string">
            <text:p>starting!custom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ses</text:p>
          </table:table-cell>
          <table:table-cell office:value-type="string">
            <text:p>database</text:p>
          </table:table-cell>
          <table:table-cell office:value-type="string">
            <text:p>statuses!datab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pler</text:p>
          </table:table-cell>
          <table:table-cell office:value-type="string">
            <text:p>constrain</text:p>
          </table:table-cell>
          <table:table-cell office:value-type="string">
            <text:p>simpler!constrai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erver</text:p>
          </table:table-cell>
          <table:table-cell office:value-type="string">
            <text:p>offender</text:p>
          </table:table-cell>
          <table:table-cell office:value-type="string">
            <text:p>observer!offend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certainty</text:p>
          </table:table-cell>
          <table:table-cell office:value-type="string">
            <text:p>ended</text:p>
          </table:table-cell>
          <table:table-cell office:value-type="string">
            <text:p>uncertainty!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embered</text:p>
          </table:table-cell>
          <table:table-cell office:value-type="string">
            <text:p>bureau</text:p>
          </table:table-cell>
          <table:table-cell office:value-type="string">
            <text:p>remembered!bureau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hian</text:p>
          </table:table-cell>
          <table:table-cell office:value-type="string">
            <text:p>inclusive</text:p>
          </table:table-cell>
          <table:table-cell office:value-type="string">
            <text:p>lothian!inclus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an</text:p>
          </table:table-cell>
          <table:table-cell office:value-type="string">
            <text:p>asymmetry</text:p>
          </table:table-cell>
          <table:table-cell office:value-type="string">
            <text:p>protean!asymme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body</text:p>
          </table:table-cell>
          <table:table-cell office:value-type="string">
            <text:p>overriding</text:p>
          </table:table-cell>
          <table:table-cell office:value-type="string">
            <text:p>nobody!overr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ure</text:p>
          </table:table-cell>
          <table:table-cell office:value-type="string">
            <text:p>competence</text:p>
          </table:table-cell>
          <table:table-cell office:value-type="string">
            <text:p>secure!compet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ed</text:p>
          </table:table-cell>
          <table:table-cell office:value-type="string">
            <text:p>cards</text:p>
          </table:table-cell>
          <table:table-cell office:value-type="string">
            <text:p>represented!c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ation</text:p>
          </table:table-cell>
          <table:table-cell office:value-type="string">
            <text:p>amounts</text:p>
          </table:table-cell>
          <table:table-cell office:value-type="string">
            <text:p>predation!amou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iceties</text:p>
          </table:table-cell>
          <table:table-cell office:value-type="string">
            <text:p>overhaul</text:p>
          </table:table-cell>
          <table:table-cell office:value-type="string">
            <text:p>niceties!overhau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athes</text:p>
          </table:table-cell>
          <table:table-cell office:value-type="string">
            <text:p>describes</text:p>
          </table:table-cell>
          <table:table-cell office:value-type="string">
            <text:p>swathes!describ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eding</text:p>
          </table:table-cell>
          <table:table-cell office:value-type="string">
            <text:p>amended</text:p>
          </table:table-cell>
          <table:table-cell office:value-type="string">
            <text:p>preceding!am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se</text:p>
          </table:table-cell>
          <table:table-cell office:value-type="string">
            <text:p>flexibility</text:p>
          </table:table-cell>
          <table:table-cell office:value-type="string">
            <text:p>worse!flexi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y</text:p>
          </table:table-cell>
          <table:table-cell office:value-type="string">
            <text:p>consideration</text:p>
          </table:table-cell>
          <table:table-cell office:value-type="string">
            <text:p>shy!conside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anted</text:p>
          </table:table-cell>
          <table:table-cell office:value-type="string">
            <text:p>expression</text:p>
          </table:table-cell>
          <table:table-cell office:value-type="string">
            <text:p>wanted!expres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kelihood</text:p>
          </table:table-cell>
          <table:table-cell office:value-type="string">
            <text:p>imbued</text:p>
          </table:table-cell>
          <table:table-cell office:value-type="string">
            <text:p>likelihood!imbu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table</text:p>
          </table:table-cell>
          <table:table-cell office:value-type="string">
            <text:p>ownership</text:p>
          </table:table-cell>
          <table:table-cell office:value-type="string">
            <text:p>notable!ownership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its</text:p>
          </table:table-cell>
          <table:table-cell office:value-type="string">
            <text:p>businesses</text:p>
          </table:table-cell>
          <table:table-cell office:value-type="string">
            <text:p>remits!busine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rprising</text:p>
          </table:table-cell>
          <table:table-cell office:value-type="string">
            <text:p>deputy</text:p>
          </table:table-cell>
          <table:table-cell office:value-type="string">
            <text:p>surprising!depu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aphor</text:p>
          </table:table-cell>
          <table:table-cell office:value-type="string">
            <text:p>internal</text:p>
          </table:table-cell>
          <table:table-cell office:value-type="string">
            <text:p>metaphor!intern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</text:p>
          </table:table-cell>
          <table:table-cell office:value-type="string">
            <text:p>currency</text:p>
          </table:table-cell>
          <table:table-cell office:value-type="string">
            <text:p>standard!currenc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lanning</text:p>
          </table:table-cell>
          <table:table-cell office:value-type="string">
            <text:p>cancel</text:p>
          </table:table-cell>
          <table:table-cell office:value-type="string">
            <text:p>replanning!cance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…</text:p>
          </table:table-cell>
          <table:table-cell office:value-type="string">
            <text:p>commodity</text:p>
          </table:table-cell>
          <table:table-cell office:value-type="string">
            <text:p>search…!commod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</text:p>
          </table:table-cell>
          <table:table-cell office:value-type="string">
            <text:p>committees</text:p>
          </table:table-cell>
          <table:table-cell office:value-type="string">
            <text:p>search!committe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holesale</text:p>
          </table:table-cell>
          <table:table-cell office:value-type="string">
            <text:p>fashion</text:p>
          </table:table-cell>
          <table:table-cell office:value-type="string">
            <text:p>wholesale!fash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mit</text:p>
          </table:table-cell>
          <table:table-cell office:value-type="string">
            <text:p>immediately</text:p>
          </table:table-cell>
          <table:table-cell office:value-type="string">
            <text:p>limit!immediate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able</text:p>
          </table:table-cell>
          <table:table-cell office:value-type="string">
            <text:p>common</text:p>
          </table:table-cell>
          <table:table-cell office:value-type="string">
            <text:p>searchable!comm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king</text:p>
          </table:table-cell>
          <table:table-cell office:value-type="string">
            <text:p>inflexible</text:p>
          </table:table-cell>
          <table:table-cell office:value-type="string">
            <text:p>making!inflex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test</text:p>
          </table:table-cell>
          <table:table-cell office:value-type="string">
            <text:p>horizontal</text:p>
          </table:table-cell>
          <table:table-cell office:value-type="string">
            <text:p>latest!horizont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ilar</text:p>
          </table:table-cell>
          <table:table-cell office:value-type="string">
            <text:p>constants</text:p>
          </table:table-cell>
          <table:table-cell office:value-type="string">
            <text:p>similar!consta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jority</text:p>
          </table:table-cell>
          <table:table-cell office:value-type="string">
            <text:p>industry</text:p>
          </table:table-cell>
          <table:table-cell office:value-type="string">
            <text:p>majority!indus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sages</text:p>
          </table:table-cell>
          <table:table-cell office:value-type="string">
            <text:p>eventually</text:p>
          </table:table-cell>
          <table:table-cell office:value-type="string">
            <text:p>usages!eventu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</text:p>
          </table:table-cell>
          <table:table-cell office:value-type="string">
            <text:p>duplication</text:p>
          </table:table-cell>
          <table:table-cell office:value-type="string">
            <text:p>total!duplic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file</text:p>
          </table:table-cell>
          <table:table-cell office:value-type="string">
            <text:p>arranging</text:p>
          </table:table-cell>
          <table:table-cell office:value-type="string">
            <text:p>profile!arrang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keting</text:p>
          </table:table-cell>
          <table:table-cell office:value-type="string">
            <text:p>inserts</text:p>
          </table:table-cell>
          <table:table-cell office:value-type="string">
            <text:p>marketing!inser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ity</text:p>
          </table:table-cell>
          <table:table-cell office:value-type="string">
            <text:p>duration</text:p>
          </table:table-cell>
          <table:table-cell office:value-type="string">
            <text:p>totality!du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ceable</text:p>
          </table:table-cell>
          <table:table-cell office:value-type="string">
            <text:p>dynamic</text:p>
          </table:table-cell>
          <table:table-cell office:value-type="string">
            <text:p>traceable!dynam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avings</text:p>
          </table:table-cell>
          <table:table-cell office:value-type="string">
            <text:p>collected</text:p>
          </table:table-cell>
          <table:table-cell office:value-type="string">
            <text:p>savings!col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ch</text:p>
          </table:table-cell>
          <table:table-cell office:value-type="string">
            <text:p>inscription</text:p>
          </table:table-cell>
          <table:table-cell office:value-type="string">
            <text:p>march!in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pping</text:p>
          </table:table-cell>
          <table:table-cell office:value-type="string">
            <text:p>inputting</text:p>
          </table:table-cell>
          <table:table-cell office:value-type="string">
            <text:p>mapping!input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s</text:p>
          </table:table-cell>
          <table:table-cell office:value-type="string">
            <text:p>corresponds</text:p>
          </table:table-cell>
          <table:table-cell office:value-type="string">
            <text:p>sorts!correspo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ed</text:p>
          </table:table-cell>
          <table:table-cell office:value-type="string">
            <text:p>commonly</text:p>
          </table:table-cell>
          <table:table-cell office:value-type="string">
            <text:p>searched!common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mbard</text:p>
          </table:table-cell>
          <table:table-cell office:value-type="string">
            <text:p>improving</text:p>
          </table:table-cell>
          <table:table-cell office:value-type="string">
            <text:p>lombard!impro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ersions</text:p>
          </table:table-cell>
          <table:table-cell office:value-type="string">
            <text:p>exercise</text:p>
          </table:table-cell>
          <table:table-cell office:value-type="string">
            <text:p>versions!exerc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pleasant</text:p>
          </table:table-cell>
          <table:table-cell office:value-type="string">
            <text:p>erlang</text:p>
          </table:table-cell>
          <table:table-cell office:value-type="string">
            <text:p>unpleasant!erla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ctly</text:p>
          </table:table-cell>
          <table:table-cell office:value-type="string">
            <text:p>deciding</text:p>
          </table:table-cell>
          <table:table-cell office:value-type="string">
            <text:p>strictly!dec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lerance</text:p>
          </table:table-cell>
          <table:table-cell office:value-type="string">
            <text:p>driving</text:p>
          </table:table-cell>
          <table:table-cell office:value-type="string">
            <text:p>tolerance!dr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ck</text:p>
          </table:table-cell>
          <table:table-cell office:value-type="string">
            <text:p>imprisonable</text:p>
          </table:table-cell>
          <table:table-cell office:value-type="string">
            <text:p>lock!imprison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scramble</text:p>
          </table:table-cell>
          <table:table-cell office:value-type="string">
            <text:p>escape</text:p>
          </table:table-cell>
          <table:table-cell office:value-type="string">
            <text:p>unscramble!esca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funding</text:p>
          </table:table-cell>
          <table:table-cell office:value-type="string">
            <text:p>ends</text:p>
          </table:table-cell>
          <table:table-cell office:value-type="string">
            <text:p>underfunding!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attach</text:p>
          </table:table-cell>
          <table:table-cell office:value-type="string">
            <text:p>protection!att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ocol</text:p>
          </table:table-cell>
          <table:table-cell office:value-type="string">
            <text:p>attached</text:p>
          </table:table-cell>
          <table:table-cell office:value-type="string">
            <text:p>protocol!attach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pped</text:p>
          </table:table-cell>
          <table:table-cell office:value-type="string">
            <text:p>decision</text:p>
          </table:table-cell>
          <table:table-cell office:value-type="string">
            <text:p>stripped!deci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west</text:p>
          </table:table-cell>
          <table:table-cell office:value-type="string">
            <text:p>increasing</text:p>
          </table:table-cell>
          <table:table-cell office:value-type="string">
            <text:p>lowest!increa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ression</text:p>
          </table:table-cell>
          <table:table-cell office:value-type="string">
            <text:p>breach</text:p>
          </table:table-cell>
          <table:table-cell office:value-type="string">
            <text:p>regression!bre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er</text:p>
          </table:table-cell>
          <table:table-cell office:value-type="string">
            <text:p>aspiration</text:p>
          </table:table-cell>
          <table:table-cell office:value-type="string">
            <text:p>proper!aspi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</text:p>
          </table:table-cell>
          <table:table-cell office:value-type="string">
            <text:p>carcass</text:p>
          </table:table-cell>
          <table:table-cell office:value-type="string">
            <text:p>represent!carcas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oses</text:p>
          </table:table-cell>
          <table:table-cell office:value-type="string">
            <text:p>assigned</text:p>
          </table:table-cell>
          <table:table-cell office:value-type="string">
            <text:p>proposes!as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chanism</text:p>
          </table:table-cell>
          <table:table-cell office:value-type="string">
            <text:p>intends</text:p>
          </table:table-cell>
          <table:table-cell office:value-type="string">
            <text:p>mechanism!int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etting</text:p>
          </table:table-cell>
          <table:table-cell office:value-type="string">
            <text:p>fractions</text:p>
          </table:table-cell>
          <table:table-cell office:value-type="string">
            <text:p>getting!fract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sted</text:p>
          </table:table-cell>
          <table:table-cell office:value-type="string">
            <text:p>implements</text:p>
          </table:table-cell>
          <table:table-cell office:value-type="string">
            <text:p>listed!imple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ed</text:p>
          </table:table-cell>
          <table:table-cell office:value-type="string">
            <text:p>architect</text:p>
          </table:table-cell>
          <table:table-cell office:value-type="string">
            <text:p>proceed!archit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rashed</text:p>
          </table:table-cell>
          <table:table-cell office:value-type="string">
            <text:p>dominant</text:p>
          </table:table-cell>
          <table:table-cell office:value-type="string">
            <text:p>thrashed!domin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ss</text:p>
          </table:table-cell>
          <table:table-cell office:value-type="string">
            <text:p>archiving</text:p>
          </table:table-cell>
          <table:table-cell office:value-type="string">
            <text:p>process!arch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ention</text:p>
          </table:table-cell>
          <table:table-cell office:value-type="string">
            <text:p>appear</text:p>
          </table:table-cell>
          <table:table-cell office:value-type="string">
            <text:p>prevention!appea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ior</text:p>
          </table:table-cell>
          <table:table-cell office:value-type="string">
            <text:p>compulsory</text:p>
          </table:table-cell>
          <table:table-cell office:value-type="string">
            <text:p>senior!compul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cessarily</text:p>
          </table:table-cell>
          <table:table-cell office:value-type="string">
            <text:p>other</text:p>
          </table:table-cell>
          <table:table-cell office:value-type="string">
            <text:p>necessarily!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judgements</text:p>
          </table:table-cell>
          <table:table-cell office:value-type="string">
            <text:p>having</text:p>
          </table:table-cell>
          <table:table-cell office:value-type="string">
            <text:p>judgements!ha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eking</text:p>
          </table:table-cell>
          <table:table-cell office:value-type="string">
            <text:p>completed</text:p>
          </table:table-cell>
          <table:table-cell office:value-type="string">
            <text:p>seeking!comp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mories</text:p>
          </table:table-cell>
          <table:table-cell office:value-type="string">
            <text:p>interest</text:p>
          </table:table-cell>
          <table:table-cell office:value-type="string">
            <text:p>memories!inter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mming</text:p>
          </table:table-cell>
          <table:table-cell office:value-type="string">
            <text:p>deserves</text:p>
          </table:table-cell>
          <table:table-cell office:value-type="string">
            <text:p>swimming!deserv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ected</text:p>
          </table:table-cell>
          <table:table-cell office:value-type="string">
            <text:p>complied</text:p>
          </table:table-cell>
          <table:table-cell office:value-type="string">
            <text:p>selected!com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ing</text:p>
          </table:table-cell>
          <table:table-cell office:value-type="string">
            <text:p>centre</text:p>
          </table:table-cell>
          <table:table-cell office:value-type="string">
            <text:p>resourcing!cent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ial</text:p>
          </table:table-cell>
          <table:table-cell office:value-type="string">
            <text:p>conception</text:p>
          </table:table-cell>
          <table:table-cell office:value-type="string">
            <text:p>serial!conce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ings…</text:p>
          </table:table-cell>
          <table:table-cell office:value-type="string">
            <text:p>documents</text:p>
          </table:table-cell>
          <table:table-cell office:value-type="string">
            <text:p>things…!docu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athered</text:p>
          </table:table-cell>
          <table:table-cell office:value-type="string">
            <text:p>formally</text:p>
          </table:table-cell>
          <table:table-cell office:value-type="string">
            <text:p>gathered!form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ster</text:p>
          </table:table-cell>
          <table:table-cell office:value-type="string">
            <text:p>involved</text:p>
          </table:table-cell>
          <table:table-cell office:value-type="string">
            <text:p>minister!involv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mum</text:p>
          </table:table-cell>
          <table:table-cell office:value-type="string">
            <text:p>investing</text:p>
          </table:table-cell>
          <table:table-cell office:value-type="string">
            <text:p>minimum!inves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stems</text:p>
          </table:table-cell>
          <table:table-cell office:value-type="string">
            <text:p>developed</text:p>
          </table:table-cell>
          <table:table-cell office:value-type="string">
            <text:p>systems!develop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t</text:p>
          </table:table-cell>
          <table:table-cell office:value-type="string">
            <text:p>computerised</text:p>
          </table:table-cell>
          <table:table-cell office:value-type="string">
            <text:p>sent!computeris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ict</text:p>
          </table:table-cell>
          <table:table-cell office:value-type="string">
            <text:p>analogues</text:p>
          </table:table-cell>
          <table:table-cell office:value-type="string">
            <text:p>predict!analogu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grate</text:p>
          </table:table-cell>
          <table:table-cell office:value-type="string">
            <text:p>intrinsic</text:p>
          </table:table-cell>
          <table:table-cell office:value-type="string">
            <text:p>migrate!intrins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se</text:p>
          </table:table-cell>
          <table:table-cell office:value-type="string">
            <text:p>documentary</text:p>
          </table:table-cell>
          <table:table-cell office:value-type="string">
            <text:p>these!document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r</text:p>
          </table:table-cell>
          <table:table-cell office:value-type="string">
            <text:p>attempts</text:p>
          </table:table-cell>
          <table:table-cell office:value-type="string">
            <text:p>provider!attemp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tches</text:p>
          </table:table-cell>
          <table:table-cell office:value-type="string">
            <text:p>designed</text:p>
          </table:table-cell>
          <table:table-cell office:value-type="string">
            <text:p>switches!de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</text:p>
          </table:table-cell>
          <table:table-cell office:value-type="string">
            <text:p>capability</text:p>
          </table:table-cell>
          <table:table-cell office:value-type="string">
            <text:p>report!capa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stood</text:p>
          </table:table-cell>
          <table:table-cell office:value-type="string">
            <text:p>ensure</text:p>
          </table:table-cell>
          <table:table-cell office:value-type="string">
            <text:p>understood!ensu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s</text:p>
          </table:table-cell>
          <table:table-cell office:value-type="string">
            <text:p>cursory</text:p>
          </table:table-cell>
          <table:table-cell office:value-type="string">
            <text:p>standards!cur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rms</text:p>
          </table:table-cell>
          <table:table-cell office:value-type="string">
            <text:p>discussions</text:p>
          </table:table-cell>
          <table:table-cell office:value-type="string">
            <text:p>terms!discuss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tion</text:p>
          </table:table-cell>
          <table:table-cell office:value-type="string">
            <text:p>around</text:p>
          </table:table-cell>
          <table:table-cell office:value-type="string">
            <text:p>production!arou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ferencing</text:p>
          </table:table-cell>
          <table:table-cell office:value-type="string">
            <text:p>blunt</text:p>
          </table:table-cell>
          <table:table-cell office:value-type="string">
            <text:p>referencing!blu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mebody</text:p>
          </table:table-cell>
          <table:table-cell office:value-type="string">
            <text:p>corpuses</text:p>
          </table:table-cell>
          <table:table-cell office:value-type="string">
            <text:p>somebody!corpu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pics</text:p>
          </table:table-cell>
          <table:table-cell office:value-type="string">
            <text:p>duplicated</text:p>
          </table:table-cell>
          <table:table-cell office:value-type="string">
            <text:p>topics!duplic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trices</text:p>
          </table:table-cell>
          <table:table-cell office:value-type="string">
            <text:p>instance</text:p>
          </table:table-cell>
          <table:table-cell office:value-type="string">
            <text:p>matrices!ins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ed</text:p>
          </table:table-cell>
          <table:table-cell office:value-type="string">
            <text:p>argument</text:p>
          </table:table-cell>
          <table:table-cell office:value-type="string">
            <text:p>produced!argu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me</text:p>
          </table:table-cell>
          <table:table-cell office:value-type="string">
            <text:p>distributed</text:p>
          </table:table-cell>
          <table:table-cell office:value-type="string">
            <text:p>theme!distribu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netrates</text:p>
          </table:table-cell>
          <table:table-cell office:value-type="string">
            <text:p>achieve</text:p>
          </table:table-cell>
          <table:table-cell office:value-type="string">
            <text:p>penetrates!ach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ore</text:p>
          </table:table-cell>
          <table:table-cell office:value-type="string">
            <text:p>challenger</text:p>
          </table:table-cell>
          <table:table-cell office:value-type="string">
            <text:p>restore!challen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awful</text:p>
          </table:table-cell>
          <table:table-cell office:value-type="string">
            <text:p>envisaged</text:p>
          </table:table-cell>
          <table:table-cell office:value-type="string">
            <text:p>unlawful!envisa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e</text:p>
          </table:table-cell>
          <table:table-cell office:value-type="string">
            <text:p>assessment</text:p>
          </table:table-cell>
          <table:table-cell office:value-type="string">
            <text:p>propose!assess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nalties</text:p>
          </table:table-cell>
          <table:table-cell office:value-type="string">
            <text:p>accounts</text:p>
          </table:table-cell>
          <table:table-cell office:value-type="string">
            <text:p>penalties!accou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lected</text:p>
          </table:table-cell>
          <table:table-cell office:value-type="string">
            <text:p>borders…</text:p>
          </table:table-cell>
          <table:table-cell office:value-type="string">
            <text:p>reflected!border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bunals</text:p>
          </table:table-cell>
          <table:table-cell office:value-type="string">
            <text:p>elements</text:p>
          </table:table-cell>
          <table:table-cell office:value-type="string">
            <text:p>tribunals!el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latively</text:p>
          </table:table-cell>
          <table:table-cell office:value-type="string">
            <text:p>browser</text:p>
          </table:table-cell>
          <table:table-cell office:value-type="string">
            <text:p>relatively!brows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erential</text:p>
          </table:table-cell>
          <table:table-cell office:value-type="string">
            <text:p>boards</text:p>
          </table:table-cell>
          <table:table-cell office:value-type="string">
            <text:p>referential!board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ordon</text:p>
          </table:table-cell>
          <table:table-cell office:value-type="string">
            <text:p>fundamental</text:p>
          </table:table-cell>
          <table:table-cell office:value-type="string">
            <text:p>gordon!fundament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ithdrawing</text:p>
          </table:table-cell>
          <table:table-cell office:value-type="string">
            <text:p>filled</text:p>
          </table:table-cell>
          <table:table-cell office:value-type="string">
            <text:p>withdrawing!fi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ative</text:p>
          </table:table-cell>
          <table:table-cell office:value-type="string">
            <text:p>automatic</text:p>
          </table:table-cell>
          <table:table-cell office:value-type="string">
            <text:p>putative!automa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ippet</text:p>
          </table:table-cell>
          <table:table-cell office:value-type="string">
            <text:p>conviction</text:p>
          </table:table-cell>
          <table:table-cell office:value-type="string">
            <text:p>snippet!convi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ly</text:p>
          </table:table-cell>
          <table:table-cell office:value-type="string">
            <text:p>formulas</text:p>
          </table:table-cell>
          <table:table-cell office:value-type="string">
            <text:p>generally!formula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yment</text:p>
          </table:table-cell>
          <table:table-cell office:value-type="string">
            <text:p>accordance</text:p>
          </table:table-cell>
          <table:table-cell office:value-type="string">
            <text:p>payment!accord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ry</text:p>
          </table:table-cell>
          <table:table-cell office:value-type="string">
            <text:p>involving</text:p>
          </table:table-cell>
          <table:table-cell office:value-type="string">
            <text:p>ministry!involv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aking</text:p>
          </table:table-cell>
          <table:table-cell office:value-type="string">
            <text:p>countries</text:p>
          </table:table-cell>
          <table:table-cell office:value-type="string">
            <text:p>speaking!countr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ortgage</text:p>
          </table:table-cell>
          <table:table-cell office:value-type="string">
            <text:p>operating</text:p>
          </table:table-cell>
          <table:table-cell office:value-type="string">
            <text:p>mortgage!opera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udential</text:p>
          </table:table-cell>
          <table:table-cell office:value-type="string">
            <text:p>audited</text:p>
          </table:table-cell>
          <table:table-cell office:value-type="string">
            <text:p>prudential!audi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ous</text:p>
          </table:table-cell>
          <table:table-cell office:value-type="string">
            <text:p>conceptual</text:p>
          </table:table-cell>
          <table:table-cell office:value-type="string">
            <text:p>serious!conceptu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siting</text:p>
          </table:table-cell>
          <table:table-cell office:value-type="string">
            <text:p>choices</text:p>
          </table:table-cell>
          <table:table-cell office:value-type="string">
            <text:p>revisiting!choi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iling</text:p>
          </table:table-cell>
          <table:table-cell office:value-type="string">
            <text:p>indicative</text:p>
          </table:table-cell>
          <table:table-cell office:value-type="string">
            <text:p>mailing!indic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vels</text:p>
          </table:table-cell>
          <table:table-cell office:value-type="string">
            <text:p>identically</text:p>
          </table:table-cell>
          <table:table-cell office:value-type="string">
            <text:p>levels!iden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ces</text:p>
          </table:table-cell>
          <table:table-cell office:value-type="string">
            <text:p>application</text:p>
          </table:table-cell>
          <table:table-cell office:value-type="string">
            <text:p>prices!appli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udent</text:p>
          </table:table-cell>
          <table:table-cell office:value-type="string">
            <text:p>decoupling</text:p>
          </table:table-cell>
          <table:table-cell office:value-type="string">
            <text:p>student!decoup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ssure</text:p>
          </table:table-cell>
          <table:table-cell office:value-type="string">
            <text:p>apologies</text:p>
          </table:table-cell>
          <table:table-cell office:value-type="string">
            <text:p>pressure!apolog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tive</text:p>
          </table:table-cell>
          <table:table-cell office:value-type="string">
            <text:p>arrange</text:p>
          </table:table-cell>
          <table:table-cell office:value-type="string">
            <text:p>productive!arran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ariety</text:p>
          </table:table-cell>
          <table:table-cell office:value-type="string">
            <text:p>exceptions</text:p>
          </table:table-cell>
          <table:table-cell office:value-type="string">
            <text:p>variety!ex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fically</text:p>
          </table:table-cell>
          <table:table-cell office:value-type="string">
            <text:p>court</text:p>
          </table:table-cell>
          <table:table-cell office:value-type="string">
            <text:p>specifically!cour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lety</text:p>
          </table:table-cell>
          <table:table-cell office:value-type="string">
            <text:p>delegated</text:p>
          </table:table-cell>
          <table:table-cell office:value-type="string">
            <text:p>subtlety!del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grammes</text:p>
          </table:table-cell>
          <table:table-cell office:value-type="string">
            <text:p>arrests</text:p>
          </table:table-cell>
          <table:table-cell office:value-type="string">
            <text:p>programmes!arres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verity</text:p>
          </table:table-cell>
          <table:table-cell office:value-type="string">
            <text:p>conducted</text:p>
          </table:table-cell>
          <table:table-cell office:value-type="string">
            <text:p>severity!condu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lted</text:p>
          </table:table-cell>
          <table:table-cell office:value-type="string">
            <text:p>interaction</text:p>
          </table:table-cell>
          <table:table-cell office:value-type="string">
            <text:p>melted!intera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ers</text:p>
          </table:table-cell>
          <table:table-cell office:value-type="string">
            <text:p>aggregated</text:p>
          </table:table-cell>
          <table:table-cell office:value-type="string">
            <text:p>players!aggr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es</text:p>
          </table:table-cell>
          <table:table-cell office:value-type="string">
            <text:p>arguments</text:p>
          </table:table-cell>
          <table:table-cell office:value-type="string">
            <text:p>produces!argu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ant</text:p>
          </table:table-cell>
          <table:table-cell office:value-type="string">
            <text:p>intelligence</text:p>
          </table:table-cell>
          <table:table-cell office:value-type="string">
            <text:p>meant!intellig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curement</text:p>
          </table:table-cell>
          <table:table-cell office:value-type="string">
            <text:p>argues</text:p>
          </table:table-cell>
          <table:table-cell office:value-type="string">
            <text:p>procurement!argu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ed</text:p>
          </table:table-cell>
          <table:table-cell office:value-type="string">
            <text:p>couple</text:p>
          </table:table-cell>
          <table:table-cell office:value-type="string">
            <text:p>specialised!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sitions</text:p>
          </table:table-cell>
          <table:table-cell office:value-type="string">
            <text:p>allotted</text:p>
          </table:table-cell>
          <table:table-cell office:value-type="string">
            <text:p>positions!allot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olete</text:p>
          </table:table-cell>
          <table:table-cell office:value-type="string">
            <text:p>offenders</text:p>
          </table:table-cell>
          <table:table-cell office:value-type="string">
            <text:p>obsolete!offend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onded</text:p>
          </table:table-cell>
          <table:table-cell office:value-type="string">
            <text:p>community</text:p>
          </table:table-cell>
          <table:table-cell office:value-type="string">
            <text:p>seconded!commun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wers</text:p>
          </table:table-cell>
          <table:table-cell office:value-type="string">
            <text:p>altercation</text:p>
          </table:table-cell>
          <table:table-cell office:value-type="string">
            <text:p>powers!alter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apshot</text:p>
          </table:table-cell>
          <table:table-cell office:value-type="string">
            <text:p>converted</text:p>
          </table:table-cell>
          <table:table-cell office:value-type="string">
            <text:p>snapshot!conver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litics</text:p>
          </table:table-cell>
          <table:table-cell office:value-type="string">
            <text:p>algorithm</text:p>
          </table:table-cell>
          <table:table-cell office:value-type="string">
            <text:p>politics!algorith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ints…</text:p>
          </table:table-cell>
          <table:table-cell office:value-type="string">
            <text:p>agreements</text:p>
          </table:table-cell>
          <table:table-cell office:value-type="string">
            <text:p>points…!agre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gorous</text:p>
          </table:table-cell>
          <table:table-cell office:value-type="string">
            <text:p>expensive</text:p>
          </table:table-cell>
          <table:table-cell office:value-type="string">
            <text:p>vigorous!exp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umbers</text:p>
          </table:table-cell>
          <table:table-cell office:value-type="string">
            <text:p>paperwhite</text:p>
          </table:table-cell>
          <table:table-cell office:value-type="string">
            <text:p>numbers!paperwh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antify</text:p>
          </table:table-cell>
          <table:table-cell office:value-type="string">
            <text:p>available</text:p>
          </table:table-cell>
          <table:table-cell office:value-type="string">
            <text:p>quantify!avail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view</text:p>
          </table:table-cell>
          <table:table-cell office:value-type="string">
            <text:p>autoformat</text:p>
          </table:table-cell>
          <table:table-cell office:value-type="string">
            <text:p>purview!autoforma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gin</text:p>
          </table:table-cell>
          <table:table-cell office:value-type="string">
            <text:p>improvements</text:p>
          </table:table-cell>
          <table:table-cell office:value-type="string">
            <text:p>login!improv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yramid</text:p>
          </table:table-cell>
          <table:table-cell office:value-type="string">
            <text:p>autoshapes</text:p>
          </table:table-cell>
          <table:table-cell office:value-type="string">
            <text:p>pyramid!autoshap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ptionist</text:p>
          </table:table-cell>
          <table:table-cell office:value-type="string">
            <text:p>being</text:p>
          </table:table-cell>
          <table:table-cell office:value-type="string">
            <text:p>receptionist!be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rmal</text:p>
          </table:table-cell>
          <table:table-cell office:value-type="string">
            <text:p>overwriting</text:p>
          </table:table-cell>
          <table:table-cell office:value-type="string">
            <text:p>normal!overwri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nblank</text:p>
          </table:table-cell>
          <table:table-cell office:value-type="string">
            <text:p>overseers</text:p>
          </table:table-cell>
          <table:table-cell office:value-type="string">
            <text:p>nonblank!overse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nt</text:p>
          </table:table-cell>
          <table:table-cell office:value-type="string">
            <text:p>amenable</text:p>
          </table:table-cell>
          <table:table-cell office:value-type="string">
            <text:p>precedent!amen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s</text:p>
          </table:table-cell>
          <table:table-cell office:value-type="string">
            <text:p>overlap</text:p>
          </table:table-cell>
          <table:table-cell office:value-type="string">
            <text:p>nightclubs!overlap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judical</text:p>
          </table:table-cell>
          <table:table-cell office:value-type="string">
            <text:p>andrews</text:p>
          </table:table-cell>
          <table:table-cell office:value-type="string">
            <text:p>prejudical!andrew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t</text:p>
          </table:table-cell>
          <table:table-cell office:value-type="string">
            <text:p>coupled</text:p>
          </table:table-cell>
          <table:table-cell office:value-type="string">
            <text:p>specialist!coup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egotiate</text:p>
          </table:table-cell>
          <table:table-cell office:value-type="string">
            <text:p>outlines</text:p>
          </table:table-cell>
          <table:table-cell office:value-type="string">
            <text:p>negotiate!outlin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asonably</text:p>
          </table:table-cell>
          <table:table-cell office:value-type="string">
            <text:p>bedrock</text:p>
          </table:table-cell>
          <table:table-cell office:value-type="string">
            <text:p>reasonably!bedrock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bour</text:p>
          </table:table-cell>
          <table:table-cell office:value-type="string">
            <text:p>highlighted</text:p>
          </table:table-cell>
          <table:table-cell office:value-type="string">
            <text:p>labour!highligh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ors</text:p>
          </table:table-cell>
          <table:table-cell office:value-type="string">
            <text:p>concept</text:p>
          </table:table-cell>
          <table:table-cell office:value-type="string">
            <text:p>separators!concep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ise</text:p>
          </table:table-cell>
          <table:table-cell office:value-type="string">
            <text:p>formula</text:p>
          </table:table-cell>
          <table:table-cell office:value-type="string">
            <text:p>generalise!formula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known</text:p>
          </table:table-cell>
          <table:table-cell office:value-type="string">
            <text:p>hierarchical</text:p>
          </table:table-cell>
          <table:table-cell office:value-type="string">
            <text:p>known!hierarchic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ing</text:p>
          </table:table-cell>
          <table:table-cell office:value-type="string">
            <text:p>curtilage</text:p>
          </table:table-cell>
          <table:table-cell office:value-type="string">
            <text:p>standing!curtila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tches</text:p>
          </table:table-cell>
          <table:table-cell office:value-type="string">
            <text:p>inspecting</text:p>
          </table:table-cell>
          <table:table-cell office:value-type="string">
            <text:p>matches!inspe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ting</text:p>
          </table:table-cell>
          <table:table-cell office:value-type="string">
            <text:p>automation</text:p>
          </table:table-cell>
          <table:table-cell office:value-type="string">
            <text:p>putting!auto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ames</text:p>
          </table:table-cell>
          <table:table-cell office:value-type="string">
            <text:p>organisation</text:p>
          </table:table-cell>
          <table:table-cell office:value-type="string">
            <text:p>names!organis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estionnaire</text:p>
          </table:table-cell>
          <table:table-cell office:value-type="string">
            <text:p>axes</text:p>
          </table:table-cell>
          <table:table-cell office:value-type="string">
            <text:p>questionnaire!ax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ive</text:p>
          </table:table-cell>
          <table:table-cell office:value-type="string">
            <text:p>humble</text:p>
          </table:table-cell>
          <table:table-cell office:value-type="string">
            <text:p>legislative!hum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quires</text:p>
          </table:table-cell>
          <table:table-cell office:value-type="string">
            <text:p>catalogue</text:p>
          </table:table-cell>
          <table:table-cell office:value-type="string">
            <text:p>requires!catalogu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ttern</text:p>
          </table:table-cell>
          <table:table-cell office:value-type="string">
            <text:p>accessible</text:p>
          </table:table-cell>
          <table:table-cell office:value-type="string">
            <text:p>pattern!accessi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pient</text:p>
          </table:table-cell>
          <table:table-cell office:value-type="string">
            <text:p>believed</text:p>
          </table:table-cell>
          <table:table-cell office:value-type="string">
            <text:p>recipient!belie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ence</text:p>
          </table:table-cell>
          <table:table-cell office:value-type="string">
            <text:p>explained</text:p>
          </table:table-cell>
          <table:table-cell office:value-type="string">
            <text:p>violence!expla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ement</text:p>
          </table:table-cell>
          <table:table-cell office:value-type="string">
            <text:p>cut-down</text:p>
          </table:table-cell>
          <table:table-cell office:value-type="string">
            <text:p>statement!cut-dow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nguages</text:p>
          </table:table-cell>
          <table:table-cell office:value-type="string">
            <text:p>history…</text:p>
          </table:table-cell>
          <table:table-cell office:value-type="string">
            <text:p>languages!history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divism</text:p>
          </table:table-cell>
          <table:table-cell office:value-type="string">
            <text:p>believe</text:p>
          </table:table-cell>
          <table:table-cell office:value-type="string">
            <text:p>recidivism!bel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ived</text:p>
          </table:table-cell>
          <table:table-cell office:value-type="string">
            <text:p>behaviour</text:p>
          </table:table-cell>
          <table:table-cell office:value-type="string">
            <text:p>received!behaviou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ucture</text:p>
          </table:table-cell>
          <table:table-cell office:value-type="string">
            <text:p>decouple</text:p>
          </table:table-cell>
          <table:table-cell office:value-type="string">
            <text:p>structure!de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justify</text:p>
          </table:table-cell>
          <table:table-cell office:value-type="string">
            <text:p>healthcare</text:p>
          </table:table-cell>
          <table:table-cell office:value-type="string">
            <text:p>justify!healthca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ognised</text:p>
          </table:table-cell>
          <table:table-cell office:value-type="string">
            <text:p>belongs</text:p>
          </table:table-cell>
          <table:table-cell office:value-type="string">
            <text:p>recognised!belo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ok</text:p>
          </table:table-cell>
          <table:table-cell office:value-type="string">
            <text:p>inappropriate</text:p>
          </table:table-cell>
          <table:table-cell office:value-type="string">
            <text:p>look!inappropri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al…</text:p>
          </table:table-cell>
          <table:table-cell office:value-type="string">
            <text:p>assessed</text:p>
          </table:table-cell>
          <table:table-cell office:value-type="string">
            <text:p>proposal…!ass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chine</text:p>
          </table:table-cell>
          <table:table-cell office:value-type="string">
            <text:p>indefinite</text:p>
          </table:table-cell>
          <table:table-cell office:value-type="string">
            <text:p>machine!indefin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book</text:p>
          </table:table-cell>
          <table:table-cell office:value-type="string">
            <text:p>aggregate</text:p>
          </table:table-cell>
          <table:table-cell office:value-type="string">
            <text:p>playbook!aggre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cated</text:p>
          </table:table-cell>
          <table:table-cell office:value-type="string">
            <text:p>imposition</text:p>
          </table:table-cell>
          <table:table-cell office:value-type="string">
            <text:p>located!imposi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secution</text:p>
          </table:table-cell>
          <table:table-cell office:value-type="string">
            <text:p>astute</text:p>
          </table:table-cell>
          <table:table-cell office:value-type="string">
            <text:p>prosecution!astu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ings</text:p>
          </table:table-cell>
          <table:table-cell office:value-type="string">
            <text:p>documenting</text:p>
          </table:table-cell>
          <table:table-cell office:value-type="string">
            <text:p>things!docu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ndatable</text:p>
          </table:table-cell>
          <table:table-cell office:value-type="string">
            <text:p>initial</text:p>
          </table:table-cell>
          <table:table-cell office:value-type="string">
            <text:p>mandatable!initi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ve</text:p>
          </table:table-cell>
          <table:table-cell office:value-type="string">
            <text:p>inconceivable</text:p>
          </table:table-cell>
          <table:table-cell office:value-type="string">
            <text:p>love!inconceiv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erty</text:p>
          </table:table-cell>
          <table:table-cell office:value-type="string">
            <text:p>assaulted</text:p>
          </table:table-cell>
          <table:table-cell office:value-type="string">
            <text:p>property!assaul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dence</text:p>
          </table:table-cell>
          <table:table-cell office:value-type="string">
            <text:p>category</text:p>
          </table:table-cell>
          <table:table-cell office:value-type="string">
            <text:p>residence!catego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bability</text:p>
          </table:table-cell>
          <table:table-cell office:value-type="string">
            <text:p>approx</text:p>
          </table:table-cell>
          <table:table-cell office:value-type="string">
            <text:p>probability!approx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apitulate</text:p>
          </table:table-cell>
          <table:table-cell office:value-type="string">
            <text:p>began</text:p>
          </table:table-cell>
          <table:table-cell office:value-type="string">
            <text:p>recapitulate!beg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ll</text:p>
          </table:table-cell>
          <table:table-cell office:value-type="string">
            <text:p>authenticated</text:p>
          </table:table-cell>
          <table:table-cell office:value-type="string">
            <text:p>pull!authentic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s</text:p>
          </table:table-cell>
          <table:table-cell office:value-type="string">
            <text:p>automatically</text:p>
          </table:table-cell>
          <table:table-cell office:value-type="string">
            <text:p>puts!auto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berty</text:p>
          </table:table-cell>
          <table:table-cell office:value-type="string">
            <text:p>identified</text:p>
          </table:table-cell>
          <table:table-cell office:value-type="string">
            <text:p>liberty!identifi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censes</text:p>
          </table:table-cell>
          <table:table-cell office:value-type="string">
            <text:p>ignorance</text:p>
          </table:table-cell>
          <table:table-cell office:value-type="string">
            <text:p>licenses!ignor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nked</text:p>
          </table:table-cell>
          <table:table-cell office:value-type="string">
            <text:p>imperatives</text:p>
          </table:table-cell>
          <table:table-cell office:value-type="string">
            <text:p>linked!impera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ale</text:p>
          </table:table-cell>
          <table:table-cell office:value-type="string">
            <text:p>collectively</text:p>
          </table:table-cell>
          <table:table-cell office:value-type="string">
            <text:p>scale!collective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suant</text:p>
          </table:table-cell>
          <table:table-cell office:value-type="string">
            <text:p>autofiler</text:p>
          </table:table-cell>
          <table:table-cell office:value-type="string">
            <text:p>pursuant!autofil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chase</text:p>
          </table:table-cell>
          <table:table-cell office:value-type="string">
            <text:p>authority</text:p>
          </table:table-cell>
          <table:table-cell office:value-type="string">
            <text:p>purchase!author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pils</text:p>
          </table:table-cell>
          <table:table-cell office:value-type="string">
            <text:p>authorities</text:p>
          </table:table-cell>
          <table:table-cell office:value-type="string">
            <text:p>pupils!author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ocked</text:p>
          </table:table-cell>
          <table:table-cell office:value-type="string">
            <text:p>equipping</text:p>
          </table:table-cell>
          <table:table-cell office:value-type="string">
            <text:p>unlocked!equipp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privileged</text:p>
          </table:table-cell>
          <table:table-cell office:value-type="string">
            <text:p>error</text:p>
          </table:table-cell>
          <table:table-cell office:value-type="string">
            <text:p>unprivileged!err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il</text:p>
          </table:table-cell>
          <table:table-cell office:value-type="string">
            <text:p>establishing</text:p>
          </table:table-cell>
          <table:table-cell office:value-type="string">
            <text:p>until!establish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oll</text:p>
          </table:table-cell>
          <table:table-cell office:value-type="string">
            <text:p>commissions</text:p>
          </table:table-cell>
          <table:table-cell office:value-type="string">
            <text:p>scroll!commiss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derstand</text:p>
          </table:table-cell>
          <table:table-cell office:value-type="string">
            <text:p>enquire</text:p>
          </table:table-cell>
          <table:table-cell office:value-type="string">
            <text:p>understand!enqui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forgiving</text:p>
          </table:table-cell>
          <table:table-cell office:value-type="string">
            <text:p>enters</text:p>
          </table:table-cell>
          <table:table-cell office:value-type="string">
            <text:p>unforgiving!en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dates</text:p>
          </table:table-cell>
          <table:table-cell office:value-type="string">
            <text:p>estimation</text:p>
          </table:table-cell>
          <table:table-cell office:value-type="string">
            <text:p>updates!esti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osting</text:p>
          </table:table-cell>
          <table:table-cell office:value-type="string">
            <text:p>classroom</text:p>
          </table:table-cell>
          <table:table-cell office:value-type="string">
            <text:p>roosting!classroo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ategic</text:p>
          </table:table-cell>
          <table:table-cell office:value-type="string">
            <text:p>debugger</text:p>
          </table:table-cell>
          <table:table-cell office:value-type="string">
            <text:p>strategic!debug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o</text:p>
          </table:table-cell>
          <table:table-cell office:value-type="string">
            <text:p>establishment</text:p>
          </table:table-cell>
          <table:table-cell office:value-type="string">
            <text:p>unto!establish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formance</text:p>
          </table:table-cell>
          <table:table-cell office:value-type="string">
            <text:p>active</text:p>
          </table:table-cell>
          <table:table-cell office:value-type="string">
            <text:p>performance!ac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emendous</text:p>
          </table:table-cell>
          <table:table-cell office:value-type="string">
            <text:p>elector</text:p>
          </table:table-cell>
          <table:table-cell office:value-type="string">
            <text:p>tremendous!elec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akness</text:p>
          </table:table-cell>
          <table:table-cell office:value-type="string">
            <text:p>extensive</text:p>
          </table:table-cell>
          <table:table-cell office:value-type="string">
            <text:p>weakness!ext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gged</text:p>
          </table:table-cell>
          <table:table-cell office:value-type="string">
            <text:p>eliminated</text:p>
          </table:table-cell>
          <table:table-cell office:value-type="string">
            <text:p>trigged!elimin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ed</text:p>
          </table:table-cell>
          <table:table-cell office:value-type="string">
            <text:p>editor</text:p>
          </table:table-cell>
          <table:table-cell office:value-type="string">
            <text:p>transformed!edi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ing</text:p>
          </table:table-cell>
          <table:table-cell office:value-type="string">
            <text:p>edits</text:p>
          </table:table-cell>
          <table:table-cell office:value-type="string">
            <text:p>transforming!edi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utiny</text:p>
          </table:table-cell>
          <table:table-cell office:value-type="string">
            <text:p>committee</text:p>
          </table:table-cell>
          <table:table-cell office:value-type="string">
            <text:p>scrutiny!committe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enarios</text:p>
          </table:table-cell>
          <table:table-cell office:value-type="string">
            <text:p>colonies</text:p>
          </table:table-cell>
          <table:table-cell office:value-type="string">
            <text:p>scenarios!colon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d</text:p>
          </table:table-cell>
          <table:table-cell office:value-type="string">
            <text:p>ambiguity</text:p>
          </table:table-cell>
          <table:table-cell office:value-type="string">
            <text:p>preceded!ambigu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congested</text:p>
          </table:table-cell>
          <table:table-cell office:value-type="string">
            <text:p>ending</text:p>
          </table:table-cell>
          <table:table-cell office:value-type="string">
            <text:p>uncongested!en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merge</text:p>
          </table:table-cell>
          <table:table-cell office:value-type="string">
            <text:p>equivalent</text:p>
          </table:table-cell>
          <table:table-cell office:value-type="string">
            <text:p>unmerge!equival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matically</text:p>
          </table:table-cell>
          <table:table-cell office:value-type="string">
            <text:p>comb</text:p>
          </table:table-cell>
          <table:table-cell office:value-type="string">
            <text:p>schematically!comb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duling</text:p>
          </table:table-cell>
          <table:table-cell office:value-type="string">
            <text:p>columns</text:p>
          </table:table-cell>
          <table:table-cell office:value-type="string">
            <text:p>scheduling!colum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ations</text:p>
          </table:table-cell>
          <table:table-cell office:value-type="string">
            <text:p>explain</text:p>
          </table:table-cell>
          <table:table-cell office:value-type="string">
            <text:p>violations!explai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ply</text:p>
          </table:table-cell>
          <table:table-cell office:value-type="string">
            <text:p>capabilities</text:p>
          </table:table-cell>
          <table:table-cell office:value-type="string">
            <text:p>reply!capabil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rieval</text:p>
          </table:table-cell>
          <table:table-cell office:value-type="string">
            <text:p>chairing</text:p>
          </table:table-cell>
          <table:table-cell office:value-type="string">
            <text:p>retrieval!chai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ewers</text:p>
          </table:table-cell>
          <table:table-cell office:value-type="string">
            <text:p>children</text:p>
          </table:table-cell>
          <table:table-cell office:value-type="string">
            <text:p>reviewers!childre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y</text:p>
          </table:table-cell>
          <table:table-cell office:value-type="string">
            <text:p>documentation</text:p>
          </table:table-cell>
          <table:table-cell office:value-type="string">
            <text:p>they!document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llage</text:p>
          </table:table-cell>
          <table:table-cell office:value-type="string">
            <text:p>experience</text:p>
          </table:table-cell>
          <table:table-cell office:value-type="string">
            <text:p>village!experi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tructing</text:p>
          </table:table-cell>
          <table:table-cell office:value-type="string">
            <text:p>office</text:p>
          </table:table-cell>
          <table:table-cell office:value-type="string">
            <text:p>obstructing!offi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rings</text:p>
          </table:table-cell>
          <table:table-cell office:value-type="string">
            <text:p>critically</text:p>
          </table:table-cell>
          <table:table-cell office:value-type="string">
            <text:p>springs!cri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ricted</text:p>
          </table:table-cell>
          <table:table-cell office:value-type="string">
            <text:p>changed</text:p>
          </table:table-cell>
          <table:table-cell office:value-type="string">
            <text:p>restricted!chan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hicles</text:p>
          </table:table-cell>
          <table:table-cell office:value-type="string">
            <text:p>excluding</text:p>
          </table:table-cell>
          <table:table-cell office:value-type="string">
            <text:p>vehicles!exclu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lers</text:p>
          </table:table-cell>
          <table:table-cell office:value-type="string">
            <text:p>chapters</text:p>
          </table:table-cell>
          <table:table-cell office:value-type="string">
            <text:p>retailers!chap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ight</text:p>
          </table:table-cell>
          <table:table-cell office:value-type="string">
            <text:p>dramatically</text:p>
          </table:table-cell>
          <table:table-cell office:value-type="string">
            <text:p>tight!dra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hotocopied</text:p>
          </table:table-cell>
          <table:table-cell office:value-type="string">
            <text:p>adopts</text:p>
          </table:table-cell>
          <table:table-cell office:value-type="string">
            <text:p>photocopied!adop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dictive</text:p>
          </table:table-cell>
          <table:table-cell office:value-type="string">
            <text:p>analyse</text:p>
          </table:table-cell>
          <table:table-cell office:value-type="string">
            <text:p>predictive!analy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percase</text:p>
          </table:table-cell>
          <table:table-cell office:value-type="string">
            <text:p>european</text:p>
          </table:table-cell>
          <table:table-cell office:value-type="string">
            <text:p>uppercase!europe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ardize</text:p>
          </table:table-cell>
          <table:table-cell office:value-type="string">
            <text:p>cursor</text:p>
          </table:table-cell>
          <table:table-cell office:value-type="string">
            <text:p>standardize!curs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ad</text:p>
          </table:table-cell>
          <table:table-cell office:value-type="string">
            <text:p>circumstances</text:p>
          </table:table-cell>
          <table:table-cell office:value-type="string">
            <text:p>road!circumstan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vately</text:p>
          </table:table-cell>
          <table:table-cell office:value-type="string">
            <text:p>approved</text:p>
          </table:table-cell>
          <table:table-cell office:value-type="string">
            <text:p>privately!appro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centages</text:p>
          </table:table-cell>
          <table:table-cell office:value-type="string">
            <text:p>acting</text:p>
          </table:table-cell>
          <table:table-cell office:value-type="string">
            <text:p>percentages!a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ipped</text:p>
          </table:table-cell>
          <table:table-cell office:value-type="string">
            <text:p>controlled</text:p>
          </table:table-cell>
          <table:table-cell office:value-type="string">
            <text:p>slipped!contro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ified</text:p>
          </table:table-cell>
          <table:table-cell office:value-type="string">
            <text:p>executive</text:p>
          </table:table-cell>
          <table:table-cell office:value-type="string">
            <text:p>verified!execu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sion</text:p>
          </table:table-cell>
          <table:table-cell office:value-type="string">
            <text:p>executives</text:p>
          </table:table-cell>
          <table:table-cell office:value-type="string">
            <text:p>version!execu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tical</text:p>
          </table:table-cell>
          <table:table-cell office:value-type="string">
            <text:p>exercises</text:p>
          </table:table-cell>
          <table:table-cell office:value-type="string">
            <text:p>vertical!exercis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</text:p>
          </table:table-cell>
          <table:table-cell office:value-type="string">
            <text:p>huntley</text:p>
          </table:table-cell>
          <table:table-cell office:value-type="string">
            <text:p>legislator!huntle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ible</text:p>
          </table:table-cell>
          <table:table-cell office:value-type="string">
            <text:p>difficult</text:p>
          </table:table-cell>
          <table:table-cell office:value-type="string">
            <text:p>tangible!difficul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ading</text:p>
          </table:table-cell>
          <table:table-cell office:value-type="string">
            <text:p>confidence</text:p>
          </table:table-cell>
          <table:table-cell office:value-type="string">
            <text:p>shading!confid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dressed</text:p>
          </table:table-cell>
          <table:table-cell office:value-type="string">
            <text:p>personal!addr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written</text:p>
          </table:table-cell>
          <table:table-cell office:value-type="string">
            <text:p>choosing</text:p>
          </table:table-cell>
          <table:table-cell office:value-type="string">
            <text:p>rewritten!choos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ned</text:p>
          </table:table-cell>
          <table:table-cell office:value-type="string">
            <text:p>character</text:p>
          </table:table-cell>
          <table:table-cell office:value-type="string">
            <text:p>retained!charac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opmost</text:p>
          </table:table-cell>
          <table:table-cell office:value-type="string">
            <text:p>duplicates</text:p>
          </table:table-cell>
          <table:table-cell office:value-type="string">
            <text:p>topmost!duplica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</text:p>
          </table:table-cell>
          <table:table-cell office:value-type="string">
            <text:p>addressable</text:p>
          </table:table-cell>
          <table:table-cell office:value-type="string">
            <text:p>person!address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koning</text:p>
          </table:table-cell>
          <table:table-cell office:value-type="string">
            <text:p>believes</text:p>
          </table:table-cell>
          <table:table-cell office:value-type="string">
            <text:p>reckoning!belie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ject…</text:p>
          </table:table-cell>
          <table:table-cell office:value-type="string">
            <text:p>paraphrase</text:p>
          </table:table-cell>
          <table:table-cell office:value-type="string">
            <text:p>object…!paraphra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c</text:p>
          </table:table-cell>
          <table:table-cell office:value-type="string">
            <text:p>considerations</text:p>
          </table:table-cell>
          <table:table-cell office:value-type="string">
            <text:p>sic!considera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lling</text:p>
          </table:table-cell>
          <table:table-cell office:value-type="string">
            <text:p>discipline</text:p>
          </table:table-cell>
          <table:table-cell office:value-type="string">
            <text:p>telling!disciplin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vents</text:p>
          </table:table-cell>
          <table:table-cell office:value-type="string">
            <text:p>appearing</text:p>
          </table:table-cell>
          <table:table-cell office:value-type="string">
            <text:p>prevents!appea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isure</text:p>
          </table:table-cell>
          <table:table-cell office:value-type="string">
            <text:p>hypercubes</text:p>
          </table:table-cell>
          <table:table-cell office:value-type="string">
            <text:p>leisure!hypercub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wn</text:p>
          </table:table-cell>
          <table:table-cell office:value-type="string">
            <text:p>conservative</text:p>
          </table:table-cell>
          <table:table-cell office:value-type="string">
            <text:p>shown!conserv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sequent</text:p>
          </table:table-cell>
          <table:table-cell office:value-type="string">
            <text:p>defined</text:p>
          </table:table-cell>
          <table:table-cell office:value-type="string">
            <text:p>subsequent!def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cceeded</text:p>
          </table:table-cell>
          <table:table-cell office:value-type="string">
            <text:p>delicate</text:p>
          </table:table-cell>
          <table:table-cell office:value-type="string">
            <text:p>succeeded!delic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s</text:p>
          </table:table-cell>
          <table:table-cell office:value-type="string">
            <text:p>hustle</text:p>
          </table:table-cell>
          <table:table-cell office:value-type="string">
            <text:p>legislators!hust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wept</text:p>
          </table:table-cell>
          <table:table-cell office:value-type="string">
            <text:p>descriptions</text:p>
          </table:table-cell>
          <table:table-cell office:value-type="string">
            <text:p>swept!descri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cking</text:p>
          </table:table-cell>
          <table:table-cell office:value-type="string">
            <text:p>connected</text:p>
          </table:table-cell>
          <table:table-cell office:value-type="string">
            <text:p>shocking!conne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mply</text:p>
          </table:table-cell>
          <table:table-cell office:value-type="string">
            <text:p>consultancy</text:p>
          </table:table-cell>
          <table:table-cell office:value-type="string">
            <text:p>simply!consultanc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rt</text:p>
          </table:table-cell>
          <table:table-cell office:value-type="string">
            <text:p>dependants</text:p>
          </table:table-cell>
          <table:table-cell office:value-type="string">
            <text:p>support!dependa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sed</text:p>
          </table:table-cell>
          <table:table-cell office:value-type="string">
            <text:p>deploying</text:p>
          </table:table-cell>
          <table:table-cell office:value-type="string">
            <text:p>supposed!deploy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k</text:p>
          </table:table-cell>
          <table:table-cell office:value-type="string">
            <text:p>complementary</text:p>
          </table:table-cell>
          <table:table-cell office:value-type="string">
            <text:p>seek!complementa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ers</text:p>
          </table:table-cell>
          <table:table-cell office:value-type="string">
            <text:p>involves</text:p>
          </table:table-cell>
          <table:table-cell office:value-type="string">
            <text:p>ministers!invol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ravelling</text:p>
          </table:table-cell>
          <table:table-cell office:value-type="string">
            <text:p>errors</text:p>
          </table:table-cell>
          <table:table-cell office:value-type="string">
            <text:p>unravelling!erro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m</text:p>
          </table:table-cell>
          <table:table-cell office:value-type="string">
            <text:p>distinguishes</text:p>
          </table:table-cell>
          <table:table-cell office:value-type="string">
            <text:p>them!distinguish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ms</text:p>
          </table:table-cell>
          <table:table-cell office:value-type="string">
            <text:p>completeness</text:p>
          </table:table-cell>
          <table:table-cell office:value-type="string">
            <text:p>seems!completenes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ssion…</text:p>
          </table:table-cell>
          <table:table-cell office:value-type="string">
            <text:p>adding</text:p>
          </table:table-cell>
          <table:table-cell office:value-type="string">
            <text:p>permission…!ad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ential</text:p>
          </table:table-cell>
          <table:table-cell office:value-type="string">
            <text:p>differs</text:p>
          </table:table-cell>
          <table:table-cell office:value-type="string">
            <text:p>tangential!diff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ded</text:p>
          </table:table-cell>
          <table:table-cell office:value-type="string">
            <text:p>investigate</text:p>
          </table:table-cell>
          <table:table-cell office:value-type="string">
            <text:p>minded!investi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ly</text:p>
          </table:table-cell>
          <table:table-cell office:value-type="string">
            <text:p>easy</text:p>
          </table:table-cell>
          <table:table-cell office:value-type="string">
            <text:p>traditionally!eas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urity…</text:p>
          </table:table-cell>
          <table:table-cell office:value-type="string">
            <text:p>compiled</text:p>
          </table:table-cell>
          <table:table-cell office:value-type="string">
            <text:p>security…!compi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tors</text:p>
          </table:table-cell>
          <table:table-cell office:value-type="string">
            <text:p>compelling</text:p>
          </table:table-cell>
          <table:table-cell office:value-type="string">
            <text:p>sectors!compel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tification</text:p>
          </table:table-cell>
          <table:table-cell office:value-type="string">
            <text:p>pages</text:p>
          </table:table-cell>
          <table:table-cell office:value-type="string">
            <text:p>notification!pag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refore</text:p>
          </table:table-cell>
          <table:table-cell office:value-type="string">
            <text:p>division</text:p>
          </table:table-cell>
          <table:table-cell office:value-type="string">
            <text:p>therefore!divis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e</text:p>
          </table:table-cell>
          <table:table-cell office:value-type="string">
            <text:p>computers</text:p>
          </table:table-cell>
          <table:table-cell office:value-type="string">
            <text:p>separate!compu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atcher</text:p>
          </table:table-cell>
          <table:table-cell office:value-type="string">
            <text:p>distantly</text:p>
          </table:table-cell>
          <table:table-cell office:value-type="string">
            <text:p>thatcher!distant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ts</text:p>
          </table:table-cell>
          <table:table-cell office:value-type="string">
            <text:p>additional</text:p>
          </table:table-cell>
          <table:table-cell office:value-type="string">
            <text:p>permits!addition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es</text:p>
          </table:table-cell>
          <table:table-cell office:value-type="string">
            <text:p>conceptions</text:p>
          </table:table-cell>
          <table:table-cell office:value-type="string">
            <text:p>series!con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lects</text:p>
          </table:table-cell>
          <table:table-cell office:value-type="string">
            <text:p>components</text:p>
          </table:table-cell>
          <table:table-cell office:value-type="string">
            <text:p>selects!compon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</text:p>
          </table:table-cell>
          <table:table-cell office:value-type="string">
            <text:p>overkill</text:p>
          </table:table-cell>
          <table:table-cell office:value-type="string">
            <text:p>nightclub!overkil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warting</text:p>
          </table:table-cell>
          <table:table-cell office:value-type="string">
            <text:p>drafting</text:p>
          </table:table-cell>
          <table:table-cell office:value-type="string">
            <text:p>thwarting!draf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sitive</text:p>
          </table:table-cell>
          <table:table-cell office:value-type="string">
            <text:p>computer</text:p>
          </table:table-cell>
          <table:table-cell office:value-type="string">
            <text:p>sensitive!compu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d</text:p>
          </table:table-cell>
          <table:table-cell office:value-type="string">
            <text:p>comprehensive</text:p>
          </table:table-cell>
          <table:table-cell office:value-type="string">
            <text:p>send!compreh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ousands</text:p>
          </table:table-cell>
          <table:table-cell office:value-type="string">
            <text:p>domestic</text:p>
          </table:table-cell>
          <table:table-cell office:value-type="string">
            <text:p>thousands!domes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bsite</text:p>
          </table:table-cell>
          <table:table-cell office:value-type="string">
            <text:p>externally</text:p>
          </table:table-cell>
          <table:table-cell office:value-type="string">
            <text:p>website!extern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ogging</text:p>
          </table:table-cell>
          <table:table-cell office:value-type="string">
            <text:p>controls…</text:p>
          </table:table-cell>
          <table:table-cell office:value-type="string">
            <text:p>slogging!control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angle</text:p>
          </table:table-cell>
          <table:table-cell office:value-type="string">
            <text:p>establish</text:p>
          </table:table-cell>
          <table:table-cell office:value-type="string">
            <text:p>untangle!establish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otals…</text:p>
          </table:table-cell>
          <table:table-cell office:value-type="string">
            <text:p>deletes</text:p>
          </table:table-cell>
          <table:table-cell office:value-type="string">
            <text:p>subtotals…!dele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eting</text:p>
          </table:table-cell>
          <table:table-cell office:value-type="string">
            <text:p>intentions</text:p>
          </table:table-cell>
          <table:table-cell office:value-type="string">
            <text:p>meeting!inten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zing</text:p>
          </table:table-cell>
          <table:table-cell office:value-type="string">
            <text:p>cautioned</text:p>
          </table:table-cell>
          <table:table-cell office:value-type="string">
            <text:p>resizing!cautio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ared</text:p>
          </table:table-cell>
          <table:table-cell office:value-type="string">
            <text:p>anomalies</text:p>
          </table:table-cell>
          <table:table-cell office:value-type="string">
            <text:p>prepared!anomal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ynchronize</text:p>
          </table:table-cell>
          <table:table-cell office:value-type="string">
            <text:p>detail</text:p>
          </table:table-cell>
          <table:table-cell office:value-type="string">
            <text:p>synchronize!detai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olution</text:p>
          </table:table-cell>
          <table:table-cell office:value-type="string">
            <text:p>ceiling</text:p>
          </table:table-cell>
          <table:table-cell office:value-type="string">
            <text:p>resolution!cei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pulate</text:p>
          </table:table-cell>
          <table:table-cell office:value-type="string">
            <text:p>alignment</text:p>
          </table:table-cell>
          <table:table-cell office:value-type="string">
            <text:p>populate!align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st…</text:p>
          </table:table-cell>
          <table:table-cell office:value-type="string">
            <text:p>implementing</text:p>
          </table:table-cell>
          <table:table-cell office:value-type="string">
            <text:p>list…!imple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</text:p>
          </table:table-cell>
          <table:table-cell office:value-type="string">
            <text:p>easter</text:p>
          </table:table-cell>
          <table:table-cell office:value-type="string">
            <text:p>traditional!eas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utory</text:p>
          </table:table-cell>
          <table:table-cell office:value-type="string">
            <text:p>datasets</text:p>
          </table:table-cell>
          <table:table-cell office:value-type="string">
            <text:p>statutory!datase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orkbook…</text:p>
          </table:table-cell>
          <table:table-cell office:value-type="string">
            <text:p>findings</text:p>
          </table:table-cell>
          <table:table-cell office:value-type="string">
            <text:p>workbook…!findi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chnology</text:p>
          </table:table-cell>
          <table:table-cell office:value-type="string">
            <text:p>discard</text:p>
          </table:table-cell>
          <table:table-cell office:value-type="string">
            <text:p>technology!discar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chanisms</text:p>
          </table:table-cell>
          <table:table-cell office:value-type="string">
            <text:p>intense</text:p>
          </table:table-cell>
          <table:table-cell office:value-type="string">
            <text:p>mechanisms!inten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ponse</text:p>
          </table:table-cell>
          <table:table-cell office:value-type="string">
            <text:p>certainty</text:p>
          </table:table-cell>
          <table:table-cell office:value-type="string">
            <text:p>response!certain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opulated</text:p>
          </table:table-cell>
          <table:table-cell office:value-type="string">
            <text:p>answer</text:p>
          </table:table-cell>
          <table:table-cell office:value-type="string">
            <text:p>prepopulated!answ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quirements</text:p>
          </table:table-cell>
          <table:table-cell office:value-type="string">
            <text:p>casual</text:p>
          </table:table-cell>
          <table:table-cell office:value-type="string">
            <text:p>requirements!casu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lection</text:p>
          </table:table-cell>
          <table:table-cell office:value-type="string">
            <text:p>component</text:p>
          </table:table-cell>
          <table:table-cell office:value-type="string">
            <text:p>selection!compon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d</text:p>
          </table:table-cell>
          <table:table-cell office:value-type="string">
            <text:p>instruction</text:p>
          </table:table-cell>
          <table:table-cell office:value-type="string">
            <text:p>matured!instru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ter</text:p>
          </table:table-cell>
          <table:table-cell office:value-type="string">
            <text:p>instantiated</text:p>
          </table:table-cell>
          <table:table-cell office:value-type="string">
            <text:p>matter!instanti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llion</text:p>
          </table:table-cell>
          <table:table-cell office:value-type="string">
            <text:p>introducing</text:p>
          </table:table-cell>
          <table:table-cell office:value-type="string">
            <text:p>million!introduc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azettes</text:p>
          </table:table-cell>
          <table:table-cell office:value-type="string">
            <text:p>formatting</text:p>
          </table:table-cell>
          <table:table-cell office:value-type="string">
            <text:p>gazettes!format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rietary</text:p>
          </table:table-cell>
          <table:table-cell office:value-type="string">
            <text:p>assumed</text:p>
          </table:table-cell>
          <table:table-cell office:value-type="string">
            <text:p>proprietary!assum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aning</text:p>
          </table:table-cell>
          <table:table-cell office:value-type="string">
            <text:p>integrating</text:p>
          </table:table-cell>
          <table:table-cell office:value-type="string">
            <text:p>meaning!integr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vileged</text:p>
          </table:table-cell>
          <table:table-cell office:value-type="string">
            <text:p>approves</text:p>
          </table:table-cell>
          <table:table-cell office:value-type="string">
            <text:p>privileged!appro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mes</text:p>
          </table:table-cell>
          <table:table-cell office:value-type="string">
            <text:p>distribution</text:p>
          </table:table-cell>
          <table:table-cell office:value-type="string">
            <text:p>themes!distribu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oretical</text:p>
          </table:table-cell>
          <table:table-cell office:value-type="string">
            <text:p>diverse</text:p>
          </table:table-cell>
          <table:table-cell office:value-type="string">
            <text:p>theoretical!diver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hael</text:p>
          </table:table-cell>
          <table:table-cell office:value-type="string">
            <text:p>interrogate</text:p>
          </table:table-cell>
          <table:table-cell office:value-type="string">
            <text:p>michael!interrog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forming</text:p>
          </table:table-cell>
          <table:table-cell office:value-type="string">
            <text:p>activity</text:p>
          </table:table-cell>
          <table:table-cell office:value-type="string">
            <text:p>performing!activ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t</text:p>
          </table:table-cell>
          <table:table-cell office:value-type="string">
            <text:p>apportionment</text:p>
          </table:table-cell>
          <table:table-cell office:value-type="string">
            <text:p>print!apporti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at…</text:p>
          </table:table-cell>
          <table:table-cell office:value-type="string">
            <text:p>dissemination</text:p>
          </table:table-cell>
          <table:table-cell office:value-type="string">
            <text:p>that…!disse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parated</text:p>
          </table:table-cell>
          <table:table-cell office:value-type="string">
            <text:p>computing</text:p>
          </table:table-cell>
          <table:table-cell office:value-type="string">
            <text:p>separated!compu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aged</text:p>
          </table:table-cell>
          <table:table-cell office:value-type="string">
            <text:p>information</text:p>
          </table:table-cell>
          <table:table-cell office:value-type="string">
            <text:p>managed!inform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acement</text:p>
          </table:table-cell>
          <table:table-cell office:value-type="string">
            <text:p>camera…</text:p>
          </table:table-cell>
          <table:table-cell office:value-type="string">
            <text:p>replacement!camera…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cedure</text:p>
          </table:table-cell>
          <table:table-cell office:value-type="string">
            <text:p>arbitrary</text:p>
          </table:table-cell>
          <table:table-cell office:value-type="string">
            <text:p>procedure!arbitr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gration</text:p>
          </table:table-cell>
          <table:table-cell office:value-type="string">
            <text:p>introduce</text:p>
          </table:table-cell>
          <table:table-cell office:value-type="string">
            <text:p>migration!introdu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able</text:p>
          </table:table-cell>
          <table:table-cell office:value-type="string">
            <text:p>charged</text:p>
          </table:table-cell>
          <table:table-cell office:value-type="string">
            <text:p>retrievable!charg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rosoft</text:p>
          </table:table-cell>
          <table:table-cell office:value-type="string">
            <text:p>interview</text:p>
          </table:table-cell>
          <table:table-cell office:value-type="string">
            <text:p>microsoft!intervi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datory</text:p>
          </table:table-cell>
          <table:table-cell office:value-type="string">
            <text:p>initially</text:p>
          </table:table-cell>
          <table:table-cell office:value-type="string">
            <text:p>mandatory!initia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enade</text:p>
          </table:table-cell>
          <table:table-cell office:value-type="string">
            <text:p>ascending</text:p>
          </table:table-cell>
          <table:table-cell office:value-type="string">
            <text:p>promenade!asce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quotidian</text:p>
          </table:table-cell>
          <table:table-cell office:value-type="string">
            <text:p>backwards</text:p>
          </table:table-cell>
          <table:table-cell office:value-type="string">
            <text:p>quotidian!backward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ing</text:p>
          </table:table-cell>
          <table:table-cell office:value-type="string">
            <text:p>assistant</text:p>
          </table:table-cell>
          <table:table-cell office:value-type="string">
            <text:p>proposing!assista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oked</text:p>
          </table:table-cell>
          <table:table-cell office:value-type="string">
            <text:p>incantations</text:p>
          </table:table-cell>
          <table:table-cell office:value-type="string">
            <text:p>looked!incan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mpaired</text:p>
          </table:table-cell>
          <table:table-cell office:value-type="string">
            <text:p>entitled</text:p>
          </table:table-cell>
          <table:table-cell office:value-type="string">
            <text:p>unimpaired!entit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s</text:p>
          </table:table-cell>
          <table:table-cell office:value-type="string">
            <text:p>eloquently</text:p>
          </table:table-cell>
          <table:table-cell office:value-type="string">
            <text:p>triggers!eloqu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itional</text:p>
          </table:table-cell>
          <table:table-cell office:value-type="string">
            <text:p>effect</text:p>
          </table:table-cell>
          <table:table-cell office:value-type="string">
            <text:p>transitional!eff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ising</text:p>
          </table:table-cell>
          <table:table-cell office:value-type="string">
            <text:p>carefully</text:p>
          </table:table-cell>
          <table:table-cell office:value-type="string">
            <text:p>reprising!carefu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als</text:p>
          </table:table-cell>
          <table:table-cell office:value-type="string">
            <text:p>assessing</text:p>
          </table:table-cell>
          <table:table-cell office:value-type="string">
            <text:p>proposals!assess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ation</text:p>
          </table:table-cell>
          <table:table-cell office:value-type="string">
            <text:p>discrete</text:p>
          </table:table-cell>
          <table:table-cell office:value-type="string">
            <text:p>temptation!discre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certain</text:p>
          </table:table-cell>
          <table:table-cell office:value-type="string">
            <text:p>endeavour</text:p>
          </table:table-cell>
          <table:table-cell office:value-type="string">
            <text:p>uncertain!endeavou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ked</text:p>
          </table:table-cell>
          <table:table-cell office:value-type="string">
            <text:p>imprisonment</text:p>
          </table:table-cell>
          <table:table-cell office:value-type="string">
            <text:p>locked!impris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sion</text:p>
          </table:table-cell>
          <table:table-cell office:value-type="string">
            <text:p>attribute</text:p>
          </table:table-cell>
          <table:table-cell office:value-type="string">
            <text:p>provision!attrib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ying</text:p>
          </table:table-cell>
          <table:table-cell office:value-type="string">
            <text:p>enforced</text:p>
          </table:table-cell>
          <table:table-cell office:value-type="string">
            <text:p>underlying!enforc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gical</text:p>
          </table:table-cell>
          <table:table-cell office:value-type="string">
            <text:p>improvement</text:p>
          </table:table-cell>
          <table:table-cell office:value-type="string">
            <text:p>logical!improve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ository</text:p>
          </table:table-cell>
          <table:table-cell office:value-type="string">
            <text:p>captures</text:p>
          </table:table-cell>
          <table:table-cell office:value-type="string">
            <text:p>repository!cap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ighbouring</text:p>
          </table:table-cell>
          <table:table-cell office:value-type="string">
            <text:p>output</text:p>
          </table:table-cell>
          <table:table-cell office:value-type="string">
            <text:p>neighbouring!outpu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uneration</text:p>
          </table:table-cell>
          <table:table-cell office:value-type="string">
            <text:p>buying</text:p>
          </table:table-cell>
          <table:table-cell office:value-type="string">
            <text:p>remuneration!bu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ation</text:p>
          </table:table-cell>
          <table:table-cell office:value-type="string">
            <text:p>edit</text:p>
          </table:table-cell>
          <table:table-cell office:value-type="string">
            <text:p>transformation!ed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chester</text:p>
          </table:table-cell>
          <table:table-cell office:value-type="string">
            <text:p>inherent</text:p>
          </table:table-cell>
          <table:table-cell office:value-type="string">
            <text:p>manchester!inhe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ltesers</text:p>
          </table:table-cell>
          <table:table-cell office:value-type="string">
            <text:p>influence</text:p>
          </table:table-cell>
          <table:table-cell office:value-type="string">
            <text:p>maltesers!influ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dictable</text:p>
          </table:table-cell>
          <table:table-cell office:value-type="string">
            <text:p>analogy</text:p>
          </table:table-cell>
          <table:table-cell office:value-type="string">
            <text:p>predictable!analog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ic</text:p>
          </table:table-cell>
          <table:table-cell office:value-type="string">
            <text:p>forthcoming</text:p>
          </table:table-cell>
          <table:table-cell office:value-type="string">
            <text:p>generic!forthcom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mitted</text:p>
          </table:table-cell>
          <table:table-cell office:value-type="string">
            <text:p>defective</text:p>
          </table:table-cell>
          <table:table-cell office:value-type="string">
            <text:p>submitted!de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</text:p>
          </table:table-cell>
          <table:table-cell office:value-type="string">
            <text:p>edinburgh</text:p>
          </table:table-cell>
          <table:table-cell office:value-type="string">
            <text:p>transform!edinburg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ipulate</text:p>
          </table:table-cell>
          <table:table-cell office:value-type="string">
            <text:p>initials</text:p>
          </table:table-cell>
          <table:table-cell office:value-type="string">
            <text:p>manipulate!init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</text:p>
          </table:table-cell>
          <table:table-cell office:value-type="string">
            <text:p>eliminating</text:p>
          </table:table-cell>
          <table:table-cell office:value-type="string">
            <text:p>trigger!elimin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inent</text:p>
          </table:table-cell>
          <table:table-cell office:value-type="string">
            <text:p>adjusting</text:p>
          </table:table-cell>
          <table:table-cell office:value-type="string">
            <text:p>pertinent!adjus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ulgation</text:p>
          </table:table-cell>
          <table:table-cell office:value-type="string">
            <text:p>aspect</text:p>
          </table:table-cell>
          <table:table-cell office:value-type="string">
            <text:p>promulgation!asp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</text:p>
          </table:table-cell>
          <table:table-cell office:value-type="string">
            <text:p>aspiring</text:p>
          </table:table-cell>
          <table:table-cell office:value-type="string">
            <text:p>properties!aspi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ink</text:p>
          </table:table-cell>
          <table:table-cell office:value-type="string">
            <text:p>considerable</text:p>
          </table:table-cell>
          <table:table-cell office:value-type="string">
            <text:p>shrink!conside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ke</text:p>
          </table:table-cell>
          <table:table-cell office:value-type="string">
            <text:p>inefficiencies</text:p>
          </table:table-cell>
          <table:table-cell office:value-type="string">
            <text:p>make!inefficienc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late</text:p>
          </table:table-cell>
          <table:table-cell office:value-type="string">
            <text:p>effective</text:p>
          </table:table-cell>
          <table:table-cell office:value-type="string">
            <text:p>translate!ef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</text:p>
          </table:table-cell>
          <table:table-cell office:value-type="string">
            <text:p>indictment</text:p>
          </table:table-cell>
          <table:table-cell office:value-type="string">
            <text:p>maintain!indict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esentative</text:p>
          </table:table-cell>
          <table:table-cell office:value-type="string">
            <text:p>card</text:p>
          </table:table-cell>
          <table:table-cell office:value-type="string">
            <text:p>representative!car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ed</text:p>
          </table:table-cell>
          <table:table-cell office:value-type="string">
            <text:p>designated</text:p>
          </table:table-cell>
          <table:table-cell office:value-type="string">
            <text:p>switched!design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pplemented</text:p>
          </table:table-cell>
          <table:table-cell office:value-type="string">
            <text:p>depend</text:p>
          </table:table-cell>
          <table:table-cell office:value-type="string">
            <text:p>supplemented!depe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skbar</text:p>
          </table:table-cell>
          <table:table-cell office:value-type="string">
            <text:p>dimensional</text:p>
          </table:table-cell>
          <table:table-cell office:value-type="string">
            <text:p>taskbar!dimensio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ded</text:p>
          </table:table-cell>
          <table:table-cell office:value-type="string">
            <text:p>aggregation</text:p>
          </table:table-cell>
          <table:table-cell office:value-type="string">
            <text:p>pleaded!aggreg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eal</text:p>
          </table:table-cell>
          <table:table-cell office:value-type="string">
            <text:p>calculations</text:p>
          </table:table-cell>
          <table:table-cell office:value-type="string">
            <text:p>repeal!calcul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ctions</text:p>
          </table:table-cell>
          <table:table-cell office:value-type="string">
            <text:p>comparison</text:p>
          </table:table-cell>
          <table:table-cell office:value-type="string">
            <text:p>sections!comparis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osition</text:p>
          </table:table-cell>
          <table:table-cell office:value-type="string">
            <text:p>allocation</text:p>
          </table:table-cell>
          <table:table-cell office:value-type="string">
            <text:p>position!alloc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deways</text:p>
          </table:table-cell>
          <table:table-cell office:value-type="string">
            <text:p>consistent</text:p>
          </table:table-cell>
          <table:table-cell office:value-type="string">
            <text:p>sideways!consist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ining</text:p>
          </table:table-cell>
          <table:table-cell office:value-type="string">
            <text:p>enforce</text:p>
          </table:table-cell>
          <table:table-cell office:value-type="string">
            <text:p>underlining!enfor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ained</text:p>
          </table:table-cell>
          <table:table-cell office:value-type="string">
            <text:p>adherence</text:p>
          </table:table-cell>
          <table:table-cell office:value-type="string">
            <text:p>pertained!adh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lipping</text:p>
          </table:table-cell>
          <table:table-cell office:value-type="string">
            <text:p>controller</text:p>
          </table:table-cell>
          <table:table-cell office:value-type="string">
            <text:p>slipping!controll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sent</text:p>
          </table:table-cell>
          <table:table-cell office:value-type="string">
            <text:p>anticipated</text:p>
          </table:table-cell>
          <table:table-cell office:value-type="string">
            <text:p>present!anticip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unk</text:p>
          </table:table-cell>
          <table:table-cell office:value-type="string">
            <text:p>considerably</text:p>
          </table:table-cell>
          <table:table-cell office:value-type="string">
            <text:p>shrunk!consider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workspace…</text:p>
          </table:table-cell>
          <table:table-cell office:value-type="string">
            <text:p>flattens</text:p>
          </table:table-cell>
          <table:table-cell office:value-type="string">
            <text:p>workspace…!flatte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spected</text:p>
          </table:table-cell>
          <table:table-cell office:value-type="string">
            <text:p>derogated</text:p>
          </table:table-cell>
          <table:table-cell office:value-type="string">
            <text:p>suspected!derog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ould</text:p>
          </table:table-cell>
          <table:table-cell office:value-type="string">
            <text:p>consequences</text:p>
          </table:table-cell>
          <table:table-cell office:value-type="string">
            <text:p>should!consequenc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ary</text:p>
          </table:table-cell>
          <table:table-cell office:value-type="string">
            <text:p>demonstrate</text:p>
          </table:table-cell>
          <table:table-cell office:value-type="string">
            <text:p>summary!demonstr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se</text:p>
          </table:table-cell>
          <table:table-cell office:value-type="string">
            <text:p>aggressively</text:p>
          </table:table-cell>
          <table:table-cell office:value-type="string">
            <text:p>please!aggr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rtitions</text:p>
          </table:table-cell>
          <table:table-cell office:value-type="string">
            <text:p>absolute</text:p>
          </table:table-cell>
          <table:table-cell office:value-type="string">
            <text:p>partitions!absol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cifiers</text:p>
          </table:table-cell>
          <table:table-cell office:value-type="string">
            <text:p>covering</text:p>
          </table:table-cell>
          <table:table-cell office:value-type="string">
            <text:p>specifiers!cove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ligations</text:p>
          </table:table-cell>
          <table:table-cell office:value-type="string">
            <text:p>parking</text:p>
          </table:table-cell>
          <table:table-cell office:value-type="string">
            <text:p>obligations!park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avigation</text:p>
          </table:table-cell>
          <table:table-cell office:value-type="string">
            <text:p>original</text:p>
          </table:table-cell>
          <table:table-cell office:value-type="string">
            <text:p>navigation!origi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negotiation</text:p>
          </table:table-cell>
          <table:table-cell office:value-type="string">
            <text:p>cache</text:p>
          </table:table-cell>
          <table:table-cell office:value-type="string">
            <text:p>renegotiation!cach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…</text:p>
          </table:table-cell>
          <table:table-cell office:value-type="string">
            <text:p>assault</text:p>
          </table:table-cell>
          <table:table-cell office:value-type="string">
            <text:p>properties…!assaul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ccasions</text:p>
          </table:table-cell>
          <table:table-cell office:value-type="string">
            <text:p>officials</text:p>
          </table:table-cell>
          <table:table-cell office:value-type="string">
            <text:p>occasions!offic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ous</text:p>
          </table:table-cell>
          <table:table-cell office:value-type="string">
            <text:p>paragraphs</text:p>
          </table:table-cell>
          <table:table-cell office:value-type="string">
            <text:p>numerous!paragraph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version</text:p>
          </table:table-cell>
          <table:table-cell office:value-type="string">
            <text:p>deleting</text:p>
          </table:table-cell>
          <table:table-cell office:value-type="string">
            <text:p>subversion!dele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gns</text:p>
          </table:table-cell>
          <table:table-cell office:value-type="string">
            <text:p>consolidation</text:p>
          </table:table-cell>
          <table:table-cell office:value-type="string">
            <text:p>signs!consolid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ical</text:p>
          </table:table-cell>
          <table:table-cell office:value-type="string">
            <text:p>paragraph</text:p>
          </table:table-cell>
          <table:table-cell office:value-type="string">
            <text:p>numerical!paragrap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nkages</text:p>
          </table:table-cell>
          <table:table-cell office:value-type="string">
            <text:p>imperative</text:p>
          </table:table-cell>
          <table:table-cell office:value-type="string">
            <text:p>linkages!impera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jects</text:p>
          </table:table-cell>
          <table:table-cell office:value-type="string">
            <text:p>parenthesis</text:p>
          </table:table-cell>
          <table:table-cell office:value-type="string">
            <text:p>objects!parenthesi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ylesheets</text:p>
          </table:table-cell>
          <table:table-cell office:value-type="string">
            <text:p>deepest</text:p>
          </table:table-cell>
          <table:table-cell office:value-type="string">
            <text:p>stylesheets!deepes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apitulates</text:p>
          </table:table-cell>
          <table:table-cell office:value-type="string">
            <text:p>begin</text:p>
          </table:table-cell>
          <table:table-cell office:value-type="string">
            <text:p>recapitulates!begi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le</text:p>
          </table:table-cell>
          <table:table-cell office:value-type="string">
            <text:p>appointed</text:p>
          </table:table-cell>
          <table:table-cell office:value-type="string">
            <text:p>principle!appoin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toring</text:p>
          </table:table-cell>
          <table:table-cell office:value-type="string">
            <text:p>operations</text:p>
          </table:table-cell>
          <table:table-cell office:value-type="string">
            <text:p>motoring!oper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oubtedly</text:p>
          </table:table-cell>
          <table:table-cell office:value-type="string">
            <text:p>entered</text:p>
          </table:table-cell>
          <table:table-cell office:value-type="string">
            <text:p>undoubtedly!enter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achers</text:p>
          </table:table-cell>
          <table:table-cell office:value-type="string">
            <text:p>directives</text:p>
          </table:table-cell>
          <table:table-cell office:value-type="string">
            <text:p>teachers!directi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ation</text:p>
          </table:table-cell>
          <table:table-cell office:value-type="string">
            <text:p>impossible</text:p>
          </table:table-cell>
          <table:table-cell office:value-type="string">
            <text:p>location!impossi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rtgages</text:p>
          </table:table-cell>
          <table:table-cell office:value-type="string">
            <text:p>operation</text:p>
          </table:table-cell>
          <table:table-cell office:value-type="string">
            <text:p>mortgages!ope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ed</text:p>
          </table:table-cell>
          <table:table-cell office:value-type="string">
            <text:p>demonstrated</text:p>
          </table:table-cell>
          <table:table-cell office:value-type="string">
            <text:p>summed!demonstr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all</text:p>
          </table:table-cell>
          <table:table-cell office:value-type="string">
            <text:p>configuration</text:p>
          </table:table-cell>
          <table:table-cell office:value-type="string">
            <text:p>shall!configu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llying</text:p>
          </table:table-cell>
          <table:table-cell office:value-type="string">
            <text:p>difference</text:p>
          </table:table-cell>
          <table:table-cell office:value-type="string">
            <text:p>tallying!diff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mbers</text:p>
          </table:table-cell>
          <table:table-cell office:value-type="string">
            <text:p>intercepted</text:p>
          </table:table-cell>
          <table:table-cell office:value-type="string">
            <text:p>members!intercep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ing</text:p>
          </table:table-cell>
          <table:table-cell office:value-type="string">
            <text:p>discretion</text:p>
          </table:table-cell>
          <table:table-cell office:value-type="string">
            <text:p>tempting!discre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stimony</text:p>
          </table:table-cell>
          <table:table-cell office:value-type="string">
            <text:p>dispelled</text:p>
          </table:table-cell>
          <table:table-cell office:value-type="string">
            <text:p>testimony!dispel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al</text:p>
          </table:table-cell>
          <table:table-cell office:value-type="string">
            <text:p>applyable</text:p>
          </table:table-cell>
          <table:table-cell office:value-type="string">
            <text:p>principal!apply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rvices</text:p>
          </table:table-cell>
          <table:table-cell office:value-type="string">
            <text:p>conclusion</text:p>
          </table:table-cell>
          <table:table-cell office:value-type="string">
            <text:p>services!conclus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ssion</text:p>
          </table:table-cell>
          <table:table-cell office:value-type="string">
            <text:p>conclusions</text:p>
          </table:table-cell>
          <table:table-cell office:value-type="string">
            <text:p>session!conclus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pinned</text:p>
          </table:table-cell>
          <table:table-cell office:value-type="string">
            <text:p>england</text:p>
          </table:table-cell>
          <table:table-cell office:value-type="string">
            <text:p>underpinned!engla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llings</text:p>
          </table:table-cell>
          <table:table-cell office:value-type="string">
            <text:p>creatures</text:p>
          </table:table-cell>
          <table:table-cell office:value-type="string">
            <text:p>spellings!crea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aders</text:p>
          </table:table-cell>
          <table:table-cell office:value-type="string">
            <text:p>battlefield</text:p>
          </table:table-cell>
          <table:table-cell office:value-type="string">
            <text:p>readers!battlefiel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mptomatic</text:p>
          </table:table-cell>
          <table:table-cell office:value-type="string">
            <text:p>despite</text:p>
          </table:table-cell>
          <table:table-cell office:value-type="string">
            <text:p>symptomatic!despi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eriff</text:p>
          </table:table-cell>
          <table:table-cell office:value-type="string">
            <text:p>conjunction</text:p>
          </table:table-cell>
          <table:table-cell office:value-type="string">
            <text:p>sheriff!conjun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cessity</text:p>
          </table:table-cell>
          <table:table-cell office:value-type="string">
            <text:p>otherwise</text:p>
          </table:table-cell>
          <table:table-cell office:value-type="string">
            <text:p>necessity!otherwi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ing</text:p>
          </table:table-cell>
          <table:table-cell office:value-type="string">
            <text:p>attention</text:p>
          </table:table-cell>
          <table:table-cell office:value-type="string">
            <text:p>providing!atten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ation</text:p>
          </table:table-cell>
          <table:table-cell office:value-type="string">
            <text:p>exactly</text:p>
          </table:table-cell>
          <table:table-cell office:value-type="string">
            <text:p>utilisation!exac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pose</text:p>
          </table:table-cell>
          <table:table-cell office:value-type="string">
            <text:p>efficient</text:p>
          </table:table-cell>
          <table:table-cell office:value-type="string">
            <text:p>transpose!effici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gotiating</text:p>
          </table:table-cell>
          <table:table-cell office:value-type="string">
            <text:p>outlook</text:p>
          </table:table-cell>
          <table:table-cell office:value-type="string">
            <text:p>negotiating!outlook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ing</text:p>
          </table:table-cell>
          <table:table-cell office:value-type="string">
            <text:p>desirable</text:p>
          </table:table-cell>
          <table:table-cell office:value-type="string">
            <text:p>switching!desi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fixing</text:p>
          </table:table-cell>
          <table:table-cell office:value-type="string">
            <text:p>ancillary</text:p>
          </table:table-cell>
          <table:table-cell office:value-type="string">
            <text:p>prefixing!ancill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twork</text:p>
          </table:table-cell>
          <table:table-cell office:value-type="string">
            <text:p>outstanding</text:p>
          </table:table-cell>
          <table:table-cell office:value-type="string">
            <text:p>network!outsta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cro</text:p>
          </table:table-cell>
          <table:table-cell office:value-type="string">
            <text:p>independently</text:p>
          </table:table-cell>
          <table:table-cell office:value-type="string">
            <text:p>macro!independ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pare</text:p>
          </table:table-cell>
          <table:table-cell office:value-type="string">
            <text:p>annotations</text:p>
          </table:table-cell>
          <table:table-cell office:value-type="string">
            <text:p>prepare!anno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reafter</text:p>
          </table:table-cell>
          <table:table-cell office:value-type="string">
            <text:p>dividing</text:p>
          </table:table-cell>
          <table:table-cell office:value-type="string">
            <text:p>thereafter!divi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icating</text:p>
          </table:table-cell>
          <table:table-cell office:value-type="string">
            <text:p>canvass</text:p>
          </table:table-cell>
          <table:table-cell office:value-type="string">
            <text:p>replicating!canva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stem</text:p>
          </table:table-cell>
          <table:table-cell office:value-type="string">
            <text:p>determinants</text:p>
          </table:table-cell>
          <table:table-cell office:value-type="string">
            <text:p>system!determina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nthetic</text:p>
          </table:table-cell>
          <table:table-cell office:value-type="string">
            <text:p>detection</text:p>
          </table:table-cell>
          <table:table-cell office:value-type="string">
            <text:p>synthetic!det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fficient</text:p>
          </table:table-cell>
          <table:table-cell office:value-type="string">
            <text:p>delivers</text:p>
          </table:table-cell>
          <table:table-cell office:value-type="string">
            <text:p>sufficient!deliver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alisable</text:p>
          </table:table-cell>
          <table:table-cell office:value-type="string">
            <text:p>forms</text:p>
          </table:table-cell>
          <table:table-cell office:value-type="string">
            <text:p>generalisable!form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lindingly</text:p>
          </table:table-cell>
          <table:table-cell office:value-type="string">
            <text:p>referred!blinding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scrambling</text:p>
          </table:table-cell>
          <table:table-cell office:value-type="string">
            <text:p>eschew</text:p>
          </table:table-cell>
          <table:table-cell office:value-type="string">
            <text:p>unscrambling!esch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lidation</text:p>
          </table:table-cell>
          <table:table-cell office:value-type="string">
            <text:p>examined</text:p>
          </table:table-cell>
          <table:table-cell office:value-type="string">
            <text:p>validation!examin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tterns</text:p>
          </table:table-cell>
          <table:table-cell office:value-type="string">
            <text:p>accidental</text:p>
          </table:table-cell>
          <table:table-cell office:value-type="string">
            <text:p>patterns!accident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ightly</text:p>
          </table:table-cell>
          <table:table-cell office:value-type="string">
            <text:p>christopher</text:p>
          </table:table-cell>
          <table:table-cell office:value-type="string">
            <text:p>rightly!christoph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olent</text:p>
          </table:table-cell>
          <table:table-cell office:value-type="string">
            <text:p>explanation</text:p>
          </table:table-cell>
          <table:table-cell office:value-type="string">
            <text:p>violent!expla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sible</text:p>
          </table:table-cell>
          <table:table-cell office:value-type="string">
            <text:p>explanatory</text:p>
          </table:table-cell>
          <table:table-cell office:value-type="string">
            <text:p>visible!explanato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numental</text:p>
          </table:table-cell>
          <table:table-cell office:value-type="string">
            <text:p>operandi</text:p>
          </table:table-cell>
          <table:table-cell office:value-type="string">
            <text:p>monumental!operandi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olumes</text:p>
          </table:table-cell>
          <table:table-cell office:value-type="string">
            <text:p>exponential</text:p>
          </table:table-cell>
          <table:table-cell office:value-type="string">
            <text:p>volumes!exponenti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ed</text:p>
          </table:table-cell>
          <table:table-cell office:value-type="string">
            <text:p>benefit</text:p>
          </table:table-cell>
          <table:table-cell office:value-type="string">
            <text:p>recommended!benef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ponded</text:p>
          </table:table-cell>
          <table:table-cell office:value-type="string">
            <text:p>certainly</text:p>
          </table:table-cell>
          <table:table-cell office:value-type="string">
            <text:p>responded!certain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engths</text:p>
          </table:table-cell>
          <table:table-cell office:value-type="string">
            <text:p>hypernumber</text:p>
          </table:table-cell>
          <table:table-cell office:value-type="string">
            <text:p>lengths!hypernumb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formity</text:p>
          </table:table-cell>
          <table:table-cell office:value-type="string">
            <text:p>entities</text:p>
          </table:table-cell>
          <table:table-cell office:value-type="string">
            <text:p>uniformity!entit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partite</text:p>
          </table:table-cell>
          <table:table-cell office:value-type="string">
            <text:p>embedded</text:p>
          </table:table-cell>
          <table:table-cell office:value-type="string">
            <text:p>tripartite!embedd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rious</text:p>
          </table:table-cell>
          <table:table-cell office:value-type="string">
            <text:p>excessively</text:p>
          </table:table-cell>
          <table:table-cell office:value-type="string">
            <text:p>various!exc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e</text:p>
          </table:table-cell>
          <table:table-cell office:value-type="string">
            <text:p>examination</text:p>
          </table:table-cell>
          <table:table-cell office:value-type="string">
            <text:p>utilise!exa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dundant</text:p>
          </table:table-cell>
          <table:table-cell office:value-type="string">
            <text:p>blandness</text:p>
          </table:table-cell>
          <table:table-cell office:value-type="string">
            <text:p>redundant!blandn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andardise</text:p>
          </table:table-cell>
          <table:table-cell office:value-type="string">
            <text:p>current</text:p>
          </table:table-cell>
          <table:table-cell office:value-type="string">
            <text:p>standardise!cur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rging</text:p>
          </table:table-cell>
          <table:table-cell office:value-type="string">
            <text:p>interleaved</text:p>
          </table:table-cell>
          <table:table-cell office:value-type="string">
            <text:p>merging!interleav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ublications</text:p>
          </table:table-cell>
          <table:table-cell office:value-type="string">
            <text:p>audits</text:p>
          </table:table-cell>
          <table:table-cell office:value-type="string">
            <text:p>publications!aud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married</text:p>
          </table:table-cell>
          <table:table-cell office:value-type="string">
            <text:p>equitably</text:p>
          </table:table-cell>
          <table:table-cell office:value-type="string">
            <text:p>unmarried!equit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serform</text:p>
          </table:table-cell>
          <table:table-cell office:value-type="string">
            <text:p>everywhere</text:p>
          </table:table-cell>
          <table:table-cell office:value-type="string">
            <text:p>userform!everywher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riction</text:p>
          </table:table-cell>
          <table:table-cell office:value-type="string">
            <text:p>changes</text:p>
          </table:table-cell>
          <table:table-cell office:value-type="string">
            <text:p>restriction!cha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ceptions</text:p>
          </table:table-cell>
          <table:table-cell office:value-type="string">
            <text:p>actions</text:p>
          </table:table-cell>
          <table:table-cell office:value-type="string">
            <text:p>perceptions!ac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taken</text:p>
          </table:table-cell>
          <table:table-cell office:value-type="string">
            <text:p>ensuring</text:p>
          </table:table-cell>
          <table:table-cell office:value-type="string">
            <text:p>undertaken!ensu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ticulous</text:p>
          </table:table-cell>
          <table:table-cell office:value-type="string">
            <text:p>internet</text:p>
          </table:table-cell>
          <table:table-cell office:value-type="string">
            <text:p>meticulous!interne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omewhat</text:p>
          </table:table-cell>
          <table:table-cell office:value-type="string">
            <text:p>correction</text:p>
          </table:table-cell>
          <table:table-cell office:value-type="string">
            <text:p>somewhat!corr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ed</text:p>
          </table:table-cell>
          <table:table-cell office:value-type="string">
            <text:p>attempting</text:p>
          </table:table-cell>
          <table:table-cell office:value-type="string">
            <text:p>provided!attemp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garding</text:p>
          </table:table-cell>
          <table:table-cell office:value-type="string">
            <text:p>boundless</text:p>
          </table:table-cell>
          <table:table-cell office:value-type="string">
            <text:p>regarding!boundl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cence</text:p>
          </table:table-cell>
          <table:table-cell office:value-type="string">
            <text:p>identifying</text:p>
          </table:table-cell>
          <table:table-cell office:value-type="string">
            <text:p>licence!identif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ed</text:p>
          </table:table-cell>
          <table:table-cell office:value-type="string">
            <text:p>charlotte</text:p>
          </table:table-cell>
          <table:table-cell office:value-type="string">
            <text:p>retrieved!charlot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ulnerable</text:p>
          </table:table-cell>
          <table:table-cell office:value-type="string">
            <text:p>exported</text:p>
          </table:table-cell>
          <table:table-cell office:value-type="string">
            <text:p>vulnerable!expor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nciling</text:p>
          </table:table-cell>
          <table:table-cell office:value-type="string">
            <text:p>between</text:p>
          </table:table-cell>
          <table:table-cell office:value-type="string">
            <text:p>reconciling!betwee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mplest</text:p>
          </table:table-cell>
          <table:table-cell office:value-type="string">
            <text:p>constrains</text:p>
          </table:table-cell>
          <table:table-cell office:value-type="string">
            <text:p>simplest!constrai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ores</text:p>
          </table:table-cell>
          <table:table-cell office:value-type="string">
            <text:p>challenges</text:p>
          </table:table-cell>
          <table:table-cell office:value-type="string">
            <text:p>restores!challe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cedence</text:p>
          </table:table-cell>
          <table:table-cell office:value-type="string">
            <text:p>ambition</text:p>
          </table:table-cell>
          <table:table-cell office:value-type="string">
            <text:p>precedence!ambi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reated</text:p>
          </table:table-cell>
          <table:table-cell office:value-type="string">
            <text:p>bilateral</text:p>
          </table:table-cell>
          <table:table-cell office:value-type="string">
            <text:p>recreated!bilater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s</text:p>
          </table:table-cell>
          <table:table-cell office:value-type="string">
            <text:p>benefits</text:p>
          </table:table-cell>
          <table:table-cell office:value-type="string">
            <text:p>recommends!benef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</text:p>
          </table:table-cell>
          <table:table-cell office:value-type="string">
            <text:p>institutions</text:p>
          </table:table-cell>
          <table:table-cell office:value-type="string">
            <text:p>mature!institu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ed</text:p>
          </table:table-cell>
          <table:table-cell office:value-type="string">
            <text:p>indirect</text:p>
          </table:table-cell>
          <table:table-cell office:value-type="string">
            <text:p>maintained!indir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stands</text:p>
          </table:table-cell>
          <table:table-cell office:value-type="string">
            <text:p>enquiry</text:p>
          </table:table-cell>
          <table:table-cell office:value-type="string">
            <text:p>understands!enqui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rface</text:p>
          </table:table-cell>
          <table:table-cell office:value-type="string">
            <text:p>deployments</text:p>
          </table:table-cell>
          <table:table-cell office:value-type="string">
            <text:p>surface!deployme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oods</text:p>
          </table:table-cell>
          <table:table-cell office:value-type="string">
            <text:p>functionality</text:p>
          </table:table-cell>
          <table:table-cell office:value-type="string">
            <text:p>goods!functional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embering</text:p>
          </table:table-cell>
          <table:table-cell office:value-type="string">
            <text:p>burglary</text:p>
          </table:table-cell>
          <table:table-cell office:value-type="string">
            <text:p>remembering!burgla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utations</text:p>
          </table:table-cell>
          <table:table-cell office:value-type="string">
            <text:p>address</text:p>
          </table:table-cell>
          <table:table-cell office:value-type="string">
            <text:p>permutations!addr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arnished</text:p>
          </table:table-cell>
          <table:table-cell office:value-type="string">
            <text:p>formalised</text:p>
          </table:table-cell>
          <table:table-cell office:value-type="string">
            <text:p>garnished!formal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forms</text:p>
          </table:table-cell>
          <table:table-cell office:value-type="string">
            <text:p>education</text:p>
          </table:table-cell>
          <table:table-cell office:value-type="string">
            <text:p>transforms!edu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ximizes</text:p>
          </table:table-cell>
          <table:table-cell office:value-type="string">
            <text:p>intangible</text:p>
          </table:table-cell>
          <table:table-cell office:value-type="string">
            <text:p>maximizes!intangi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enerate</text:p>
          </table:table-cell>
          <table:table-cell office:value-type="string">
            <text:p>formulating</text:p>
          </table:table-cell>
          <table:table-cell office:value-type="string">
            <text:p>generate!formula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s</text:p>
          </table:table-cell>
          <table:table-cell office:value-type="string">
            <text:p>decouples</text:p>
          </table:table-cell>
          <table:table-cell office:value-type="string">
            <text:p>structures!decoupl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cisely</text:p>
          </table:table-cell>
          <table:table-cell office:value-type="string">
            <text:p>amendments</text:p>
          </table:table-cell>
          <table:table-cell office:value-type="string">
            <text:p>precisely!amend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levision</text:p>
          </table:table-cell>
          <table:table-cell office:value-type="string">
            <text:p>discarded</text:p>
          </table:table-cell>
          <table:table-cell office:value-type="string">
            <text:p>television!discard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dernisation</text:p>
          </table:table-cell>
          <table:table-cell office:value-type="string">
            <text:p>joined</text:p>
          </table:table-cell>
          <table:table-cell office:value-type="string">
            <text:p>modernisation!joi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lations</text:p>
          </table:table-cell>
          <table:table-cell office:value-type="string">
            <text:p>effects</text:p>
          </table:table-cell>
          <table:table-cell office:value-type="string">
            <text:p>translations!effec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arch…</text:p>
          </table:table-cell>
          <table:table-cell office:value-type="string">
            <text:p>categorise</text:p>
          </table:table-cell>
          <table:table-cell office:value-type="string">
            <text:p>research…!categoris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s</text:p>
          </table:table-cell>
          <table:table-cell office:value-type="string">
            <text:p>cover</text:p>
          </table:table-cell>
          <table:table-cell office:value-type="string">
            <text:p>specifications!cov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ng</text:p>
          </table:table-cell>
          <table:table-cell office:value-type="string">
            <text:p>competition</text:p>
          </table:table-cell>
          <table:table-cell office:value-type="string">
            <text:p>securing!compet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validation</text:p>
          </table:table-cell>
          <table:table-cell office:value-type="string">
            <text:p>cheaper</text:p>
          </table:table-cell>
          <table:table-cell office:value-type="string">
            <text:p>revalidation!cheap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ncipally</text:p>
          </table:table-cell>
          <table:table-cell office:value-type="string">
            <text:p>applying</text:p>
          </table:table-cell>
          <table:table-cell office:value-type="string">
            <text:p>principally!apply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ketching</text:p>
          </table:table-cell>
          <table:table-cell office:value-type="string">
            <text:p>…continues</text:p>
          </table:table-cell>
          <table:table-cell office:value-type="string">
            <text:p>sketching!…contin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tiplication</text:p>
          </table:table-cell>
          <table:table-cell office:value-type="string">
            <text:p>orders</text:p>
          </table:table-cell>
          <table:table-cell office:value-type="string">
            <text:p>mutiplication!ord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ssage</text:p>
          </table:table-cell>
          <table:table-cell office:value-type="string">
            <text:p>interlocking</text:p>
          </table:table-cell>
          <table:table-cell office:value-type="string">
            <text:p>message!interlock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</text:p>
          </table:table-cell>
          <table:table-cell office:value-type="string">
            <text:p>broader</text:p>
          </table:table-cell>
          <table:table-cell office:value-type="string">
            <text:p>relationship!broad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alists</text:p>
          </table:table-cell>
          <table:table-cell office:value-type="string">
            <text:p>coupling</text:p>
          </table:table-cell>
          <table:table-cell office:value-type="string">
            <text:p>specialists!coupl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ssword</text:p>
          </table:table-cell>
          <table:table-cell office:value-type="string">
            <text:p>accelerator</text:p>
          </table:table-cell>
          <table:table-cell office:value-type="string">
            <text:p>password!accelerato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rved</text:p>
          </table:table-cell>
          <table:table-cell office:value-type="string">
            <text:p>categorised</text:p>
          </table:table-cell>
          <table:table-cell office:value-type="string">
            <text:p>reserved!categor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erly</text:p>
          </table:table-cell>
          <table:table-cell office:value-type="string">
            <text:p>aspirations</text:p>
          </table:table-cell>
          <table:table-cell office:value-type="string">
            <text:p>properly!aspi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s</text:p>
          </table:table-cell>
          <table:table-cell office:value-type="string">
            <text:p>broken</text:p>
          </table:table-cell>
          <table:table-cell office:value-type="string">
            <text:p>relationships!brok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paration</text:p>
          </table:table-cell>
          <table:table-cell office:value-type="string">
            <text:p>conceived</text:p>
          </table:table-cell>
          <table:table-cell office:value-type="string">
            <text:p>separation!conceiv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engthy</text:p>
          </table:table-cell>
          <table:table-cell office:value-type="string">
            <text:p>hypernumbers</text:p>
          </table:table-cell>
          <table:table-cell office:value-type="string">
            <text:p>lengthy!hypernumb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anings</text:p>
          </table:table-cell>
          <table:table-cell office:value-type="string">
            <text:p>integrative</text:p>
          </table:table-cell>
          <table:table-cell office:value-type="string">
            <text:p>meanings!integra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ty</text:p>
          </table:table-cell>
          <table:table-cell office:value-type="string">
            <text:p>competitive</text:p>
          </table:table-cell>
          <table:table-cell office:value-type="string">
            <text:p>security!competi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owerful</text:p>
          </table:table-cell>
          <table:table-cell office:value-type="string">
            <text:p>alterations</text:p>
          </table:table-cell>
          <table:table-cell office:value-type="string">
            <text:p>powerful!alte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owing</text:p>
          </table:table-cell>
          <table:table-cell office:value-type="string">
            <text:p>consequently</text:p>
          </table:table-cell>
          <table:table-cell office:value-type="string">
            <text:p>showing!consequ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dicated</text:p>
          </table:table-cell>
          <table:table-cell office:value-type="string">
            <text:p>analogous</text:p>
          </table:table-cell>
          <table:table-cell office:value-type="string">
            <text:p>predicated!analogou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orting</text:p>
          </table:table-cell>
          <table:table-cell office:value-type="string">
            <text:p>depending</text:p>
          </table:table-cell>
          <table:table-cell office:value-type="string">
            <text:p>supporting!dep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workstreams</text:p>
          </table:table-cell>
          <table:table-cell office:value-type="string">
            <text:p>flavours</text:p>
          </table:table-cell>
          <table:table-cell office:value-type="string">
            <text:p>workstreams!flavou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imulation…</text:p>
          </table:table-cell>
          <table:table-cell office:value-type="string">
            <text:p>consults</text:p>
          </table:table-cell>
          <table:table-cell office:value-type="string">
            <text:p>simulation…!consul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issions</text:p>
          </table:table-cell>
          <table:table-cell office:value-type="string">
            <text:p>addition</text:p>
          </table:table-cell>
          <table:table-cell office:value-type="string">
            <text:p>permissions!add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egotiated</text:p>
          </table:table-cell>
          <table:table-cell office:value-type="string">
            <text:p>outlining</text:p>
          </table:table-cell>
          <table:table-cell office:value-type="string">
            <text:p>negotiated!outlin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ctical</text:p>
          </table:table-cell>
          <table:table-cell office:value-type="string">
            <text:p>alternates</text:p>
          </table:table-cell>
          <table:table-cell office:value-type="string">
            <text:p>practical!alternat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gmatically</text:p>
          </table:table-cell>
          <table:table-cell office:value-type="string">
            <text:p>amazon</text:p>
          </table:table-cell>
          <table:table-cell office:value-type="string">
            <text:p>pragmatically!amaz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spicion</text:p>
          </table:table-cell>
          <table:table-cell office:value-type="string">
            <text:p>descending</text:p>
          </table:table-cell>
          <table:table-cell office:value-type="string">
            <text:p>suspicion!desc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onsiveness</text:p>
          </table:table-cell>
          <table:table-cell office:value-type="string">
            <text:p>chain</text:p>
          </table:table-cell>
          <table:table-cell office:value-type="string">
            <text:p>responsiveness!chai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tention</text:p>
          </table:table-cell>
          <table:table-cell office:value-type="string">
            <text:p>characters</text:p>
          </table:table-cell>
          <table:table-cell office:value-type="string">
            <text:p>retention!charact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s</text:p>
          </table:table-cell>
          <table:table-cell office:value-type="string">
            <text:p>aberdeen</text:p>
          </table:table-cell>
          <table:table-cell office:value-type="string">
            <text:p>parliaments!aberde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nchronous</text:p>
          </table:table-cell>
          <table:table-cell office:value-type="string">
            <text:p>detailed</text:p>
          </table:table-cell>
          <table:table-cell office:value-type="string">
            <text:p>synchronous!detai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bably</text:p>
          </table:table-cell>
          <table:table-cell office:value-type="string">
            <text:p>approximate</text:p>
          </table:table-cell>
          <table:table-cell office:value-type="string">
            <text:p>probably!approxim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eknownst</text:p>
          </table:table-cell>
          <table:table-cell office:value-type="string">
            <text:p>enclosed</text:p>
          </table:table-cell>
          <table:table-cell office:value-type="string">
            <text:p>unbeknownst!enclo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hroughout</text:p>
          </table:table-cell>
          <table:table-cell office:value-type="string">
            <text:p>doubtless</text:p>
          </table:table-cell>
          <table:table-cell office:value-type="string">
            <text:p>throughout!doubtl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liers</text:p>
          </table:table-cell>
          <table:table-cell office:value-type="string">
            <text:p>dependency</text:p>
          </table:table-cell>
          <table:table-cell office:value-type="string">
            <text:p>suppliers!depend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dantic</text:p>
          </table:table-cell>
          <table:table-cell office:value-type="string">
            <text:p>accountable</text:p>
          </table:table-cell>
          <table:table-cell office:value-type="string">
            <text:p>pedantic!accounta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gulatory</text:p>
          </table:table-cell>
          <table:table-cell office:value-type="string">
            <text:p>breakdown</text:p>
          </table:table-cell>
          <table:table-cell office:value-type="string">
            <text:p>regulatory!breakdow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roups</text:p>
          </table:table-cell>
          <table:table-cell office:value-type="string">
            <text:p>harmonisation</text:p>
          </table:table-cell>
          <table:table-cell office:value-type="string">
            <text:p>groups!harmonis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</text:p>
          </table:table-cell>
          <table:table-cell office:value-type="string">
            <text:p>engineering</text:p>
          </table:table-cell>
          <table:table-cell office:value-type="string">
            <text:p>underpin!engine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tacularly</text:p>
          </table:table-cell>
          <table:table-cell office:value-type="string">
            <text:p>create</text:p>
          </table:table-cell>
          <table:table-cell office:value-type="string">
            <text:p>spectacularly!cre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cing</text:p>
          </table:table-cell>
          <table:table-cell office:value-type="string">
            <text:p>applications</text:p>
          </table:table-cell>
          <table:table-cell office:value-type="string">
            <text:p>pricing!ap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andscape</text:p>
          </table:table-cell>
          <table:table-cell office:value-type="string">
            <text:p>historical</text:p>
          </table:table-cell>
          <table:table-cell office:value-type="string">
            <text:p>landscape!histor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veracity</text:p>
          </table:table-cell>
          <table:table-cell office:value-type="string">
            <text:p>exclusively</text:p>
          </table:table-cell>
          <table:table-cell office:value-type="string">
            <text:p>veracity!exclusive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pective</text:p>
          </table:table-cell>
          <table:table-cell office:value-type="string">
            <text:p>adequate</text:p>
          </table:table-cell>
          <table:table-cell office:value-type="string">
            <text:p>perspective!adequ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aring</text:p>
          </table:table-cell>
          <table:table-cell office:value-type="string">
            <text:p>confirmation</text:p>
          </table:table-cell>
          <table:table-cell office:value-type="string">
            <text:p>sharing!confirm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squirted</text:p>
          </table:table-cell>
          <table:table-cell office:value-type="string">
            <text:p>anything</text:p>
          </table:table-cell>
          <table:table-cell office:value-type="string">
            <text:p>presquirted!anyth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nsions</text:p>
          </table:table-cell>
          <table:table-cell office:value-type="string">
            <text:p>achievement</text:p>
          </table:table-cell>
          <table:table-cell office:value-type="string">
            <text:p>pensions!achiev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stematic</text:p>
          </table:table-cell>
          <table:table-cell office:value-type="string">
            <text:p>determine</text:p>
          </table:table-cell>
          <table:table-cell office:value-type="string">
            <text:p>systematic!determin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bsequently</text:p>
          </table:table-cell>
          <table:table-cell office:value-type="string">
            <text:p>defines</text:p>
          </table:table-cell>
          <table:table-cell office:value-type="string">
            <text:p>subsequently!def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ntioned</text:p>
          </table:table-cell>
          <table:table-cell office:value-type="string">
            <text:p>interested</text:p>
          </table:table-cell>
          <table:table-cell office:value-type="string">
            <text:p>mentioned!interes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ectively</text:p>
          </table:table-cell>
          <table:table-cell office:value-type="string">
            <text:p>century</text:p>
          </table:table-cell>
          <table:table-cell office:value-type="string">
            <text:p>respectively!centu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ltiplies</text:p>
          </table:table-cell>
          <table:table-cell office:value-type="string">
            <text:p>optimised</text:p>
          </table:table-cell>
          <table:table-cell office:value-type="string">
            <text:p>multiplies!optim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overning</text:p>
          </table:table-cell>
          <table:table-cell office:value-type="string">
            <text:p>guidelines</text:p>
          </table:table-cell>
          <table:table-cell office:value-type="string">
            <text:p>governing!guide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cular</text:p>
          </table:table-cell>
          <table:table-cell office:value-type="string">
            <text:p>abolition</text:p>
          </table:table-cell>
          <table:table-cell office:value-type="string">
            <text:p>particular!abol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red</text:p>
          </table:table-cell>
          <table:table-cell office:value-type="string">
            <text:p>analytical</text:p>
          </table:table-cell>
          <table:table-cell office:value-type="string">
            <text:p>preferred!analyt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nel</text:p>
          </table:table-cell>
          <table:table-cell office:value-type="string">
            <text:p>addressing</text:p>
          </table:table-cell>
          <table:table-cell office:value-type="string">
            <text:p>personnel!address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ally</text:p>
          </table:table-cell>
          <table:table-cell office:value-type="string">
            <text:p>addresses</text:p>
          </table:table-cell>
          <table:table-cell office:value-type="string">
            <text:p>personally!address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ducts</text:p>
          </table:table-cell>
          <table:table-cell office:value-type="string">
            <text:p>arrangement</text:p>
          </table:table-cell>
          <table:table-cell office:value-type="string">
            <text:p>products!arrang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ences</text:p>
          </table:table-cell>
          <table:table-cell office:value-type="string">
            <text:p>analysis</text:p>
          </table:table-cell>
          <table:table-cell office:value-type="string">
            <text:p>preferences!analysi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ometimes</text:p>
          </table:table-cell>
          <table:table-cell office:value-type="string">
            <text:p>correcting</text:p>
          </table:table-cell>
          <table:table-cell office:value-type="string">
            <text:p>sometimes!correc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essively</text:p>
          </table:table-cell>
          <table:table-cell office:value-type="string">
            <text:p>arrows</text:p>
          </table:table-cell>
          <table:table-cell office:value-type="string">
            <text:p>progressively!arrow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stly</text:p>
          </table:table-cell>
          <table:table-cell office:value-type="string">
            <text:p>operationally</text:p>
          </table:table-cell>
          <table:table-cell office:value-type="string">
            <text:p>mostly!opera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osed</text:p>
          </table:table-cell>
          <table:table-cell office:value-type="string">
            <text:p>assessments</text:p>
          </table:table-cell>
          <table:table-cell office:value-type="string">
            <text:p>proposed!assess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formed</text:p>
          </table:table-cell>
          <table:table-cell office:value-type="string">
            <text:p>activities</text:p>
          </table:table-cell>
          <table:table-cell office:value-type="string">
            <text:p>performed!activ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port</text:p>
          </table:table-cell>
          <table:table-cell office:value-type="string">
            <text:p>efficiency</text:p>
          </table:table-cell>
          <table:table-cell office:value-type="string">
            <text:p>transport!effici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quiring</text:p>
          </table:table-cell>
          <table:table-cell office:value-type="string">
            <text:p>catalogues</text:p>
          </table:table-cell>
          <table:table-cell office:value-type="string">
            <text:p>requiring!catalog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</text:p>
          </table:table-cell>
          <table:table-cell office:value-type="string">
            <text:p>abandoned</text:p>
          </table:table-cell>
          <table:table-cell office:value-type="string">
            <text:p>parliament!abando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readsheet</text:p>
          </table:table-cell>
          <table:table-cell office:value-type="string">
            <text:p>criteria</text:p>
          </table:table-cell>
          <table:table-cell office:value-type="string">
            <text:p>spreadsheet!criteria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ial</text:p>
          </table:table-cell>
          <table:table-cell office:value-type="string">
            <text:p>electronically</text:p>
          </table:table-cell>
          <table:table-cell office:value-type="string">
            <text:p>trial!electronic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umpiness</text:p>
          </table:table-cell>
          <table:table-cell office:value-type="string">
            <text:p>indecently</text:p>
          </table:table-cell>
          <table:table-cell office:value-type="string">
            <text:p>lumpiness!indec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utinise</text:p>
          </table:table-cell>
          <table:table-cell office:value-type="string">
            <text:p>committed</text:p>
          </table:table-cell>
          <table:table-cell office:value-type="string">
            <text:p>scrutinise!commit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quality</text:p>
          </table:table-cell>
          <table:table-cell office:value-type="string">
            <text:p>availability</text:p>
          </table:table-cell>
          <table:table-cell office:value-type="string">
            <text:p>quality!availabilit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naging</text:p>
          </table:table-cell>
          <table:table-cell office:value-type="string">
            <text:p>ingredients</text:p>
          </table:table-cell>
          <table:table-cell office:value-type="string">
            <text:p>managing!ingredi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</text:p>
          </table:table-cell>
          <table:table-cell office:value-type="string">
            <text:p>courts</text:p>
          </table:table-cell>
          <table:table-cell office:value-type="string">
            <text:p>specification!cour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nding</text:p>
          </table:table-cell>
          <table:table-cell office:value-type="string">
            <text:p>credentials</text:p>
          </table:table-cell>
          <table:table-cell office:value-type="string">
            <text:p>spending!credential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nership</text:p>
          </table:table-cell>
          <table:table-cell office:value-type="string">
            <text:p>abstract</text:p>
          </table:table-cell>
          <table:table-cell office:value-type="string">
            <text:p>partnership!abstra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intains</text:p>
          </table:table-cell>
          <table:table-cell office:value-type="string">
            <text:p>individual</text:p>
          </table:table-cell>
          <table:table-cell office:value-type="string">
            <text:p>maintains!individu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suitable</text:p>
          </table:table-cell>
          <table:table-cell office:value-type="string">
            <text:p>essential</text:p>
          </table:table-cell>
          <table:table-cell office:value-type="string">
            <text:p>unsuitable!essenti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olling</text:p>
          </table:table-cell>
          <table:table-cell office:value-type="string">
            <text:p>commitment</text:p>
          </table:table-cell>
          <table:table-cell office:value-type="string">
            <text:p>scrolling!commit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braries</text:p>
          </table:table-cell>
          <table:table-cell office:value-type="string">
            <text:p>identifies</text:p>
          </table:table-cell>
          <table:table-cell office:value-type="string">
            <text:p>libraries!identif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ning</text:p>
          </table:table-cell>
          <table:table-cell office:value-type="string">
            <text:p>english</text:p>
          </table:table-cell>
          <table:table-cell office:value-type="string">
            <text:p>underpinning!english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nux</text:p>
          </table:table-cell>
          <table:table-cell office:value-type="string">
            <text:p>implementation</text:p>
          </table:table-cell>
          <table:table-cell office:value-type="string">
            <text:p>linux!implement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expressed</text:p>
          </table:table-cell>
          <table:table-cell office:value-type="string">
            <text:p>entering</text:p>
          </table:table-cell>
          <table:table-cell office:value-type="string">
            <text:p>unexpressed!ent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blication</text:p>
          </table:table-cell>
          <table:table-cell office:value-type="string">
            <text:p>auditors</text:p>
          </table:table-cell>
          <table:table-cell office:value-type="string">
            <text:p>publication!audito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se</text:p>
          </table:table-cell>
          <table:table-cell office:value-type="string">
            <text:p>autocorrection</text:p>
          </table:table-cell>
          <table:table-cell office:value-type="string">
            <text:p>purse!autocorrec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mplate</text:p>
          </table:table-cell>
          <table:table-cell office:value-type="string">
            <text:p>disciplines</text:p>
          </table:table-cell>
          <table:table-cell office:value-type="string">
            <text:p>template!discip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aff</text:p>
          </table:table-cell>
          <table:table-cell office:value-type="string">
            <text:p>cross-platform</text:p>
          </table:table-cell>
          <table:table-cell office:value-type="string">
            <text:p>staff!cross-platform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ving</text:p>
          </table:table-cell>
          <table:table-cell office:value-type="string">
            <text:p>opportunities</text:p>
          </table:table-cell>
          <table:table-cell office:value-type="string">
            <text:p>moving!opportun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ambling</text:p>
          </table:table-cell>
          <table:table-cell office:value-type="string">
            <text:p>commenced</text:p>
          </table:table-cell>
          <table:table-cell office:value-type="string">
            <text:p>scrambling!commenc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scription</text:p>
          </table:table-cell>
          <table:table-cell office:value-type="string">
            <text:p>assumes</text:p>
          </table:table-cell>
          <table:table-cell office:value-type="string">
            <text:p>proscription!assum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ocations</text:p>
          </table:table-cell>
          <table:table-cell office:value-type="string">
            <text:p>impression</text:p>
          </table:table-cell>
          <table:table-cell office:value-type="string">
            <text:p>locations!impress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mart</text:p>
          </table:table-cell>
          <table:table-cell office:value-type="string">
            <text:p>conventionally</text:p>
          </table:table-cell>
          <table:table-cell office:value-type="string">
            <text:p>smart!conven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known</text:p>
          </table:table-cell>
          <table:table-cell office:value-type="string">
            <text:p>environments</text:p>
          </table:table-cell>
          <table:table-cell office:value-type="string">
            <text:p>unknown!environ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ttings</text:p>
          </table:table-cell>
          <table:table-cell office:value-type="string">
            <text:p>conditional</text:p>
          </table:table-cell>
          <table:table-cell office:value-type="string">
            <text:p>settings!condition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poses</text:p>
          </table:table-cell>
          <table:table-cell office:value-type="string">
            <text:p>autocorrect</text:p>
          </table:table-cell>
          <table:table-cell office:value-type="string">
            <text:p>purposes!autocorre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sting</text:p>
          </table:table-cell>
          <table:table-cell office:value-type="string">
            <text:p>implications</text:p>
          </table:table-cell>
          <table:table-cell office:value-type="string">
            <text:p>listing!im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othered</text:p>
          </table:table-cell>
          <table:table-cell office:value-type="string">
            <text:p>encourage</text:p>
          </table:table-cell>
          <table:table-cell office:value-type="string">
            <text:p>unbothered!encourag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ationally</text:p>
          </table:table-cell>
          <table:table-cell office:value-type="string">
            <text:p>organiser</text:p>
          </table:table-cell>
          <table:table-cell office:value-type="string">
            <text:p>nationally!organis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mmer</text:p>
          </table:table-cell>
          <table:table-cell office:value-type="string">
            <text:p>demonstration</text:p>
          </table:table-cell>
          <table:table-cell office:value-type="string">
            <text:p>summer!demonstr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amming</text:p>
          </table:table-cell>
          <table:table-cell office:value-type="string">
            <text:p>arriving</text:p>
          </table:table-cell>
          <table:table-cell office:value-type="string">
            <text:p>programming!arriv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terally</text:p>
          </table:table-cell>
          <table:table-cell office:value-type="string">
            <text:p>implicitly</text:p>
          </table:table-cell>
          <table:table-cell office:value-type="string">
            <text:p>literally!implici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ond</text:p>
          </table:table-cell>
          <table:table-cell office:value-type="string">
            <text:p>communication</text:p>
          </table:table-cell>
          <table:table-cell office:value-type="string">
            <text:p>second!communi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d</text:p>
          </table:table-cell>
          <table:table-cell office:value-type="string">
            <text:p>decoupled</text:p>
          </table:table-cell>
          <table:table-cell office:value-type="string">
            <text:p>structured!decoup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tioning</text:p>
          </table:table-cell>
          <table:table-cell office:value-type="string">
            <text:p>absence</text:p>
          </table:table-cell>
          <table:table-cell office:value-type="string">
            <text:p>partitioning!absenc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habilitation</text:p>
          </table:table-cell>
          <table:table-cell office:value-type="string">
            <text:p>breaks</text:p>
          </table:table-cell>
          <table:table-cell office:value-type="string">
            <text:p>rehabilitation!break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jurisdiction</text:p>
          </table:table-cell>
          <table:table-cell office:value-type="string">
            <text:p>headings</text:p>
          </table:table-cell>
          <table:table-cell office:value-type="string">
            <text:p>jurisdiction!heading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ipant</text:p>
          </table:table-cell>
          <table:table-cell office:value-type="string">
            <text:p>abolished</text:p>
          </table:table-cell>
          <table:table-cell office:value-type="string">
            <text:p>participant!abolish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ularly</text:p>
          </table:table-cell>
          <table:table-cell office:value-type="string">
            <text:p>aborting</text:p>
          </table:table-cell>
          <table:table-cell office:value-type="string">
            <text:p>particularly!abor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atisfactory</text:p>
          </table:table-cell>
          <table:table-cell office:value-type="string">
            <text:p>coherent</text:p>
          </table:table-cell>
          <table:table-cell office:value-type="string">
            <text:p>satisfactory!coher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ration</text:p>
          </table:table-cell>
          <table:table-cell office:value-type="string">
            <text:p>branches</text:p>
          </table:table-cell>
          <table:table-cell office:value-type="string">
            <text:p>registration!branc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ashes</text:p>
          </table:table-cell>
          <table:table-cell office:value-type="string">
            <text:p>contradictory</text:p>
          </table:table-cell>
          <table:table-cell office:value-type="string">
            <text:p>slashes!contradictor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orting</text:p>
          </table:table-cell>
          <table:table-cell office:value-type="string">
            <text:p>corresponding</text:p>
          </table:table-cell>
          <table:table-cell office:value-type="string">
            <text:p>sorting!correspond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ible</text:p>
          </table:table-cell>
          <table:table-cell office:value-type="string">
            <text:p>certified</text:p>
          </table:table-cell>
          <table:table-cell office:value-type="string">
            <text:p>responsible!certifi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ductivity</text:p>
          </table:table-cell>
          <table:table-cell office:value-type="string">
            <text:p>arrange…</text:p>
          </table:table-cell>
          <table:table-cell office:value-type="string">
            <text:p>productivity!arrange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nookered</text:p>
          </table:table-cell>
          <table:table-cell office:value-type="string">
            <text:p>convictions</text:p>
          </table:table-cell>
          <table:table-cell office:value-type="string">
            <text:p>snookered!conviction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onciliation</text:p>
          </table:table-cell>
          <table:table-cell office:value-type="string">
            <text:p>better</text:p>
          </table:table-cell>
          <table:table-cell office:value-type="string">
            <text:p>reconciliation!bett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alongside</text:p>
          </table:table-cell>
          <table:table-cell office:value-type="string">
            <text:p>potentially!alongsid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able</text:p>
          </table:table-cell>
          <table:table-cell office:value-type="string">
            <text:p>commission</text:p>
          </table:table-cell>
          <table:table-cell office:value-type="string">
            <text:p>scriptable!commiss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annotated</text:p>
          </table:table-cell>
          <table:table-cell office:value-type="string">
            <text:p>preparation!annot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retary</text:p>
          </table:table-cell>
          <table:table-cell office:value-type="string">
            <text:p>comparative</text:p>
          </table:table-cell>
          <table:table-cell office:value-type="string">
            <text:p>secretary!compa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arches</text:p>
          </table:table-cell>
          <table:table-cell office:value-type="string">
            <text:p>commonwealth</text:p>
          </table:table-cell>
          <table:table-cell office:value-type="string">
            <text:p>searches!commonwealth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pose</text:p>
          </table:table-cell>
          <table:table-cell office:value-type="string">
            <text:p>autocalculate</text:p>
          </table:table-cell>
          <table:table-cell office:value-type="string">
            <text:p>purpose!autocalc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assigned</text:p>
          </table:table-cell>
          <table:table-cell office:value-type="string">
            <text:p>befriended</text:p>
          </table:table-cell>
          <table:table-cell office:value-type="string">
            <text:p>reassigned!befrien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rtion</text:p>
          </table:table-cell>
          <table:table-cell office:value-type="string">
            <text:p>assembling</text:p>
          </table:table-cell>
          <table:table-cell office:value-type="string">
            <text:p>proportion!assemb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onotonically</text:p>
          </table:table-cell>
          <table:table-cell office:value-type="string">
            <text:p>onwards</text:p>
          </table:table-cell>
          <table:table-cell office:value-type="string">
            <text:p>monotonically!onward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ultaneous</text:p>
          </table:table-cell>
          <table:table-cell office:value-type="string">
            <text:p>consumer</text:p>
          </table:table-cell>
          <table:table-cell office:value-type="string">
            <text:p>simultaneous!consum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ikethrough</text:p>
          </table:table-cell>
          <table:table-cell office:value-type="string">
            <text:p>decimal</text:p>
          </table:table-cell>
          <table:table-cell office:value-type="string">
            <text:p>strikethrough!decim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d</text:p>
          </table:table-cell>
          <table:table-cell office:value-type="string">
            <text:p>administration</text:p>
          </table:table-cell>
          <table:table-cell office:value-type="string">
            <text:p>phased!administr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dilection</text:p>
          </table:table-cell>
          <table:table-cell office:value-type="string">
            <text:p>analysed</text:p>
          </table:table-cell>
          <table:table-cell office:value-type="string">
            <text:p>predilection!analy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mooches</text:p>
          </table:table-cell>
          <table:table-cell office:value-type="string">
            <text:p>conversation</text:p>
          </table:table-cell>
          <table:table-cell office:value-type="string">
            <text:p>smooches!conver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rtaining</text:p>
          </table:table-cell>
          <table:table-cell office:value-type="string">
            <text:p>adjudicate</text:p>
          </table:table-cell>
          <table:table-cell office:value-type="string">
            <text:p>pertaining!adjud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alidation…</text:p>
          </table:table-cell>
          <table:table-cell office:value-type="string">
            <text:p>examining</text:p>
          </table:table-cell>
          <table:table-cell office:value-type="string">
            <text:p>validation…!exami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ionality</text:p>
          </table:table-cell>
          <table:table-cell office:value-type="string">
            <text:p>organised</text:p>
          </table:table-cell>
          <table:table-cell office:value-type="string">
            <text:p>nationality!organ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visions</text:p>
          </table:table-cell>
          <table:table-cell office:value-type="string">
            <text:p>attributes</text:p>
          </table:table-cell>
          <table:table-cell office:value-type="string">
            <text:p>provisions!attribut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tocols</text:p>
          </table:table-cell>
          <table:table-cell office:value-type="string">
            <text:p>attachment…</text:p>
          </table:table-cell>
          <table:table-cell office:value-type="string">
            <text:p>protocols!attachment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rting</text:p>
          </table:table-cell>
          <table:table-cell office:value-type="string">
            <text:p>capitalised</text:p>
          </table:table-cell>
          <table:table-cell office:value-type="string">
            <text:p>reporting!capital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hortcuts</text:p>
          </table:table-cell>
          <table:table-cell office:value-type="string">
            <text:p>consequence</text:p>
          </table:table-cell>
          <table:table-cell office:value-type="string">
            <text:p>shortcuts!conseque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urally</text:p>
          </table:table-cell>
          <table:table-cell office:value-type="string">
            <text:p>orientation</text:p>
          </table:table-cell>
          <table:table-cell office:value-type="string">
            <text:p>naturally!orient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ertically</text:p>
          </table:table-cell>
          <table:table-cell office:value-type="string">
            <text:p>exercising</text:p>
          </table:table-cell>
          <table:table-cell office:value-type="string">
            <text:p>vertically!exercis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s</text:p>
          </table:table-cell>
          <table:table-cell office:value-type="string">
            <text:p>commissioning</text:p>
          </table:table-cell>
          <table:table-cell office:value-type="string">
            <text:p>scripts!commissio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uctural</text:p>
          </table:table-cell>
          <table:table-cell office:value-type="string">
            <text:p>decomposed</text:p>
          </table:table-cell>
          <table:table-cell office:value-type="string">
            <text:p>structural!decompo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ypically</text:p>
          </table:table-cell>
          <table:table-cell office:value-type="string">
            <text:p>encapsulate</text:p>
          </table:table-cell>
          <table:table-cell office:value-type="string">
            <text:p>typically!encaps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sumption</text:p>
          </table:table-cell>
          <table:table-cell office:value-type="string">
            <text:p>appealing</text:p>
          </table:table-cell>
          <table:table-cell office:value-type="string">
            <text:p>presumption!appea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sued</text:p>
          </table:table-cell>
          <table:table-cell office:value-type="string">
            <text:p>autofiltering</text:p>
          </table:table-cell>
          <table:table-cell office:value-type="string">
            <text:p>pursued!autofilter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cintosh</text:p>
          </table:table-cell>
          <table:table-cell office:value-type="string">
            <text:p>independent</text:p>
          </table:table-cell>
          <table:table-cell office:value-type="string">
            <text:p>macintosh!independ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lifecycle</text:p>
          </table:table-cell>
          <table:table-cell office:value-type="string">
            <text:p>illustrated</text:p>
          </table:table-cell>
          <table:table-cell office:value-type="string">
            <text:p>lifecycle!illustr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ransaction</text:p>
          </table:table-cell>
          <table:table-cell office:value-type="string">
            <text:p>economies</text:p>
          </table:table-cell>
          <table:table-cell office:value-type="string">
            <text:p>transaction!econom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ed</text:p>
          </table:table-cell>
          <table:table-cell office:value-type="string">
            <text:p>insignificant</text:p>
          </table:table-cell>
          <table:table-cell office:value-type="string">
            <text:p>matched!insignifica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blem</text:p>
          </table:table-cell>
          <table:table-cell office:value-type="string">
            <text:p>approximately</text:p>
          </table:table-cell>
          <table:table-cell office:value-type="string">
            <text:p>problem!approximate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laceholders</text:p>
          </table:table-cell>
          <table:table-cell office:value-type="string">
            <text:p>afforded</text:p>
          </table:table-cell>
          <table:table-cell office:value-type="string">
            <text:p>placeholders!affor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pplier</text:p>
          </table:table-cell>
          <table:table-cell office:value-type="string">
            <text:p>dependencies</text:p>
          </table:table-cell>
          <table:table-cell office:value-type="string">
            <text:p>supplier!dependenc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ightly</text:p>
          </table:table-cell>
          <table:table-cell office:value-type="string">
            <text:p>contribution</text:p>
          </table:table-cell>
          <table:table-cell office:value-type="string">
            <text:p>slightly!contribu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mmonsed</text:p>
          </table:table-cell>
          <table:table-cell office:value-type="string">
            <text:p>denominated</text:p>
          </table:table-cell>
          <table:table-cell office:value-type="string">
            <text:p>summonsed!denomin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secuting</text:p>
          </table:table-cell>
          <table:table-cell office:value-type="string">
            <text:p>assurance</text:p>
          </table:table-cell>
          <table:table-cell office:value-type="string">
            <text:p>prosecuting!assura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ites</text:p>
          </table:table-cell>
          <table:table-cell office:value-type="string">
            <text:p>democratically</text:p>
          </table:table-cell>
          <table:table-cell office:value-type="string">
            <text:p>suites!democratical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nishment</text:p>
          </table:table-cell>
          <table:table-cell office:value-type="string">
            <text:p>authorised</text:p>
          </table:table-cell>
          <table:table-cell office:value-type="string">
            <text:p>punishment!author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tell</text:p>
          </table:table-cell>
          <table:table-cell office:value-type="string">
            <text:p>characteristic</text:p>
          </table:table-cell>
          <table:table-cell office:value-type="string">
            <text:p>retell!characteristic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parator</text:p>
          </table:table-cell>
          <table:table-cell office:value-type="string">
            <text:p>concentrate</text:p>
          </table:table-cell>
          <table:table-cell office:value-type="string">
            <text:p>separator!concent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eamlining</text:p>
          </table:table-cell>
          <table:table-cell office:value-type="string">
            <text:p>december</text:p>
          </table:table-cell>
          <table:table-cell office:value-type="string">
            <text:p>streamlining!decemb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nultimate</text:p>
          </table:table-cell>
          <table:table-cell office:value-type="string">
            <text:p>achieving</text:p>
          </table:table-cell>
          <table:table-cell office:value-type="string">
            <text:p>penultimate!achie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rictions</text:p>
          </table:table-cell>
          <table:table-cell office:value-type="string">
            <text:p>changes…</text:p>
          </table:table-cell>
          <table:table-cell office:value-type="string">
            <text:p>restrictions!changes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ferentiality</text:p>
          </table:table-cell>
          <table:table-cell office:value-type="string">
            <text:p>bodies</text:p>
          </table:table-cell>
          <table:table-cell office:value-type="string">
            <text:p>referentiality!bod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untenable</text:p>
          </table:table-cell>
          <table:table-cell office:value-type="string">
            <text:p>establishes</text:p>
          </table:table-cell>
          <table:table-cell office:value-type="string">
            <text:p>untenable!establis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artup</text:p>
          </table:table-cell>
          <table:table-cell office:value-type="string">
            <text:p>customisation</text:p>
          </table:table-cell>
          <table:table-cell office:value-type="string">
            <text:p>startup!custo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sition</text:p>
          </table:table-cell>
          <table:table-cell office:value-type="string">
            <text:p>associate</text:p>
          </table:table-cell>
          <table:table-cell office:value-type="string">
            <text:p>proposition!associ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etrics</text:p>
          </table:table-cell>
          <table:table-cell office:value-type="string">
            <text:p>interoperable</text:p>
          </table:table-cell>
          <table:table-cell office:value-type="string">
            <text:p>metrics!interoperabl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s</text:p>
          </table:table-cell>
          <table:table-cell office:value-type="string">
            <text:p>administrative</text:p>
          </table:table-cell>
          <table:table-cell office:value-type="string">
            <text:p>phases!administ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ple</text:p>
          </table:table-cell>
          <table:table-cell office:value-type="string">
            <text:p>constitutional</text:p>
          </table:table-cell>
          <table:table-cell office:value-type="string">
            <text:p>simple!constitution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actively</text:p>
          </table:table-cell>
          <table:table-cell office:value-type="string">
            <text:p>approving</text:p>
          </table:table-cell>
          <table:table-cell office:value-type="string">
            <text:p>proactively!appro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observations</text:p>
          </table:table-cell>
          <table:table-cell office:value-type="string">
            <text:p>offences</text:p>
          </table:table-cell>
          <table:table-cell office:value-type="string">
            <text:p>observations!offenc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er</text:p>
          </table:table-cell>
          <table:table-cell office:value-type="string">
            <text:p>branch-based</text:p>
          </table:table-cell>
          <table:table-cell office:value-type="string">
            <text:p>register!branch-ba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ted</text:p>
          </table:table-cell>
          <table:table-cell office:value-type="string">
            <text:p>formulation</text:p>
          </table:table-cell>
          <table:table-cell office:value-type="string">
            <text:p>generated!formul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ruitment</text:p>
          </table:table-cell>
          <table:table-cell office:value-type="string">
            <text:p>bilingual</text:p>
          </table:table-cell>
          <table:table-cell office:value-type="string">
            <text:p>recruitment!bilingu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ing</text:p>
          </table:table-cell>
          <table:table-cell office:value-type="string">
            <text:p>inspectorate</text:p>
          </table:table-cell>
          <table:table-cell office:value-type="string">
            <text:p>matching!inspecto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sitories</text:p>
          </table:table-cell>
          <table:table-cell office:value-type="string">
            <text:p>captured</text:p>
          </table:table-cell>
          <table:table-cell office:value-type="string">
            <text:p>repositories!captur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ondary</text:p>
          </table:table-cell>
          <table:table-cell office:value-type="string">
            <text:p>communities</text:p>
          </table:table-cell>
          <table:table-cell office:value-type="string">
            <text:p>secondary!communit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views</text:p>
          </table:table-cell>
          <table:table-cell office:value-type="string">
            <text:p>chiropterists</text:p>
          </table:table-cell>
          <table:table-cell office:value-type="string">
            <text:p>reviews!chiropterist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es</text:p>
          </table:table-cell>
          <table:table-cell office:value-type="string">
            <text:p>certificate</text:p>
          </table:table-cell>
          <table:table-cell office:value-type="string">
            <text:p>responses!certif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ultiple</text:p>
          </table:table-cell>
          <table:table-cell office:value-type="string">
            <text:p>optimisation</text:p>
          </table:table-cell>
          <table:table-cell office:value-type="string">
            <text:p>multiple!opti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spending</text:p>
          </table:table-cell>
          <table:table-cell office:value-type="string">
            <text:p>derogation</text:p>
          </table:table-cell>
          <table:table-cell office:value-type="string">
            <text:p>suspending!derog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lising</text:p>
          </table:table-cell>
          <table:table-cell office:value-type="string">
            <text:p>formulae</text:p>
          </table:table-cell>
          <table:table-cell office:value-type="string">
            <text:p>generalising!formula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llions</text:p>
          </table:table-cell>
          <table:table-cell office:value-type="string">
            <text:p>introduction</text:p>
          </table:table-cell>
          <table:table-cell office:value-type="string">
            <text:p>millions!introduc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rrored</text:p>
          </table:table-cell>
          <table:table-cell office:value-type="string">
            <text:p>irrespective</text:p>
          </table:table-cell>
          <table:table-cell office:value-type="string">
            <text:p>mirrored!irrespec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nimal</text:p>
          </table:table-cell>
          <table:table-cell office:value-type="string">
            <text:p>investigating</text:p>
          </table:table-cell>
          <table:table-cell office:value-type="string">
            <text:p>minimal!investiga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oration</text:p>
          </table:table-cell>
          <table:table-cell office:value-type="string">
            <text:p>challenge</text:p>
          </table:table-cell>
          <table:table-cell office:value-type="string">
            <text:p>restoration!challeng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ed</text:p>
          </table:table-cell>
          <table:table-cell office:value-type="string">
            <text:p>commissioned</text:p>
          </table:table-cell>
          <table:table-cell office:value-type="string">
            <text:p>scripted!commission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ilosophical</text:p>
          </table:table-cell>
          <table:table-cell office:value-type="string">
            <text:p>admitted</text:p>
          </table:table-cell>
          <table:table-cell office:value-type="string">
            <text:p>philosophical!admit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ultaneously</text:p>
          </table:table-cell>
          <table:table-cell office:value-type="string">
            <text:p>contact</text:p>
          </table:table-cell>
          <table:table-cell office:value-type="string">
            <text:p>simultaneously!conta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xically</text:p>
          </table:table-cell>
          <table:table-cell office:value-type="string">
            <text:p>identifiable</text:p>
          </table:table-cell>
          <table:table-cell office:value-type="string">
            <text:p>lexically!identifi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earson</text:p>
          </table:table-cell>
          <table:table-cell office:value-type="string">
            <text:p>accountability</text:p>
          </table:table-cell>
          <table:table-cell office:value-type="string">
            <text:p>pearson!accountabilit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ystematise</text:p>
          </table:table-cell>
          <table:table-cell office:value-type="string">
            <text:p>determined</text:p>
          </table:table-cell>
          <table:table-cell office:value-type="string">
            <text:p>systematise!determin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national</text:p>
          </table:table-cell>
          <table:table-cell office:value-type="string">
            <text:p>organisations</text:p>
          </table:table-cell>
          <table:table-cell office:value-type="string">
            <text:p>national!organisation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s</text:p>
          </table:table-cell>
          <table:table-cell office:value-type="string">
            <text:p>infrastructure</text:p>
          </table:table-cell>
          <table:table-cell office:value-type="string">
            <text:p>manages!infrastructu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al</text:p>
          </table:table-cell>
          <table:table-cell office:value-type="string">
            <text:p>definition</text:p>
          </table:table-cell>
          <table:table-cell office:value-type="string">
            <text:p>substantial!defini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eparately</text:p>
          </table:table-cell>
          <table:table-cell office:value-type="string">
            <text:p>concatenate</text:p>
          </table:table-cell>
          <table:table-cell office:value-type="string">
            <text:p>separately!concatenat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al</text:p>
          </table:table-cell>
          <table:table-cell office:value-type="string">
            <text:p>installed</text:p>
          </table:table-cell>
          <table:table-cell office:value-type="string">
            <text:p>mathematical!install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derpinnings</text:p>
          </table:table-cell>
          <table:table-cell office:value-type="string">
            <text:p>enormous</text:p>
          </table:table-cell>
          <table:table-cell office:value-type="string">
            <text:p>underpinnings!enormou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lace</text:p>
          </table:table-cell>
          <table:table-cell office:value-type="string">
            <text:p>cambridgeshire</text:p>
          </table:table-cell>
          <table:table-cell office:value-type="string">
            <text:p>replace!cambridgeshi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cedures</text:p>
          </table:table-cell>
          <table:table-cell office:value-type="string">
            <text:p>archaeology</text:p>
          </table:table-cell>
          <table:table-cell office:value-type="string">
            <text:p>procedures!archaeolog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ures</text:p>
          </table:table-cell>
          <table:table-cell office:value-type="string">
            <text:p>hypercube</text:p>
          </table:table-cell>
          <table:table-cell office:value-type="string">
            <text:p>legislatures!hypercub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pervisor</text:p>
          </table:table-cell>
          <table:table-cell office:value-type="string">
            <text:p>departments</text:p>
          </table:table-cell>
          <table:table-cell office:value-type="string">
            <text:p>supervisor!depart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lated</text:p>
          </table:table-cell>
          <table:table-cell office:value-type="string">
            <text:p>effectively</text:p>
          </table:table-cell>
          <table:table-cell office:value-type="string">
            <text:p>translated!effectiv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ncolnshire</text:p>
          </table:table-cell>
          <table:table-cell office:value-type="string">
            <text:p>immutable</text:p>
          </table:table-cell>
          <table:table-cell office:value-type="string">
            <text:p>lincolnshire!immut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ximalist</text:p>
          </table:table-cell>
          <table:table-cell office:value-type="string">
            <text:p>instruments</text:p>
          </table:table-cell>
          <table:table-cell office:value-type="string">
            <text:p>maximalist!instru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cellaneous</text:p>
          </table:table-cell>
          <table:table-cell office:value-type="string">
            <text:p>isolated</text:p>
          </table:table-cell>
          <table:table-cell office:value-type="string">
            <text:p>miscellaneous!iso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ccessful</text:p>
          </table:table-cell>
          <table:table-cell office:value-type="string">
            <text:p>deliverable</text:p>
          </table:table-cell>
          <table:table-cell office:value-type="string">
            <text:p>successful!deliver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definitive</text:p>
          </table:table-cell>
          <table:table-cell office:value-type="string">
            <text:p>substantive!defini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ingful</text:p>
          </table:table-cell>
          <table:table-cell office:value-type="string">
            <text:p>integration</text:p>
          </table:table-cell>
          <table:table-cell office:value-type="string">
            <text:p>meaningful!integr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ion</text:p>
          </table:table-cell>
          <table:table-cell office:value-type="string">
            <text:p>humberside</text:p>
          </table:table-cell>
          <table:table-cell office:value-type="string">
            <text:p>legislation!humbersid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rminology</text:p>
          </table:table-cell>
          <table:table-cell office:value-type="string">
            <text:p>discussion</text:p>
          </table:table-cell>
          <table:table-cell office:value-type="string">
            <text:p>terminology!discuss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amaritan</text:p>
          </table:table-cell>
          <table:table-cell office:value-type="string">
            <text:p>codification</text:p>
          </table:table-cell>
          <table:table-cell office:value-type="string">
            <text:p>samaritan!cod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ment</text:p>
          </table:table-cell>
          <table:table-cell office:value-type="string">
            <text:p>informative</text:p>
          </table:table-cell>
          <table:table-cell office:value-type="string">
            <text:p>management!informa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transcribed</text:p>
          </table:table-cell>
          <table:table-cell office:value-type="string">
            <text:p>issuing</text:p>
          </table:table-cell>
          <table:table-cell office:value-type="string">
            <text:p>mistranscribed!issu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ly</text:p>
          </table:table-cell>
          <table:table-cell office:value-type="string">
            <text:p>forward</text:p>
          </table:table-cell>
          <table:table-cell office:value-type="string">
            <text:p>geographically!forwar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city</text:p>
          </table:table-cell>
          <table:table-cell office:value-type="string">
            <text:p>constraints</text:p>
          </table:table-cell>
          <table:table-cell office:value-type="string">
            <text:p>simplicity!constrai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iggering</text:p>
          </table:table-cell>
          <table:table-cell office:value-type="string">
            <text:p>elimination</text:p>
          </table:table-cell>
          <table:table-cell office:value-type="string">
            <text:p>triggering!elim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eatably</text:p>
          </table:table-cell>
          <table:table-cell office:value-type="string">
            <text:p>calculation</text:p>
          </table:table-cell>
          <table:table-cell office:value-type="string">
            <text:p>repeatably!calcul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tandardised</text:p>
          </table:table-cell>
          <table:table-cell office:value-type="string">
            <text:p>currently</text:p>
          </table:table-cell>
          <table:table-cell office:value-type="string">
            <text:p>standardised!curren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emendously</text:p>
          </table:table-cell>
          <table:table-cell office:value-type="string">
            <text:p>electoral</text:p>
          </table:table-cell>
          <table:table-cell office:value-type="string">
            <text:p>tremendously!elector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mplated</text:p>
          </table:table-cell>
          <table:table-cell office:value-type="string">
            <text:p>discontinued</text:p>
          </table:table-cell>
          <table:table-cell office:value-type="string">
            <text:p>templated!discontinu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grated</text:p>
          </table:table-cell>
          <table:table-cell office:value-type="string">
            <text:p>intrinsically</text:p>
          </table:table-cell>
          <table:table-cell office:value-type="string">
            <text:p>migrated!intrinsic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s</text:p>
          </table:table-cell>
          <table:table-cell office:value-type="string">
            <text:p>installing</text:p>
          </table:table-cell>
          <table:table-cell office:value-type="string">
            <text:p>mathematics!install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a</text:p>
          </table:table-cell>
          <table:table-cell office:value-type="string">
            <text:p>interconnect</text:p>
          </table:table-cell>
          <table:table-cell office:value-type="string">
            <text:p>memoranda!interconne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um</text:p>
          </table:table-cell>
          <table:table-cell office:value-type="string">
            <text:p>intercourse</text:p>
          </table:table-cell>
          <table:table-cell office:value-type="string">
            <text:p>memorandum!intercours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</text:p>
          </table:table-cell>
          <table:table-cell office:value-type="string">
            <text:p>forumulae</text:p>
          </table:table-cell>
          <table:table-cell office:value-type="string">
            <text:p>geographical!forumula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ised</text:p>
          </table:table-cell>
          <table:table-cell office:value-type="string">
            <text:p>approaches</text:p>
          </table:table-cell>
          <table:table-cell office:value-type="string">
            <text:p>prioritised!approach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mute</text:p>
          </table:table-cell>
          <table:table-cell office:value-type="string">
            <text:p>efficiencies</text:p>
          </table:table-cell>
          <table:table-cell office:value-type="string">
            <text:p>transmute!efficienci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fied</text:p>
          </table:table-cell>
          <table:table-cell office:value-type="string">
            <text:p>constructed</text:p>
          </table:table-cell>
          <table:table-cell office:value-type="string">
            <text:p>simplified!construc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specified</text:p>
          </table:table-cell>
          <table:table-cell office:value-type="string">
            <text:p>especially</text:p>
          </table:table-cell>
          <table:table-cell office:value-type="string">
            <text:p>unspecified!especi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y</text:p>
          </table:table-cell>
          <table:table-cell office:value-type="string">
            <text:p>appropriately</text:p>
          </table:table-cell>
          <table:table-cell office:value-type="string">
            <text:p>priority!appropriat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intaining</text:p>
          </table:table-cell>
          <table:table-cell office:value-type="string">
            <text:p>indirectly</text:p>
          </table:table-cell>
          <table:table-cell office:value-type="string">
            <text:p>maintaining!indirec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while</text:p>
          </table:table-cell>
          <table:table-cell office:value-type="string">
            <text:p>intelligible</text:p>
          </table:table-cell>
          <table:table-cell office:value-type="string">
            <text:p>meanwhile!intelligi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jection</text:p>
          </table:table-cell>
          <table:table-cell office:value-type="string">
            <text:p>articulated</text:p>
          </table:table-cell>
          <table:table-cell office:value-type="string">
            <text:p>projection!articu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aison</text:p>
          </table:table-cell>
          <table:table-cell office:value-type="string">
            <text:p>identification</text:p>
          </table:table-cell>
          <table:table-cell office:value-type="string">
            <text:p>liaison!ident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verification</text:p>
          </table:table-cell>
          <table:table-cell office:value-type="string">
            <text:p>executing</text:p>
          </table:table-cell>
          <table:table-cell office:value-type="string">
            <text:p>verification!execu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objectives</text:p>
          </table:table-cell>
          <table:table-cell office:value-type="string">
            <text:p>parentheses</text:p>
          </table:table-cell>
          <table:table-cell office:value-type="string">
            <text:p>objectives!parenthes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formative</text:p>
          </table:table-cell>
          <table:table-cell office:value-type="string">
            <text:p>editing</text:p>
          </table:table-cell>
          <table:table-cell office:value-type="string">
            <text:p>transformative!edi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odernisations</text:p>
          </table:table-cell>
          <table:table-cell office:value-type="string">
            <text:p>joining</text:p>
          </table:table-cell>
          <table:table-cell office:value-type="string">
            <text:p>modernisations!join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preadsheets</text:p>
          </table:table-cell>
          <table:table-cell office:value-type="string">
            <text:p>criterion</text:p>
          </table:table-cell>
          <table:table-cell office:value-type="string">
            <text:p>spreadsheets!criter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chematics</text:p>
          </table:table-cell>
          <table:table-cell office:value-type="string">
            <text:p>combination</text:p>
          </table:table-cell>
          <table:table-cell office:value-type="string">
            <text:p>schematics!comb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ition</text:p>
          </table:table-cell>
          <table:table-cell office:value-type="string">
            <text:p>educational</text:p>
          </table:table-cell>
          <table:table-cell office:value-type="string">
            <text:p>transition!education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ejudicial</text:p>
          </table:table-cell>
          <table:table-cell office:value-type="string">
            <text:p>anecdotally</text:p>
          </table:table-cell>
          <table:table-cell office:value-type="string">
            <text:p>prejudicial!anecdotal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arching</text:p>
          </table:table-cell>
          <table:table-cell office:value-type="string">
            <text:p>communicating</text:p>
          </table:table-cell>
          <table:table-cell office:value-type="string">
            <text:p>searching!communicat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nciples</text:p>
          </table:table-cell>
          <table:table-cell office:value-type="string">
            <text:p>apportioning</text:p>
          </table:table-cell>
          <table:table-cell office:value-type="string">
            <text:p>principles!apportion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mmarised</text:p>
          </table:table-cell>
          <table:table-cell office:value-type="string">
            <text:p>demonstrably</text:p>
          </table:table-cell>
          <table:table-cell office:value-type="string">
            <text:p>summarised!demonstrab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intenance</text:p>
          </table:table-cell>
          <table:table-cell office:value-type="string">
            <text:p>individuals</text:p>
          </table:table-cell>
          <table:table-cell office:value-type="string">
            <text:p>maintenance!individu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freshingly</text:p>
          </table:table-cell>
          <table:table-cell office:value-type="string">
            <text:p>boundaries</text:p>
          </table:table-cell>
          <table:table-cell office:value-type="string">
            <text:p>refreshingly!bounda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ceeding</text:p>
          </table:table-cell>
          <table:table-cell office:value-type="string">
            <text:p>architecture</text:p>
          </table:table-cell>
          <table:table-cell office:value-type="string">
            <text:p>proceeding!architectur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nufacturer</text:p>
          </table:table-cell>
          <table:table-cell office:value-type="string">
            <text:p>innovation</text:p>
          </table:table-cell>
          <table:table-cell office:value-type="string">
            <text:p>manufacturer!innov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-contiguous</text:p>
          </table:table-cell>
          <table:table-cell office:value-type="string">
            <text:p>overview</text:p>
          </table:table-cell>
          <table:table-cell office:value-type="string">
            <text:p>non-contiguous!overview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organising</text:p>
          </table:table-cell>
          <table:table-cell office:value-type="string">
            <text:p>calculates</text:p>
          </table:table-cell>
          <table:table-cell office:value-type="string">
            <text:p>reorganising!calculat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ethodologies</text:p>
          </table:table-cell>
          <table:table-cell office:value-type="string">
            <text:p>internals</text:p>
          </table:table-cell>
          <table:table-cell office:value-type="string">
            <text:p>methodologies!intern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gnatures</text:p>
          </table:table-cell>
          <table:table-cell office:value-type="string">
            <text:p>consolidate…</text:p>
          </table:table-cell>
          <table:table-cell office:value-type="string">
            <text:p>signatures!consolidate…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al</text:p>
          </table:table-cell>
          <table:table-cell office:value-type="string">
            <text:p>ecosystem</text:p>
          </table:table-cell>
          <table:table-cell office:value-type="string">
            <text:p>transactional!ecosystem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oritisation</text:p>
          </table:table-cell>
          <table:table-cell office:value-type="string">
            <text:p>approach</text:p>
          </table:table-cell>
          <table:table-cell office:value-type="string">
            <text:p>prioritisation!approach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naturally</text:p>
          </table:table-cell>
          <table:table-cell office:value-type="string">
            <text:p>equivalents</text:p>
          </table:table-cell>
          <table:table-cell office:value-type="string">
            <text:p>unnaturally!equival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plussed</text:p>
          </table:table-cell>
          <table:table-cell office:value-type="string">
            <text:p>overwhelming</text:p>
          </table:table-cell>
          <table:table-cell office:value-type="string">
            <text:p>nonplussed!overwhelm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s</text:p>
          </table:table-cell>
          <table:table-cell office:value-type="string">
            <text:p>ecosystems</text:p>
          </table:table-cell>
          <table:table-cell office:value-type="string">
            <text:p>transactions!ecosystem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ied</text:p>
          </table:table-cell>
          <table:table-cell office:value-type="string">
            <text:p>collaboration</text:p>
          </table:table-cell>
          <table:table-cell office:value-type="string">
            <text:p>satisfied!collabo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lates</text:p>
          </table:table-cell>
          <table:table-cell office:value-type="string">
            <text:p>discontinuous</text:p>
          </table:table-cell>
          <table:table-cell office:value-type="string">
            <text:p>templates!discontinuou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limitations</text:p>
          </table:table-cell>
          <table:table-cell office:value-type="string">
            <text:p>immigration</text:p>
          </table:table-cell>
          <table:table-cell office:value-type="string">
            <text:p>limitations!immig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cripting</text:p>
          </table:table-cell>
          <table:table-cell office:value-type="string">
            <text:p>commissioners</text:p>
          </table:table-cell>
          <table:table-cell office:value-type="string">
            <text:p>scripting!commissioner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mulacrum</text:p>
          </table:table-cell>
          <table:table-cell office:value-type="string">
            <text:p>consultation</text:p>
          </table:table-cell>
          <table:table-cell office:value-type="string">
            <text:p>simulacrum!consult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volumetric</text:p>
          </table:table-cell>
          <table:table-cell office:value-type="string">
            <text:p>exponentials</text:p>
          </table:table-cell>
          <table:table-cell office:value-type="string">
            <text:p>volumetric!exponenti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positions</text:p>
          </table:table-cell>
          <table:table-cell office:value-type="string">
            <text:p>associated</text:p>
          </table:table-cell>
          <table:table-cell office:value-type="string">
            <text:p>propositions!associated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ynchronises</text:p>
          </table:table-cell>
          <table:table-cell office:value-type="string">
            <text:p>detachable</text:p>
          </table:table-cell>
          <table:table-cell office:value-type="string">
            <text:p>synchronises!detacha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mantic</text:p>
          </table:table-cell>
          <table:table-cell office:value-type="string">
            <text:p>comprehensible</text:p>
          </table:table-cell>
          <table:table-cell office:value-type="string">
            <text:p>semantic!comprehensi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pervised</text:p>
          </table:table-cell>
          <table:table-cell office:value-type="string">
            <text:p>departmental</text:p>
          </table:table-cell>
          <table:table-cell office:value-type="string">
            <text:p>supervised!departmental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reasonable</text:p>
          </table:table-cell>
          <table:table-cell office:value-type="string">
            <text:p>escalation</text:p>
          </table:table-cell>
          <table:table-cell office:value-type="string">
            <text:p>unreasonable!escal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urposeful</text:p>
          </table:table-cell>
          <table:table-cell office:value-type="string">
            <text:p>autocomplete</text:p>
          </table:table-cell>
          <table:table-cell office:value-type="string">
            <text:p>purposeful!autocomplet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derstanding</text:p>
          </table:table-cell>
          <table:table-cell office:value-type="string">
            <text:p>enquiries</text:p>
          </table:table-cell>
          <table:table-cell office:value-type="string">
            <text:p>understanding!enqui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useful</text:p>
          </table:table-cell>
          <table:table-cell office:value-type="string">
            <text:p>establishments</text:p>
          </table:table-cell>
          <table:table-cell office:value-type="string">
            <text:p>unuseful!establishm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search</text:p>
          </table:table-cell>
          <table:table-cell office:value-type="string">
            <text:p>categorisation</text:p>
          </table:table-cell>
          <table:table-cell office:value-type="string">
            <text:p>research!categoris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action</text:p>
          </table:table-cell>
          <table:table-cell office:value-type="string">
            <text:p>cognisance</text:p>
          </table:table-cell>
          <table:table-cell office:value-type="string">
            <text:p>satisfaction!cognisanc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jurisdictional</text:p>
          </table:table-cell>
          <table:table-cell office:value-type="string">
            <text:p>headline</text:p>
          </table:table-cell>
          <table:table-cell office:value-type="string">
            <text:p>jurisdictional!headlin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orary</text:p>
          </table:table-cell>
          <table:table-cell office:value-type="string">
            <text:p>discrepancies</text:p>
          </table:table-cell>
          <table:table-cell office:value-type="string">
            <text:p>temporary!discrepanc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isconceptions</text:p>
          </table:table-cell>
          <table:table-cell office:value-type="string">
            <text:p>isolation</text:p>
          </table:table-cell>
          <table:table-cell office:value-type="string">
            <text:p>misconceptions!isol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alist</text:p>
          </table:table-cell>
          <table:table-cell office:value-type="string">
            <text:p>investigation</text:p>
          </table:table-cell>
          <table:table-cell office:value-type="string">
            <text:p>minimalist!investig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anipulation</text:p>
          </table:table-cell>
          <table:table-cell office:value-type="string">
            <text:p>initiatives</text:p>
          </table:table-cell>
          <table:table-cell office:value-type="string">
            <text:p>manipulation!initiativ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izes</text:p>
          </table:table-cell>
          <table:table-cell office:value-type="string">
            <text:p>investigations</text:p>
          </table:table-cell>
          <table:table-cell office:value-type="string">
            <text:p>minimizes!investigation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micolons</text:p>
          </table:table-cell>
          <table:table-cell office:value-type="string">
            <text:p>comprehension</text:p>
          </table:table-cell>
          <table:table-cell office:value-type="string">
            <text:p>semicolons!comprehens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plification</text:p>
          </table:table-cell>
          <table:table-cell office:value-type="string">
            <text:p>construct</text:p>
          </table:table-cell>
          <table:table-cell office:value-type="string">
            <text:p>simplification!construc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registering</text:p>
          </table:table-cell>
          <table:table-cell office:value-type="string">
            <text:p>categories</text:p>
          </table:table-cell>
          <table:table-cell office:value-type="string">
            <text:p>reregistering!categori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ommendation</text:p>
          </table:table-cell>
          <table:table-cell office:value-type="string">
            <text:p>benchmark</text:p>
          </table:table-cell>
          <table:table-cell office:value-type="string">
            <text:p>recommendation!benchmark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ttings…</text:p>
          </table:table-cell>
          <table:table-cell office:value-type="string">
            <text:p>conditionality</text:p>
          </table:table-cell>
          <table:table-cell office:value-type="string">
            <text:p>settings…!conditiona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ystematised</text:p>
          </table:table-cell>
          <table:table-cell office:value-type="string">
            <text:p>determining</text:p>
          </table:table-cell>
          <table:table-cell office:value-type="string">
            <text:p>systematised!determ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ilarities</text:p>
          </table:table-cell>
          <table:table-cell office:value-type="string">
            <text:p>constitutes</text:p>
          </table:table-cell>
          <table:table-cell office:value-type="string">
            <text:p>similarities!constitut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etropolitan</text:p>
          </table:table-cell>
          <table:table-cell office:value-type="string">
            <text:p>interpreted</text:p>
          </table:table-cell>
          <table:table-cell office:value-type="string">
            <text:p>metropolitan!interpre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choolchildren</text:p>
          </table:table-cell>
          <table:table-cell office:value-type="string">
            <text:p>combining</text:p>
          </table:table-cell>
          <table:table-cell office:value-type="string">
            <text:p>schoolchildren!comb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apitulating</text:p>
          </table:table-cell>
          <table:table-cell office:value-type="string">
            <text:p>beginning</text:p>
          </table:table-cell>
          <table:table-cell office:value-type="string">
            <text:p>recapitulating!begin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presentation</text:p>
          </table:table-cell>
          <table:table-cell office:value-type="string">
            <text:p>carcasses</text:p>
          </table:table-cell>
          <table:table-cell office:value-type="string">
            <text:p>representation!carcass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ioritising</text:p>
          </table:table-cell>
          <table:table-cell office:value-type="string">
            <text:p>appropriate</text:p>
          </table:table-cell>
          <table:table-cell office:value-type="string">
            <text:p>prioritising!appropriat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eviously</text:p>
          </table:table-cell>
          <table:table-cell office:value-type="string">
            <text:p>applicability</text:p>
          </table:table-cell>
          <table:table-cell office:value-type="string">
            <text:p>previously!applicabi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ically</text:p>
          </table:table-cell>
          <table:table-cell office:value-type="string">
            <text:p>disagreement</text:p>
          </table:table-cell>
          <table:table-cell office:value-type="string">
            <text:p>technically!disagreemen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unambiguous</text:p>
          </table:table-cell>
          <table:table-cell office:value-type="string">
            <text:p>encapsulated</text:p>
          </table:table-cell>
          <table:table-cell office:value-type="string">
            <text:p>unambiguous!encapsul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arliamentary</text:p>
          </table:table-cell>
          <table:table-cell office:value-type="string">
            <text:p>abandoning</text:p>
          </table:table-cell>
          <table:table-cell office:value-type="string">
            <text:p>parliamentary!abando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ologies</text:p>
          </table:table-cell>
          <table:table-cell office:value-type="string">
            <text:p>disallowing</text:p>
          </table:table-cell>
          <table:table-cell office:value-type="string">
            <text:p>technologies!disallow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linlithgow</text:p>
          </table:table-cell>
          <table:table-cell office:value-type="string">
            <text:p>implementable</text:p>
          </table:table-cell>
          <table:table-cell office:value-type="string">
            <text:p>linlithgow!implementabl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namespace</text:p>
          </table:table-cell>
          <table:table-cell office:value-type="string">
            <text:p>organisational</text:p>
          </table:table-cell>
          <table:table-cell office:value-type="string">
            <text:p>namespace!organisational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gnificant</text:p>
          </table:table-cell>
          <table:table-cell office:value-type="string">
            <text:p>consolidated</text:p>
          </table:table-cell>
          <table:table-cell office:value-type="string">
            <text:p>significant!consolid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sources</text:p>
          </table:table-cell>
          <table:table-cell office:value-type="string">
            <text:p>centralisation</text:p>
          </table:table-cell>
          <table:table-cell office:value-type="string">
            <text:p>resources!centralis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ranslation</text:p>
          </table:table-cell>
          <table:table-cell office:value-type="string">
            <text:p>effectiveness</text:p>
          </table:table-cell>
          <table:table-cell office:value-type="string">
            <text:p>translation!effective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reorganisation</text:p>
          </table:table-cell>
          <table:table-cell office:value-type="string">
            <text:p>calculated</text:p>
          </table:table-cell>
          <table:table-cell office:value-type="string">
            <text:p>reorganisation!calculated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laceholder</text:p>
          </table:table-cell>
          <table:table-cell office:value-type="string">
            <text:p>affordability</text:p>
          </table:table-cell>
          <table:table-cell office:value-type="string">
            <text:p>placeholder!affordability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perintendent</text:p>
          </table:table-cell>
          <table:table-cell office:value-type="string">
            <text:p>department</text:p>
          </table:table-cell>
          <table:table-cell office:value-type="string">
            <text:p>superintendent!department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blematic</text:p>
          </table:table-cell>
          <table:table-cell office:value-type="string">
            <text:p>approximation</text:p>
          </table:table-cell>
          <table:table-cell office:value-type="string">
            <text:p>problematic!approximation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ophisticated</text:p>
          </table:table-cell>
          <table:table-cell office:value-type="string">
            <text:p>correctness</text:p>
          </table:table-cell>
          <table:table-cell office:value-type="string">
            <text:p>sophisticated!correct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bstantially</text:p>
          </table:table-cell>
          <table:table-cell office:value-type="string">
            <text:p>definitions</text:p>
          </table:table-cell>
          <table:table-cell office:value-type="string">
            <text:p>substantially!definition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methodology</text:p>
          </table:table-cell>
          <table:table-cell office:value-type="string">
            <text:p>international</text:p>
          </table:table-cell>
          <table:table-cell office:value-type="string">
            <text:p>methodology!international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fessionals</text:p>
          </table:table-cell>
          <table:table-cell office:value-type="string">
            <text:p>arrangements</text:p>
          </table:table-cell>
          <table:table-cell office:value-type="string">
            <text:p>professionals!arrangement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volumetrics</text:p>
          </table:table-cell>
          <table:table-cell office:value-type="string">
            <text:p>exponentiation</text:p>
          </table:table-cell>
          <table:table-cell office:value-type="string">
            <text:p>volumetrics!exponenti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partitioning</text:p>
          </table:table-cell>
          <table:table-cell office:value-type="string">
            <text:p>calculation</text:p>
          </table:table-cell>
          <table:table-cell office:value-type="string">
            <text:p>repartitioning!calcul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non-trivial</text:p>
          </table:table-cell>
          <table:table-cell office:value-type="string">
            <text:p>overwhelmingly</text:p>
          </table:table-cell>
          <table:table-cell office:value-type="string">
            <text:p>non-trivial!overwhelming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unsurprisingly</text:p>
          </table:table-cell>
          <table:table-cell office:value-type="string">
            <text:p>essentially</text:p>
          </table:table-cell>
          <table:table-cell office:value-type="string">
            <text:p>unsurprisingly!essential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jurisdictions</text:p>
          </table:table-cell>
          <table:table-cell office:value-type="string">
            <text:p>headquarters</text:p>
          </table:table-cell>
          <table:table-cell office:value-type="string">
            <text:p>jurisdictions!headquarter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sponsibility</text:p>
          </table:table-cell>
          <table:table-cell office:value-type="string">
            <text:p>certificates</text:p>
          </table:table-cell>
          <table:table-cell office:value-type="string">
            <text:p>responsibility!certificates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ynchronisation</text:p>
          </table:table-cell>
          <table:table-cell office:value-type="string">
            <text:p>destructive</text:p>
          </table:table-cell>
          <table:table-cell office:value-type="string">
            <text:p>synchronisation!destructive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ignificantly</text:p>
          </table:table-cell>
          <table:table-cell office:value-type="string">
            <text:p>consolidating</text:p>
          </table:table-cell>
          <table:table-cell office:value-type="string">
            <text:p>significantly!consolidating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unambiguously</text:p>
          </table:table-cell>
          <table:table-cell office:value-type="string">
            <text:p>encapsulating</text:p>
          </table:table-cell>
          <table:table-cell office:value-type="string">
            <text:p>unambiguously!encapsulating</text:p>
          </table:table-cell>
          <table:table-cell office:value-type="float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8">28/04/2008</text:date>, <text:time>17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11-19T12:43:30</meta:creation-date>
    <dc:creator>Gordon Guthrie</dc:creator>
    <dc:date>2008-04-28T17:52:43</dc:date>
    <meta:editing-cycles>67</meta:editing-cycles>
    <meta:editing-duration>PT21H54M25S</meta:editing-duration>
    <meta:user-defined meta:name="Info 1"/>
    <meta:user-defined meta:name="Info 2"/>
    <meta:user-defined meta:name="Info 3"/>
    <meta:user-defined meta:name="Info 4"/>
    <meta:document-statistic meta:table-count="9" meta:cell-count="9072"/>
  </office:meta>
</office:document-meta>
</file>